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2.304cm"/>
    </style:style>
    <style:style style:name="co4" style:family="table-column">
      <style:table-column-properties fo:break-before="auto" style:column-width="2.201cm"/>
    </style:style>
    <style:style style:name="co5" style:family="table-column">
      <style:table-column-properties fo:break-before="auto" style:column-width="2.15cm"/>
    </style:style>
    <style:style style:name="co6" style:family="table-column">
      <style:table-column-properties fo:break-before="auto" style:column-width="1.743cm"/>
    </style:style>
    <style:style style:name="co7" style:family="table-column">
      <style:table-column-properties fo:break-before="auto" style:column-width="2.062cm"/>
    </style:style>
    <style:style style:name="co8" style:family="table-column">
      <style:table-column-properties fo:break-before="auto" style:column-width="1.573cm"/>
    </style:style>
    <style:style style:name="co9" style:family="table-column">
      <style:table-column-properties fo:break-before="auto" style:column-width="2.09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72cm"/>
    </style:style>
    <style:style style:name="co12" style:family="table-column">
      <style:table-column-properties fo:break-before="auto" style:column-width="0.954cm"/>
    </style:style>
    <style:style style:name="co13" style:family="table-column">
      <style:table-column-properties fo:break-before="auto" style:column-width="1.229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83cm"/>
    </style:style>
    <style:style style:name="co16" style:family="table-column">
      <style:table-column-properties fo:break-before="auto" style:column-width="1.395cm"/>
    </style:style>
    <style:style style:name="co17" style:family="table-column">
      <style:table-column-properties fo:break-before="auto" style:column-width="1.476cm"/>
    </style:style>
    <style:style style:name="co18" style:family="table-column">
      <style:table-column-properties fo:break-before="auto" style:column-width="0.758cm"/>
    </style:style>
    <style:style style:name="co19" style:family="table-column">
      <style:table-column-properties fo:break-before="auto" style:column-width="0.975cm"/>
    </style:style>
    <style:style style:name="co20" style:family="table-column">
      <style:table-column-properties fo:break-before="auto" style:column-width="0.949cm"/>
    </style:style>
    <style:style style:name="co21" style:family="table-column">
      <style:table-column-properties fo:break-before="auto" style:column-width="0.924cm"/>
    </style:style>
    <style:style style:name="co22" style:family="table-column">
      <style:table-column-properties fo:break-before="auto" style:column-width="1.039cm"/>
    </style:style>
    <style:style style:name="co23" style:family="table-column">
      <style:table-column-properties fo:break-before="auto" style:column-width="1.141cm"/>
    </style:style>
    <style:style style:name="co24" style:family="table-column">
      <style:table-column-properties fo:break-before="auto" style:column-width="1.93cm"/>
    </style:style>
    <style:style style:name="co25" style:family="table-column">
      <style:table-column-properties fo:break-before="auto" style:column-width="1.603cm"/>
    </style:style>
    <style:style style:name="co26" style:family="table-column">
      <style:table-column-properties fo:break-before="auto" style:column-width="2.392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115cm"/>
    </style:style>
    <style:style style:name="co29" style:family="table-column">
      <style:table-column-properties fo:break-before="auto" style:column-width="9.911cm"/>
    </style:style>
    <style:style style:name="co30" style:family="table-column">
      <style:table-column-properties fo:break-before="auto" style:column-width="3.394cm"/>
    </style:style>
    <style:style style:name="co31" style:family="table-column">
      <style:table-column-properties fo:break-before="auto" style:column-width="3.717cm"/>
    </style:style>
    <style:style style:name="co32" style:family="table-column">
      <style:table-column-properties fo:break-before="auto" style:column-width="2.489cm"/>
    </style:style>
    <style:style style:name="co33" style:family="table-column">
      <style:table-column-properties fo:break-before="auto" style:column-width="0.683cm"/>
    </style:style>
    <style:style style:name="co34" style:family="table-column">
      <style:table-column-properties fo:break-before="auto" style:column-width="0.885cm"/>
    </style:style>
    <style:style style:name="co35" style:family="table-column">
      <style:table-column-properties fo:break-before="auto" style:column-width="0.912cm"/>
    </style:style>
    <style:style style:name="co36" style:family="table-column">
      <style:table-column-properties fo:break-before="auto" style:column-width="1.09cm"/>
    </style:style>
    <style:style style:name="co37" style:family="table-column">
      <style:table-column-properties fo:break-before="auto" style:column-width="2.032cm"/>
    </style:style>
    <style:style style:name="co38" style:family="table-column">
      <style:table-column-properties fo:break-before="auto" style:column-width="1.471cm"/>
    </style:style>
    <style:style style:name="co39" style:family="table-column">
      <style:table-column-properties fo:break-before="auto" style:column-width="1.498cm"/>
    </style:style>
    <style:style style:name="co40" style:family="table-column">
      <style:table-column-properties fo:break-before="auto" style:column-width="1.625cm"/>
    </style:style>
    <style:style style:name="co41" style:family="table-column">
      <style:table-column-properties fo:break-before="auto" style:column-width="1.369cm"/>
    </style:style>
    <style:style style:name="co42" style:family="table-column">
      <style:table-column-properties fo:break-before="auto" style:column-width="1.776cm"/>
    </style:style>
    <style:style style:name="ro1" style:family="table-row">
      <style:table-row-properties style:row-height="1.15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1.528cm" fo:break-before="auto" style:use-optimal-row-height="true"/>
    </style:style>
    <style:style style:name="ro6" style:family="table-row">
      <style:table-row-properties style:row-height="1.028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Sterbefälle_20_Alt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34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6pt" fo:font-weight="bold" style:font-size-asian="16pt" style:font-weight-asian="bold" style:font-size-complex="16pt" style:font-weight-complex="bold"/>
    </style:style>
    <style:style style:name="ce35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.931cm" style:writing-mode="page"/>
    </style:style>
    <style:style style:name="ce3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.931cm" style:writing-mode="page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.931cm" style:writing-mode="page"/>
    </style:style>
    <style:style style:name="ce38" style:family="table-cell" style:parent-style-name="Excel_20_Built-in_20_Comma" style:data-style-name="N117">
      <style:table-cell-properties fo:background-color="#f2f2f2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9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17">
      <style:table-cell-properties style:diagonal-bl-tr="none" style:diagonal-tl-br="none" fo:border="0.06pt solid #000000" style:rotation-align="none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.466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.466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20_Built-in_20_Comma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5" style:family="table-cell" style:parent-style-name="Default" style:data-style-name="N0"/>
    <style:style style:name="ce46" style:family="table-cell" style:parent-style-name="Default" style:data-style-name="N11"/>
    <style:style style:name="ce47" style:family="table-cell" style:parent-style-name="Default" style:data-style-name="N3"/>
    <style:style style:name="ce48" style:family="table-cell" style:parent-style-name="Default">
      <style:table-cell-properties fo:background-color="#eeeeee"/>
    </style:style>
    <style:style style:name="ce49" style:family="table-cell" style:parent-style-name="Default" style:data-style-name="N30"/>
    <style:style style:name="ce50" style:family="table-cell" style:parent-style-name="Default" style:data-style-name="N123"/>
    <style:style style:name="ce51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none" fo:border-right="none" fo:border-top="0.74pt solid #000000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36pt" fo:font-style="italic" fo:text-shadow="none" style:text-underline-style="none" fo:font-weight="normal" style:font-size-asian="36pt" style:font-style-asian="italic" style:font-weight-asian="normal" style:font-size-complex="36pt" style:font-style-complex="italic" style:font-weight-complex="normal" style:text-overline-style="none" style:text-overline-color="font-color"/>
    </style:style>
    <style:style style:name="ce53" style:family="table-cell" style:parent-style-name="Default">
      <style:table-cell-properties fo:border-bottom="0.74pt solid #000000" style:diagonal-bl-tr="none" style:diagonal-tl-br="none" fo:background-color="transparent" fo:border-left="none" fo:border-right="none" fo:border-top="0.74pt solid #000000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3">
      <style:table-cell-properties style:diagonal-bl-tr="none" style:diagonal-tl-br="none" fo:background-color="transparent" fo:border="none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4">
      <style:table-cell-properties style:diagonal-bl-tr="none" style:diagonal-tl-br="none" style:text-align-source="fix" style:repeat-content="false" fo:background-color="transparent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57" style:family="table-cell" style:parent-style-name="Default">
      <style:table-cell-properties fo:border-bottom="0.74pt solid #000000" style:diagonal-bl-tr="none" style:diagonal-tl-br="none" fo:background-color="transparent" fo:border-left="none" fo:border-right="none" fo:border-top="none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59" style:family="table-cell" style:parent-style-name="Default">
      <style:table-cell-properties style:diagonal-bl-tr="none" style:diagonal-tl-br="none" style:text-align-source="fix" style:repeat-content="false" fo:background-color="transparent" fo:border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3">
      <style:table-cell-properties style:diagonal-bl-tr="none" style:diagonal-tl-br="none" style:text-align-source="fix" style:repeat-content="false" fo:background-color="transparent" fo:border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119">
      <style:table-cell-properties style:diagonal-bl-tr="none" style:diagonal-tl-br="none" style:text-align-source="fix" style:repeat-content="false" fo:background-color="transparent" fo:border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124">
      <style:table-cell-properties style:diagonal-bl-tr="none" style:diagonal-tl-br="none" style:text-align-source="fix" style:repeat-content="false" fo:background-color="transparent" fo:border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8" style:family="table-cell" style:parent-style-name="Default" style:data-style-name="N3">
      <style:table-cell-properties style:diagonal-bl-tr="none" style:diagonal-tl-br="none" style:text-align-source="fix" style:repeat-content="false" fo:background-color="transparent" fo:border="none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99" style:family="table-cell" style:parent-style-name="Default">
      <style:table-cell-properties fo:background-color="#33ff99" style:diagonal-bl-tr="none" style:diagonal-tl-br="none" style:text-align-source="fix" style:repeat-content="false" fo:border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65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6pt" fo:font-weight="bold" style:font-size-asian="16pt" style:font-weight-asian="bold" style:font-size-complex="16pt" style:font-weight-complex="bold"/>
    </style:style>
    <style:style style:name="ce6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.931cm" style:writing-mode="page"/>
    </style:style>
    <style:style style:name="ce67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.931cm" style:writing-mode="page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.931cm" style:writing-mode="page"/>
    </style:style>
    <style:style style:name="ce69" style:family="table-cell" style:parent-style-name="Excel_20_Built-in_20_Comma" style:data-style-name="N117">
      <style:table-cell-properties fo:background-color="#f2f2f2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0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 style:data-style-name="N117">
      <style:table-cell-properties style:diagonal-bl-tr="none" style:diagonal-tl-br="none" fo:border="0.06pt solid #000000" style:rotation-align="none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.466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.466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Excel_20_Built-in_20_Comma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6" style:family="table-cell" style:parent-style-name="Default" style:data-style-name="N0"/>
    <style:style style:name="ce77" style:family="table-cell" style:parent-style-name="Default" style:data-style-name="N11"/>
    <style:style style:name="ce78" style:family="table-cell" style:parent-style-name="Default" style:data-style-name="N3"/>
    <style:style style:name="ce79" style:family="table-cell" style:parent-style-name="Default">
      <style:table-cell-properties fo:background-color="#eeeeee"/>
    </style:style>
    <style:style style:name="ce80" style:family="table-cell" style:parent-style-name="Default" style:data-style-name="N30"/>
    <style:style style:name="ce81" style:family="table-cell" style:parent-style-name="Default" style:data-style-name="N123"/>
    <style:style style:name="ce82" style:family="table-cell" style:parent-style-name="Default">
      <style:table-cell-properties fo:background-color="transparent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36pt" fo:font-style="italic" fo:text-shadow="none" style:text-underline-style="none" fo:font-weight="normal" style:font-size-asian="36pt" style:font-style-asian="italic" style:font-weight-asian="normal" style:font-size-complex="36pt" style:font-style-complex="italic" style:font-weight-complex="normal" style:text-overline-style="none" style:text-overline-color="font-color"/>
    </style:style>
    <style:style style:name="ce84" style:family="table-cell" style:parent-style-name="Default">
      <style:table-cell-properties fo:border-bottom="0.74pt solid #000000" style:diagonal-bl-tr="none" style:diagonal-tl-br="none" fo:background-color="transparent" fo:border-left="none" fo:border-right="none" fo:border-top="0.74pt solid #000000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85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86" style:family="table-cell" style:parent-style-name="Default" style:data-style-name="N3">
      <style:table-cell-properties style:diagonal-bl-tr="none" style:diagonal-tl-br="none" fo:background-color="transparent" fo:border="none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87" style:family="table-cell" style:parent-style-name="Default" style:data-style-name="N4">
      <style:table-cell-properties style:diagonal-bl-tr="none" style:diagonal-tl-br="none" style:text-align-source="fix" style:repeat-content="false" fo:background-color="transparent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88" style:family="table-cell" style:parent-style-name="Default">
      <style:table-cell-properties fo:border-bottom="0.74pt solid #000000" style:diagonal-bl-tr="none" style:diagonal-tl-br="none" fo:background-color="transparent" fo:border-left="none" fo:border-right="none" fo:border-top="none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8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none" fo:border-right="none" fo:border-top="0.74pt solid #000000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90" style:family="table-cell" style:parent-style-name="Default">
      <style:table-cell-properties style:diagonal-bl-tr="none" style:diagonal-tl-br="none" style:text-align-source="fix" style:repeat-content="false" fo:background-color="transparent" fo:border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91" style:family="table-cell" style:parent-style-name="Default" style:data-style-name="N3">
      <style:table-cell-properties style:diagonal-bl-tr="none" style:diagonal-tl-br="none" style:text-align-source="fix" style:repeat-content="false" fo:background-color="transparent" fo:border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92" style:family="table-cell" style:parent-style-name="Default" style:data-style-name="N119">
      <style:table-cell-properties style:diagonal-bl-tr="none" style:diagonal-tl-br="none" style:text-align-source="fix" style:repeat-content="false" fo:background-color="transparent" fo:border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93" style:family="table-cell" style:parent-style-name="Default" style:data-style-name="N124">
      <style:table-cell-properties style:diagonal-bl-tr="none" style:diagonal-tl-br="none" style:text-align-source="fix" style:repeat-content="false" fo:background-color="transparent" fo:border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94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6" style:family="table-cell" style:parent-style-name="Default" style:data-style-name="N3">
      <style:table-cell-properties style:diagonal-bl-tr="none" style:diagonal-tl-br="none" style:text-align-source="fix" style:repeat-content="false" fo:background-color="transparent" fo:border="none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97" style:family="table-cell" style:parent-style-name="Default">
      <style:table-cell-properties fo:background-color="#33ff99" style:diagonal-bl-tr="none" style:diagonal-tl-br="none" style:text-align-source="fix" style:repeat-content="false" fo:border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erbefälle Alter" table:style-name="ta1">
        <office:forms form:automatic-focus="false" form:apply-design-mode="false"/>
        <table:table-column table:style-name="co1" table:default-cell-style-name="ce6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1012" table:default-cell-style-name="Default"/>
        <table:table-row table:style-name="ro1">
          <table:table-cell table:style-name="ce65" office:value-type="string" calcext:value-type="string">
            <text:p>Alter</text:p>
            <text:p>N bis N + 9</text:p>
          </table:table-cell>
          <table:table-cell table:style-name="ce69" office:value-type="string" office:string-value="Tote männlich" calcext:value-type="string">
            <text:p><text:s/>Tote männlich </text:p>
          </table:table-cell>
          <table:table-cell table:style-name="ce69" office:value-type="string" office:string-value="%" calcext:value-type="string">
            <text:p><text:s/>% </text:p>
          </table:table-cell>
          <table:table-cell table:style-name="ce69" office:value-type="string" office:string-value="Tote weiblich" calcext:value-type="string">
            <text:p><text:s/>Tote weiblich </text:p>
          </table:table-cell>
          <table:table-cell table:style-name="ce69" office:value-type="string" office:string-value="%" calcext:value-type="string">
            <text:p><text:s/>% </text:p>
          </table:table-cell>
          <table:table-cell table:style-name="ce65" office:value-type="string" calcext:value-type="string">
            <text:p>gesamt</text:p>
          </table:table-cell>
          <table:table-cell table:style-name="ce69" office:value-type="string" office:string-value="%" calcext:value-type="string">
            <text:p><text:s/>% </text:p>
          </table:table-cell>
          <table:table-cell table:style-name="ce65" office:value-type="string" calcext:value-type="string">
            <text:p>Fälle m+w</text:p>
          </table:table-cell>
          <table:table-cell table:style-name="ce69" office:value-type="string" office:string-value="%" calcext:value-type="string">
            <text:p><text:s/>% </text:p>
          </table:table-cell>
          <table:table-cell table:style-name="ce65" office:value-type="string" calcext:value-type="string">
            <text:p>CFR</text:p>
          </table:table-cell>
          <table:table-cell table:style-name="ce75" table:number-columns-repeated="1012"/>
        </table:table-row>
        <table:table-row table:style-name="ro2">
          <table:table-cell table:style-name="ce66" office:value-type="float" office:value="0" calcext:value-type="float">
            <text:p>0</text:p>
          </table:table-cell>
          <table:table-cell table:style-name="ce70" table:formula="of:=[$CFR.B2]" office:value-type="float" office:value="0" calcext:value-type="float">
            <text:p><text:s/>- </text:p>
          </table:table-cell>
          <table:table-cell table:style-name="ce72" table:formula="of:=[.B2]/[.B$13]" office:value-type="percentage" office:value="0" calcext:value-type="percentage">
            <text:p>0,00 %</text:p>
          </table:table-cell>
          <table:table-cell table:style-name="ce70" table:formula="of:=[$CFR.C2]" office:value-type="float" office:value="1" calcext:value-type="float">
            <text:p><text:s/>1 </text:p>
          </table:table-cell>
          <table:table-cell table:style-name="ce72" table:formula="of:=[.D2]/[.D$13]" office:value-type="percentage" office:value="0.000239177230327673" calcext:value-type="percentage">
            <text:p>0,02 %</text:p>
          </table:table-cell>
          <table:table-cell table:style-name="ce70" table:formula="of:=[.B2]+[.D2]" office:value-type="float" office:value="1" calcext:value-type="float">
            <text:p><text:s/>1 </text:p>
          </table:table-cell>
          <table:table-cell table:style-name="ce72" table:formula="of:=[.F2]/[.F$13]" office:value-type="percentage" office:value="0.000106473594548552" calcext:value-type="percentage">
            <text:p>0,01 %</text:p>
          </table:table-cell>
          <table:table-cell table:style-name="ce70" table:formula="of:=[$CFR.D2]" office:value-type="float" office:value="11789" calcext:value-type="float">
            <text:p><text:s/>11.789 </text:p>
          </table:table-cell>
          <table:table-cell table:style-name="ce72" table:formula="of:=[.H2]/[.H$13]" office:value-type="percentage" office:value="0.0391037548096059" calcext:value-type="percentage">
            <text:p>3,91 %</text:p>
          </table:table-cell>
          <table:table-cell table:style-name="ce74" table:formula="of:=[.F2]/[.H2]" office:value-type="percentage" office:value="0.0000848248367121893" calcext:value-type="percentage">
            <text:p>0,01 %</text:p>
          </table:table-cell>
          <table:table-cell table:number-columns-repeated="1012"/>
        </table:table-row>
        <table:table-row table:style-name="ro2">
          <table:table-cell table:style-name="ce66" office:value-type="float" office:value="10" calcext:value-type="float">
            <text:p>10</text:p>
          </table:table-cell>
          <table:table-cell table:style-name="ce70" table:formula="of:=[$CFR.B3]" office:value-type="float" office:value="1" calcext:value-type="float">
            <text:p><text:s/>1 </text:p>
          </table:table-cell>
          <table:table-cell table:style-name="ce72" table:formula="of:=[.B3]/[.B$13]" office:value-type="percentage" office:value="0.000191901746305891" calcext:value-type="percentage">
            <text:p>0,02 %</text:p>
          </table:table-cell>
          <table:table-cell table:style-name="ce70" table:formula="of:=[$CFR.C3]" office:value-type="float" office:value="0" calcext:value-type="float">
            <text:p><text:s/>- </text:p>
          </table:table-cell>
          <table:table-cell table:style-name="ce72" table:formula="of:=[.D3]/[.D$13]" office:value-type="percentage" office:value="0" calcext:value-type="percentage">
            <text:p>0,00 %</text:p>
          </table:table-cell>
          <table:table-cell table:style-name="ce70" table:formula="of:=[.B3]+[.D3]" office:value-type="float" office:value="1" calcext:value-type="float">
            <text:p><text:s/>1 </text:p>
          </table:table-cell>
          <table:table-cell table:style-name="ce72" table:formula="of:=[.F3]/[.F$13]" office:value-type="percentage" office:value="0.000106473594548552" calcext:value-type="percentage">
            <text:p>0,01 %</text:p>
          </table:table-cell>
          <table:table-cell table:style-name="ce70" table:formula="of:=[$CFR.D3]" office:value-type="float" office:value="23798" calcext:value-type="float">
            <text:p><text:s/>23.798 </text:p>
          </table:table-cell>
          <table:table-cell table:style-name="ce72" table:formula="of:=[.H3]/[.H$13]" office:value-type="percentage" office:value="0.0789372429348547" calcext:value-type="percentage">
            <text:p>7,89 %</text:p>
          </table:table-cell>
          <table:table-cell table:style-name="ce74" table:formula="of:=[.F3]/[.H3]" office:value-type="percentage" office:value="0.0000420203378435163" calcext:value-type="percentage">
            <text:p>0,00 %</text:p>
          </table:table-cell>
          <table:table-cell table:number-columns-repeated="1012"/>
        </table:table-row>
        <table:table-row table:style-name="ro2">
          <table:table-cell table:style-name="ce66" office:value-type="float" office:value="20" calcext:value-type="float">
            <text:p>20</text:p>
          </table:table-cell>
          <table:table-cell table:style-name="ce70" table:formula="of:=[$CFR.B4]" office:value-type="float" office:value="7" calcext:value-type="float">
            <text:p><text:s/>7 </text:p>
          </table:table-cell>
          <table:table-cell table:style-name="ce72" table:formula="of:=[.B4]/[.B$13]" office:value-type="percentage" office:value="0.00134331222414124" calcext:value-type="percentage">
            <text:p>0,13 %</text:p>
          </table:table-cell>
          <table:table-cell table:style-name="ce70" table:formula="of:=[$CFR.C4]" office:value-type="float" office:value="3" calcext:value-type="float">
            <text:p><text:s/>3 </text:p>
          </table:table-cell>
          <table:table-cell table:style-name="ce72" table:formula="of:=[.D4]/[.D$13]" office:value-type="percentage" office:value="0.000717531690983018" calcext:value-type="percentage">
            <text:p>0,07 %</text:p>
          </table:table-cell>
          <table:table-cell table:style-name="ce70" table:formula="of:=[.B4]+[.D4]" office:value-type="float" office:value="10" calcext:value-type="float">
            <text:p><text:s/>10 </text:p>
          </table:table-cell>
          <table:table-cell table:style-name="ce72" table:formula="of:=[.F4]/[.F$13]" office:value-type="percentage" office:value="0.00106473594548552" calcext:value-type="percentage">
            <text:p>0,11 %</text:p>
          </table:table-cell>
          <table:table-cell table:style-name="ce70" table:formula="of:=[$CFR.D4]" office:value-type="float" office:value="55283" calcext:value-type="float">
            <text:p><text:s/>55.283 </text:p>
          </table:table-cell>
          <table:table-cell table:style-name="ce72" table:formula="of:=[.H4]/[.H$13]" office:value-type="percentage" office:value="0.183372031312193" calcext:value-type="percentage">
            <text:p>18,34 %</text:p>
          </table:table-cell>
          <table:table-cell table:style-name="ce74" table:formula="of:=[.F4]/[.H4]" office:value-type="percentage" office:value="0.000180887433749977" calcext:value-type="percentage">
            <text:p>0,02 %</text:p>
          </table:table-cell>
          <table:table-cell table:number-columns-repeated="1012"/>
        </table:table-row>
        <table:table-row table:style-name="ro2">
          <table:table-cell table:style-name="ce66" office:value-type="float" office:value="30" calcext:value-type="float">
            <text:p>30</text:p>
          </table:table-cell>
          <table:table-cell table:style-name="ce70" table:formula="of:=[$CFR.B5]" office:value-type="float" office:value="18" calcext:value-type="float">
            <text:p><text:s/>18 </text:p>
          </table:table-cell>
          <table:table-cell table:style-name="ce72" table:formula="of:=[.B5]/[.B$13]" office:value-type="percentage" office:value="0.00345423143350604" calcext:value-type="percentage">
            <text:p>0,35 %</text:p>
          </table:table-cell>
          <table:table-cell table:style-name="ce70" office:value-type="float" office:value="8" calcext:value-type="float">
            <text:p><text:s/>8 </text:p>
          </table:table-cell>
          <table:table-cell table:style-name="ce72" table:formula="of:=[.D5]/[.D$13]" office:value-type="percentage" office:value="0.00191341784262138" calcext:value-type="percentage">
            <text:p>0,19 %</text:p>
          </table:table-cell>
          <table:table-cell table:style-name="ce70" table:formula="of:=[.B5]+[.D5]" office:value-type="float" office:value="26" calcext:value-type="float">
            <text:p><text:s/>26 </text:p>
          </table:table-cell>
          <table:table-cell table:style-name="ce72" table:formula="of:=[.F5]/[.F$13]" office:value-type="percentage" office:value="0.00276831345826235" calcext:value-type="percentage">
            <text:p>0,28 %</text:p>
          </table:table-cell>
          <table:table-cell table:style-name="ce70" table:formula="of:=[$CFR.D5]" office:value-type="float" office:value="46677" calcext:value-type="float">
            <text:p><text:s/>46.677 </text:p>
          </table:table-cell>
          <table:table-cell table:style-name="ce72" table:formula="of:=[.H5]/[.H$13]" office:value-type="percentage" office:value="0.154826190792092" calcext:value-type="percentage">
            <text:p>15,48 %</text:p>
          </table:table-cell>
          <table:table-cell table:style-name="ce74" table:formula="of:=[.F5]/[.H5]" office:value-type="percentage" office:value="0.000557019517106926" calcext:value-type="percentage">
            <text:p>0,06 %</text:p>
          </table:table-cell>
          <table:table-cell table:number-columns-repeated="1012"/>
        </table:table-row>
        <table:table-row table:style-name="ro2">
          <table:table-cell table:style-name="ce66" office:value-type="float" office:value="40" calcext:value-type="float">
            <text:p>40</text:p>
          </table:table-cell>
          <table:table-cell table:style-name="ce70" table:formula="of:=[$CFR.B6]" office:value-type="float" office:value="59" calcext:value-type="float">
            <text:p><text:s/>59 </text:p>
          </table:table-cell>
          <table:table-cell table:style-name="ce72" table:formula="of:=[.B6]/[.B$13]" office:value-type="percentage" office:value="0.0113222030320476" calcext:value-type="percentage">
            <text:p>1,13 %</text:p>
          </table:table-cell>
          <table:table-cell table:style-name="ce70" table:formula="of:=[$CFR.C6]" office:value-type="float" office:value="23" calcext:value-type="float">
            <text:p><text:s/>23 </text:p>
          </table:table-cell>
          <table:table-cell table:style-name="ce72" table:formula="of:=[.D6]/[.D$13]" office:value-type="percentage" office:value="0.00550107629753647" calcext:value-type="percentage">
            <text:p>0,55 %</text:p>
          </table:table-cell>
          <table:table-cell table:style-name="ce70" table:formula="of:=[.B6]+[.D6]" office:value-type="float" office:value="82" calcext:value-type="float">
            <text:p><text:s/>82 </text:p>
          </table:table-cell>
          <table:table-cell table:style-name="ce72" table:formula="of:=[.F6]/[.F$13]" office:value-type="percentage" office:value="0.00873083475298126" calcext:value-type="percentage">
            <text:p>0,87 %</text:p>
          </table:table-cell>
          <table:table-cell table:style-name="ce70" table:formula="of:=[$CFR.D6]" office:value-type="float" office:value="44107" calcext:value-type="float">
            <text:p><text:s/>44.107 </text:p>
          </table:table-cell>
          <table:table-cell table:style-name="ce72" table:formula="of:=[.H6]/[.H$13]" office:value-type="percentage" office:value="0.146301578877537" calcext:value-type="percentage">
            <text:p>14,63 %</text:p>
          </table:table-cell>
          <table:table-cell table:style-name="ce74" table:formula="of:=[.F6]/[.H6]" office:value-type="percentage" office:value="0.00185911533316707" calcext:value-type="percentage">
            <text:p>0,19 %</text:p>
          </table:table-cell>
          <table:table-cell table:number-columns-repeated="1012"/>
        </table:table-row>
        <table:table-row table:style-name="ro2">
          <table:table-cell table:style-name="ce66" office:value-type="float" office:value="50" calcext:value-type="float">
            <text:p>50</text:p>
          </table:table-cell>
          <table:table-cell table:style-name="ce70" office:value-type="float" office:value="253" calcext:value-type="float">
            <text:p><text:s/>253 </text:p>
          </table:table-cell>
          <table:table-cell table:style-name="ce72" table:formula="of:=[.B7]/[.B$13]" office:value-type="percentage" office:value="0.0485511418153905" calcext:value-type="percentage">
            <text:p>4,86 %</text:p>
          </table:table-cell>
          <table:table-cell table:style-name="ce70" office:value-type="float" office:value="94" calcext:value-type="float">
            <text:p><text:s/>94 </text:p>
          </table:table-cell>
          <table:table-cell table:style-name="ce72" table:formula="of:=[.D7]/[.D$13]" office:value-type="percentage" office:value="0.0224826596508012" calcext:value-type="percentage">
            <text:p>2,25 %</text:p>
          </table:table-cell>
          <table:table-cell table:style-name="ce70" table:formula="of:=[.B7]+[.D7]" office:value-type="float" office:value="347" calcext:value-type="float">
            <text:p><text:s/>347 </text:p>
          </table:table-cell>
          <table:table-cell table:style-name="ce72" table:formula="of:=[.F7]/[.F$13]" office:value-type="percentage" office:value="0.0369463373083475" calcext:value-type="percentage">
            <text:p>3,69 %</text:p>
          </table:table-cell>
          <table:table-cell table:style-name="ce70" table:formula="of:=[$CFR.D7]" office:value-type="float" office:value="51888" calcext:value-type="float">
            <text:p><text:s/>51.888 </text:p>
          </table:table-cell>
          <table:table-cell table:style-name="ce72" table:formula="of:=[.H7]/[.H$13]" office:value-type="percentage" office:value="0.172110919463978" calcext:value-type="percentage">
            <text:p>17,21 %</text:p>
          </table:table-cell>
          <table:table-cell table:style-name="ce74" table:formula="of:=[.F7]/[.H7]" office:value-type="percentage" office:value="0.00668748072772125" calcext:value-type="percentage">
            <text:p>0,67 %</text:p>
          </table:table-cell>
          <table:table-cell table:number-columns-repeated="1012"/>
        </table:table-row>
        <table:table-row table:style-name="ro2">
          <table:table-cell table:style-name="ce66" office:value-type="float" office:value="60" calcext:value-type="float">
            <text:p>60</text:p>
          </table:table-cell>
          <table:table-cell table:style-name="ce70" office:value-type="float" office:value="673" calcext:value-type="float">
            <text:p><text:s/>673 </text:p>
          </table:table-cell>
          <table:table-cell table:style-name="ce72" table:formula="of:=[.B8]/[.B$13]" office:value-type="percentage" office:value="0.129149875263865" calcext:value-type="percentage">
            <text:p>12,91 %</text:p>
          </table:table-cell>
          <table:table-cell table:style-name="ce70" office:value-type="float" office:value="241" calcext:value-type="float">
            <text:p><text:s/>241 </text:p>
          </table:table-cell>
          <table:table-cell table:style-name="ce72" table:formula="of:=[.D8]/[.D$13]" office:value-type="percentage" office:value="0.0576417125089692" calcext:value-type="percentage">
            <text:p>5,76 %</text:p>
          </table:table-cell>
          <table:table-cell table:style-name="ce70" table:formula="of:=[.B8]+[.D8]" office:value-type="float" office:value="914" calcext:value-type="float">
            <text:p><text:s/>914 </text:p>
          </table:table-cell>
          <table:table-cell table:style-name="ce72" table:formula="of:=[.F8]/[.F$13]" office:value-type="percentage" office:value="0.0973168654173765" calcext:value-type="percentage">
            <text:p>9,73 %</text:p>
          </table:table-cell>
          <table:table-cell table:style-name="ce70" table:formula="of:=[$CFR.D8]" office:value-type="float" office:value="26512" calcext:value-type="float">
            <text:p><text:s/>26.512 </text:p>
          </table:table-cell>
          <table:table-cell table:style-name="ce72" table:formula="of:=[.H8]/[.H$13]" office:value-type="percentage" office:value="0.087939498474194" calcext:value-type="percentage">
            <text:p>8,79 %</text:p>
          </table:table-cell>
          <table:table-cell table:style-name="ce74" table:formula="of:=[.F8]/[.H8]" office:value-type="percentage" office:value="0.0344749547374774" calcext:value-type="percentage">
            <text:p>3,45 %</text:p>
          </table:table-cell>
          <table:table-cell table:number-columns-repeated="1012"/>
        </table:table-row>
        <table:table-row table:style-name="ro2">
          <table:table-cell table:style-name="ce66" office:value-type="float" office:value="70" calcext:value-type="float">
            <text:p>70</text:p>
          </table:table-cell>
          <table:table-cell table:style-name="ce70" office:value-type="float" office:value="1430" calcext:value-type="float">
            <text:p><text:s/>1.430 </text:p>
          </table:table-cell>
          <table:table-cell table:style-name="ce72" table:formula="of:=[.B9]/[.B$13]" office:value-type="percentage" office:value="0.274419497217425" calcext:value-type="percentage">
            <text:p>27,44 %</text:p>
          </table:table-cell>
          <table:table-cell table:style-name="ce70" office:value-type="float" office:value="690" calcext:value-type="float">
            <text:p><text:s/>690 </text:p>
          </table:table-cell>
          <table:table-cell table:style-name="ce72" table:formula="of:=[.D9]/[.D$13]" office:value-type="percentage" office:value="0.165032288926094" calcext:value-type="percentage">
            <text:p>16,50 %</text:p>
          </table:table-cell>
          <table:table-cell table:style-name="ce70" table:formula="of:=[.B9]+[.D9]" office:value-type="float" office:value="2120" calcext:value-type="float">
            <text:p><text:s/>2.120 </text:p>
          </table:table-cell>
          <table:table-cell table:style-name="ce72" table:formula="of:=[.F9]/[.F$13]" office:value-type="percentage" office:value="0.22572402044293" calcext:value-type="percentage">
            <text:p>22,57 %</text:p>
          </table:table-cell>
          <table:table-cell table:style-name="ce70" table:formula="of:=[$CFR.D9]" office:value-type="float" office:value="17635" calcext:value-type="float">
            <text:p><text:s/>17.635 </text:p>
          </table:table-cell>
          <table:table-cell table:style-name="ce72" table:formula="of:=[.H9]/[.H$13]" office:value-type="percentage" office:value="0.0584947591880058" calcext:value-type="percentage">
            <text:p>5,85 %</text:p>
          </table:table-cell>
          <table:table-cell table:style-name="ce74" table:formula="of:=[.F9]/[.H9]" office:value-type="percentage" office:value="0.120215480578395" calcext:value-type="percentage">
            <text:p>12,02 %</text:p>
          </table:table-cell>
          <table:table-cell table:number-columns-repeated="1012"/>
        </table:table-row>
        <table:table-row table:style-name="ro2">
          <table:table-cell table:style-name="ce66" office:value-type="float" office:value="80" calcext:value-type="float">
            <text:p>80</text:p>
          </table:table-cell>
          <table:table-cell table:style-name="ce70" office:value-type="float" office:value="2173" calcext:value-type="float">
            <text:p><text:s/>2.173 </text:p>
          </table:table-cell>
          <table:table-cell table:style-name="ce72" table:formula="of:=[.B10]/[.B$13]" office:value-type="percentage" office:value="0.417002494722702" calcext:value-type="percentage">
            <text:p>41,70 %</text:p>
          </table:table-cell>
          <table:table-cell table:style-name="ce70" office:value-type="float" office:value="1964" calcext:value-type="float">
            <text:p><text:s/>1.964 </text:p>
          </table:table-cell>
          <table:table-cell table:style-name="ce72" table:formula="of:=[.D10]/[.D$13]" office:value-type="percentage" office:value="0.469744080363549" calcext:value-type="percentage">
            <text:p>46,97 %</text:p>
          </table:table-cell>
          <table:table-cell table:style-name="ce70" table:formula="of:=[.B10]+[.D10]" office:value-type="float" office:value="4137" calcext:value-type="float">
            <text:p><text:s/>4.137 </text:p>
          </table:table-cell>
          <table:table-cell table:style-name="ce72" table:formula="of:=[.F10]/[.F$13]" office:value-type="percentage" office:value="0.440481260647359" calcext:value-type="percentage">
            <text:p>44,05 %</text:p>
          </table:table-cell>
          <table:table-cell table:style-name="ce70" table:formula="of:=[$CFR.D10]" office:value-type="float" office:value="17881" calcext:value-type="float">
            <text:p><text:s/>17.881 </text:p>
          </table:table-cell>
          <table:table-cell table:style-name="ce72" table:formula="of:=[.H10]/[.H$13]" office:value-type="percentage" office:value="0.0593107337136792" calcext:value-type="percentage">
            <text:p>5,93 %</text:p>
          </table:table-cell>
          <table:table-cell table:style-name="ce74" table:formula="of:=[.F10]/[.H10]" office:value-type="percentage" office:value="0.231362899166713" calcext:value-type="percentage">
            <text:p>23,14 %</text:p>
          </table:table-cell>
          <table:table-cell table:number-columns-repeated="1012"/>
        </table:table-row>
        <table:table-row table:style-name="ro2">
          <table:table-cell table:style-name="ce66" office:value-type="float" office:value="90" calcext:value-type="float">
            <text:p>90</text:p>
          </table:table-cell>
          <table:table-cell table:style-name="ce70" office:value-type="float" office:value="591" calcext:value-type="float">
            <text:p><text:s/>591 </text:p>
          </table:table-cell>
          <table:table-cell table:style-name="ce72" table:formula="of:=[.B11]/[.B$13]" office:value-type="percentage" office:value="0.113413932066782" calcext:value-type="percentage">
            <text:p>11,34 %</text:p>
          </table:table-cell>
          <table:table-cell table:style-name="ce70" office:value-type="float" office:value="1111" calcext:value-type="float">
            <text:p><text:s/>1.111 </text:p>
          </table:table-cell>
          <table:table-cell table:style-name="ce72" table:formula="of:=[.D11]/[.D$13]" office:value-type="percentage" office:value="0.265725902894044" calcext:value-type="percentage">
            <text:p>26,57 %</text:p>
          </table:table-cell>
          <table:table-cell table:style-name="ce70" table:formula="of:=[.B11]+[.D11]" office:value-type="float" office:value="1702" calcext:value-type="float">
            <text:p><text:s/>1.702 </text:p>
          </table:table-cell>
          <table:table-cell table:style-name="ce72" table:formula="of:=[.F11]/[.F$13]" office:value-type="percentage" office:value="0.181218057921635" calcext:value-type="percentage">
            <text:p>18,12 %</text:p>
          </table:table-cell>
          <table:table-cell table:style-name="ce70" table:formula="of:=[$CFR.D11]" office:value-type="float" office:value="5742" calcext:value-type="float">
            <text:p><text:s/>5.742 </text:p>
          </table:table-cell>
          <table:table-cell table:style-name="ce72" table:formula="of:=[.H11]/[.H$13]" office:value-type="percentage" office:value="0.0190460395382778" calcext:value-type="percentage">
            <text:p>1,90 %</text:p>
          </table:table-cell>
          <table:table-cell table:style-name="ce74" table:formula="of:=[.F11]/[.H11]" office:value-type="percentage" office:value="0.296412399860676" calcext:value-type="percentage">
            <text:p>29,64 %</text:p>
          </table:table-cell>
          <table:table-cell table:number-columns-repeated="1012"/>
        </table:table-row>
        <table:table-row table:style-name="ro2">
          <table:table-cell table:style-name="ce66" office:value-type="float" office:value="100" calcext:value-type="float">
            <text:p>100</text:p>
          </table:table-cell>
          <table:table-cell table:style-name="ce70" table:formula="of:=[$CFR.B12]" office:value-type="float" office:value="6" calcext:value-type="float">
            <text:p><text:s/>6 </text:p>
          </table:table-cell>
          <table:table-cell table:style-name="ce72" table:formula="of:=[.B12]/[.B$13]" office:value-type="percentage" office:value="0.00115141047783535" calcext:value-type="percentage">
            <text:p>0,12 %</text:p>
          </table:table-cell>
          <table:table-cell table:style-name="ce70" table:formula="of:=[$CFR.C12]" office:value-type="float" office:value="46" calcext:value-type="float">
            <text:p><text:s/>46 </text:p>
          </table:table-cell>
          <table:table-cell table:style-name="ce72" table:formula="of:=[.D12]/[.D$13]" office:value-type="percentage" office:value="0.011002152595073" calcext:value-type="percentage">
            <text:p>1,10 %</text:p>
          </table:table-cell>
          <table:table-cell table:style-name="ce70" table:formula="of:=[.B12]+[.D12]" office:value-type="float" office:value="52" calcext:value-type="float">
            <text:p><text:s/>52 </text:p>
          </table:table-cell>
          <table:table-cell table:style-name="ce72" table:formula="of:=[.F12]/[.F$13]" office:value-type="percentage" office:value="0.0055366269165247" calcext:value-type="percentage">
            <text:p>0,55 %</text:p>
          </table:table-cell>
          <table:table-cell table:style-name="ce70" table:formula="of:=[$CFR.D12]" office:value-type="float" office:value="168" calcext:value-type="float">
            <text:p><text:s/>168 </text:p>
          </table:table-cell>
          <table:table-cell table:style-name="ce72" table:formula="of:=[.H12]/[.H$13]" office:value-type="percentage" office:value="0.000557250895581796" calcext:value-type="percentage">
            <text:p>0,06 %</text:p>
          </table:table-cell>
          <table:table-cell table:style-name="ce74" table:formula="of:=[.F12]/[.H12]" office:value-type="percentage" office:value="0.30952380952381" calcext:value-type="percentage">
            <text:p>30,95 %</text:p>
          </table:table-cell>
          <table:table-cell table:number-columns-repeated="1012"/>
        </table:table-row>
        <table:table-row table:style-name="ro2">
          <table:table-cell table:style-name="ce67" office:value-type="string" calcext:value-type="string">
            <text:p>Summe</text:p>
          </table:table-cell>
          <table:table-cell table:style-name="ce71" table:formula="of:=SUM([.B2:.B12])" office:value-type="float" office:value="5211" calcext:value-type="float">
            <text:p><text:s/>5.211 </text:p>
          </table:table-cell>
          <table:table-cell table:style-name="ce73"/>
          <table:table-cell table:style-name="ce71" table:formula="of:=SUM([.D2:.D12])" office:value-type="float" office:value="4181" calcext:value-type="float">
            <text:p><text:s/>4.181 </text:p>
          </table:table-cell>
          <table:table-cell table:style-name="ce73"/>
          <table:table-cell table:style-name="ce71" table:formula="of:=SUM([.F2:.F12])" office:value-type="float" office:value="9392" calcext:value-type="float">
            <text:p><text:s/>9.392 </text:p>
          </table:table-cell>
          <table:table-cell table:style-name="ce73"/>
          <table:table-cell table:style-name="ce71" table:formula="of:=SUM([.H2:.H12])" office:value-type="float" office:value="301480" calcext:value-type="float">
            <text:p><text:s/>301.480 </text:p>
          </table:table-cell>
          <table:table-cell table:style-name="ce73"/>
          <table:table-cell table:style-name="ce74" table:formula="of:=[.F13]/[.H13]" office:value-type="percentage" office:value="0.0311529786387157" calcext:value-type="percentage">
            <text:p>3,12 %</text:p>
          </table:table-cell>
          <table:table-cell table:number-columns-repeated="1012"/>
        </table:table-row>
        <table:table-row table:style-name="ro3" table:number-rows-repeated="1048562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CFR" table:style-name="ta2">
        <table:table-column table:style-name="co10" table:number-columns-repeated="4" table:default-cell-style-name="Default"/>
        <table:table-row table:style-name="ro4">
          <table:table-cell table:style-name="ce65" office:value-type="string" calcext:value-type="string">
            <text:p>Age</text:p>
          </table:table-cell>
          <table:table-cell table:style-name="ce69" office:value-type="string" office:string-value="Male" calcext:value-type="string">
            <text:p><text:s/>Male </text:p>
          </table:table-cell>
          <table:table-cell table:style-name="ce69" office:value-type="string" office:string-value="Female" calcext:value-type="string">
            <text:p><text:s/>Female </text:p>
          </table:table-cell>
          <table:table-cell table:style-name="ce65" office:value-type="string" calcext:value-type="string">
            <text:p>Cases</text:p>
          </table:table-cell>
        </table:table-row>
        <table:table-row table:style-name="ro2"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<text:s/>- </text:p>
          </table:table-cell>
          <table:table-cell table:style-name="ce70" office:value-type="float" office:value="1" calcext:value-type="float">
            <text:p><text:s/>1 </text:p>
          </table:table-cell>
          <table:table-cell table:style-name="ce70" table:formula="of:=[$FaelleProWocheAlter2.B2]" office:value-type="float" office:value="11789" calcext:value-type="float">
            <text:p><text:s/>11.789 </text:p>
          </table:table-cell>
        </table:table-row>
        <table:table-row table:style-name="ro2">
          <table:table-cell table:style-name="ce66" office:value-type="float" office:value="10" calcext:value-type="float">
            <text:p>10</text:p>
          </table:table-cell>
          <table:table-cell table:style-name="ce70" office:value-type="float" office:value="1" calcext:value-type="float">
            <text:p><text:s/>1 </text:p>
          </table:table-cell>
          <table:table-cell table:style-name="ce70" office:value-type="float" office:value="0" calcext:value-type="float">
            <text:p><text:s/>- </text:p>
          </table:table-cell>
          <table:table-cell table:style-name="ce70" table:formula="of:=[$FaelleProWocheAlter2.B3]" office:value-type="float" office:value="23798" calcext:value-type="float">
            <text:p><text:s/>23.798 </text:p>
          </table:table-cell>
        </table:table-row>
        <table:table-row table:style-name="ro2">
          <table:table-cell table:style-name="ce66" office:value-type="float" office:value="20" calcext:value-type="float">
            <text:p>20</text:p>
          </table:table-cell>
          <table:table-cell table:style-name="ce70" office:value-type="float" office:value="7" calcext:value-type="float">
            <text:p><text:s/>7 </text:p>
          </table:table-cell>
          <table:table-cell table:style-name="ce70" office:value-type="float" office:value="3" calcext:value-type="float">
            <text:p><text:s/>3 </text:p>
          </table:table-cell>
          <table:table-cell table:style-name="ce70" table:formula="of:=[$FaelleProWocheAlter2.B4]" office:value-type="float" office:value="55283" calcext:value-type="float">
            <text:p><text:s/>55.283 </text:p>
          </table:table-cell>
        </table:table-row>
        <table:table-row table:style-name="ro2">
          <table:table-cell table:style-name="ce66" office:value-type="float" office:value="30" calcext:value-type="float">
            <text:p>30</text:p>
          </table:table-cell>
          <table:table-cell table:style-name="ce70" office:value-type="float" office:value="18" calcext:value-type="float">
            <text:p><text:s/>18 </text:p>
          </table:table-cell>
          <table:table-cell table:style-name="ce70" office:value-type="float" office:value="7" calcext:value-type="float">
            <text:p><text:s/>7 </text:p>
          </table:table-cell>
          <table:table-cell table:style-name="ce70" table:formula="of:=[$FaelleProWocheAlter2.B5]" office:value-type="float" office:value="46677" calcext:value-type="float">
            <text:p><text:s/>46.677 </text:p>
          </table:table-cell>
        </table:table-row>
        <table:table-row table:style-name="ro2">
          <table:table-cell table:style-name="ce66" office:value-type="float" office:value="40" calcext:value-type="float">
            <text:p>40</text:p>
          </table:table-cell>
          <table:table-cell table:style-name="ce70" office:value-type="float" office:value="59" calcext:value-type="float">
            <text:p><text:s/>59 </text:p>
          </table:table-cell>
          <table:table-cell table:style-name="ce70" office:value-type="float" office:value="23" calcext:value-type="float">
            <text:p><text:s/>23 </text:p>
          </table:table-cell>
          <table:table-cell table:style-name="ce70" table:formula="of:=[$FaelleProWocheAlter2.B6]" office:value-type="float" office:value="44107" calcext:value-type="float">
            <text:p><text:s/>44.107 </text:p>
          </table:table-cell>
        </table:table-row>
        <table:table-row table:style-name="ro2">
          <table:table-cell table:style-name="ce66" office:value-type="float" office:value="50" calcext:value-type="float">
            <text:p>50</text:p>
          </table:table-cell>
          <table:table-cell table:style-name="ce70" office:value-type="float" office:value="249" calcext:value-type="float">
            <text:p><text:s/>249 </text:p>
          </table:table-cell>
          <table:table-cell table:style-name="ce70" office:value-type="float" office:value="92" calcext:value-type="float">
            <text:p><text:s/>92 </text:p>
          </table:table-cell>
          <table:table-cell table:style-name="ce70" table:formula="of:=[$FaelleProWocheAlter2.B7]" office:value-type="float" office:value="51888" calcext:value-type="float">
            <text:p><text:s/>51.888 </text:p>
          </table:table-cell>
        </table:table-row>
        <table:table-row table:style-name="ro2">
          <table:table-cell table:style-name="ce66" office:value-type="float" office:value="60" calcext:value-type="float">
            <text:p>60</text:p>
          </table:table-cell>
          <table:table-cell table:style-name="ce70" office:value-type="float" office:value="670" calcext:value-type="float">
            <text:p><text:s/>670 </text:p>
          </table:table-cell>
          <table:table-cell table:style-name="ce70" office:value-type="float" office:value="240" calcext:value-type="float">
            <text:p><text:s/>240 </text:p>
          </table:table-cell>
          <table:table-cell table:style-name="ce70" table:formula="of:=[$FaelleProWocheAlter2.B8]" office:value-type="float" office:value="26512" calcext:value-type="float">
            <text:p><text:s/>26.512 </text:p>
          </table:table-cell>
        </table:table-row>
        <table:table-row table:style-name="ro2">
          <table:table-cell table:style-name="ce66" office:value-type="float" office:value="70" calcext:value-type="float">
            <text:p>70</text:p>
          </table:table-cell>
          <table:table-cell table:style-name="ce70" office:value-type="float" office:value="1425" calcext:value-type="float">
            <text:p><text:s/>1.425 </text:p>
          </table:table-cell>
          <table:table-cell table:style-name="ce70" office:value-type="float" office:value="683" calcext:value-type="float">
            <text:p><text:s/>683 </text:p>
          </table:table-cell>
          <table:table-cell table:style-name="ce70" table:formula="of:=[$FaelleProWocheAlter2.B9]" office:value-type="float" office:value="17635" calcext:value-type="float">
            <text:p><text:s/>17.635 </text:p>
          </table:table-cell>
        </table:table-row>
        <table:table-row table:style-name="ro2">
          <table:table-cell table:style-name="ce66" office:value-type="float" office:value="80" calcext:value-type="float">
            <text:p>80</text:p>
          </table:table-cell>
          <table:table-cell table:style-name="ce70" office:value-type="float" office:value="2159" calcext:value-type="float">
            <text:p><text:s/>2.159 </text:p>
          </table:table-cell>
          <table:table-cell table:style-name="ce70" office:value-type="float" office:value="1961" calcext:value-type="float">
            <text:p><text:s/>1.961 </text:p>
          </table:table-cell>
          <table:table-cell table:style-name="ce70" table:formula="of:=[$FaelleProWocheAlter2.B10]" office:value-type="float" office:value="17881" calcext:value-type="float">
            <text:p><text:s/>17.881 </text:p>
          </table:table-cell>
        </table:table-row>
        <table:table-row table:style-name="ro2">
          <table:table-cell table:style-name="ce66" office:value-type="float" office:value="90" calcext:value-type="float">
            <text:p>90</text:p>
          </table:table-cell>
          <table:table-cell table:style-name="ce70" office:value-type="float" office:value="588" calcext:value-type="float">
            <text:p><text:s/>588 </text:p>
          </table:table-cell>
          <table:table-cell table:style-name="ce70" office:value-type="float" office:value="1107" calcext:value-type="float">
            <text:p><text:s/>1.107 </text:p>
          </table:table-cell>
          <table:table-cell table:style-name="ce70" table:formula="of:=[$FaelleProWocheAlter2.B11]" office:value-type="float" office:value="5742" calcext:value-type="float">
            <text:p><text:s/>5.742 </text:p>
          </table:table-cell>
        </table:table-row>
        <table:table-row table:style-name="ro2">
          <table:table-cell table:style-name="ce66" office:value-type="float" office:value="100" calcext:value-type="float">
            <text:p>100</text:p>
          </table:table-cell>
          <table:table-cell table:style-name="ce70" office:value-type="float" office:value="6" calcext:value-type="float">
            <text:p><text:s/>6 </text:p>
          </table:table-cell>
          <table:table-cell table:style-name="ce70" office:value-type="float" office:value="46" calcext:value-type="float">
            <text:p><text:s/>46 </text:p>
          </table:table-cell>
          <table:table-cell table:style-name="ce70" table:formula="of:=[$FaelleProWocheAlter2.B12]" office:value-type="float" office:value="168" calcext:value-type="float">
            <text:p><text:s/>168 </text:p>
          </table:table-cell>
        </table:table-row>
        <table:table-row table:style-name="ro3" table:number-rows-repeated="104856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FaelleWocheAlter" table:style-name="ta2">
        <table:table-column table:style-name="co11" table:default-cell-style-name="Default"/>
        <table:table-column table:style-name="co12" table:number-columns-repeated="11" table:default-cell-style-name="Default"/>
        <table:table-column table:style-name="co13" table:default-cell-style-name="Default"/>
        <table:table-column table:style-name="co14" table:number-columns-repeated="2" table:default-cell-style-name="ce77"/>
        <table:table-column table:style-name="co15" table:number-columns-repeated="4" table:default-cell-style-name="ce77"/>
        <table:table-column table:style-name="co14" table:number-columns-repeated="5" table:default-cell-style-name="ce77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Summe</text:p>
          </table:table-cell>
          <table:table-cell table:style-name="ce76" table:number-columns-repeated="11"/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186" calcext:value-type="float">
            <text:p>186</text:p>
          </table:table-cell>
          <table:table-cell office:value-type="float" office:value="207" calcext:value-type="float">
            <text:p>207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:.L2])" office:value-type="float" office:value="892" calcext:value-type="float">
            <text:p>892</text:p>
          </table:table-cell>
          <table:table-cell table:number-columns-repeated="11"/>
          <table:table-cell table:style-name="ce77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285" calcext:value-type="float">
            <text:p>285</text:p>
          </table:table-cell>
          <table:table-cell office:value-type="float" office:value="871" calcext:value-type="float">
            <text:p>871</text:p>
          </table:table-cell>
          <table:table-cell office:value-type="float" office:value="1080" calcext:value-type="float">
            <text:p>1080</text:p>
          </table:table-cell>
          <table:table-cell office:value-type="float" office:value="1314" calcext:value-type="float">
            <text:p>1314</text:p>
          </table:table-cell>
          <table:table-cell office:value-type="float" office:value="1729" calcext:value-type="float">
            <text:p>1729</text:p>
          </table:table-cell>
          <table:table-cell office:value-type="float" office:value="669" calcext:value-type="float">
            <text:p>669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SUM([.B3:.L3])" office:value-type="float" office:value="6429" calcext:value-type="float">
            <text:p>6429</text:p>
          </table:table-cell>
          <table:table-cell table:number-columns-repeated="11"/>
          <table:table-cell table:style-name="ce77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311" calcext:value-type="float">
            <text:p>311</text:p>
          </table:table-cell>
          <table:table-cell office:value-type="float" office:value="792" calcext:value-type="float">
            <text:p>792</text:p>
          </table:table-cell>
          <table:table-cell office:value-type="float" office:value="3449" calcext:value-type="float">
            <text:p>3449</text:p>
          </table:table-cell>
          <table:table-cell office:value-type="float" office:value="3806" calcext:value-type="float">
            <text:p>3806</text:p>
          </table:table-cell>
          <table:table-cell office:value-type="float" office:value="3901" calcext:value-type="float">
            <text:p>3901</text:p>
          </table:table-cell>
          <table:table-cell office:value-type="float" office:value="5694" calcext:value-type="float">
            <text:p>5694</text:p>
          </table:table-cell>
          <table:table-cell office:value-type="float" office:value="2491" calcext:value-type="float">
            <text:p>2491</text:p>
          </table:table-cell>
          <table:table-cell office:value-type="float" office:value="1193" calcext:value-type="float">
            <text:p>1193</text:p>
          </table:table-cell>
          <table:table-cell office:value-type="float" office:value="686" calcext:value-type="float">
            <text:p>686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formula="of:=SUM([.B4:.L4])" office:value-type="float" office:value="22421" calcext:value-type="float">
            <text:p>22421</text:p>
          </table:table-cell>
          <table:table-cell table:number-columns-repeated="11"/>
          <table:table-cell table:style-name="ce77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04" calcext:value-type="float">
            <text:p>504</text:p>
          </table:table-cell>
          <table:table-cell office:value-type="float" office:value="1318" calcext:value-type="float">
            <text:p>1318</text:p>
          </table:table-cell>
          <table:table-cell office:value-type="float" office:value="4965" calcext:value-type="float">
            <text:p>4965</text:p>
          </table:table-cell>
          <table:table-cell office:value-type="float" office:value="5025" calcext:value-type="float">
            <text:p>5025</text:p>
          </table:table-cell>
          <table:table-cell office:value-type="float" office:value="5250" calcext:value-type="float">
            <text:p>5250</text:p>
          </table:table-cell>
          <table:table-cell office:value-type="float" office:value="7596" calcext:value-type="float">
            <text:p>7596</text:p>
          </table:table-cell>
          <table:table-cell office:value-type="float" office:value="4174" calcext:value-type="float">
            <text:p>4174</text:p>
          </table:table-cell>
          <table:table-cell office:value-type="float" office:value="2732" calcext:value-type="float">
            <text:p>2732</text:p>
          </table:table-cell>
          <table:table-cell office:value-type="float" office:value="2025" calcext:value-type="float">
            <text:p>2025</text:p>
          </table:table-cell>
          <table:table-cell office:value-type="float" office:value="412" calcext:value-type="float">
            <text:p>412</text:p>
          </table:table-cell>
          <table:table-cell office:value-type="float" office:value="12" calcext:value-type="float">
            <text:p>12</text:p>
          </table:table-cell>
          <table:table-cell table:formula="of:=SUM([.B5:.L5])" office:value-type="float" office:value="34013" calcext:value-type="float">
            <text:p>34013</text:p>
          </table:table-cell>
          <table:table-cell table:number-columns-repeated="11"/>
          <table:table-cell table:style-name="ce77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564" calcext:value-type="float">
            <text:p>564</text:p>
          </table:table-cell>
          <table:table-cell office:value-type="float" office:value="1505" calcext:value-type="float">
            <text:p>1505</text:p>
          </table:table-cell>
          <table:table-cell office:value-type="float" office:value="4727" calcext:value-type="float">
            <text:p>4727</text:p>
          </table:table-cell>
          <table:table-cell office:value-type="float" office:value="4614" calcext:value-type="float">
            <text:p>4614</text:p>
          </table:table-cell>
          <table:table-cell office:value-type="float" office:value="5028" calcext:value-type="float">
            <text:p>5028</text:p>
          </table:table-cell>
          <table:table-cell office:value-type="float" office:value="7370" calcext:value-type="float">
            <text:p>7370</text:p>
          </table:table-cell>
          <table:table-cell office:value-type="float" office:value="4475" calcext:value-type="float">
            <text:p>4475</text:p>
          </table:table-cell>
          <table:table-cell office:value-type="float" office:value="3199" calcext:value-type="float">
            <text:p>3199</text:p>
          </table:table-cell>
          <table:table-cell office:value-type="float" office:value="3410" calcext:value-type="float">
            <text:p>3410</text:p>
          </table:table-cell>
          <table:table-cell office:value-type="float" office:value="1140" calcext:value-type="float">
            <text:p>1140</text:p>
          </table:table-cell>
          <table:table-cell office:value-type="float" office:value="32" calcext:value-type="float">
            <text:p>32</text:p>
          </table:table-cell>
          <table:table-cell table:formula="of:=SUM([.B6:.L6])" office:value-type="float" office:value="36064" calcext:value-type="float">
            <text:p>36064</text:p>
          </table:table-cell>
          <table:table-cell table:number-columns-repeated="11"/>
          <table:table-cell table:style-name="ce77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1159" calcext:value-type="float">
            <text:p>1159</text:p>
          </table:table-cell>
          <table:table-cell office:value-type="float" office:value="3661" calcext:value-type="float">
            <text:p>3661</text:p>
          </table:table-cell>
          <table:table-cell office:value-type="float" office:value="3400" calcext:value-type="float">
            <text:p>3400</text:p>
          </table:table-cell>
          <table:table-cell office:value-type="float" office:value="3592" calcext:value-type="float">
            <text:p>3592</text:p>
          </table:table-cell>
          <table:table-cell office:value-type="float" office:value="5218" calcext:value-type="float">
            <text:p>5218</text:p>
          </table:table-cell>
          <table:table-cell office:value-type="float" office:value="2913" calcext:value-type="float">
            <text:p>2913</text:p>
          </table:table-cell>
          <table:table-cell office:value-type="float" office:value="2361" calcext:value-type="float">
            <text:p>2361</text:p>
          </table:table-cell>
          <table:table-cell office:value-type="float" office:value="3140" calcext:value-type="float">
            <text:p>3140</text:p>
          </table:table-cell>
          <table:table-cell office:value-type="float" office:value="1205" calcext:value-type="float">
            <text:p>1205</text:p>
          </table:table-cell>
          <table:table-cell office:value-type="float" office:value="41" calcext:value-type="float">
            <text:p>41</text:p>
          </table:table-cell>
          <table:table-cell table:formula="of:=SUM([.B7:.L7])" office:value-type="float" office:value="27160" calcext:value-type="float">
            <text:p>27160</text:p>
          </table:table-cell>
          <table:table-cell table:number-columns-repeated="11"/>
          <table:table-cell table:style-name="ce77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22" calcext:value-type="float">
            <text:p>322</text:p>
          </table:table-cell>
          <table:table-cell office:value-type="float" office:value="805" calcext:value-type="float">
            <text:p>805</text:p>
          </table:table-cell>
          <table:table-cell office:value-type="float" office:value="2526" calcext:value-type="float">
            <text:p>2526</text:p>
          </table:table-cell>
          <table:table-cell office:value-type="float" office:value="2182" calcext:value-type="float">
            <text:p>2182</text:p>
          </table:table-cell>
          <table:table-cell office:value-type="float" office:value="2194" calcext:value-type="float">
            <text:p>2194</text:p>
          </table:table-cell>
          <table:table-cell office:value-type="float" office:value="3118" calcext:value-type="float">
            <text:p>3118</text:p>
          </table:table-cell>
          <table:table-cell office:value-type="float" office:value="1742" calcext:value-type="float">
            <text:p>1742</text:p>
          </table:table-cell>
          <table:table-cell office:value-type="float" office:value="1483" calcext:value-type="float">
            <text:p>1483</text:p>
          </table:table-cell>
          <table:table-cell office:value-type="float" office:value="2109" calcext:value-type="float">
            <text:p>2109</text:p>
          </table:table-cell>
          <table:table-cell office:value-type="float" office:value="830" calcext:value-type="float">
            <text:p>830</text:p>
          </table:table-cell>
          <table:table-cell office:value-type="float" office:value="16" calcext:value-type="float">
            <text:p>16</text:p>
          </table:table-cell>
          <table:table-cell table:formula="of:=SUM([.B8:.L8])" office:value-type="float" office:value="17327" calcext:value-type="float">
            <text:p>17327</text:p>
          </table:table-cell>
          <table:table-cell table:number-columns-repeated="11"/>
          <table:table-cell table:style-name="ce77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38" calcext:value-type="float">
            <text:p>338</text:p>
          </table:table-cell>
          <table:table-cell office:value-type="float" office:value="589" calcext:value-type="float">
            <text:p>589</text:p>
          </table:table-cell>
          <table:table-cell office:value-type="float" office:value="1954" calcext:value-type="float">
            <text:p>1954</text:p>
          </table:table-cell>
          <table:table-cell office:value-type="float" office:value="1669" calcext:value-type="float">
            <text:p>1669</text:p>
          </table:table-cell>
          <table:table-cell office:value-type="float" office:value="1488" calcext:value-type="float">
            <text:p>1488</text:p>
          </table:table-cell>
          <table:table-cell office:value-type="float" office:value="2047" calcext:value-type="float">
            <text:p>2047</text:p>
          </table:table-cell>
          <table:table-cell office:value-type="float" office:value="1179" calcext:value-type="float">
            <text:p>1179</text:p>
          </table:table-cell>
          <table:table-cell office:value-type="float" office:value="1010" calcext:value-type="float">
            <text:p>1010</text:p>
          </table:table-cell>
          <table:table-cell office:value-type="float" office:value="1504" calcext:value-type="float">
            <text:p>1504</text:p>
          </table:table-cell>
          <table:table-cell office:value-type="float" office:value="565" calcext:value-type="float">
            <text:p>565</text:p>
          </table:table-cell>
          <table:table-cell office:value-type="float" office:value="19" calcext:value-type="float">
            <text:p>19</text:p>
          </table:table-cell>
          <table:table-cell table:formula="of:=SUM([.B9:.L9])" office:value-type="float" office:value="12362" calcext:value-type="float">
            <text:p>12362</text:p>
          </table:table-cell>
          <table:table-cell table:number-columns-repeated="11"/>
          <table:table-cell table:style-name="ce77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49" calcext:value-type="float">
            <text:p>249</text:p>
          </table:table-cell>
          <table:table-cell office:value-type="float" office:value="398" calcext:value-type="float">
            <text:p>398</text:p>
          </table:table-cell>
          <table:table-cell office:value-type="float" office:value="1277" calcext:value-type="float">
            <text:p>1277</text:p>
          </table:table-cell>
          <table:table-cell office:value-type="float" office:value="1024" calcext:value-type="float">
            <text:p>1024</text:p>
          </table:table-cell>
          <table:table-cell office:value-type="float" office:value="924" calcext:value-type="float">
            <text:p>924</text:p>
          </table:table-cell>
          <table:table-cell office:value-type="float" office:value="1201" calcext:value-type="float">
            <text:p>1201</text:p>
          </table:table-cell>
          <table:table-cell office:value-type="float" office:value="672" calcext:value-type="float">
            <text:p>672</text:p>
          </table:table-cell>
          <table:table-cell office:value-type="float" office:value="623" calcext:value-type="float">
            <text:p>623</text:p>
          </table:table-cell>
          <table:table-cell office:value-type="float" office:value="777" calcext:value-type="float">
            <text:p>777</text:p>
          </table:table-cell>
          <table:table-cell office:value-type="float" office:value="277" calcext:value-type="float">
            <text:p>277</text:p>
          </table:table-cell>
          <table:table-cell office:value-type="float" office:value="7" calcext:value-type="float">
            <text:p>7</text:p>
          </table:table-cell>
          <table:table-cell table:formula="of:=SUM([.B10:.L10])" office:value-type="float" office:value="7429" calcext:value-type="float">
            <text:p>7429</text:p>
          </table:table-cell>
          <table:table-cell table:number-columns-repeated="11"/>
          <table:table-cell table:style-name="ce77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42" calcext:value-type="float">
            <text:p>242</text:p>
          </table:table-cell>
          <table:table-cell office:value-type="float" office:value="382" calcext:value-type="float">
            <text:p>382</text:p>
          </table:table-cell>
          <table:table-cell office:value-type="float" office:value="1027" calcext:value-type="float">
            <text:p>1027</text:p>
          </table:table-cell>
          <table:table-cell office:value-type="float" office:value="906" calcext:value-type="float">
            <text:p>906</text:p>
          </table:table-cell>
          <table:table-cell office:value-type="float" office:value="848" calcext:value-type="float">
            <text:p>848</text:p>
          </table:table-cell>
          <table:table-cell office:value-type="float" office:value="1028" calcext:value-type="float">
            <text:p>1028</text:p>
          </table:table-cell>
          <table:table-cell office:value-type="float" office:value="538" calcext:value-type="float">
            <text:p>538</text:p>
          </table:table-cell>
          <table:table-cell office:value-type="float" office:value="480" calcext:value-type="float">
            <text:p>480</text:p>
          </table:table-cell>
          <table:table-cell office:value-type="float" office:value="561" calcext:value-type="float">
            <text:p>561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table:formula="of:=SUM([.B11:.L11])" office:value-type="float" office:value="6219" calcext:value-type="float">
            <text:p>6219</text:p>
          </table:table-cell>
          <table:table-cell table:number-columns-repeated="11"/>
          <table:table-cell table:style-name="ce77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226" calcext:value-type="float">
            <text:p>226</text:p>
          </table:table-cell>
          <table:table-cell office:value-type="float" office:value="298" calcext:value-type="float">
            <text:p>298</text:p>
          </table:table-cell>
          <table:table-cell office:value-type="float" office:value="800" calcext:value-type="float">
            <text:p>800</text:p>
          </table:table-cell>
          <table:table-cell office:value-type="float" office:value="740" calcext:value-type="float">
            <text:p>740</text:p>
          </table:table-cell>
          <table:table-cell office:value-type="float" office:value="682" calcext:value-type="float">
            <text:p>682</text:p>
          </table:table-cell>
          <table:table-cell office:value-type="float" office:value="727" calcext:value-type="float">
            <text:p>727</text:p>
          </table:table-cell>
          <table:table-cell office:value-type="float" office:value="383" calcext:value-type="float">
            <text:p>383</text:p>
          </table:table-cell>
          <table:table-cell office:value-type="float" office:value="300" calcext:value-type="float">
            <text:p>300</text:p>
          </table:table-cell>
          <table:table-cell office:value-type="float" office:value="424" calcext:value-type="float">
            <text:p>424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table:formula="of:=SUM([.B12:.L12])" office:value-type="float" office:value="4721" calcext:value-type="float">
            <text:p>4721</text:p>
          </table:table-cell>
          <table:table-cell table:number-columns-repeated="11"/>
          <table:table-cell table:style-name="ce77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203" calcext:value-type="float">
            <text:p>203</text:p>
          </table:table-cell>
          <table:table-cell office:value-type="float" office:value="261" calcext:value-type="float">
            <text:p>261</text:p>
          </table:table-cell>
          <table:table-cell office:value-type="float" office:value="663" calcext:value-type="float">
            <text:p>663</text:p>
          </table:table-cell>
          <table:table-cell office:value-type="float" office:value="597" calcext:value-type="float">
            <text:p>597</text:p>
          </table:table-cell>
          <table:table-cell office:value-type="float" office:value="495" calcext:value-type="float">
            <text:p>495</text:p>
          </table:table-cell>
          <table:table-cell office:value-type="float" office:value="513" calcext:value-type="float">
            <text:p>513</text:p>
          </table:table-cell>
          <table:table-cell office:value-type="float" office:value="299" calcext:value-type="float">
            <text:p>299</text:p>
          </table:table-cell>
          <table:table-cell office:value-type="float" office:value="198" calcext:value-type="float">
            <text:p>198</text:p>
          </table:table-cell>
          <table:table-cell office:value-type="float" office:value="279" calcext:value-type="float">
            <text:p>279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B13:.L13])" office:value-type="float" office:value="3611" calcext:value-type="float">
            <text:p>3611</text:p>
          </table:table-cell>
          <table:table-cell table:number-columns-repeated="11"/>
          <table:table-cell table:style-name="ce77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98" calcext:value-type="float">
            <text:p>198</text:p>
          </table:table-cell>
          <table:table-cell office:value-type="float" office:value="281" calcext:value-type="float">
            <text:p>281</text:p>
          </table:table-cell>
          <table:table-cell office:value-type="float" office:value="605" calcext:value-type="float">
            <text:p>605</text:p>
          </table:table-cell>
          <table:table-cell office:value-type="float" office:value="505" calcext:value-type="float">
            <text:p>505</text:p>
          </table:table-cell>
          <table:table-cell office:value-type="float" office:value="425" calcext:value-type="float">
            <text:p>425</text:p>
          </table:table-cell>
          <table:table-cell office:value-type="float" office:value="475" calcext:value-type="float">
            <text:p>475</text:p>
          </table:table-cell>
          <table:table-cell office:value-type="float" office:value="276" calcext:value-type="float">
            <text:p>276</text:p>
          </table:table-cell>
          <table:table-cell office:value-type="float" office:value="161" calcext:value-type="float">
            <text:p>161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formula="of:=SUM([.B14:.L14])" office:value-type="float" office:value="3196" calcext:value-type="float">
            <text:p>3196</text:p>
          </table:table-cell>
          <table:table-cell table:number-columns-repeated="11"/>
          <table:table-cell table:style-name="ce77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07" calcext:value-type="float">
            <text:p>207</text:p>
          </table:table-cell>
          <table:table-cell office:value-type="float" office:value="264" calcext:value-type="float">
            <text:p>264</text:p>
          </table:table-cell>
          <table:table-cell office:value-type="float" office:value="449" calcext:value-type="float">
            <text:p>449</text:p>
          </table:table-cell>
          <table:table-cell office:value-type="float" office:value="361" calcext:value-type="float">
            <text:p>361</text:p>
          </table:table-cell>
          <table:table-cell office:value-type="float" office:value="336" calcext:value-type="float">
            <text:p>336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105" calcext:value-type="float">
            <text:p>105</text:p>
          </table:table-cell>
          <table:table-cell office:value-type="float" office:value="127" calcext:value-type="float">
            <text:p>12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B15:.L15])" office:value-type="float" office:value="2349" calcext:value-type="float">
            <text:p>2349</text:p>
          </table:table-cell>
          <table:table-cell table:number-columns-repeated="11"/>
          <table:table-cell table:style-name="ce77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490" calcext:value-type="float">
            <text:p>490</text:p>
          </table:table-cell>
          <table:table-cell office:value-type="float" office:value="417" calcext:value-type="float">
            <text:p>417</text:p>
          </table:table-cell>
          <table:table-cell office:value-type="float" office:value="302" calcext:value-type="float">
            <text:p>302</text:p>
          </table:table-cell>
          <table:table-cell office:value-type="float" office:value="281" calcext:value-type="float">
            <text:p>281</text:p>
          </table:table-cell>
          <table:table-cell office:value-type="float" office:value="140" calcext:value-type="float">
            <text:p>140</text:p>
          </table:table-cell>
          <table:table-cell office:value-type="float" office:value="84" calcext:value-type="float">
            <text:p>84</text:p>
          </table:table-cell>
          <table:table-cell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B16:.L16])" office:value-type="float" office:value="2339" calcext:value-type="float">
            <text:p>2339</text:p>
          </table:table-cell>
          <table:table-cell table:number-columns-repeated="11"/>
          <table:table-cell table:style-name="ce77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35" calcext:value-type="float">
            <text:p>335</text:p>
          </table:table-cell>
          <table:table-cell office:value-type="float" office:value="432" calcext:value-type="float">
            <text:p>432</text:p>
          </table:table-cell>
          <table:table-cell office:value-type="float" office:value="768" calcext:value-type="float">
            <text:p>768</text:p>
          </table:table-cell>
          <table:table-cell office:value-type="float" office:value="776" calcext:value-type="float">
            <text:p>776</text:p>
          </table:table-cell>
          <table:table-cell office:value-type="float" office:value="822" calcext:value-type="float">
            <text:p>822</text:p>
          </table:table-cell>
          <table:table-cell office:value-type="float" office:value="499" calcext:value-type="float">
            <text:p>499</text:p>
          </table:table-cell>
          <table:table-cell office:value-type="float" office:value="189" calcext:value-type="float">
            <text:p>189</text:p>
          </table:table-cell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SUM([.B17:.L17])" office:value-type="float" office:value="4087" calcext:value-type="float">
            <text:p>4087</text:p>
          </table:table-cell>
          <table:table-cell table:number-columns-repeated="11"/>
          <table:table-cell table:style-name="ce77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75" calcext:value-type="float">
            <text:p>275</text:p>
          </table:table-cell>
          <table:table-cell office:value-type="float" office:value="312" calcext:value-type="float">
            <text:p>312</text:p>
          </table:table-cell>
          <table:table-cell office:value-type="float" office:value="579" calcext:value-type="float">
            <text:p>579</text:p>
          </table:table-cell>
          <table:table-cell office:value-type="float" office:value="629" calcext:value-type="float">
            <text:p>629</text:p>
          </table:table-cell>
          <table:table-cell office:value-type="float" office:value="548" calcext:value-type="float">
            <text:p>548</text:p>
          </table:table-cell>
          <table:table-cell office:value-type="float" office:value="465" calcext:value-type="float">
            <text:p>465</text:p>
          </table:table-cell>
          <table:table-cell office:value-type="float" office:value="173" calcext:value-type="float">
            <text:p>173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SUM([.B18:.L18])" office:value-type="float" office:value="3189" calcext:value-type="float">
            <text:p>3189</text:p>
          </table:table-cell>
          <table:table-cell table:number-columns-repeated="11"/>
          <table:table-cell table:style-name="ce77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265" calcext:value-type="float">
            <text:p>265</text:p>
          </table:table-cell>
          <table:table-cell office:value-type="float" office:value="242" calcext:value-type="float">
            <text:p>242</text:p>
          </table:table-cell>
          <table:table-cell office:value-type="float" office:value="573" calcext:value-type="float">
            <text:p>573</text:p>
          </table:table-cell>
          <table:table-cell office:value-type="float" office:value="486" calcext:value-type="float">
            <text:p>486</text:p>
          </table:table-cell>
          <table:table-cell office:value-type="float" office:value="436" calcext:value-type="float">
            <text:p>436</text:p>
          </table:table-cell>
          <table:table-cell office:value-type="float" office:value="341" calcext:value-type="float">
            <text:p>341</text:p>
          </table:table-cell>
          <table:table-cell office:value-type="float" office:value="172" calcext:value-type="float">
            <text:p>172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SUM([.B19:.L19])" office:value-type="float" office:value="2693" calcext:value-type="float">
            <text:p>2693</text:p>
          </table:table-cell>
          <table:table-cell table:number-columns-repeated="11"/>
          <table:table-cell table:style-name="ce77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260" calcext:value-type="float">
            <text:p>260</text:p>
          </table:table-cell>
          <table:table-cell office:value-type="float" office:value="248" calcext:value-type="float">
            <text:p>248</text:p>
          </table:table-cell>
          <table:table-cell office:value-type="float" office:value="462" calcext:value-type="float">
            <text:p>462</text:p>
          </table:table-cell>
          <table:table-cell office:value-type="float" office:value="461" calcext:value-type="float">
            <text:p>461</text:p>
          </table:table-cell>
          <table:table-cell office:value-type="float" office:value="370" calcext:value-type="float">
            <text:p>370</text:p>
          </table:table-cell>
          <table:table-cell office:value-type="float" office:value="288" calcext:value-type="float">
            <text:p>288</text:p>
          </table:table-cell>
          <table:table-cell office:value-type="float" office:value="155" calcext:value-type="float">
            <text:p>155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[.B20:.L20])" office:value-type="float" office:value="2412" calcext:value-type="float">
            <text:p>2412</text:p>
          </table:table-cell>
          <table:table-cell table:number-columns-repeated="11"/>
          <table:table-cell table:style-name="ce77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79" calcext:value-type="float">
            <text:p>279</text:p>
          </table:table-cell>
          <table:table-cell office:value-type="float" office:value="342" calcext:value-type="float">
            <text:p>342</text:p>
          </table:table-cell>
          <table:table-cell office:value-type="float" office:value="608" calcext:value-type="float">
            <text:p>608</text:p>
          </table:table-cell>
          <table:table-cell office:value-type="float" office:value="546" calcext:value-type="float">
            <text:p>546</text:p>
          </table:table-cell>
          <table:table-cell office:value-type="float" office:value="486" calcext:value-type="float">
            <text:p>486</text:p>
          </table:table-cell>
          <table:table-cell office:value-type="float" office:value="382" calcext:value-type="float">
            <text:p>382</text:p>
          </table:table-cell>
          <table:table-cell office:value-type="float" office:value="179" calcext:value-type="float">
            <text:p>179</text:p>
          </table:table-cell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SUM([.B21:.L21])" office:value-type="float" office:value="3015" calcext:value-type="float">
            <text:p>3015</text:p>
          </table:table-cell>
          <table:table-cell table:number-columns-repeated="11"/>
          <table:table-cell table:style-name="ce77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312" calcext:value-type="float">
            <text:p>312</text:p>
          </table:table-cell>
          <table:table-cell office:value-type="float" office:value="439" calcext:value-type="float">
            <text:p>439</text:p>
          </table:table-cell>
          <table:table-cell office:value-type="float" office:value="786" calcext:value-type="float">
            <text:p>786</text:p>
          </table:table-cell>
          <table:table-cell office:value-type="float" office:value="741" calcext:value-type="float">
            <text:p>741</text:p>
          </table:table-cell>
          <table:table-cell office:value-type="float" office:value="655" calcext:value-type="float">
            <text:p>655</text:p>
          </table:table-cell>
          <table:table-cell office:value-type="float" office:value="533" calcext:value-type="float">
            <text:p>533</text:p>
          </table:table-cell>
          <table:table-cell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SUM([.B22:.L22])" office:value-type="float" office:value="3926" calcext:value-type="float">
            <text:p>3926</text:p>
          </table:table-cell>
          <table:table-cell table:number-columns-repeated="11"/>
          <table:table-cell table:style-name="ce77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349" calcext:value-type="float">
            <text:p>349</text:p>
          </table:table-cell>
          <table:table-cell office:value-type="float" office:value="616" calcext:value-type="float">
            <text:p>616</text:p>
          </table:table-cell>
          <table:table-cell office:value-type="float" office:value="1027" calcext:value-type="float">
            <text:p>1027</text:p>
          </table:table-cell>
          <table:table-cell office:value-type="float" office:value="806" calcext:value-type="float">
            <text:p>806</text:p>
          </table:table-cell>
          <table:table-cell office:value-type="float" office:value="813" calcext:value-type="float">
            <text:p>813</text:p>
          </table:table-cell>
          <table:table-cell office:value-type="float" office:value="635" calcext:value-type="float">
            <text:p>635</text:p>
          </table:table-cell>
          <table:table-cell office:value-type="float" office:value="235" calcext:value-type="float">
            <text:p>235</text:p>
          </table:table-cell>
          <table:table-cell office:value-type="float" office:value="161" calcext:value-type="float">
            <text:p>161</text:p>
          </table:table-cell>
          <table:table-cell office:value-type="float" office:value="129" calcext:value-type="float">
            <text:p>12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SUM([.B23:.L23])" office:value-type="float" office:value="4810" calcext:value-type="float">
            <text:p>4810</text:p>
          </table:table-cell>
          <table:table-cell table:number-columns-repeated="11"/>
          <table:table-cell table:style-name="ce77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office:value-type="float" office:value="907" calcext:value-type="float">
            <text:p>907</text:p>
          </table:table-cell>
          <table:table-cell office:value-type="float" office:value="1343" calcext:value-type="float">
            <text:p>1343</text:p>
          </table:table-cell>
          <table:table-cell office:value-type="float" office:value="1022" calcext:value-type="float">
            <text:p>1022</text:p>
          </table:table-cell>
          <table:table-cell office:value-type="float" office:value="935" calcext:value-type="float">
            <text:p>935</text:p>
          </table:table-cell>
          <table:table-cell office:value-type="float" office:value="724" calcext:value-type="float">
            <text:p>724</text:p>
          </table:table-cell>
          <table:table-cell office:value-type="float" office:value="322" calcext:value-type="float">
            <text:p>322</text:p>
          </table:table-cell>
          <table:table-cell office:value-type="float" office:value="147" calcext:value-type="float">
            <text:p>147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formula="of:=SUM([.B24:.L24])" office:value-type="float" office:value="6015" calcext:value-type="float">
            <text:p>6015</text:p>
          </table:table-cell>
          <table:table-cell table:number-columns-repeated="11"/>
          <table:table-cell table:style-name="ce77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681" calcext:value-type="float">
            <text:p>681</text:p>
          </table:table-cell>
          <table:table-cell office:value-type="float" office:value="1284" calcext:value-type="float">
            <text:p>1284</text:p>
          </table:table-cell>
          <table:table-cell office:value-type="float" office:value="1997" calcext:value-type="float">
            <text:p>1997</text:p>
          </table:table-cell>
          <table:table-cell office:value-type="float" office:value="1339" calcext:value-type="float">
            <text:p>1339</text:p>
          </table:table-cell>
          <table:table-cell office:value-type="float" office:value="1207" calcext:value-type="float">
            <text:p>1207</text:p>
          </table:table-cell>
          <table:table-cell office:value-type="float" office:value="795" calcext:value-type="float">
            <text:p>795</text:p>
          </table:table-cell>
          <table:table-cell office:value-type="float" office:value="302" calcext:value-type="float">
            <text:p>302</text:p>
          </table:table-cell>
          <table:table-cell office:value-type="float" office:value="150" calcext:value-type="float">
            <text:p>150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SUM([.B25:.L25])" office:value-type="float" office:value="7917" calcext:value-type="float">
            <text:p>7917</text:p>
          </table:table-cell>
          <table:table-cell table:number-columns-repeated="11"/>
          <table:table-cell table:style-name="ce77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64" calcext:value-type="float">
            <text:p>664</text:p>
          </table:table-cell>
          <table:table-cell office:value-type="float" office:value="1449" calcext:value-type="float">
            <text:p>1449</text:p>
          </table:table-cell>
          <table:table-cell office:value-type="float" office:value="2741" calcext:value-type="float">
            <text:p>2741</text:p>
          </table:table-cell>
          <table:table-cell office:value-type="float" office:value="1699" calcext:value-type="float">
            <text:p>1699</text:p>
          </table:table-cell>
          <table:table-cell office:value-type="float" office:value="1403" calcext:value-type="float">
            <text:p>1403</text:p>
          </table:table-cell>
          <table:table-cell office:value-type="float" office:value="984" calcext:value-type="float">
            <text:p>984</text:p>
          </table:table-cell>
          <table:table-cell office:value-type="float" office:value="357" calcext:value-type="float">
            <text:p>357</text:p>
          </table:table-cell>
          <table:table-cell office:value-type="float" office:value="162" calcext:value-type="float">
            <text:p>162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SUM([.B26:.L26])" office:value-type="float" office:value="9564" calcext:value-type="float">
            <text:p>9564</text:p>
          </table:table-cell>
          <table:table-cell table:number-columns-repeated="11"/>
          <table:table-cell table:style-name="ce77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75" calcext:value-type="float">
            <text:p>575</text:p>
          </table:table-cell>
          <table:table-cell office:value-type="float" office:value="1309" calcext:value-type="float">
            <text:p>1309</text:p>
          </table:table-cell>
          <table:table-cell office:value-type="float" office:value="2540" calcext:value-type="float">
            <text:p>2540</text:p>
          </table:table-cell>
          <table:table-cell office:value-type="float" office:value="1565" calcext:value-type="float">
            <text:p>1565</text:p>
          </table:table-cell>
          <table:table-cell office:value-type="float" office:value="1259" calcext:value-type="float">
            <text:p>1259</text:p>
          </table:table-cell>
          <table:table-cell office:value-type="float" office:value="886" calcext:value-type="float">
            <text:p>886</text:p>
          </table:table-cell>
          <table:table-cell office:value-type="float" office:value="375" calcext:value-type="float">
            <text:p>375</text:p>
          </table:table-cell>
          <table:table-cell office:value-type="float" office:value="158" calcext:value-type="float">
            <text:p>158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SUM([.B27:.L27])" office:value-type="float" office:value="8777" calcext:value-type="float">
            <text:p>8777</text:p>
          </table:table-cell>
          <table:table-cell table:number-columns-repeated="11"/>
          <table:table-cell table:style-name="ce77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551" calcext:value-type="float">
            <text:p>551</text:p>
          </table:table-cell>
          <table:table-cell office:value-type="float" office:value="1198" calcext:value-type="float">
            <text:p>1198</text:p>
          </table:table-cell>
          <table:table-cell office:value-type="float" office:value="2389" calcext:value-type="float">
            <text:p>2389</text:p>
          </table:table-cell>
          <table:table-cell office:value-type="float" office:value="1581" calcext:value-type="float">
            <text:p>1581</text:p>
          </table:table-cell>
          <table:table-cell office:value-type="float" office:value="1250" calcext:value-type="float">
            <text:p>1250</text:p>
          </table:table-cell>
          <table:table-cell office:value-type="float" office:value="936" calcext:value-type="float">
            <text:p>936</text:p>
          </table:table-cell>
          <table:table-cell office:value-type="float" office:value="372" calcext:value-type="float">
            <text:p>372</text:p>
          </table:table-cell>
          <table:table-cell office:value-type="float" office:value="183" calcext:value-type="float">
            <text:p>183</text:p>
          </table:table-cell>
          <table:table-cell office:value-type="float" office:value="85" calcext:value-type="float">
            <text:p>8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SUM([.B28:.L28])" office:value-type="float" office:value="8569" calcext:value-type="float">
            <text:p>8569</text:p>
          </table:table-cell>
          <table:table-cell table:number-columns-repeated="11"/>
          <table:table-cell table:style-name="ce77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552" calcext:value-type="float">
            <text:p>552</text:p>
          </table:table-cell>
          <table:table-cell office:value-type="float" office:value="1325" calcext:value-type="float">
            <text:p>1325</text:p>
          </table:table-cell>
          <table:table-cell office:value-type="float" office:value="2511" calcext:value-type="float">
            <text:p>2511</text:p>
          </table:table-cell>
          <table:table-cell office:value-type="float" office:value="1619" calcext:value-type="float">
            <text:p>1619</text:p>
          </table:table-cell>
          <table:table-cell office:value-type="float" office:value="1371" calcext:value-type="float">
            <text:p>1371</text:p>
          </table:table-cell>
          <table:table-cell office:value-type="float" office:value="1219" calcext:value-type="float">
            <text:p>1219</text:p>
          </table:table-cell>
          <table:table-cell office:value-type="float" office:value="561" calcext:value-type="float">
            <text:p>561</text:p>
          </table:table-cell>
          <table:table-cell office:value-type="float" office:value="298" calcext:value-type="float">
            <text:p>298</text:p>
          </table:table-cell>
          <table:table-cell office:value-type="float" office:value="213" calcext:value-type="float">
            <text:p>21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SUM([.B29:.L29])" office:value-type="float" office:value="9713" calcext:value-type="float">
            <text:p>9713</text:p>
          </table:table-cell>
          <table:table-cell table:number-columns-repeated="11"/>
          <table:table-cell table:style-name="ce77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642" calcext:value-type="float">
            <text:p>642</text:p>
          </table:table-cell>
          <table:table-cell office:value-type="float" office:value="1538" calcext:value-type="float">
            <text:p>1538</text:p>
          </table:table-cell>
          <table:table-cell office:value-type="float" office:value="2979" calcext:value-type="float">
            <text:p>2979</text:p>
          </table:table-cell>
          <table:table-cell office:value-type="float" office:value="2099" calcext:value-type="float">
            <text:p>2099</text:p>
          </table:table-cell>
          <table:table-cell office:value-type="float" office:value="1705" calcext:value-type="float">
            <text:p>1705</text:p>
          </table:table-cell>
          <table:table-cell office:value-type="float" office:value="1644" calcext:value-type="float">
            <text:p>1644</text:p>
          </table:table-cell>
          <table:table-cell office:value-type="float" office:value="782" calcext:value-type="float">
            <text:p>782</text:p>
          </table:table-cell>
          <table:table-cell office:value-type="float" office:value="438" calcext:value-type="float">
            <text:p>438</text:p>
          </table:table-cell>
          <table:table-cell office:value-type="float" office:value="298" calcext:value-type="float">
            <text:p>298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formula="of:=SUM([.B30:.L30])" office:value-type="float" office:value="12198" calcext:value-type="float">
            <text:p>12198</text:p>
          </table:table-cell>
          <table:table-cell table:number-columns-repeated="11"/>
          <table:table-cell table:style-name="ce77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685" calcext:value-type="float">
            <text:p>685</text:p>
          </table:table-cell>
          <table:table-cell office:value-type="float" office:value="1604" calcext:value-type="float">
            <text:p>1604</text:p>
          </table:table-cell>
          <table:table-cell office:value-type="float" office:value="3001" calcext:value-type="float">
            <text:p>3001</text:p>
          </table:table-cell>
          <table:table-cell office:value-type="float" office:value="2284" calcext:value-type="float">
            <text:p>2284</text:p>
          </table:table-cell>
          <table:table-cell office:value-type="float" office:value="1736" calcext:value-type="float">
            <text:p>1736</text:p>
          </table:table-cell>
          <table:table-cell office:value-type="float" office:value="1843" calcext:value-type="float">
            <text:p>1843</text:p>
          </table:table-cell>
          <table:table-cell office:value-type="float" office:value="825" calcext:value-type="float">
            <text:p>825</text:p>
          </table:table-cell>
          <table:table-cell office:value-type="float" office:value="496" calcext:value-type="float">
            <text:p>496</text:p>
          </table:table-cell>
          <table:table-cell office:value-type="float" office:value="326" calcext:value-type="float">
            <text:p>326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formula="of:=SUM([.B31:.L31])" office:value-type="float" office:value="12893" calcext:value-type="float">
            <text:p>12893</text:p>
          </table:table-cell>
          <table:table-cell table:number-columns-repeated="12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711" calcext:value-type="float">
            <text:p>711</text:p>
          </table:table-cell>
          <table:table-cell office:value-type="float" office:value="1923" calcext:value-type="float">
            <text:p>1923</text:p>
          </table:table-cell>
          <table:table-cell office:value-type="float" office:value="3371" calcext:value-type="float">
            <text:p>3371</text:p>
          </table:table-cell>
          <table:table-cell office:value-type="float" office:value="2564" calcext:value-type="float">
            <text:p>2564</text:p>
          </table:table-cell>
          <table:table-cell office:value-type="float" office:value="2146" calcext:value-type="float">
            <text:p>2146</text:p>
          </table:table-cell>
          <table:table-cell office:value-type="float" office:value="2219" calcext:value-type="float">
            <text:p>2219</text:p>
          </table:table-cell>
          <table:table-cell office:value-type="float" office:value="1069" calcext:value-type="float">
            <text:p>1069</text:p>
          </table:table-cell>
          <table:table-cell office:value-type="float" office:value="609" calcext:value-type="float">
            <text:p>609</text:p>
          </table:table-cell>
          <table:table-cell office:value-type="float" office:value="453" calcext:value-type="float">
            <text:p>453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formula="of:=SUM([.B32:.L32])" office:value-type="float" office:value="15170" calcext:value-type="float">
            <text:p>15170</text:p>
          </table:table-cell>
          <table:table-cell table:number-columns-repeated="12"/>
        </table:table-row>
        <table:table-row table:style-name="ro3" table:number-rows-repeated="1048543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FaelleProWocheAlter2" table:style-name="ta2">
        <table:table-column table:style-name="co16" table:default-cell-style-name="Default"/>
        <table:table-column table:style-name="co10" table:number-columns-repeated="51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Summe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3">
          <table:table-cell office:value-type="string" calcext:value-type="string">
            <text:p>Y0</text:p>
          </table:table-cell>
          <table:table-cell table:formula="of:=SUM([.C2:.AZ2])" office:value-type="float" office:value="11789" calcext:value-type="float">
            <text:p>11789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311" calcext:value-type="float">
            <text:p>311</text:p>
          </table:table-cell>
          <table:table-cell office:value-type="float" office:value="504" calcext:value-type="float">
            <text:p>504</text:p>
          </table:table-cell>
          <table:table-cell office:value-type="float" office:value="564" calcext:value-type="float">
            <text:p>564</text:p>
          </table:table-cell>
          <table:table-cell office:value-type="float" office:value="470" calcext:value-type="float">
            <text:p>470</text:p>
          </table:table-cell>
          <table:table-cell office:value-type="float" office:value="322" calcext:value-type="float">
            <text:p>322</text:p>
          </table:table-cell>
          <table:table-cell office:value-type="float" office:value="338" calcext:value-type="float">
            <text:p>338</text:p>
          </table:table-cell>
          <table:table-cell office:value-type="float" office:value="249" calcext:value-type="float">
            <text:p>249</text:p>
          </table:table-cell>
          <table:table-cell office:value-type="float" office:value="242" calcext:value-type="float">
            <text:p>242</text:p>
          </table:table-cell>
          <table:table-cell office:value-type="float" office:value="226" calcext:value-type="float">
            <text:p>226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207" calcext:value-type="float">
            <text:p>207</text:p>
          </table:table-cell>
          <table:table-cell office:value-type="float" office:value="233" calcext:value-type="float">
            <text:p>233</text:p>
          </table:table-cell>
          <table:table-cell office:value-type="float" office:value="335" calcext:value-type="float">
            <text:p>335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260" calcext:value-type="float">
            <text:p>260</text:p>
          </table:table-cell>
          <table:table-cell office:value-type="float" office:value="279" calcext:value-type="float">
            <text:p>279</text:p>
          </table:table-cell>
          <table:table-cell office:value-type="float" office:value="312" calcext:value-type="float">
            <text:p>312</text:p>
          </table:table-cell>
          <table:table-cell office:value-type="float" office:value="349" calcext:value-type="float">
            <text:p>349</text:p>
          </table:table-cell>
          <table:table-cell office:value-type="float" office:value="475" calcext:value-type="float">
            <text:p>475</text:p>
          </table:table-cell>
          <table:table-cell office:value-type="float" office:value="681" calcext:value-type="float">
            <text:p>681</text:p>
          </table:table-cell>
          <table:table-cell office:value-type="float" office:value="664" calcext:value-type="float">
            <text:p>664</text:p>
          </table:table-cell>
          <table:table-cell office:value-type="float" office:value="575" calcext:value-type="float">
            <text:p>575</text:p>
          </table:table-cell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642" calcext:value-type="float">
            <text:p>642</text:p>
          </table:table-cell>
          <table:table-cell office:value-type="float" office:value="685" calcext:value-type="float">
            <text:p>685</text:p>
          </table:table-cell>
          <table:table-cell office:value-type="float" office:value="711" calcext:value-type="float">
            <text:p>711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Y10</text:p>
          </table:table-cell>
          <table:table-cell table:formula="of:=SUM([.C3:.AZ3])" office:value-type="float" office:value="23798" calcext:value-type="float">
            <text:p>23798</text:p>
          </table:table-cell>
          <table:table-cell office:value-type="float" office:value="63" calcext:value-type="float">
            <text:p>63</text:p>
          </table:table-cell>
          <table:table-cell office:value-type="float" office:value="285" calcext:value-type="float">
            <text:p>285</text:p>
          </table:table-cell>
          <table:table-cell office:value-type="float" office:value="792" calcext:value-type="float">
            <text:p>792</text:p>
          </table:table-cell>
          <table:table-cell office:value-type="float" office:value="1318" calcext:value-type="float">
            <text:p>1318</text:p>
          </table:table-cell>
          <table:table-cell office:value-type="float" office:value="1505" calcext:value-type="float">
            <text:p>1505</text:p>
          </table:table-cell>
          <table:table-cell office:value-type="float" office:value="1159" calcext:value-type="float">
            <text:p>1159</text:p>
          </table:table-cell>
          <table:table-cell office:value-type="float" office:value="805" calcext:value-type="float">
            <text:p>805</text:p>
          </table:table-cell>
          <table:table-cell office:value-type="float" office:value="589" calcext:value-type="float">
            <text:p>589</text:p>
          </table:table-cell>
          <table:table-cell office:value-type="float" office:value="398" calcext:value-type="float">
            <text:p>398</text:p>
          </table:table-cell>
          <table:table-cell office:value-type="float" office:value="382" calcext:value-type="float">
            <text:p>382</text:p>
          </table:table-cell>
          <table:table-cell office:value-type="float" office:value="298" calcext:value-type="float">
            <text:p>298</text:p>
          </table:table-cell>
          <table:table-cell office:value-type="float" office:value="261" calcext:value-type="float">
            <text:p>261</text:p>
          </table:table-cell>
          <table:table-cell office:value-type="float" office:value="281" calcext:value-type="float">
            <text:p>281</text:p>
          </table:table-cell>
          <table:table-cell office:value-type="float" office:value="264" calcext:value-type="float">
            <text:p>264</text:p>
          </table:table-cell>
          <table:table-cell office:value-type="float" office:value="230" calcext:value-type="float">
            <text:p>230</text:p>
          </table:table-cell>
          <table:table-cell office:value-type="float" office:value="432" calcext:value-type="float">
            <text:p>432</text:p>
          </table:table-cell>
          <table:table-cell office:value-type="float" office:value="312" calcext:value-type="float">
            <text:p>312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342" calcext:value-type="float">
            <text:p>342</text:p>
          </table:table-cell>
          <table:table-cell office:value-type="float" office:value="439" calcext:value-type="float">
            <text:p>439</text:p>
          </table:table-cell>
          <table:table-cell office:value-type="float" office:value="616" calcext:value-type="float">
            <text:p>616</text:p>
          </table:table-cell>
          <table:table-cell office:value-type="float" office:value="907" calcext:value-type="float">
            <text:p>907</text:p>
          </table:table-cell>
          <table:table-cell office:value-type="float" office:value="1284" calcext:value-type="float">
            <text:p>1284</text:p>
          </table:table-cell>
          <table:table-cell office:value-type="float" office:value="1449" calcext:value-type="float">
            <text:p>1449</text:p>
          </table:table-cell>
          <table:table-cell office:value-type="float" office:value="1309" calcext:value-type="float">
            <text:p>1309</text:p>
          </table:table-cell>
          <table:table-cell office:value-type="float" office:value="1198" calcext:value-type="float">
            <text:p>1198</text:p>
          </table:table-cell>
          <table:table-cell office:value-type="float" office:value="1325" calcext:value-type="float">
            <text:p>1325</text:p>
          </table:table-cell>
          <table:table-cell office:value-type="float" office:value="1538" calcext:value-type="float">
            <text:p>1538</text:p>
          </table:table-cell>
          <table:table-cell office:value-type="float" office:value="1604" calcext:value-type="float">
            <text:p>1604</text:p>
          </table:table-cell>
          <table:table-cell office:value-type="float" office:value="1923" calcext:value-type="float">
            <text:p>1923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Y20</text:p>
          </table:table-cell>
          <table:table-cell table:formula="of:=SUM([.C4:.AZ4])" office:value-type="float" office:value="55283" calcext:value-type="float">
            <text:p>55283</text:p>
          </table:table-cell>
          <table:table-cell office:value-type="float" office:value="144" calcext:value-type="float">
            <text:p>144</text:p>
          </table:table-cell>
          <table:table-cell office:value-type="float" office:value="871" calcext:value-type="float">
            <text:p>871</text:p>
          </table:table-cell>
          <table:table-cell office:value-type="float" office:value="3449" calcext:value-type="float">
            <text:p>3449</text:p>
          </table:table-cell>
          <table:table-cell office:value-type="float" office:value="4965" calcext:value-type="float">
            <text:p>4965</text:p>
          </table:table-cell>
          <table:table-cell office:value-type="float" office:value="4727" calcext:value-type="float">
            <text:p>4727</text:p>
          </table:table-cell>
          <table:table-cell office:value-type="float" office:value="3661" calcext:value-type="float">
            <text:p>3661</text:p>
          </table:table-cell>
          <table:table-cell office:value-type="float" office:value="2526" calcext:value-type="float">
            <text:p>2526</text:p>
          </table:table-cell>
          <table:table-cell office:value-type="float" office:value="1954" calcext:value-type="float">
            <text:p>1954</text:p>
          </table:table-cell>
          <table:table-cell office:value-type="float" office:value="1277" calcext:value-type="float">
            <text:p>1277</text:p>
          </table:table-cell>
          <table:table-cell office:value-type="float" office:value="1027" calcext:value-type="float">
            <text:p>1027</text:p>
          </table:table-cell>
          <table:table-cell office:value-type="float" office:value="800" calcext:value-type="float">
            <text:p>800</text:p>
          </table:table-cell>
          <table:table-cell office:value-type="float" office:value="663" calcext:value-type="float">
            <text:p>663</text:p>
          </table:table-cell>
          <table:table-cell office:value-type="float" office:value="605" calcext:value-type="float">
            <text:p>605</text:p>
          </table:table-cell>
          <table:table-cell office:value-type="float" office:value="449" calcext:value-type="float">
            <text:p>449</text:p>
          </table:table-cell>
          <table:table-cell office:value-type="float" office:value="490" calcext:value-type="float">
            <text:p>490</text:p>
          </table:table-cell>
          <table:table-cell office:value-type="float" office:value="768" calcext:value-type="float">
            <text:p>768</text:p>
          </table:table-cell>
          <table:table-cell office:value-type="float" office:value="579" calcext:value-type="float">
            <text:p>579</text:p>
          </table:table-cell>
          <table:table-cell office:value-type="float" office:value="573" calcext:value-type="float">
            <text:p>573</text:p>
          </table:table-cell>
          <table:table-cell office:value-type="float" office:value="462" calcext:value-type="float">
            <text:p>462</text:p>
          </table:table-cell>
          <table:table-cell office:value-type="float" office:value="608" calcext:value-type="float">
            <text:p>608</text:p>
          </table:table-cell>
          <table:table-cell office:value-type="float" office:value="786" calcext:value-type="float">
            <text:p>786</text:p>
          </table:table-cell>
          <table:table-cell office:value-type="float" office:value="1027" calcext:value-type="float">
            <text:p>1027</text:p>
          </table:table-cell>
          <table:table-cell office:value-type="float" office:value="1343" calcext:value-type="float">
            <text:p>1343</text:p>
          </table:table-cell>
          <table:table-cell office:value-type="float" office:value="1997" calcext:value-type="float">
            <text:p>1997</text:p>
          </table:table-cell>
          <table:table-cell office:value-type="float" office:value="2741" calcext:value-type="float">
            <text:p>2741</text:p>
          </table:table-cell>
          <table:table-cell office:value-type="float" office:value="2540" calcext:value-type="float">
            <text:p>2540</text:p>
          </table:table-cell>
          <table:table-cell office:value-type="float" office:value="2389" calcext:value-type="float">
            <text:p>2389</text:p>
          </table:table-cell>
          <table:table-cell office:value-type="float" office:value="2511" calcext:value-type="float">
            <text:p>2511</text:p>
          </table:table-cell>
          <table:table-cell office:value-type="float" office:value="2979" calcext:value-type="float">
            <text:p>2979</text:p>
          </table:table-cell>
          <table:table-cell office:value-type="float" office:value="3001" calcext:value-type="float">
            <text:p>3001</text:p>
          </table:table-cell>
          <table:table-cell office:value-type="float" office:value="3371" calcext:value-type="float">
            <text:p>3371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Y30</text:p>
          </table:table-cell>
          <table:table-cell table:formula="of:=SUM([.C5:.AZ5])" office:value-type="float" office:value="46677" calcext:value-type="float">
            <text:p>46677</text:p>
          </table:table-cell>
          <table:table-cell office:value-type="float" office:value="134" calcext:value-type="float">
            <text:p>134</text:p>
          </table:table-cell>
          <table:table-cell office:value-type="float" office:value="1080" calcext:value-type="float">
            <text:p>1080</text:p>
          </table:table-cell>
          <table:table-cell office:value-type="float" office:value="3806" calcext:value-type="float">
            <text:p>3806</text:p>
          </table:table-cell>
          <table:table-cell office:value-type="float" office:value="5025" calcext:value-type="float">
            <text:p>5025</text:p>
          </table:table-cell>
          <table:table-cell office:value-type="float" office:value="4614" calcext:value-type="float">
            <text:p>4614</text:p>
          </table:table-cell>
          <table:table-cell office:value-type="float" office:value="3400" calcext:value-type="float">
            <text:p>3400</text:p>
          </table:table-cell>
          <table:table-cell office:value-type="float" office:value="2182" calcext:value-type="float">
            <text:p>2182</text:p>
          </table:table-cell>
          <table:table-cell office:value-type="float" office:value="1669" calcext:value-type="float">
            <text:p>1669</text:p>
          </table:table-cell>
          <table:table-cell office:value-type="float" office:value="1024" calcext:value-type="float">
            <text:p>1024</text:p>
          </table:table-cell>
          <table:table-cell office:value-type="float" office:value="906" calcext:value-type="float">
            <text:p>906</text:p>
          </table:table-cell>
          <table:table-cell office:value-type="float" office:value="740" calcext:value-type="float">
            <text:p>740</text:p>
          </table:table-cell>
          <table:table-cell office:value-type="float" office:value="597" calcext:value-type="float">
            <text:p>597</text:p>
          </table:table-cell>
          <table:table-cell office:value-type="float" office:value="505" calcext:value-type="float">
            <text:p>505</text:p>
          </table:table-cell>
          <table:table-cell office:value-type="float" office:value="361" calcext:value-type="float">
            <text:p>361</text:p>
          </table:table-cell>
          <table:table-cell office:value-type="float" office:value="417" calcext:value-type="float">
            <text:p>417</text:p>
          </table:table-cell>
          <table:table-cell office:value-type="float" office:value="776" calcext:value-type="float">
            <text:p>776</text:p>
          </table:table-cell>
          <table:table-cell office:value-type="float" office:value="629" calcext:value-type="float">
            <text:p>629</text:p>
          </table:table-cell>
          <table:table-cell office:value-type="float" office:value="486" calcext:value-type="float">
            <text:p>486</text:p>
          </table:table-cell>
          <table:table-cell office:value-type="float" office:value="461" calcext:value-type="float">
            <text:p>461</text:p>
          </table:table-cell>
          <table:table-cell office:value-type="float" office:value="546" calcext:value-type="float">
            <text:p>546</text:p>
          </table:table-cell>
          <table:table-cell office:value-type="float" office:value="741" calcext:value-type="float">
            <text:p>741</text:p>
          </table:table-cell>
          <table:table-cell office:value-type="float" office:value="806" calcext:value-type="float">
            <text:p>806</text:p>
          </table:table-cell>
          <table:table-cell office:value-type="float" office:value="1022" calcext:value-type="float">
            <text:p>1022</text:p>
          </table:table-cell>
          <table:table-cell office:value-type="float" office:value="1339" calcext:value-type="float">
            <text:p>1339</text:p>
          </table:table-cell>
          <table:table-cell office:value-type="float" office:value="1699" calcext:value-type="float">
            <text:p>1699</text:p>
          </table:table-cell>
          <table:table-cell office:value-type="float" office:value="1565" calcext:value-type="float">
            <text:p>1565</text:p>
          </table:table-cell>
          <table:table-cell office:value-type="float" office:value="1581" calcext:value-type="float">
            <text:p>1581</text:p>
          </table:table-cell>
          <table:table-cell office:value-type="float" office:value="1619" calcext:value-type="float">
            <text:p>1619</text:p>
          </table:table-cell>
          <table:table-cell office:value-type="float" office:value="2099" calcext:value-type="float">
            <text:p>2099</text:p>
          </table:table-cell>
          <table:table-cell office:value-type="float" office:value="2284" calcext:value-type="float">
            <text:p>2284</text:p>
          </table:table-cell>
          <table:table-cell office:value-type="float" office:value="2564" calcext:value-type="float">
            <text:p>256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Y40</text:p>
          </table:table-cell>
          <table:table-cell table:formula="of:=SUM([.C6:.AZ6])" office:value-type="float" office:value="44107" calcext:value-type="float">
            <text:p>44107</text:p>
          </table:table-cell>
          <table:table-cell office:value-type="float" office:value="186" calcext:value-type="float">
            <text:p>186</text:p>
          </table:table-cell>
          <table:table-cell office:value-type="float" office:value="1314" calcext:value-type="float">
            <text:p>1314</text:p>
          </table:table-cell>
          <table:table-cell office:value-type="float" office:value="3901" calcext:value-type="float">
            <text:p>3901</text:p>
          </table:table-cell>
          <table:table-cell office:value-type="float" office:value="5250" calcext:value-type="float">
            <text:p>5250</text:p>
          </table:table-cell>
          <table:table-cell office:value-type="float" office:value="5028" calcext:value-type="float">
            <text:p>5028</text:p>
          </table:table-cell>
          <table:table-cell office:value-type="float" office:value="3592" calcext:value-type="float">
            <text:p>3592</text:p>
          </table:table-cell>
          <table:table-cell office:value-type="float" office:value="2194" calcext:value-type="float">
            <text:p>2194</text:p>
          </table:table-cell>
          <table:table-cell office:value-type="float" office:value="1488" calcext:value-type="float">
            <text:p>1488</text:p>
          </table:table-cell>
          <table:table-cell office:value-type="float" office:value="924" calcext:value-type="float">
            <text:p>924</text:p>
          </table:table-cell>
          <table:table-cell office:value-type="float" office:value="848" calcext:value-type="float">
            <text:p>848</text:p>
          </table:table-cell>
          <table:table-cell office:value-type="float" office:value="682" calcext:value-type="float">
            <text:p>682</text:p>
          </table:table-cell>
          <table:table-cell office:value-type="float" office:value="495" calcext:value-type="float">
            <text:p>495</text:p>
          </table:table-cell>
          <table:table-cell office:value-type="float" office:value="425" calcext:value-type="float">
            <text:p>425</text:p>
          </table:table-cell>
          <table:table-cell office:value-type="float" office:value="336" calcext:value-type="float">
            <text:p>336</text:p>
          </table:table-cell>
          <table:table-cell office:value-type="float" office:value="302" calcext:value-type="float">
            <text:p>302</text:p>
          </table:table-cell>
          <table:table-cell office:value-type="float" office:value="822" calcext:value-type="float">
            <text:p>822</text:p>
          </table:table-cell>
          <table:table-cell office:value-type="float" office:value="548" calcext:value-type="float">
            <text:p>548</text:p>
          </table:table-cell>
          <table:table-cell office:value-type="float" office:value="436" calcext:value-type="float">
            <text:p>436</text:p>
          </table:table-cell>
          <table:table-cell office:value-type="float" office:value="370" calcext:value-type="float">
            <text:p>370</text:p>
          </table:table-cell>
          <table:table-cell office:value-type="float" office:value="486" calcext:value-type="float">
            <text:p>486</text:p>
          </table:table-cell>
          <table:table-cell office:value-type="float" office:value="655" calcext:value-type="float">
            <text:p>655</text:p>
          </table:table-cell>
          <table:table-cell office:value-type="float" office:value="813" calcext:value-type="float">
            <text:p>813</text:p>
          </table:table-cell>
          <table:table-cell office:value-type="float" office:value="935" calcext:value-type="float">
            <text:p>935</text:p>
          </table:table-cell>
          <table:table-cell office:value-type="float" office:value="1207" calcext:value-type="float">
            <text:p>1207</text:p>
          </table:table-cell>
          <table:table-cell office:value-type="float" office:value="1403" calcext:value-type="float">
            <text:p>1403</text:p>
          </table:table-cell>
          <table:table-cell office:value-type="float" office:value="1259" calcext:value-type="float">
            <text:p>1259</text:p>
          </table:table-cell>
          <table:table-cell office:value-type="float" office:value="1250" calcext:value-type="float">
            <text:p>1250</text:p>
          </table:table-cell>
          <table:table-cell office:value-type="float" office:value="1371" calcext:value-type="float">
            <text:p>1371</text:p>
          </table:table-cell>
          <table:table-cell office:value-type="float" office:value="1705" calcext:value-type="float">
            <text:p>1705</text:p>
          </table:table-cell>
          <table:table-cell office:value-type="float" office:value="1736" calcext:value-type="float">
            <text:p>1736</text:p>
          </table:table-cell>
          <table:table-cell office:value-type="float" office:value="2146" calcext:value-type="float">
            <text:p>214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Y50</text:p>
          </table:table-cell>
          <table:table-cell table:formula="of:=SUM([.C7:.AZ7])" office:value-type="float" office:value="51888" calcext:value-type="float">
            <text:p>51888</text:p>
          </table:table-cell>
          <table:table-cell office:value-type="float" office:value="207" calcext:value-type="float">
            <text:p>207</text:p>
          </table:table-cell>
          <table:table-cell office:value-type="float" office:value="1729" calcext:value-type="float">
            <text:p>1729</text:p>
          </table:table-cell>
          <table:table-cell office:value-type="float" office:value="5694" calcext:value-type="float">
            <text:p>5694</text:p>
          </table:table-cell>
          <table:table-cell office:value-type="float" office:value="7596" calcext:value-type="float">
            <text:p>7596</text:p>
          </table:table-cell>
          <table:table-cell office:value-type="float" office:value="7370" calcext:value-type="float">
            <text:p>7370</text:p>
          </table:table-cell>
          <table:table-cell office:value-type="float" office:value="5218" calcext:value-type="float">
            <text:p>5218</text:p>
          </table:table-cell>
          <table:table-cell office:value-type="float" office:value="3118" calcext:value-type="float">
            <text:p>3118</text:p>
          </table:table-cell>
          <table:table-cell office:value-type="float" office:value="2047" calcext:value-type="float">
            <text:p>2047</text:p>
          </table:table-cell>
          <table:table-cell office:value-type="float" office:value="1201" calcext:value-type="float">
            <text:p>1201</text:p>
          </table:table-cell>
          <table:table-cell office:value-type="float" office:value="1028" calcext:value-type="float">
            <text:p>1028</text:p>
          </table:table-cell>
          <table:table-cell office:value-type="float" office:value="727" calcext:value-type="float">
            <text:p>727</text:p>
          </table:table-cell>
          <table:table-cell office:value-type="float" office:value="513" calcext:value-type="float">
            <text:p>513</text:p>
          </table:table-cell>
          <table:table-cell office:value-type="float" office:value="475" calcext:value-type="float">
            <text:p>475</text:p>
          </table:table-cell>
          <table:table-cell office:value-type="float" office:value="291" calcext:value-type="float">
            <text:p>291</text:p>
          </table:table-cell>
          <table:table-cell office:value-type="float" office:value="281" calcext:value-type="float">
            <text:p>281</text:p>
          </table:table-cell>
          <table:table-cell office:value-type="float" office:value="499" calcext:value-type="float">
            <text:p>499</text:p>
          </table:table-cell>
          <table:table-cell office:value-type="float" office:value="465" calcext:value-type="float">
            <text:p>465</text:p>
          </table:table-cell>
          <table:table-cell office:value-type="float" office:value="341" calcext:value-type="float">
            <text:p>341</text:p>
          </table:table-cell>
          <table:table-cell office:value-type="float" office:value="288" calcext:value-type="float">
            <text:p>288</text:p>
          </table:table-cell>
          <table:table-cell office:value-type="float" office:value="382" calcext:value-type="float">
            <text:p>382</text:p>
          </table:table-cell>
          <table:table-cell office:value-type="float" office:value="533" calcext:value-type="float">
            <text:p>533</text:p>
          </table:table-cell>
          <table:table-cell office:value-type="float" office:value="635" calcext:value-type="float">
            <text:p>635</text:p>
          </table:table-cell>
          <table:table-cell office:value-type="float" office:value="724" calcext:value-type="float">
            <text:p>724</text:p>
          </table:table-cell>
          <table:table-cell office:value-type="float" office:value="795" calcext:value-type="float">
            <text:p>795</text:p>
          </table:table-cell>
          <table:table-cell office:value-type="float" office:value="984" calcext:value-type="float">
            <text:p>984</text:p>
          </table:table-cell>
          <table:table-cell office:value-type="float" office:value="886" calcext:value-type="float">
            <text:p>886</text:p>
          </table:table-cell>
          <table:table-cell office:value-type="float" office:value="936" calcext:value-type="float">
            <text:p>936</text:p>
          </table:table-cell>
          <table:table-cell office:value-type="float" office:value="1219" calcext:value-type="float">
            <text:p>1219</text:p>
          </table:table-cell>
          <table:table-cell office:value-type="float" office:value="1644" calcext:value-type="float">
            <text:p>1644</text:p>
          </table:table-cell>
          <table:table-cell office:value-type="float" office:value="1843" calcext:value-type="float">
            <text:p>1843</text:p>
          </table:table-cell>
          <table:table-cell office:value-type="float" office:value="2219" calcext:value-type="float">
            <text:p>2219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Y60</text:p>
          </table:table-cell>
          <table:table-cell table:formula="of:=SUM([.C8:.AZ8])" office:value-type="float" office:value="26512" calcext:value-type="float">
            <text:p>26512</text:p>
          </table:table-cell>
          <table:table-cell office:value-type="float" office:value="88" calcext:value-type="float">
            <text:p>88</text:p>
          </table:table-cell>
          <table:table-cell office:value-type="float" office:value="669" calcext:value-type="float">
            <text:p>669</text:p>
          </table:table-cell>
          <table:table-cell office:value-type="float" office:value="2491" calcext:value-type="float">
            <text:p>2491</text:p>
          </table:table-cell>
          <table:table-cell office:value-type="float" office:value="4174" calcext:value-type="float">
            <text:p>4174</text:p>
          </table:table-cell>
          <table:table-cell office:value-type="float" office:value="4475" calcext:value-type="float">
            <text:p>4475</text:p>
          </table:table-cell>
          <table:table-cell office:value-type="float" office:value="2913" calcext:value-type="float">
            <text:p>2913</text:p>
          </table:table-cell>
          <table:table-cell office:value-type="float" office:value="1742" calcext:value-type="float">
            <text:p>1742</text:p>
          </table:table-cell>
          <table:table-cell office:value-type="float" office:value="1179" calcext:value-type="float">
            <text:p>1179</text:p>
          </table:table-cell>
          <table:table-cell office:value-type="float" office:value="672" calcext:value-type="float">
            <text:p>672</text:p>
          </table:table-cell>
          <table:table-cell office:value-type="float" office:value="538" calcext:value-type="float">
            <text:p>538</text:p>
          </table:table-cell>
          <table:table-cell office:value-type="float" office:value="383" calcext:value-type="float">
            <text:p>383</text:p>
          </table:table-cell>
          <table:table-cell office:value-type="float" office:value="299" calcext:value-type="float">
            <text:p>299</text:p>
          </table:table-cell>
          <table:table-cell office:value-type="float" office:value="276" calcext:value-type="float">
            <text:p>276</text:p>
          </table:table-cell>
          <table:table-cell office:value-type="float" office:value="167" calcext:value-type="float">
            <text:p>167</text:p>
          </table:table-cell>
          <table:table-cell office:value-type="float" office:value="140" calcext:value-type="float">
            <text:p>140</text:p>
          </table:table-cell>
          <table:table-cell office:value-type="float" office:value="189" calcext:value-type="float">
            <text:p>189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55" calcext:value-type="float">
            <text:p>155</text:p>
          </table:table-cell>
          <table:table-cell office:value-type="float" office:value="179" calcext:value-type="float">
            <text:p>179</text:p>
          </table:table-cell>
          <table:table-cell office:value-type="float" office:value="238" calcext:value-type="float">
            <text:p>238</text:p>
          </table:table-cell>
          <table:table-cell office:value-type="float" office:value="235" calcext:value-type="float">
            <text:p>235</text:p>
          </table:table-cell>
          <table:table-cell office:value-type="float" office:value="322" calcext:value-type="float">
            <text:p>322</text:p>
          </table:table-cell>
          <table:table-cell office:value-type="float" office:value="302" calcext:value-type="float">
            <text:p>302</text:p>
          </table:table-cell>
          <table:table-cell office:value-type="float" office:value="357" calcext:value-type="float">
            <text:p>357</text:p>
          </table:table-cell>
          <table:table-cell office:value-type="float" office:value="375" calcext:value-type="float">
            <text:p>375</text:p>
          </table:table-cell>
          <table:table-cell office:value-type="float" office:value="372" calcext:value-type="float">
            <text:p>372</text:p>
          </table:table-cell>
          <table:table-cell office:value-type="float" office:value="561" calcext:value-type="float">
            <text:p>561</text:p>
          </table:table-cell>
          <table:table-cell office:value-type="float" office:value="782" calcext:value-type="float">
            <text:p>782</text:p>
          </table:table-cell>
          <table:table-cell office:value-type="float" office:value="825" calcext:value-type="float">
            <text:p>825</text:p>
          </table:table-cell>
          <table:table-cell office:value-type="float" office:value="1069" calcext:value-type="float">
            <text:p>1069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Y70</text:p>
          </table:table-cell>
          <table:table-cell table:formula="of:=SUM([.C9:.AZ9])" office:value-type="float" office:value="17635" calcext:value-type="float">
            <text:p>17635</text:p>
          </table:table-cell>
          <table:table-cell office:value-type="float" office:value="34" calcext:value-type="float">
            <text:p>34</text:p>
          </table:table-cell>
          <table:table-cell office:value-type="float" office:value="256" calcext:value-type="float">
            <text:p>256</text:p>
          </table:table-cell>
          <table:table-cell office:value-type="float" office:value="1193" calcext:value-type="float">
            <text:p>1193</text:p>
          </table:table-cell>
          <table:table-cell office:value-type="float" office:value="2732" calcext:value-type="float">
            <text:p>2732</text:p>
          </table:table-cell>
          <table:table-cell office:value-type="float" office:value="3199" calcext:value-type="float">
            <text:p>3199</text:p>
          </table:table-cell>
          <table:table-cell office:value-type="float" office:value="2361" calcext:value-type="float">
            <text:p>2361</text:p>
          </table:table-cell>
          <table:table-cell office:value-type="float" office:value="1483" calcext:value-type="float">
            <text:p>1483</text:p>
          </table:table-cell>
          <table:table-cell office:value-type="float" office:value="1010" calcext:value-type="float">
            <text:p>1010</text:p>
          </table:table-cell>
          <table:table-cell office:value-type="float" office:value="623" calcext:value-type="float">
            <text:p>623</text:p>
          </table:table-cell>
          <table:table-cell office:value-type="float" office:value="480" calcext:value-type="float">
            <text:p>480</text:p>
          </table:table-cell>
          <table:table-cell office:value-type="float" office:value="300" calcext:value-type="float">
            <text:p>300</text:p>
          </table:table-cell>
          <table:table-cell office:value-type="float" office:value="198" calcext:value-type="float">
            <text:p>198</text:p>
          </table:table-cell>
          <table:table-cell office:value-type="float" office:value="161" calcext:value-type="float">
            <text:p>161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office:value-type="float" office:value="122" calcext:value-type="float">
            <text:p>122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float" office:value="161" calcext:value-type="float">
            <text:p>161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float" office:value="183" calcext:value-type="float">
            <text:p>183</text:p>
          </table:table-cell>
          <table:table-cell office:value-type="float" office:value="298" calcext:value-type="float">
            <text:p>298</text:p>
          </table:table-cell>
          <table:table-cell office:value-type="float" office:value="438" calcext:value-type="float">
            <text:p>438</text:p>
          </table:table-cell>
          <table:table-cell office:value-type="float" office:value="496" calcext:value-type="float">
            <text:p>496</text:p>
          </table:table-cell>
          <table:table-cell office:value-type="float" office:value="609" calcext:value-type="float">
            <text:p>609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Y80</text:p>
          </table:table-cell>
          <table:table-cell table:formula="of:=SUM([.C10:.AZ10])" office:value-type="float" office:value="17881" calcext:value-type="float">
            <text:p>17881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686" calcext:value-type="float">
            <text:p>686</text:p>
          </table:table-cell>
          <table:table-cell office:value-type="float" office:value="2025" calcext:value-type="float">
            <text:p>2025</text:p>
          </table:table-cell>
          <table:table-cell office:value-type="float" office:value="3410" calcext:value-type="float">
            <text:p>3410</text:p>
          </table:table-cell>
          <table:table-cell office:value-type="float" office:value="3140" calcext:value-type="float">
            <text:p>3140</text:p>
          </table:table-cell>
          <table:table-cell office:value-type="float" office:value="2109" calcext:value-type="float">
            <text:p>2109</text:p>
          </table:table-cell>
          <table:table-cell office:value-type="float" office:value="1504" calcext:value-type="float">
            <text:p>1504</text:p>
          </table:table-cell>
          <table:table-cell office:value-type="float" office:value="777" calcext:value-type="float">
            <text:p>777</text:p>
          </table:table-cell>
          <table:table-cell office:value-type="float" office:value="561" calcext:value-type="float">
            <text:p>561</text:p>
          </table:table-cell>
          <table:table-cell office:value-type="float" office:value="424" calcext:value-type="float">
            <text:p>424</text:p>
          </table:table-cell>
          <table:table-cell office:value-type="float" office:value="279" calcext:value-type="float">
            <text:p>279</text:p>
          </table:table-cell>
          <table:table-cell office:value-type="float" office:value="197" calcext:value-type="float">
            <text:p>197</text:p>
          </table:table-cell>
          <table:table-cell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213" calcext:value-type="float">
            <text:p>213</text:p>
          </table:table-cell>
          <table:table-cell office:value-type="float" office:value="298" calcext:value-type="float">
            <text:p>298</text:p>
          </table:table-cell>
          <table:table-cell office:value-type="float" office:value="326" calcext:value-type="float">
            <text:p>326</text:p>
          </table:table-cell>
          <table:table-cell office:value-type="float" office:value="453" calcext:value-type="float">
            <text:p>453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Y90</text:p>
          </table:table-cell>
          <table:table-cell table:formula="of:=SUM([.C11:.AZ11])" office:value-type="float" office:value="5742" calcext:value-type="float">
            <text:p>574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412" calcext:value-type="float">
            <text:p>412</text:p>
          </table:table-cell>
          <table:table-cell office:value-type="float" office:value="1140" calcext:value-type="float">
            <text:p>1140</text:p>
          </table:table-cell>
          <table:table-cell office:value-type="float" office:value="1205" calcext:value-type="float">
            <text:p>1205</text:p>
          </table:table-cell>
          <table:table-cell office:value-type="float" office:value="830" calcext:value-type="float">
            <text:p>830</text:p>
          </table:table-cell>
          <table:table-cell office:value-type="float" office:value="565" calcext:value-type="float">
            <text:p>565</text:p>
          </table:table-cell>
          <table:table-cell office:value-type="float" office:value="277" calcext:value-type="float">
            <text:p>277</text:p>
          </table:table-cell>
          <table:table-cell office:value-type="float" office:value="205" calcext:value-type="float">
            <text:p>205</text:p>
          </table:table-cell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102" calcext:value-type="float">
            <text:p>102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Y100</text:p>
          </table:table-cell>
          <table:table-cell table:formula="of:=SUM([.C12:.AZ12])"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Summe</text:p>
          </table:table-cell>
          <table:table-cell table:formula="of:=SUM([.C13:.AZ13])" office:value-type="float" office:value="301480" calcext:value-type="float">
            <text:p>301480</text:p>
          </table:table-cell>
          <table:table-cell table:formula="of:=SUM([.C2:.C12])" office:value-type="float" office:value="892" calcext:value-type="float">
            <text:p>892</text:p>
          </table:table-cell>
          <table:table-cell table:formula="of:=SUM([.D2:.D12])" office:value-type="float" office:value="6429" calcext:value-type="float">
            <text:p>6429</text:p>
          </table:table-cell>
          <table:table-cell table:formula="of:=SUM([.E2:.E12])" office:value-type="float" office:value="22421" calcext:value-type="float">
            <text:p>22421</text:p>
          </table:table-cell>
          <table:table-cell table:formula="of:=SUM([.F2:.F12])" office:value-type="float" office:value="34013" calcext:value-type="float">
            <text:p>34013</text:p>
          </table:table-cell>
          <table:table-cell table:formula="of:=SUM([.G2:.G12])" office:value-type="float" office:value="36064" calcext:value-type="float">
            <text:p>36064</text:p>
          </table:table-cell>
          <table:table-cell table:formula="of:=SUM([.H2:.H12])" office:value-type="float" office:value="27160" calcext:value-type="float">
            <text:p>27160</text:p>
          </table:table-cell>
          <table:table-cell table:formula="of:=SUM([.I2:.I12])" office:value-type="float" office:value="17327" calcext:value-type="float">
            <text:p>17327</text:p>
          </table:table-cell>
          <table:table-cell table:formula="of:=SUM([.J2:.J12])" office:value-type="float" office:value="12362" calcext:value-type="float">
            <text:p>12362</text:p>
          </table:table-cell>
          <table:table-cell table:formula="of:=SUM([.K2:.K12])" office:value-type="float" office:value="7429" calcext:value-type="float">
            <text:p>7429</text:p>
          </table:table-cell>
          <table:table-cell table:formula="of:=SUM([.L2:.L12])" office:value-type="float" office:value="6219" calcext:value-type="float">
            <text:p>6219</text:p>
          </table:table-cell>
          <table:table-cell table:formula="of:=SUM([.M2:.M12])" office:value-type="float" office:value="4721" calcext:value-type="float">
            <text:p>4721</text:p>
          </table:table-cell>
          <table:table-cell table:formula="of:=SUM([.N2:.N12])" office:value-type="float" office:value="3611" calcext:value-type="float">
            <text:p>3611</text:p>
          </table:table-cell>
          <table:table-cell table:formula="of:=SUM([.O2:.O12])" office:value-type="float" office:value="3196" calcext:value-type="float">
            <text:p>3196</text:p>
          </table:table-cell>
          <table:table-cell table:formula="of:=SUM([.P2:.P12])" office:value-type="float" office:value="2349" calcext:value-type="float">
            <text:p>2349</text:p>
          </table:table-cell>
          <table:table-cell table:formula="of:=SUM([.Q2:.Q12])" office:value-type="float" office:value="2339" calcext:value-type="float">
            <text:p>2339</text:p>
          </table:table-cell>
          <table:table-cell table:formula="of:=SUM([.R2:.R12])" office:value-type="float" office:value="4087" calcext:value-type="float">
            <text:p>4087</text:p>
          </table:table-cell>
          <table:table-cell table:formula="of:=SUM([.S2:.S12])" office:value-type="float" office:value="3189" calcext:value-type="float">
            <text:p>3189</text:p>
          </table:table-cell>
          <table:table-cell table:formula="of:=SUM([.T2:.T12])" office:value-type="float" office:value="2693" calcext:value-type="float">
            <text:p>2693</text:p>
          </table:table-cell>
          <table:table-cell table:formula="of:=SUM([.U2:.U12])" office:value-type="float" office:value="2412" calcext:value-type="float">
            <text:p>2412</text:p>
          </table:table-cell>
          <table:table-cell table:formula="of:=SUM([.V2:.V12])" office:value-type="float" office:value="3015" calcext:value-type="float">
            <text:p>3015</text:p>
          </table:table-cell>
          <table:table-cell table:formula="of:=SUM([.W2:.W12])" office:value-type="float" office:value="3926" calcext:value-type="float">
            <text:p>3926</text:p>
          </table:table-cell>
          <table:table-cell table:formula="of:=SUM([.X2:.X12])" office:value-type="float" office:value="4810" calcext:value-type="float">
            <text:p>4810</text:p>
          </table:table-cell>
          <table:table-cell table:formula="of:=SUM([.Y2:.Y12])" office:value-type="float" office:value="6015" calcext:value-type="float">
            <text:p>6015</text:p>
          </table:table-cell>
          <table:table-cell table:formula="of:=SUM([.Z2:.Z12])" office:value-type="float" office:value="7917" calcext:value-type="float">
            <text:p>7917</text:p>
          </table:table-cell>
          <table:table-cell table:formula="of:=SUM([.AA2:.AA12])" office:value-type="float" office:value="9564" calcext:value-type="float">
            <text:p>9564</text:p>
          </table:table-cell>
          <table:table-cell table:formula="of:=SUM([.AB2:.AB12])" office:value-type="float" office:value="8777" calcext:value-type="float">
            <text:p>8777</text:p>
          </table:table-cell>
          <table:table-cell table:formula="of:=SUM([.AC2:.AC12])" office:value-type="float" office:value="8569" calcext:value-type="float">
            <text:p>8569</text:p>
          </table:table-cell>
          <table:table-cell table:formula="of:=SUM([.AD2:.AD12])" office:value-type="float" office:value="9713" calcext:value-type="float">
            <text:p>9713</text:p>
          </table:table-cell>
          <table:table-cell table:formula="of:=SUM([.AE2:.AE12])" office:value-type="float" office:value="12198" calcext:value-type="float">
            <text:p>12198</text:p>
          </table:table-cell>
          <table:table-cell table:formula="of:=SUM([.AF2:.AF12])" office:value-type="float" office:value="12893" calcext:value-type="float">
            <text:p>12893</text:p>
          </table:table-cell>
          <table:table-cell table:formula="of:=SUM([.AG2:.AG12])" office:value-type="float" office:value="15170" calcext:value-type="float">
            <text:p>15170</text:p>
          </table:table-cell>
          <table:table-cell table:formula="of:=SUM([.AH2:.AH12])" office:value-type="float" office:value="0" calcext:value-type="float">
            <text:p>0</text:p>
          </table:table-cell>
          <table:table-cell table:formula="of:=SUM([.AI2:.AI12])" office:value-type="float" office:value="0" calcext:value-type="float">
            <text:p>0</text:p>
          </table:table-cell>
          <table:table-cell table:formula="of:=SUM([.AJ2:.AJ12])" office:value-type="float" office:value="0" calcext:value-type="float">
            <text:p>0</text:p>
          </table:table-cell>
          <table:table-cell table:formula="of:=SUM([.AK2:.AK12])" office:value-type="float" office:value="0" calcext:value-type="float">
            <text:p>0</text:p>
          </table:table-cell>
          <table:table-cell table:formula="of:=SUM([.AL2:.AL12])" office:value-type="float" office:value="0" calcext:value-type="float">
            <text:p>0</text:p>
          </table:table-cell>
          <table:table-cell table:formula="of:=SUM([.AM2:.AM12])" office:value-type="float" office:value="0" calcext:value-type="float">
            <text:p>0</text:p>
          </table:table-cell>
          <table:table-cell table:formula="of:=SUM([.AN2:.AN12])" office:value-type="float" office:value="0" calcext:value-type="float">
            <text:p>0</text:p>
          </table:table-cell>
          <table:table-cell table:formula="of:=SUM([.AO2:.AO12])" office:value-type="float" office:value="0" calcext:value-type="float">
            <text:p>0</text:p>
          </table:table-cell>
          <table:table-cell table:formula="of:=SUM([.AP2:.AP12])" office:value-type="float" office:value="0" calcext:value-type="float">
            <text:p>0</text:p>
          </table:table-cell>
          <table:table-cell table:formula="of:=SUM([.AQ2:.AQ12])" office:value-type="float" office:value="0" calcext:value-type="float">
            <text:p>0</text:p>
          </table:table-cell>
          <table:table-cell table:formula="of:=SUM([.AR2:.AR12])" office:value-type="float" office:value="0" calcext:value-type="float">
            <text:p>0</text:p>
          </table:table-cell>
          <table:table-cell table:formula="of:=SUM([.AS2:.AS12])" office:value-type="float" office:value="0" calcext:value-type="float">
            <text:p>0</text:p>
          </table:table-cell>
          <table:table-cell table:formula="of:=SUM([.AT2:.AT12])" office:value-type="float" office:value="0" calcext:value-type="float">
            <text:p>0</text:p>
          </table:table-cell>
          <table:table-cell table:formula="of:=SUM([.AU2:.AU12])" office:value-type="float" office:value="0" calcext:value-type="float">
            <text:p>0</text:p>
          </table:table-cell>
          <table:table-cell table:formula="of:=SUM([.AV2:.AV12])" office:value-type="float" office:value="0" calcext:value-type="float">
            <text:p>0</text:p>
          </table:table-cell>
          <table:table-cell table:formula="of:=SUM([.AW2:.AW12])" office:value-type="float" office:value="0" calcext:value-type="float">
            <text:p>0</text:p>
          </table:table-cell>
          <table:table-cell table:formula="of:=SUM([.AX2:.AX12])" office:value-type="float" office:value="0" calcext:value-type="float">
            <text:p>0</text:p>
          </table:table-cell>
          <table:table-cell table:formula="of:=SUM([.AY2:.AY12])" office:value-type="float" office:value="0" calcext:value-type="float">
            <text:p>0</text:p>
          </table:table-cell>
          <table:table-cell table:formula="of:=SUM([.AZ2:.AZ12])" office:value-type="float" office:value="0" calcext:value-type="float">
            <text:p>0</text:p>
          </table:table-cell>
        </table:table-row>
        <table:table-row table:style-name="ro3" table:number-rows-repeated="1048562">
          <table:table-cell table:number-columns-repeated="52"/>
        </table:table-row>
        <table:table-row table:style-name="ro3">
          <table:table-cell table:number-columns-repeated="52"/>
        </table:table-row>
      </table:table>
      <table:table table:name="ToteMNachKw" table:style-name="ta2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0" table:number-columns-repeated="2" table:default-cell-style-name="Default"/>
        <table:table-column table:style-name="co22" table:number-columns-repeated="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80"/>
        <table:table-column table:style-name="co15" table:number-columns-repeated="4" table:default-cell-style-name="ce77"/>
        <table:table-column table:style-name="co14" table:number-columns-repeated="5" table:default-cell-style-name="ce77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Kw Ende</text:p>
          </table:table-cell>
          <table:table-cell table:style-name="ce76" table:number-columns-repeated="9"/>
          <table:table-cell/>
        </table:table-row>
        <table:table-row table:style-name="ro3">
          <table:table-cell table:style-name="ce78" office:value-type="float" office:value="10" calcext:value-type="float">
            <text:p>10</text:p>
          </table:table-cell>
          <table:table-cell table:number-columns-repeated="12" table:style-name="ce79" office:value-type="float" office:value="0" calcext:value-type="float">
            <text:p>0</text:p>
          </table:table-cell>
          <table:table-cell table:formula="of:=SUM([.B2:.L2])" office:value-type="float" office:value="0" calcext:value-type="float">
            <text:p>0</text:p>
          </table:table-cell>
          <table:table-cell table:style-name="ce81" office:value-type="date" office:date-value="2020-03-08" calcext:value-type="date">
            <text:p>So, 08. 03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11" calcext:value-type="float">
            <text:p>11</text:p>
          </table:table-cell>
          <table:table-cell table:number-columns-repeated="12" table:style-name="ce79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81" office:value-type="date" office:date-value="2020-03-15" calcext:value-type="date">
            <text:p>So, 15. 03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12" calcext:value-type="float">
            <text:p>12</text:p>
          </table:table-cell>
          <table:table-cell table:number-columns-repeated="12" table:style-name="ce79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style-name="ce81" office:value-type="date" office:date-value="2020-03-22" calcext:value-type="date">
            <text:p>So, 22. 03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table:style-name="ce7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5:.M5])" office:value-type="float" office:value="257" calcext:value-type="float">
            <text:p>257</text:p>
          </table:table-cell>
          <table:table-cell table:style-name="ce81" office:value-type="date" office:date-value="2020-03-29" calcext:value-type="date">
            <text:p>So, 29. 03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14" calcext:value-type="float">
            <text:p>14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257" calcext:value-type="float">
            <text:p>257</text:p>
          </table:table-cell>
          <table:table-cell office:value-type="float" office:value="420" calcext:value-type="float">
            <text:p>420</text:p>
          </table:table-cell>
          <table:table-cell office:value-type="float" office:value="89" calcext:value-type="float">
            <text:p>89</text:p>
          </table:table-cell>
          <table:table-cell table:style-name="ce7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6:.M6])" office:value-type="float" office:value="916" calcext:value-type="float">
            <text:p>916</text:p>
          </table:table-cell>
          <table:table-cell table:style-name="ce81" office:value-type="date" office:date-value="2020-04-05" calcext:value-type="date">
            <text:p>So, 05. 04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15" calcext:value-type="float">
            <text:p>15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76" calcext:value-type="float">
            <text:p>176</text:p>
          </table:table-cell>
          <table:table-cell office:value-type="float" office:value="445" calcext:value-type="float">
            <text:p>445</text:p>
          </table:table-cell>
          <table:table-cell office:value-type="float" office:value="689" calcext:value-type="float">
            <text:p>689</text:p>
          </table:table-cell>
          <table:table-cell office:value-type="float" office:value="185" calcext:value-type="float">
            <text:p>185</text:p>
          </table:table-cell>
          <table:table-cell table:style-name="ce7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B7:.M7])" office:value-type="float" office:value="1597" calcext:value-type="float">
            <text:p>1597</text:p>
          </table:table-cell>
          <table:table-cell table:style-name="ce81" office:value-type="date" office:date-value="2020-04-12" calcext:value-type="date">
            <text:p>So, 12. 04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16" calcext:value-type="float">
            <text:p>16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296" calcext:value-type="float">
            <text:p>296</text:p>
          </table:table-cell>
          <table:table-cell office:value-type="float" office:value="715" calcext:value-type="float">
            <text:p>715</text:p>
          </table:table-cell>
          <table:table-cell office:value-type="float" office:value="1097" calcext:value-type="float">
            <text:p>1097</text:p>
          </table:table-cell>
          <table:table-cell office:value-type="float" office:value="300" calcext:value-type="float">
            <text:p>300</text:p>
          </table:table-cell>
          <table:table-cell table:style-name="ce7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8:.M8])" office:value-type="float" office:value="2562" calcext:value-type="float">
            <text:p>2562</text:p>
          </table:table-cell>
          <table:table-cell table:style-name="ce81" office:value-type="date" office:date-value="2020-04-19" calcext:value-type="date">
            <text:p>So, 19. 04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37" calcext:value-type="float">
            <text:p>137</text:p>
          </table:table-cell>
          <table:table-cell office:value-type="float" office:value="386" calcext:value-type="float">
            <text:p>386</text:p>
          </table:table-cell>
          <table:table-cell office:value-type="float" office:value="917" calcext:value-type="float">
            <text:p>917</text:p>
          </table:table-cell>
          <table:table-cell office:value-type="float" office:value="1399" calcext:value-type="float">
            <text:p>1399</text:p>
          </table:table-cell>
          <table:table-cell office:value-type="float" office:value="376" calcext:value-type="float">
            <text:p>37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B9:.M9])" office:value-type="float" office:value="3268" calcext:value-type="float">
            <text:p>3268</text:p>
          </table:table-cell>
          <table:table-cell table:style-name="ce81" office:value-type="date" office:date-value="2020-04-26" calcext:value-type="date">
            <text:p>So, 26. 04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67" calcext:value-type="float">
            <text:p>167</text:p>
          </table:table-cell>
          <table:table-cell office:value-type="float" office:value="446" calcext:value-type="float">
            <text:p>446</text:p>
          </table:table-cell>
          <table:table-cell office:value-type="float" office:value="1035" calcext:value-type="float">
            <text:p>1035</text:p>
          </table:table-cell>
          <table:table-cell office:value-type="float" office:value="1609" calcext:value-type="float">
            <text:p>1609</text:p>
          </table:table-cell>
          <table:table-cell office:value-type="float" office:value="437" calcext:value-type="float">
            <text:p>43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SUM([.B10:.M10])" office:value-type="float" office:value="3759" calcext:value-type="float">
            <text:p>3759</text:p>
          </table:table-cell>
          <table:table-cell table:style-name="ce81" office:value-type="date" office:date-value="2020-05-03" calcext:value-type="date">
            <text:p>So, 03. 05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86" calcext:value-type="float">
            <text:p>186</text:p>
          </table:table-cell>
          <table:table-cell office:value-type="float" office:value="502" calcext:value-type="float">
            <text:p>502</text:p>
          </table:table-cell>
          <table:table-cell office:value-type="float" office:value="1129" calcext:value-type="float">
            <text:p>1129</text:p>
          </table:table-cell>
          <table:table-cell office:value-type="float" office:value="1773" calcext:value-type="float">
            <text:p>1773</text:p>
          </table:table-cell>
          <table:table-cell office:value-type="float" office:value="479" calcext:value-type="float">
            <text:p>47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11:.M11])" office:value-type="float" office:value="4137" calcext:value-type="float">
            <text:p>4137</text:p>
          </table:table-cell>
          <table:table-cell table:style-name="ce81" office:value-type="date" office:date-value="2020-05-10" calcext:value-type="date">
            <text:p>So, 10. 05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203" calcext:value-type="float">
            <text:p>203</text:p>
          </table:table-cell>
          <table:table-cell office:value-type="float" office:value="541" calcext:value-type="float">
            <text:p>541</text:p>
          </table:table-cell>
          <table:table-cell office:value-type="float" office:value="1200" calcext:value-type="float">
            <text:p>1200</text:p>
          </table:table-cell>
          <table:table-cell office:value-type="float" office:value="1877" calcext:value-type="float">
            <text:p>1877</text:p>
          </table:table-cell>
          <table:table-cell office:value-type="float" office:value="514" calcext:value-type="float">
            <text:p>51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12:.M12])" office:value-type="float" office:value="4407" calcext:value-type="float">
            <text:p>4407</text:p>
          </table:table-cell>
          <table:table-cell table:style-name="ce81" office:value-type="date" office:date-value="2020-05-17" calcext:value-type="date">
            <text:p>So, 17. 05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211" calcext:value-type="float">
            <text:p>211</text:p>
          </table:table-cell>
          <table:table-cell office:value-type="float" office:value="565" calcext:value-type="float">
            <text:p>565</text:p>
          </table:table-cell>
          <table:table-cell office:value-type="float" office:value="1249" calcext:value-type="float">
            <text:p>1249</text:p>
          </table:table-cell>
          <table:table-cell office:value-type="float" office:value="1951" calcext:value-type="float">
            <text:p>1951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13:.M13])" office:value-type="float" office:value="4577" calcext:value-type="float">
            <text:p>4577</text:p>
          </table:table-cell>
          <table:table-cell table:style-name="ce81" office:value-type="date" office:date-value="2020-05-24" calcext:value-type="date">
            <text:p>So, 24. 05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218" calcext:value-type="float">
            <text:p>218</text:p>
          </table:table-cell>
          <table:table-cell office:value-type="float" office:value="591" calcext:value-type="float">
            <text:p>591</text:p>
          </table:table-cell>
          <table:table-cell office:value-type="float" office:value="1287" calcext:value-type="float">
            <text:p>1287</text:p>
          </table:table-cell>
          <table:table-cell office:value-type="float" office:value="2003" calcext:value-type="float">
            <text:p>2003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14:.M14])" office:value-type="float" office:value="4750" calcext:value-type="float">
            <text:p>4750</text:p>
          </table:table-cell>
          <table:table-cell table:style-name="ce81" office:value-type="date" office:date-value="2020-05-31" calcext:value-type="date">
            <text:p>So, 31. 05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222" calcext:value-type="float">
            <text:p>222</text:p>
          </table:table-cell>
          <table:table-cell office:value-type="float" office:value="605" calcext:value-type="float">
            <text:p>605</text:p>
          </table:table-cell>
          <table:table-cell office:value-type="float" office:value="1313" calcext:value-type="float">
            <text:p>1313</text:p>
          </table:table-cell>
          <table:table-cell office:value-type="float" office:value="2035" calcext:value-type="float">
            <text:p>2035</text:p>
          </table:table-cell>
          <table:table-cell office:value-type="float" office:value="546" calcext:value-type="float">
            <text:p>54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B15:.M15])" office:value-type="float" office:value="4804" calcext:value-type="float">
            <text:p>4804</text:p>
          </table:table-cell>
          <table:table-cell table:style-name="ce81" office:value-type="date" office:date-value="2020-06-07" calcext:value-type="date">
            <text:p>So, 07. 06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225" calcext:value-type="float">
            <text:p>225</text:p>
          </table:table-cell>
          <table:table-cell office:value-type="float" office:value="614" calcext:value-type="float">
            <text:p>614</text:p>
          </table:table-cell>
          <table:table-cell office:value-type="float" office:value="1329" calcext:value-type="float">
            <text:p>1329</text:p>
          </table:table-cell>
          <table:table-cell office:value-type="float" office:value="2065" calcext:value-type="float">
            <text:p>2065</text:p>
          </table:table-cell>
          <table:table-cell office:value-type="float" office:value="555" calcext:value-type="float">
            <text:p>55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16:.M16])" office:value-type="float" office:value="4872" calcext:value-type="float">
            <text:p>4872</text:p>
          </table:table-cell>
          <table:table-cell table:style-name="ce81" office:value-type="date" office:date-value="2020-06-14" calcext:value-type="date">
            <text:p>So, 14. 06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228" calcext:value-type="float">
            <text:p>228</text:p>
          </table:table-cell>
          <table:table-cell office:value-type="float" office:value="624" calcext:value-type="float">
            <text:p>624</text:p>
          </table:table-cell>
          <table:table-cell office:value-type="float" office:value="1346" calcext:value-type="float">
            <text:p>1346</text:p>
          </table:table-cell>
          <table:table-cell office:value-type="float" office:value="2085" calcext:value-type="float">
            <text:p>2085</text:p>
          </table:table-cell>
          <table:table-cell office:value-type="float" office:value="555" calcext:value-type="float">
            <text:p>55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17:.M17])" office:value-type="float" office:value="4922" calcext:value-type="float">
            <text:p>4922</text:p>
          </table:table-cell>
          <table:table-cell table:style-name="ce81" office:value-type="date" office:date-value="2020-06-21" calcext:value-type="date">
            <text:p>So, 21. 06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33" calcext:value-type="float">
            <text:p>233</text:p>
          </table:table-cell>
          <table:table-cell office:value-type="float" office:value="630" calcext:value-type="float">
            <text:p>630</text:p>
          </table:table-cell>
          <table:table-cell office:value-type="float" office:value="1359" calcext:value-type="float">
            <text:p>1359</text:p>
          </table:table-cell>
          <table:table-cell office:value-type="float" office:value="2094" calcext:value-type="float">
            <text:p>2094</text:p>
          </table:table-cell>
          <table:table-cell office:value-type="float" office:value="562" calcext:value-type="float">
            <text:p>56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B18:.M18])" office:value-type="float" office:value="4965" calcext:value-type="float">
            <text:p>4965</text:p>
          </table:table-cell>
          <table:table-cell table:style-name="ce81" office:value-type="date" office:date-value="2020-06-28" calcext:value-type="date">
            <text:p>So, 28. 06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234" calcext:value-type="float">
            <text:p>234</text:p>
          </table:table-cell>
          <table:table-cell office:value-type="float" office:value="635" calcext:value-type="float">
            <text:p>635</text:p>
          </table:table-cell>
          <table:table-cell office:value-type="float" office:value="1367" calcext:value-type="float">
            <text:p>1367</text:p>
          </table:table-cell>
          <table:table-cell office:value-type="float" office:value="2101" calcext:value-type="float">
            <text:p>2101</text:p>
          </table:table-cell>
          <table:table-cell office:value-type="float" office:value="564" calcext:value-type="float">
            <text:p>56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SUM([.B19:.M19])" office:value-type="float" office:value="4991" calcext:value-type="float">
            <text:p>4991</text:p>
          </table:table-cell>
          <table:table-cell table:style-name="ce81" office:value-type="date" office:date-value="2020-07-05" calcext:value-type="date">
            <text:p>So, 05. 07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236" calcext:value-type="float">
            <text:p>236</text:p>
          </table:table-cell>
          <table:table-cell office:value-type="float" office:value="642" calcext:value-type="float">
            <text:p>642</text:p>
          </table:table-cell>
          <table:table-cell office:value-type="float" office:value="1373" calcext:value-type="float">
            <text:p>1373</text:p>
          </table:table-cell>
          <table:table-cell office:value-type="float" office:value="2104" calcext:value-type="float">
            <text:p>2104</text:p>
          </table:table-cell>
          <table:table-cell office:value-type="float" office:value="567" calcext:value-type="float">
            <text:p>56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SUM([.B20:.M20])" office:value-type="float" office:value="5013" calcext:value-type="float">
            <text:p>5013</text:p>
          </table:table-cell>
          <table:table-cell table:style-name="ce81" office:value-type="date" office:date-value="2020-07-12" calcext:value-type="date">
            <text:p>So, 12. 07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237" calcext:value-type="float">
            <text:p>237</text:p>
          </table:table-cell>
          <table:table-cell office:value-type="float" office:value="645" calcext:value-type="float">
            <text:p>645</text:p>
          </table:table-cell>
          <table:table-cell office:value-type="float" office:value="1379" calcext:value-type="float">
            <text:p>1379</text:p>
          </table:table-cell>
          <table:table-cell office:value-type="float" office:value="2109" calcext:value-type="float">
            <text:p>2109</text:p>
          </table:table-cell>
          <table:table-cell office:value-type="float" office:value="567" calcext:value-type="float">
            <text:p>56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B21:.M21])" office:value-type="float" office:value="5027" calcext:value-type="float">
            <text:p>5027</text:p>
          </table:table-cell>
          <table:table-cell table:style-name="ce81" office:value-type="date" office:date-value="2020-07-19" calcext:value-type="date">
            <text:p>So, 19. 07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office:value-type="float" office:value="647" calcext:value-type="float">
            <text:p>647</text:p>
          </table:table-cell>
          <table:table-cell office:value-type="float" office:value="1382" calcext:value-type="float">
            <text:p>1382</text:p>
          </table:table-cell>
          <table:table-cell office:value-type="float" office:value="2114" calcext:value-type="float">
            <text:p>2114</text:p>
          </table:table-cell>
          <table:table-cell office:value-type="float" office:value="570" calcext:value-type="float">
            <text:p>57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B22:.M22])" office:value-type="float" office:value="5045" calcext:value-type="float">
            <text:p>5045</text:p>
          </table:table-cell>
          <table:table-cell table:style-name="ce81" office:value-type="date" office:date-value="2020-07-26" calcext:value-type="date">
            <text:p>So, 26. 07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office:value-type="float" office:value="650" calcext:value-type="float">
            <text:p>650</text:p>
          </table:table-cell>
          <table:table-cell office:value-type="float" office:value="1387" calcext:value-type="float">
            <text:p>1387</text:p>
          </table:table-cell>
          <table:table-cell office:value-type="float" office:value="2120" calcext:value-type="float">
            <text:p>2120</text:p>
          </table:table-cell>
          <table:table-cell office:value-type="float" office:value="573" calcext:value-type="float">
            <text:p>57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B23:.M23])" office:value-type="float" office:value="5063" calcext:value-type="float">
            <text:p>5063</text:p>
          </table:table-cell>
          <table:table-cell table:style-name="ce81" office:value-type="date" office:date-value="2020-08-02" calcext:value-type="date">
            <text:p>So, 02. 08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241" calcext:value-type="float">
            <text:p>241</text:p>
          </table:table-cell>
          <table:table-cell office:value-type="float" office:value="656" calcext:value-type="float">
            <text:p>656</text:p>
          </table:table-cell>
          <table:table-cell office:value-type="float" office:value="1393" calcext:value-type="float">
            <text:p>1393</text:p>
          </table:table-cell>
          <table:table-cell office:value-type="float" office:value="2136" calcext:value-type="float">
            <text:p>2136</text:p>
          </table:table-cell>
          <table:table-cell office:value-type="float" office:value="578" calcext:value-type="float">
            <text:p>57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24:.M24])" office:value-type="float" office:value="5097" calcext:value-type="float">
            <text:p>5097</text:p>
          </table:table-cell>
          <table:table-cell table:style-name="ce81" office:value-type="date" office:date-value="2020-08-09" calcext:value-type="date">
            <text:p>So, 09. 08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242" calcext:value-type="float">
            <text:p>242</text:p>
          </table:table-cell>
          <table:table-cell office:value-type="float" office:value="658" calcext:value-type="float">
            <text:p>658</text:p>
          </table:table-cell>
          <table:table-cell office:value-type="float" office:value="1402" calcext:value-type="float">
            <text:p>1402</text:p>
          </table:table-cell>
          <table:table-cell office:value-type="float" office:value="2144" calcext:value-type="float">
            <text:p>2144</text:p>
          </table:table-cell>
          <table:table-cell office:value-type="float" office:value="580" calcext:value-type="float">
            <text:p>58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25:.M25])" office:value-type="float" office:value="5119" calcext:value-type="float">
            <text:p>5119</text:p>
          </table:table-cell>
          <table:table-cell table:style-name="ce81" office:value-type="date" office:date-value="2020-08-16" calcext:value-type="date">
            <text:p>So, 16. 08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243" calcext:value-type="float">
            <text:p>243</text:p>
          </table:table-cell>
          <table:table-cell office:value-type="float" office:value="660" calcext:value-type="float">
            <text:p>660</text:p>
          </table:table-cell>
          <table:table-cell office:value-type="float" office:value="1403" calcext:value-type="float">
            <text:p>1403</text:p>
          </table:table-cell>
          <table:table-cell office:value-type="float" office:value="2153" calcext:value-type="float">
            <text:p>2153</text:p>
          </table:table-cell>
          <table:table-cell office:value-type="float" office:value="585" calcext:value-type="float">
            <text:p>58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26:.M26])" office:value-type="float" office:value="5139" calcext:value-type="float">
            <text:p>5139</text:p>
          </table:table-cell>
          <table:table-cell table:style-name="ce81" office:value-type="date" office:date-value="2020-08-23" calcext:value-type="date">
            <text:p>So, 23. 08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45" calcext:value-type="float">
            <text:p>245</text:p>
          </table:table-cell>
          <table:table-cell office:value-type="float" office:value="664" calcext:value-type="float">
            <text:p>664</text:p>
          </table:table-cell>
          <table:table-cell office:value-type="float" office:value="1409" calcext:value-type="float">
            <text:p>1409</text:p>
          </table:table-cell>
          <table:table-cell office:value-type="float" office:value="2155" calcext:value-type="float">
            <text:p>2155</text:p>
          </table:table-cell>
          <table:table-cell office:value-type="float" office:value="587" calcext:value-type="float">
            <text:p>58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27:.M27])" office:value-type="float" office:value="5156" calcext:value-type="float">
            <text:p>5156</text:p>
          </table:table-cell>
          <table:table-cell table:style-name="ce81" office:value-type="date" office:date-value="2020-08-30" calcext:value-type="date">
            <text:p>So, 30. 08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48" calcext:value-type="float">
            <text:p>248</text:p>
          </table:table-cell>
          <table:table-cell office:value-type="float" office:value="670" calcext:value-type="float">
            <text:p>670</text:p>
          </table:table-cell>
          <table:table-cell office:value-type="float" office:value="1416" calcext:value-type="float">
            <text:p>1416</text:p>
          </table:table-cell>
          <table:table-cell office:value-type="float" office:value="2157" calcext:value-type="float">
            <text:p>2157</text:p>
          </table:table-cell>
          <table:table-cell office:value-type="float" office:value="587" calcext:value-type="float">
            <text:p>58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28:.M28])" office:value-type="float" office:value="5173" calcext:value-type="float">
            <text:p>5173</text:p>
          </table:table-cell>
          <table:table-cell table:style-name="ce81" office:value-type="date" office:date-value="2020-09-06" calcext:value-type="date">
            <text:p>So, 06. 09 20</text:p>
          </table:table-cell>
          <table:table-cell table:number-columns-repeated="9"/>
          <table:table-cell table:style-name="ce77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49" calcext:value-type="float">
            <text:p>249</text:p>
          </table:table-cell>
          <table:table-cell office:value-type="float" office:value="670" calcext:value-type="float">
            <text:p>670</text:p>
          </table:table-cell>
          <table:table-cell office:value-type="float" office:value="1425" calcext:value-type="float">
            <text:p>1425</text:p>
          </table:table-cell>
          <table:table-cell office:value-type="float" office:value="2159" calcext:value-type="float">
            <text:p>2159</text:p>
          </table:table-cell>
          <table:table-cell office:value-type="float" office:value="588" calcext:value-type="float">
            <text:p>58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29:.M29])" office:value-type="float" office:value="5186" calcext:value-type="float">
            <text:p>5186</text:p>
          </table:table-cell>
          <table:table-cell table:style-name="ce81" office:value-type="date" office:date-value="2020-09-13" calcext:value-type="date">
            <text:p>So, 13. 09 20</text:p>
          </table:table-cell>
          <table:table-cell table:number-columns-repeated="9"/>
          <table:table-cell table:style-name="ce77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53" calcext:value-type="float">
            <text:p>253</text:p>
          </table:table-cell>
          <table:table-cell office:value-type="float" office:value="673" calcext:value-type="float">
            <text:p>673</text:p>
          </table:table-cell>
          <table:table-cell office:value-type="float" office:value="1430" calcext:value-type="float">
            <text:p>1430</text:p>
          </table:table-cell>
          <table:table-cell office:value-type="float" office:value="2173" calcext:value-type="float">
            <text:p>2173</text:p>
          </table:table-cell>
          <table:table-cell office:value-type="float" office:value="591" calcext:value-type="float">
            <text:p>59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30:.M30])" office:value-type="float" office:value="5215" calcext:value-type="float">
            <text:p>5215</text:p>
          </table:table-cell>
          <table:table-cell table:style-name="ce81" office:value-type="date" office:date-value="2020-09-21" calcext:value-type="date">
            <text:p>Mo, 21. 09 20</text:p>
          </table:table-cell>
          <table:table-cell table:number-columns-repeated="1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682" calcext:value-type="float">
            <text:p>682</text:p>
          </table:table-cell>
          <table:table-cell office:value-type="float" office:value="1438" calcext:value-type="float">
            <text:p>1438</text:p>
          </table:table-cell>
          <table:table-cell office:value-type="float" office:value="2188" calcext:value-type="float">
            <text:p>2188</text:p>
          </table:table-cell>
          <table:table-cell office:value-type="float" office:value="597" calcext:value-type="float">
            <text:p>59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31:.M31])" office:value-type="float" office:value="5256" calcext:value-type="float">
            <text:p>5256</text:p>
          </table:table-cell>
          <table:table-cell table:style-name="ce81" office:value-type="date" office:date-value="2020-09-28" calcext:value-type="date">
            <text:p>Mo, 28. 09 20</text:p>
          </table:table-cell>
          <table:table-cell table:number-columns-repeated="1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263" calcext:value-type="float">
            <text:p>263</text:p>
          </table:table-cell>
          <table:table-cell office:value-type="float" office:value="683" calcext:value-type="float">
            <text:p>683</text:p>
          </table:table-cell>
          <table:table-cell office:value-type="float" office:value="1445" calcext:value-type="float">
            <text:p>1445</text:p>
          </table:table-cell>
          <table:table-cell office:value-type="float" office:value="2209" calcext:value-type="float">
            <text:p>2209</text:p>
          </table:table-cell>
          <table:table-cell office:value-type="float" office:value="602" calcext:value-type="float">
            <text:p>60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SUM([.B32:.M32])" office:value-type="float" office:value="5299" calcext:value-type="float">
            <text:p>5299</text:p>
          </table:table-cell>
          <table:table-cell table:style-name="ce81" office:value-type="date" office:date-value="2020-10-04" calcext:value-type="date">
            <text:p>So, 04. 10 20</text:p>
          </table:table-cell>
          <table:table-cell table:number-columns-repeated="10"/>
        </table:table-row>
        <table:table-row table:style-name="ro3">
          <table:table-cell table:number-columns-repeated="14"/>
          <table:table-cell table:style-name="ce81"/>
          <table:table-cell table:number-columns-repeated="10"/>
        </table:table-row>
        <table:table-row table:style-name="ro3" table:number-rows-repeated="1048542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ToteWNachKw" table:style-name="ta2">
        <table:table-column table:style-name="co17" table:default-cell-style-name="Default"/>
        <table:table-column table:style-name="co27" table:default-cell-style-name="Default"/>
        <table:table-column table:style-name="co21" table:number-columns-repeated="7" table:default-cell-style-name="Default"/>
        <table:table-column table:style-name="co22" table:number-columns-repeated="2" table:default-cell-style-name="Default"/>
        <table:table-column table:style-name="co28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26" table:default-cell-style-name="ce80"/>
        <table:table-column table:style-name="co15" table:number-columns-repeated="4" table:default-cell-style-name="ce77"/>
        <table:table-column table:style-name="co14" table:number-columns-repeated="5" table:default-cell-style-name="ce77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Kw Ende</text:p>
          </table:table-cell>
          <table:table-cell table:style-name="ce76" table:number-columns-repeated="9"/>
          <table:table-cell/>
        </table:table-row>
        <table:table-row table:style-name="ro3">
          <table:table-cell table:style-name="ce78" office:value-type="float" office:value="10" calcext:value-type="float">
            <text:p>10</text:p>
          </table:table-cell>
          <table:table-cell table:number-columns-repeated="12" table:style-name="ce79" office:value-type="float" office:value="0" calcext:value-type="float">
            <text:p>0</text:p>
          </table:table-cell>
          <table:table-cell table:formula="of:=SUM([.B2:.K2])" office:value-type="float" office:value="0" calcext:value-type="float">
            <text:p>0</text:p>
          </table:table-cell>
          <table:table-cell table:style-name="ce81" office:value-type="date" office:date-value="2020-03-08" calcext:value-type="date">
            <text:p>So, 08. 03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11" calcext:value-type="float">
            <text:p>11</text:p>
          </table:table-cell>
          <table:table-cell table:number-columns-repeated="12" table:style-name="ce79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81" office:value-type="date" office:date-value="2020-03-15" calcext:value-type="date">
            <text:p>So, 15. 03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12" calcext:value-type="float">
            <text:p>12</text:p>
          </table:table-cell>
          <table:table-cell table:number-columns-repeated="12" table:style-name="ce79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style-name="ce81" office:value-type="date" office:date-value="2020-03-22" calcext:value-type="date">
            <text:p>So, 22. 03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formula="of:=SUM([.B5:.M5])" office:value-type="float" office:value="132" calcext:value-type="float">
            <text:p>132</text:p>
          </table:table-cell>
          <table:table-cell table:style-name="ce81" office:value-type="date" office:date-value="2020-03-29" calcext:value-type="date">
            <text:p>So, 29. 03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14" calcext:value-type="float">
            <text:p>14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float" office:value="275" calcext:value-type="float">
            <text:p>275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formula="of:=SUM([.B6:.M6])" office:value-type="float" office:value="518" calcext:value-type="float">
            <text:p>518</text:p>
          </table:table-cell>
          <table:table-cell table:style-name="ce81" office:value-type="date" office:date-value="2020-04-05" calcext:value-type="date">
            <text:p>So, 05. 04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15" calcext:value-type="float">
            <text:p>15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96" calcext:value-type="float">
            <text:p>196</text:p>
          </table:table-cell>
          <table:table-cell office:value-type="float" office:value="530" calcext:value-type="float">
            <text:p>530</text:p>
          </table:table-cell>
          <table:table-cell office:value-type="float" office:value="257" calcext:value-type="float">
            <text:p>257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formula="of:=SUM([.B7:.M7])" office:value-type="float" office:value="1076" calcext:value-type="float">
            <text:p>1076</text:p>
          </table:table-cell>
          <table:table-cell table:style-name="ce81" office:value-type="date" office:date-value="2020-04-12" calcext:value-type="date">
            <text:p>So, 12. 04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16" calcext:value-type="float">
            <text:p>16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office:value-type="float" office:value="312" calcext:value-type="float">
            <text:p>312</text:p>
          </table:table-cell>
          <table:table-cell office:value-type="float" office:value="903" calcext:value-type="float">
            <text:p>903</text:p>
          </table:table-cell>
          <table:table-cell office:value-type="float" office:value="475" calcext:value-type="float">
            <text:p>475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formula="of:=SUM([.B8:.M8])" office:value-type="float" office:value="1842" calcext:value-type="float">
            <text:p>1842</text:p>
          </table:table-cell>
          <table:table-cell table:style-name="ce81" office:value-type="date" office:date-value="2020-04-19" calcext:value-type="date">
            <text:p>So, 19. 04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414" calcext:value-type="float">
            <text:p>414</text:p>
          </table:table-cell>
          <table:table-cell office:value-type="float" office:value="1206" calcext:value-type="float">
            <text:p>1206</text:p>
          </table:table-cell>
          <table:table-cell office:value-type="float" office:value="643" calcext:value-type="float">
            <text:p>643</text:p>
          </table:table-cell>
          <table:table-cell office:value-type="float" office:value="32" calcext:value-type="float">
            <text:p>32</text:p>
          </table:table-cell>
          <table:table-cell table:style-name="ce82" office:value-type="float" office:value="0" calcext:value-type="float">
            <text:p>0</text:p>
          </table:table-cell>
          <table:table-cell table:formula="of:=SUM([.B9:.M9])" office:value-type="float" office:value="2441" calcext:value-type="float">
            <text:p>2441</text:p>
          </table:table-cell>
          <table:table-cell table:style-name="ce81" office:value-type="date" office:date-value="2020-04-26" calcext:value-type="date">
            <text:p>So, 26. 04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52" calcext:value-type="float">
            <text:p>152</text:p>
          </table:table-cell>
          <table:table-cell office:value-type="float" office:value="484" calcext:value-type="float">
            <text:p>484</text:p>
          </table:table-cell>
          <table:table-cell office:value-type="float" office:value="1427" calcext:value-type="float">
            <text:p>1427</text:p>
          </table:table-cell>
          <table:table-cell office:value-type="float" office:value="759" calcext:value-type="float">
            <text:p>759</text:p>
          </table:table-cell>
          <table:table-cell office:value-type="float" office:value="37" calcext:value-type="float">
            <text:p>37</text:p>
          </table:table-cell>
          <table:table-cell table:style-name="ce82" office:value-type="float" office:value="0" calcext:value-type="float">
            <text:p>0</text:p>
          </table:table-cell>
          <table:table-cell table:formula="of:=SUM([.B10:.M10])" office:value-type="float" office:value="2932" calcext:value-type="float">
            <text:p>2932</text:p>
          </table:table-cell>
          <table:table-cell table:style-name="ce81" office:value-type="date" office:date-value="2020-05-03" calcext:value-type="date">
            <text:p>So, 03. 05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176" calcext:value-type="float">
            <text:p>176</text:p>
          </table:table-cell>
          <table:table-cell office:value-type="float" office:value="538" calcext:value-type="float">
            <text:p>538</text:p>
          </table:table-cell>
          <table:table-cell office:value-type="float" office:value="1582" calcext:value-type="float">
            <text:p>1582</text:p>
          </table:table-cell>
          <table:table-cell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 table:style-name="ce82" office:value-type="float" office:value="0" calcext:value-type="float">
            <text:p>0</text:p>
          </table:table-cell>
          <table:table-cell table:formula="of:=SUM([.B11:.M11])" office:value-type="float" office:value="3280" calcext:value-type="float">
            <text:p>3280</text:p>
          </table:table-cell>
          <table:table-cell table:style-name="ce81" office:value-type="date" office:date-value="2020-05-10" calcext:value-type="date">
            <text:p>So, 10. 05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188" calcext:value-type="float">
            <text:p>188</text:p>
          </table:table-cell>
          <table:table-cell office:value-type="float" office:value="579" calcext:value-type="float">
            <text:p>579</text:p>
          </table:table-cell>
          <table:table-cell office:value-type="float" office:value="1689" calcext:value-type="float">
            <text:p>1689</text:p>
          </table:table-cell>
          <table:table-cell office:value-type="float" office:value="936" calcext:value-type="float">
            <text:p>936</text:p>
          </table:table-cell>
          <table:table-cell office:value-type="float" office:value="45" calcext:value-type="float">
            <text:p>45</text:p>
          </table:table-cell>
          <table:table-cell table:style-name="ce82" office:value-type="float" office:value="0" calcext:value-type="float">
            <text:p>0</text:p>
          </table:table-cell>
          <table:table-cell table:formula="of:=SUM([.B12:.M12])" office:value-type="float" office:value="3528" calcext:value-type="float">
            <text:p>3528</text:p>
          </table:table-cell>
          <table:table-cell table:style-name="ce81" office:value-type="date" office:date-value="2020-05-17" calcext:value-type="date">
            <text:p>So, 17. 05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202" calcext:value-type="float">
            <text:p>202</text:p>
          </table:table-cell>
          <table:table-cell office:value-type="float" office:value="602" calcext:value-type="float">
            <text:p>602</text:p>
          </table:table-cell>
          <table:table-cell office:value-type="float" office:value="1753" calcext:value-type="float">
            <text:p>1753</text:p>
          </table:table-cell>
          <table:table-cell office:value-type="float" office:value="980" calcext:value-type="float">
            <text:p>980</text:p>
          </table:table-cell>
          <table:table-cell office:value-type="float" office:value="45" calcext:value-type="float">
            <text:p>45</text:p>
          </table:table-cell>
          <table:table-cell table:style-name="ce82" office:value-type="float" office:value="0" calcext:value-type="float">
            <text:p>0</text:p>
          </table:table-cell>
          <table:table-cell table:formula="of:=SUM([.B13:.M13])" office:value-type="float" office:value="3680" calcext:value-type="float">
            <text:p>3680</text:p>
          </table:table-cell>
          <table:table-cell table:style-name="ce81" office:value-type="date" office:date-value="2020-05-24" calcext:value-type="date">
            <text:p>So, 24. 05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211" calcext:value-type="float">
            <text:p>211</text:p>
          </table:table-cell>
          <table:table-cell office:value-type="float" office:value="618" calcext:value-type="float">
            <text:p>618</text:p>
          </table:table-cell>
          <table:table-cell office:value-type="float" office:value="1808" calcext:value-type="float">
            <text:p>1808</text:p>
          </table:table-cell>
          <table:table-cell office:value-type="float" office:value="980" calcext:value-type="float">
            <text:p>980</text:p>
          </table:table-cell>
          <table:table-cell office:value-type="float" office:value="45" calcext:value-type="float">
            <text:p>45</text:p>
          </table:table-cell>
          <table:table-cell table:style-name="ce82" office:value-type="float" office:value="0" calcext:value-type="float">
            <text:p>0</text:p>
          </table:table-cell>
          <table:table-cell table:formula="of:=SUM([.B14:.M14])" office:value-type="float" office:value="3761" calcext:value-type="float">
            <text:p>3761</text:p>
          </table:table-cell>
          <table:table-cell table:style-name="ce81" office:value-type="date" office:date-value="2020-05-31" calcext:value-type="date">
            <text:p>So, 31. 05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211" calcext:value-type="float">
            <text:p>211</text:p>
          </table:table-cell>
          <table:table-cell office:value-type="float" office:value="636" calcext:value-type="float">
            <text:p>636</text:p>
          </table:table-cell>
          <table:table-cell office:value-type="float" office:value="1839" calcext:value-type="float">
            <text:p>1839</text:p>
          </table:table-cell>
          <table:table-cell office:value-type="float" office:value="1034" calcext:value-type="float">
            <text:p>1034</text:p>
          </table:table-cell>
          <table:table-cell office:value-type="float" office:value="45" calcext:value-type="float">
            <text:p>45</text:p>
          </table:table-cell>
          <table:table-cell table:style-name="ce82" office:value-type="float" office:value="0" calcext:value-type="float">
            <text:p>0</text:p>
          </table:table-cell>
          <table:table-cell table:formula="of:=SUM([.B15:.M15])" office:value-type="float" office:value="3870" calcext:value-type="float">
            <text:p>3870</text:p>
          </table:table-cell>
          <table:table-cell table:style-name="ce81" office:value-type="date" office:date-value="2020-06-07" calcext:value-type="date">
            <text:p>So, 07. 06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17" calcext:value-type="float">
            <text:p>217</text:p>
          </table:table-cell>
          <table:table-cell office:value-type="float" office:value="651" calcext:value-type="float">
            <text:p>651</text:p>
          </table:table-cell>
          <table:table-cell office:value-type="float" office:value="1855" calcext:value-type="float">
            <text:p>1855</text:p>
          </table:table-cell>
          <table:table-cell office:value-type="float" office:value="1040" calcext:value-type="float">
            <text:p>1040</text:p>
          </table:table-cell>
          <table:table-cell office:value-type="float" office:value="45" calcext:value-type="float">
            <text:p>45</text:p>
          </table:table-cell>
          <table:table-cell table:style-name="ce82" office:value-type="float" office:value="0" calcext:value-type="float">
            <text:p>0</text:p>
          </table:table-cell>
          <table:table-cell table:formula="of:=SUM([.B16:.M16])" office:value-type="float" office:value="3919" calcext:value-type="float">
            <text:p>3919</text:p>
          </table:table-cell>
          <table:table-cell table:style-name="ce81" office:value-type="date" office:date-value="2020-06-14" calcext:value-type="date">
            <text:p>So, 14. 06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221" calcext:value-type="float">
            <text:p>221</text:p>
          </table:table-cell>
          <table:table-cell office:value-type="float" office:value="655" calcext:value-type="float">
            <text:p>655</text:p>
          </table:table-cell>
          <table:table-cell office:value-type="float" office:value="1866" calcext:value-type="float">
            <text:p>1866</text:p>
          </table:table-cell>
          <table:table-cell office:value-type="float" office:value="1062" calcext:value-type="float">
            <text:p>1062</text:p>
          </table:table-cell>
          <table:table-cell office:value-type="float" office:value="45" calcext:value-type="float">
            <text:p>45</text:p>
          </table:table-cell>
          <table:table-cell table:style-name="ce82" office:value-type="float" office:value="0" calcext:value-type="float">
            <text:p>0</text:p>
          </table:table-cell>
          <table:table-cell table:formula="of:=SUM([.B17:.M17])" office:value-type="float" office:value="3962" calcext:value-type="float">
            <text:p>3962</text:p>
          </table:table-cell>
          <table:table-cell table:style-name="ce81" office:value-type="date" office:date-value="2020-06-21" calcext:value-type="date">
            <text:p>So, 21. 06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224" calcext:value-type="float">
            <text:p>224</text:p>
          </table:table-cell>
          <table:table-cell office:value-type="float" office:value="659" calcext:value-type="float">
            <text:p>659</text:p>
          </table:table-cell>
          <table:table-cell office:value-type="float" office:value="1884" calcext:value-type="float">
            <text:p>1884</text:p>
          </table:table-cell>
          <table:table-cell office:value-type="float" office:value="1068" calcext:value-type="float">
            <text:p>1068</text:p>
          </table:table-cell>
          <table:table-cell office:value-type="float" office:value="45" calcext:value-type="float">
            <text:p>45</text:p>
          </table:table-cell>
          <table:table-cell table:style-name="ce82" office:value-type="float" office:value="0" calcext:value-type="float">
            <text:p>0</text:p>
          </table:table-cell>
          <table:table-cell table:formula="of:=SUM([.B18:.M18])" office:value-type="float" office:value="3996" calcext:value-type="float">
            <text:p>3996</text:p>
          </table:table-cell>
          <table:table-cell table:style-name="ce81" office:value-type="date" office:date-value="2020-06-28" calcext:value-type="date">
            <text:p>So, 28. 06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227" calcext:value-type="float">
            <text:p>227</text:p>
          </table:table-cell>
          <table:table-cell office:value-type="float" office:value="664" calcext:value-type="float">
            <text:p>664</text:p>
          </table:table-cell>
          <table:table-cell office:value-type="float" office:value="1897" calcext:value-type="float">
            <text:p>1897</text:p>
          </table:table-cell>
          <table:table-cell office:value-type="float" office:value="1076" calcext:value-type="float">
            <text:p>1076</text:p>
          </table:table-cell>
          <table:table-cell office:value-type="float" office:value="44" calcext:value-type="float">
            <text:p>44</text:p>
          </table:table-cell>
          <table:table-cell table:style-name="ce82" office:value-type="float" office:value="0" calcext:value-type="float">
            <text:p>0</text:p>
          </table:table-cell>
          <table:table-cell table:formula="of:=SUM([.B19:.M19])" office:value-type="float" office:value="4025" calcext:value-type="float">
            <text:p>4025</text:p>
          </table:table-cell>
          <table:table-cell table:style-name="ce81" office:value-type="date" office:date-value="2020-07-05" calcext:value-type="date">
            <text:p>So, 05. 07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231" calcext:value-type="float">
            <text:p>231</text:p>
          </table:table-cell>
          <table:table-cell office:value-type="float" office:value="669" calcext:value-type="float">
            <text:p>669</text:p>
          </table:table-cell>
          <table:table-cell office:value-type="float" office:value="1905" calcext:value-type="float">
            <text:p>1905</text:p>
          </table:table-cell>
          <table:table-cell office:value-type="float" office:value="1085" calcext:value-type="float">
            <text:p>1085</text:p>
          </table:table-cell>
          <table:table-cell office:value-type="float" office:value="44" calcext:value-type="float">
            <text:p>44</text:p>
          </table:table-cell>
          <table:table-cell table:style-name="ce82" office:value-type="float" office:value="0" calcext:value-type="float">
            <text:p>0</text:p>
          </table:table-cell>
          <table:table-cell table:formula="of:=SUM([.B20:.M20])" office:value-type="float" office:value="4051" calcext:value-type="float">
            <text:p>4051</text:p>
          </table:table-cell>
          <table:table-cell table:style-name="ce81" office:value-type="date" office:date-value="2020-07-12" calcext:value-type="date">
            <text:p>So, 12. 07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232" calcext:value-type="float">
            <text:p>232</text:p>
          </table:table-cell>
          <table:table-cell office:value-type="float" office:value="671" calcext:value-type="float">
            <text:p>671</text:p>
          </table:table-cell>
          <table:table-cell office:value-type="float" office:value="1908" calcext:value-type="float">
            <text:p>1908</text:p>
          </table:table-cell>
          <table:table-cell office:value-type="float" office:value="1087" calcext:value-type="float">
            <text:p>1087</text:p>
          </table:table-cell>
          <table:table-cell office:value-type="float" office:value="44" calcext:value-type="float">
            <text:p>44</text:p>
          </table:table-cell>
          <table:table-cell table:style-name="ce82" office:value-type="float" office:value="0" calcext:value-type="float">
            <text:p>0</text:p>
          </table:table-cell>
          <table:table-cell table:formula="of:=SUM([.B21:.M21])" office:value-type="float" office:value="4059" calcext:value-type="float">
            <text:p>4059</text:p>
          </table:table-cell>
          <table:table-cell table:style-name="ce81" office:value-type="date" office:date-value="2020-07-19" calcext:value-type="date">
            <text:p>So, 19. 07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233" calcext:value-type="float">
            <text:p>233</text:p>
          </table:table-cell>
          <table:table-cell office:value-type="float" office:value="670" calcext:value-type="float">
            <text:p>670</text:p>
          </table:table-cell>
          <table:table-cell office:value-type="float" office:value="1917" calcext:value-type="float">
            <text:p>1917</text:p>
          </table:table-cell>
          <table:table-cell office:value-type="float" office:value="1091" calcext:value-type="float">
            <text:p>1091</text:p>
          </table:table-cell>
          <table:table-cell office:value-type="float" office:value="44" calcext:value-type="float">
            <text:p>44</text:p>
          </table:table-cell>
          <table:table-cell table:style-name="ce82" office:value-type="float" office:value="0" calcext:value-type="float">
            <text:p>0</text:p>
          </table:table-cell>
          <table:table-cell table:formula="of:=SUM([.B22:.M22])" office:value-type="float" office:value="4073" calcext:value-type="float">
            <text:p>4073</text:p>
          </table:table-cell>
          <table:table-cell table:style-name="ce81" office:value-type="date" office:date-value="2020-07-26" calcext:value-type="date">
            <text:p>So, 26. 07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672" calcext:value-type="float">
            <text:p>672</text:p>
          </table:table-cell>
          <table:table-cell office:value-type="float" office:value="1921" calcext:value-type="float">
            <text:p>1921</text:p>
          </table:table-cell>
          <table:table-cell office:value-type="float" office:value="1094" calcext:value-type="float">
            <text:p>1094</text:p>
          </table:table-cell>
          <table:table-cell office:value-type="float" office:value="44" calcext:value-type="float">
            <text:p>44</text:p>
          </table:table-cell>
          <table:table-cell table:style-name="ce82" office:value-type="float" office:value="0" calcext:value-type="float">
            <text:p>0</text:p>
          </table:table-cell>
          <table:table-cell table:formula="of:=SUM([.B23:.M23])" office:value-type="float" office:value="4085" calcext:value-type="float">
            <text:p>4085</text:p>
          </table:table-cell>
          <table:table-cell table:style-name="ce81" office:value-type="date" office:date-value="2020-08-02" calcext:value-type="date">
            <text:p>So, 02. 08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676" calcext:value-type="float">
            <text:p>676</text:p>
          </table:table-cell>
          <table:table-cell office:value-type="float" office:value="1928" calcext:value-type="float">
            <text:p>1928</text:p>
          </table:table-cell>
          <table:table-cell office:value-type="float" office:value="1098" calcext:value-type="float">
            <text:p>1098</text:p>
          </table:table-cell>
          <table:table-cell office:value-type="float" office:value="44" calcext:value-type="float">
            <text:p>44</text:p>
          </table:table-cell>
          <table:table-cell table:style-name="ce82" office:value-type="float" office:value="0" calcext:value-type="float">
            <text:p>0</text:p>
          </table:table-cell>
          <table:table-cell table:formula="of:=SUM([.B24:.M24])" office:value-type="float" office:value="4100" calcext:value-type="float">
            <text:p>4100</text:p>
          </table:table-cell>
          <table:table-cell table:style-name="ce81" office:value-type="date" office:date-value="2020-08-09" calcext:value-type="date">
            <text:p>So, 09. 08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office:value-type="float" office:value="235" calcext:value-type="float">
            <text:p>235</text:p>
          </table:table-cell>
          <table:table-cell office:value-type="float" office:value="677" calcext:value-type="float">
            <text:p>677</text:p>
          </table:table-cell>
          <table:table-cell office:value-type="float" office:value="1937" calcext:value-type="float">
            <text:p>1937</text:p>
          </table:table-cell>
          <table:table-cell office:value-type="float" office:value="1100" calcext:value-type="float">
            <text:p>1100</text:p>
          </table:table-cell>
          <table:table-cell office:value-type="float" office:value="44" calcext:value-type="float">
            <text:p>44</text:p>
          </table:table-cell>
          <table:table-cell table:style-name="ce82" office:value-type="float" office:value="0" calcext:value-type="float">
            <text:p>0</text:p>
          </table:table-cell>
          <table:table-cell table:formula="of:=SUM([.B25:.M25])" office:value-type="float" office:value="4113" calcext:value-type="float">
            <text:p>4113</text:p>
          </table:table-cell>
          <table:table-cell table:style-name="ce81" office:value-type="date" office:date-value="2020-08-16" calcext:value-type="date">
            <text:p>So, 16. 08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235" calcext:value-type="float">
            <text:p>235</text:p>
          </table:table-cell>
          <table:table-cell office:value-type="float" office:value="680" calcext:value-type="float">
            <text:p>680</text:p>
          </table:table-cell>
          <table:table-cell office:value-type="float" office:value="1947" calcext:value-type="float">
            <text:p>1947</text:p>
          </table:table-cell>
          <table:table-cell office:value-type="float" office:value="1104" calcext:value-type="float">
            <text:p>1104</text:p>
          </table:table-cell>
          <table:table-cell office:value-type="float" office:value="46" calcext:value-type="float">
            <text:p>46</text:p>
          </table:table-cell>
          <table:table-cell table:style-name="ce82" office:value-type="float" office:value="0" calcext:value-type="float">
            <text:p>0</text:p>
          </table:table-cell>
          <table:table-cell table:formula="of:=SUM([.B26:.M26])" office:value-type="float" office:value="4133" calcext:value-type="float">
            <text:p>4133</text:p>
          </table:table-cell>
          <table:table-cell table:style-name="ce81" office:value-type="date" office:date-value="2020-08-23" calcext:value-type="date">
            <text:p>So, 23. 08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237" calcext:value-type="float">
            <text:p>237</text:p>
          </table:table-cell>
          <table:table-cell office:value-type="float" office:value="680" calcext:value-type="float">
            <text:p>680</text:p>
          </table:table-cell>
          <table:table-cell office:value-type="float" office:value="1952" calcext:value-type="float">
            <text:p>1952</text:p>
          </table:table-cell>
          <table:table-cell office:value-type="float" office:value="1105" calcext:value-type="float">
            <text:p>1105</text:p>
          </table:table-cell>
          <table:table-cell office:value-type="float" office:value="46" calcext:value-type="float">
            <text:p>46</text:p>
          </table:table-cell>
          <table:table-cell table:style-name="ce82" office:value-type="float" office:value="0" calcext:value-type="float">
            <text:p>0</text:p>
          </table:table-cell>
          <table:table-cell table:formula="of:=SUM([.B27:.M27])" office:value-type="float" office:value="4142" calcext:value-type="float">
            <text:p>4142</text:p>
          </table:table-cell>
          <table:table-cell table:style-name="ce81" office:value-type="date" office:date-value="2020-08-30" calcext:value-type="date">
            <text:p>So, 30. 08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239" calcext:value-type="float">
            <text:p>239</text:p>
          </table:table-cell>
          <table:table-cell office:value-type="float" office:value="681" calcext:value-type="float">
            <text:p>681</text:p>
          </table:table-cell>
          <table:table-cell office:value-type="float" office:value="1957" calcext:value-type="float">
            <text:p>1957</text:p>
          </table:table-cell>
          <table:table-cell office:value-type="float" office:value="1106" calcext:value-type="float">
            <text:p>1106</text:p>
          </table:table-cell>
          <table:table-cell office:value-type="float" office:value="46" calcext:value-type="float">
            <text:p>46</text:p>
          </table:table-cell>
          <table:table-cell table:style-name="ce82" office:value-type="float" office:value="0" calcext:value-type="float">
            <text:p>0</text:p>
          </table:table-cell>
          <table:table-cell table:formula="of:=SUM([.B28:.M28])" office:value-type="float" office:value="4152" calcext:value-type="float">
            <text:p>4152</text:p>
          </table:table-cell>
          <table:table-cell table:style-name="ce81" office:value-type="date" office:date-value="2020-09-06" calcext:value-type="date">
            <text:p>So, 06. 09 20</text:p>
          </table:table-cell>
          <table:table-cell table:number-columns-repeated="9"/>
          <table:table-cell table:style-name="ce77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office:value-type="float" office:value="683" calcext:value-type="float">
            <text:p>683</text:p>
          </table:table-cell>
          <table:table-cell office:value-type="float" office:value="1961" calcext:value-type="float">
            <text:p>1961</text:p>
          </table:table-cell>
          <table:table-cell office:value-type="float" office:value="1107" calcext:value-type="float">
            <text:p>1107</text:p>
          </table:table-cell>
          <table:table-cell office:value-type="float" office:value="46" calcext:value-type="float">
            <text:p>46</text:p>
          </table:table-cell>
          <table:table-cell table:style-name="ce82" office:value-type="float" office:value="0" calcext:value-type="float">
            <text:p>0</text:p>
          </table:table-cell>
          <table:table-cell table:formula="of:=SUM([.B29:.M29])" office:value-type="float" office:value="4163" calcext:value-type="float">
            <text:p>4163</text:p>
          </table:table-cell>
          <table:table-cell table:style-name="ce81" office:value-type="date" office:date-value="2020-09-13" calcext:value-type="date">
            <text:p>So, 13. 09 20</text:p>
          </table:table-cell>
          <table:table-cell table:number-columns-repeated="9"/>
          <table:table-cell table:style-name="ce77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241" calcext:value-type="float">
            <text:p>241</text:p>
          </table:table-cell>
          <table:table-cell office:value-type="float" office:value="690" calcext:value-type="float">
            <text:p>690</text:p>
          </table:table-cell>
          <table:table-cell office:value-type="float" office:value="1964" calcext:value-type="float">
            <text:p>1964</text:p>
          </table:table-cell>
          <table:table-cell office:value-type="float" office:value="1111" calcext:value-type="float">
            <text:p>1111</text:p>
          </table:table-cell>
          <table:table-cell office:value-type="float" office:value="46" calcext:value-type="float">
            <text:p>46</text:p>
          </table:table-cell>
          <table:table-cell table:style-name="ce82" office:value-type="float" office:value="0" calcext:value-type="float">
            <text:p>0</text:p>
          </table:table-cell>
          <table:table-cell table:formula="of:=SUM([.B30:.M30])" office:value-type="float" office:value="4181" calcext:value-type="float">
            <text:p>4181</text:p>
          </table:table-cell>
          <table:table-cell table:style-name="ce81" office:value-type="date" office:date-value="2020-09-20" calcext:value-type="date">
            <text:p>So, 20. 09 20</text:p>
          </table:table-cell>
          <table:table-cell table:number-columns-repeated="1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241" calcext:value-type="float">
            <text:p>241</text:p>
          </table:table-cell>
          <table:table-cell office:value-type="float" office:value="700" calcext:value-type="float">
            <text:p>700</text:p>
          </table:table-cell>
          <table:table-cell office:value-type="float" office:value="1976" calcext:value-type="float">
            <text:p>1976</text:p>
          </table:table-cell>
          <table:table-cell office:value-type="float" office:value="1122" calcext:value-type="float">
            <text:p>1122</text:p>
          </table:table-cell>
          <table:table-cell office:value-type="float" office:value="46" calcext:value-type="float">
            <text:p>46</text:p>
          </table:table-cell>
          <table:table-cell table:style-name="ce82" office:value-type="float" office:value="0" calcext:value-type="float">
            <text:p>0</text:p>
          </table:table-cell>
          <table:table-cell table:formula="of:=SUM([.B31:.M31])" office:value-type="float" office:value="4214" calcext:value-type="float">
            <text:p>4214</text:p>
          </table:table-cell>
          <table:table-cell table:style-name="ce81" office:value-type="date" office:date-value="2020-09-27" calcext:value-type="date">
            <text:p>So, 27. 09 20</text:p>
          </table:table-cell>
          <table:table-cell table:number-columns-repeated="1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241" calcext:value-type="float">
            <text:p>241</text:p>
          </table:table-cell>
          <table:table-cell office:value-type="float" office:value="704" calcext:value-type="float">
            <text:p>704</text:p>
          </table:table-cell>
          <table:table-cell office:value-type="float" office:value="1995" calcext:value-type="float">
            <text:p>1995</text:p>
          </table:table-cell>
          <table:table-cell office:value-type="float" office:value="1129" calcext:value-type="float">
            <text:p>1129</text:p>
          </table:table-cell>
          <table:table-cell office:value-type="float" office:value="46" calcext:value-type="float">
            <text:p>46</text:p>
          </table:table-cell>
          <table:table-cell table:style-name="ce82" office:value-type="float" office:value="0" calcext:value-type="float">
            <text:p>0</text:p>
          </table:table-cell>
          <table:table-cell table:formula="of:=SUM([.B32:.M32])" office:value-type="float" office:value="4247" calcext:value-type="float">
            <text:p>4247</text:p>
          </table:table-cell>
          <table:table-cell table:style-name="ce81" office:value-type="date" office:date-value="2020-10-04" calcext:value-type="date">
            <text:p>So, 04. 10 20</text:p>
          </table:table-cell>
          <table:table-cell table:number-columns-repeated="10"/>
        </table:table-row>
        <table:table-row table:style-name="ro3" table:number-rows-repeated="1048543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ToteMProKw" table:style-name="ta2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0" table:number-columns-repeated="2" table:default-cell-style-name="Default"/>
        <table:table-column table:style-name="co22" table:number-columns-repeated="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80"/>
        <table:table-column table:style-name="co15" table:number-columns-repeated="4" table:default-cell-style-name="ce77"/>
        <table:table-column table:style-name="co14" table:number-columns-repeated="5" table:default-cell-style-name="ce77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Kw Ende</text:p>
          </table:table-cell>
          <table:table-cell table:style-name="ce76" table:number-columns-repeated="9"/>
          <table:table-cell/>
        </table:table-row>
        <table:table-row table:style-name="ro3">
          <table:table-cell table:style-name="ce78" office:value-type="float" office:value="10" calcext:value-type="float">
            <text:p>10</text:p>
          </table:table-cell>
          <table:table-cell table:number-columns-repeated="12" table:style-name="ce79" office:value-type="float" office:value="0" calcext:value-type="float">
            <text:p>0</text:p>
          </table:table-cell>
          <table:table-cell table:style-name="ce79" table:formula="of:=SUM([.B2:.L2])" office:value-type="float" office:value="0" calcext:value-type="float">
            <text:p>0</text:p>
          </table:table-cell>
          <table:table-cell table:style-name="ce81" office:value-type="date" office:date-value="2020-03-08" calcext:value-type="date">
            <text:p>So, 08. 03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11" calcext:value-type="float">
            <text:p>11</text:p>
          </table:table-cell>
          <table:table-cell table:style-name="ce79" table:formula="of:=[$ToteMNachKw.B3]-[$ToteMNachKw.B2]" office:value-type="float" office:value="0" calcext:value-type="float">
            <text:p>0</text:p>
          </table:table-cell>
          <table:table-cell table:style-name="ce79" table:formula="of:=[$ToteMNachKw.C3]-[$ToteMNachKw.C2]" office:value-type="float" office:value="0" calcext:value-type="float">
            <text:p>0</text:p>
          </table:table-cell>
          <table:table-cell table:style-name="ce79" table:formula="of:=[$ToteMNachKw.D3]-[$ToteMNachKw.D2]" office:value-type="float" office:value="0" calcext:value-type="float">
            <text:p>0</text:p>
          </table:table-cell>
          <table:table-cell table:style-name="ce79" table:formula="of:=[$ToteMNachKw.E3]-[$ToteMNachKw.E2]" office:value-type="float" office:value="0" calcext:value-type="float">
            <text:p>0</text:p>
          </table:table-cell>
          <table:table-cell table:style-name="ce79" table:formula="of:=[$ToteMNachKw.F3]-[$ToteMNachKw.F2]" office:value-type="float" office:value="0" calcext:value-type="float">
            <text:p>0</text:p>
          </table:table-cell>
          <table:table-cell table:style-name="ce79" table:formula="of:=[$ToteMNachKw.G3]-[$ToteMNachKw.G2]" office:value-type="float" office:value="0" calcext:value-type="float">
            <text:p>0</text:p>
          </table:table-cell>
          <table:table-cell table:style-name="ce79" table:formula="of:=[$ToteMNachKw.H3]-[$ToteMNachKw.H2]" office:value-type="float" office:value="0" calcext:value-type="float">
            <text:p>0</text:p>
          </table:table-cell>
          <table:table-cell table:style-name="ce79" table:formula="of:=[$ToteMNachKw.I3]-[$ToteMNachKw.I2]" office:value-type="float" office:value="0" calcext:value-type="float">
            <text:p>0</text:p>
          </table:table-cell>
          <table:table-cell table:style-name="ce79" table:formula="of:=[$ToteMNachKw.J3]-[$ToteMNachKw.J2]" office:value-type="float" office:value="0" calcext:value-type="float">
            <text:p>0</text:p>
          </table:table-cell>
          <table:table-cell table:style-name="ce79" table:formula="of:=[$ToteMNachKw.K3]-[$ToteMNachKw.K2]" office:value-type="float" office:value="0" calcext:value-type="float">
            <text:p>0</text:p>
          </table:table-cell>
          <table:table-cell table:style-name="ce79" table:formula="of:=[$ToteMNachKw.L3]-[$ToteMNachKw.L2]" office:value-type="float" office:value="0" calcext:value-type="float">
            <text:p>0</text:p>
          </table:table-cell>
          <table:table-cell table:style-name="ce79" table:formula="of:=[$ToteMNachKw.M3]-[$ToteMNachKw.M2]" office:value-type="float" office:value="0" calcext:value-type="float">
            <text:p>0</text:p>
          </table:table-cell>
          <table:table-cell table:style-name="ce79" office:value-type="float" office:value="12" calcext:value-type="float">
            <text:p>12</text:p>
          </table:table-cell>
          <table:table-cell table:style-name="ce81" office:value-type="date" office:date-value="2020-03-15" calcext:value-type="date">
            <text:p>So, 15. 03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12" calcext:value-type="float">
            <text:p>12</text:p>
          </table:table-cell>
          <table:table-cell table:style-name="ce79" table:formula="of:=[$ToteMNachKw.B4]-[$ToteMNachKw.B3]" office:value-type="float" office:value="0" calcext:value-type="float">
            <text:p>0</text:p>
          </table:table-cell>
          <table:table-cell table:style-name="ce79" table:formula="of:=[$ToteMNachKw.C4]-[$ToteMNachKw.C3]" office:value-type="float" office:value="0" calcext:value-type="float">
            <text:p>0</text:p>
          </table:table-cell>
          <table:table-cell table:style-name="ce79" table:formula="of:=[$ToteMNachKw.D4]-[$ToteMNachKw.D3]" office:value-type="float" office:value="0" calcext:value-type="float">
            <text:p>0</text:p>
          </table:table-cell>
          <table:table-cell table:style-name="ce79" table:formula="of:=[$ToteMNachKw.E4]-[$ToteMNachKw.E3]" office:value-type="float" office:value="0" calcext:value-type="float">
            <text:p>0</text:p>
          </table:table-cell>
          <table:table-cell table:style-name="ce79" table:formula="of:=[$ToteMNachKw.F4]-[$ToteMNachKw.F3]" office:value-type="float" office:value="0" calcext:value-type="float">
            <text:p>0</text:p>
          </table:table-cell>
          <table:table-cell table:style-name="ce79" table:formula="of:=[$ToteMNachKw.G4]-[$ToteMNachKw.G3]" office:value-type="float" office:value="0" calcext:value-type="float">
            <text:p>0</text:p>
          </table:table-cell>
          <table:table-cell table:style-name="ce79" table:formula="of:=[$ToteMNachKw.H4]-[$ToteMNachKw.H3]" office:value-type="float" office:value="0" calcext:value-type="float">
            <text:p>0</text:p>
          </table:table-cell>
          <table:table-cell table:style-name="ce79" table:formula="of:=[$ToteMNachKw.I4]-[$ToteMNachKw.I3]" office:value-type="float" office:value="0" calcext:value-type="float">
            <text:p>0</text:p>
          </table:table-cell>
          <table:table-cell table:style-name="ce79" table:formula="of:=[$ToteMNachKw.J4]-[$ToteMNachKw.J3]" office:value-type="float" office:value="0" calcext:value-type="float">
            <text:p>0</text:p>
          </table:table-cell>
          <table:table-cell table:style-name="ce79" table:formula="of:=[$ToteMNachKw.K4]-[$ToteMNachKw.K3]" office:value-type="float" office:value="0" calcext:value-type="float">
            <text:p>0</text:p>
          </table:table-cell>
          <table:table-cell table:style-name="ce79" table:formula="of:=[$ToteMNachKw.L4]-[$ToteMNachKw.L3]" office:value-type="float" office:value="0" calcext:value-type="float">
            <text:p>0</text:p>
          </table:table-cell>
          <table:table-cell table:style-name="ce79" table:formula="of:=[$ToteMNachKw.M4]-[$ToteMNachKw.M3]" office:value-type="float" office:value="0" calcext:value-type="float">
            <text:p>0</text:p>
          </table:table-cell>
          <table:table-cell table:style-name="ce79" office:value-type="float" office:value="55" calcext:value-type="float">
            <text:p>55</text:p>
          </table:table-cell>
          <table:table-cell table:style-name="ce81" office:value-type="date" office:date-value="2020-03-22" calcext:value-type="date">
            <text:p>So, 22. 03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13" calcext:value-type="float">
            <text:p>13</text:p>
          </table:table-cell>
          <table:table-cell table:formula="of:=[$ToteMNachKw.B5]-[$ToteMNachKw.B4]" office:value-type="float" office:value="0" calcext:value-type="float">
            <text:p>0</text:p>
          </table:table-cell>
          <table:table-cell table:formula="of:=[$ToteMNachKw.C5]-[$ToteMNachKw.C4]" office:value-type="float" office:value="0" calcext:value-type="float">
            <text:p>0</text:p>
          </table:table-cell>
          <table:table-cell table:formula="of:=[$ToteMNachKw.D5]-[$ToteMNachKw.D4]" office:value-type="float" office:value="0" calcext:value-type="float">
            <text:p>0</text:p>
          </table:table-cell>
          <table:table-cell table:formula="of:=[$ToteMNachKw.E5]-[$ToteMNachKw.E4]" office:value-type="float" office:value="0" calcext:value-type="float">
            <text:p>0</text:p>
          </table:table-cell>
          <table:table-cell table:formula="of:=[$ToteMNachKw.F5]-[$ToteMNachKw.F4]" office:value-type="float" office:value="4" calcext:value-type="float">
            <text:p>4</text:p>
          </table:table-cell>
          <table:table-cell table:formula="of:=[$ToteMNachKw.G5]-[$ToteMNachKw.G4]" office:value-type="float" office:value="12" calcext:value-type="float">
            <text:p>12</text:p>
          </table:table-cell>
          <table:table-cell table:formula="of:=[$ToteMNachKw.H5]-[$ToteMNachKw.H4]" office:value-type="float" office:value="20" calcext:value-type="float">
            <text:p>20</text:p>
          </table:table-cell>
          <table:table-cell table:formula="of:=[$ToteMNachKw.I5]-[$ToteMNachKw.I4]" office:value-type="float" office:value="69" calcext:value-type="float">
            <text:p>69</text:p>
          </table:table-cell>
          <table:table-cell table:formula="of:=[$ToteMNachKw.J5]-[$ToteMNachKw.J4]" office:value-type="float" office:value="126" calcext:value-type="float">
            <text:p>126</text:p>
          </table:table-cell>
          <table:table-cell table:formula="of:=[$ToteMNachKw.K5]-[$ToteMNachKw.K4]" office:value-type="float" office:value="24" calcext:value-type="float">
            <text:p>24</text:p>
          </table:table-cell>
          <table:table-cell table:style-name="ce79" table:formula="of:=[$ToteMNachKw.L5]-[$ToteMNachKw.L4]" office:value-type="float" office:value="0" calcext:value-type="float">
            <text:p>0</text:p>
          </table:table-cell>
          <table:table-cell table:formula="of:=[$ToteMNachKw.M5]-[$ToteMNachKw.M4]" office:value-type="float" office:value="2" calcext:value-type="float">
            <text:p>2</text:p>
          </table:table-cell>
          <table:table-cell table:formula="of:=SUM([.B5:.M5])" office:value-type="float" office:value="257" calcext:value-type="float">
            <text:p>257</text:p>
          </table:table-cell>
          <table:table-cell table:style-name="ce81" office:value-type="date" office:date-value="2020-03-29" calcext:value-type="date">
            <text:p>So, 29. 03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14" calcext:value-type="float">
            <text:p>14</text:p>
          </table:table-cell>
          <table:table-cell table:style-name="ce79" table:formula="of:=[$ToteMNachKw.B6]-[$ToteMNachKw.B5]" office:value-type="float" office:value="0" calcext:value-type="float">
            <text:p>0</text:p>
          </table:table-cell>
          <table:table-cell table:style-name="ce79" table:formula="of:=[$ToteMNachKw.C6]-[$ToteMNachKw.C5]" office:value-type="float" office:value="0" calcext:value-type="float">
            <text:p>0</text:p>
          </table:table-cell>
          <table:table-cell table:style-name="ce79" table:formula="of:=[$ToteMNachKw.D6]-[$ToteMNachKw.D5]" office:value-type="float" office:value="0" calcext:value-type="float">
            <text:p>0</text:p>
          </table:table-cell>
          <table:table-cell table:style-name="ce79" table:formula="of:=[$ToteMNachKw.E6]-[$ToteMNachKw.E5]" office:value-type="float" office:value="0" calcext:value-type="float">
            <text:p>0</text:p>
          </table:table-cell>
          <table:table-cell table:style-name="ce79" table:formula="of:=[$ToteMNachKw.F6]-[$ToteMNachKw.F5]" office:value-type="float" office:value="-4" calcext:value-type="float">
            <text:p>-4</text:p>
          </table:table-cell>
          <table:table-cell table:formula="of:=[$ToteMNachKw.G6]-[$ToteMNachKw.G5]" office:value-type="float" office:value="46" calcext:value-type="float">
            <text:p>46</text:p>
          </table:table-cell>
          <table:table-cell table:formula="of:=[$ToteMNachKw.H6]-[$ToteMNachKw.H5]" office:value-type="float" office:value="69" calcext:value-type="float">
            <text:p>69</text:p>
          </table:table-cell>
          <table:table-cell table:formula="of:=[$ToteMNachKw.I6]-[$ToteMNachKw.I5]" office:value-type="float" office:value="188" calcext:value-type="float">
            <text:p>188</text:p>
          </table:table-cell>
          <table:table-cell table:formula="of:=[$ToteMNachKw.J6]-[$ToteMNachKw.J5]" office:value-type="float" office:value="294" calcext:value-type="float">
            <text:p>294</text:p>
          </table:table-cell>
          <table:table-cell table:formula="of:=[$ToteMNachKw.K6]-[$ToteMNachKw.K5]" office:value-type="float" office:value="65" calcext:value-type="float">
            <text:p>65</text:p>
          </table:table-cell>
          <table:table-cell table:style-name="ce79" table:formula="of:=[$ToteMNachKw.L6]-[$ToteMNachKw.L5]" office:value-type="float" office:value="0" calcext:value-type="float">
            <text:p>0</text:p>
          </table:table-cell>
          <table:table-cell table:formula="of:=[$ToteMNachKw.M6]-[$ToteMNachKw.M5]" office:value-type="float" office:value="1" calcext:value-type="float">
            <text:p>1</text:p>
          </table:table-cell>
          <table:table-cell table:style-name="ce79" table:formula="of:=SUM([.B6:.M6])" office:value-type="float" office:value="659" calcext:value-type="float">
            <text:p>659</text:p>
          </table:table-cell>
          <table:table-cell table:style-name="ce81" office:value-type="date" office:date-value="2020-04-05" calcext:value-type="date">
            <text:p>So, 05. 04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15" calcext:value-type="float">
            <text:p>15</text:p>
          </table:table-cell>
          <table:table-cell table:style-name="ce79" table:formula="of:=[$ToteMNachKw.B7]-[$ToteMNachKw.B6]" office:value-type="float" office:value="0" calcext:value-type="float">
            <text:p>0</text:p>
          </table:table-cell>
          <table:table-cell table:style-name="ce79" table:formula="of:=[$ToteMNachKw.C7]-[$ToteMNachKw.C6]" office:value-type="float" office:value="0" calcext:value-type="float">
            <text:p>0</text:p>
          </table:table-cell>
          <table:table-cell table:style-name="ce79" table:formula="of:=[$ToteMNachKw.D7]-[$ToteMNachKw.D6]" office:value-type="float" office:value="0" calcext:value-type="float">
            <text:p>0</text:p>
          </table:table-cell>
          <table:table-cell table:style-name="ce79" table:formula="of:=[$ToteMNachKw.E7]-[$ToteMNachKw.E6]" office:value-type="float" office:value="0" calcext:value-type="float">
            <text:p>0</text:p>
          </table:table-cell>
          <table:table-cell table:style-name="ce79" table:formula="of:=[$ToteMNachKw.F7]-[$ToteMNachKw.F6]" office:value-type="float" office:value="0" calcext:value-type="float">
            <text:p>0</text:p>
          </table:table-cell>
          <table:table-cell table:formula="of:=[$ToteMNachKw.G7]-[$ToteMNachKw.G6]" office:value-type="float" office:value="39" calcext:value-type="float">
            <text:p>39</text:p>
          </table:table-cell>
          <table:table-cell table:formula="of:=[$ToteMNachKw.H7]-[$ToteMNachKw.H6]" office:value-type="float" office:value="87" calcext:value-type="float">
            <text:p>87</text:p>
          </table:table-cell>
          <table:table-cell table:formula="of:=[$ToteMNachKw.I7]-[$ToteMNachKw.I6]" office:value-type="float" office:value="188" calcext:value-type="float">
            <text:p>188</text:p>
          </table:table-cell>
          <table:table-cell table:formula="of:=[$ToteMNachKw.J7]-[$ToteMNachKw.J6]" office:value-type="float" office:value="269" calcext:value-type="float">
            <text:p>269</text:p>
          </table:table-cell>
          <table:table-cell table:formula="of:=[$ToteMNachKw.K7]-[$ToteMNachKw.K6]" office:value-type="float" office:value="96" calcext:value-type="float">
            <text:p>96</text:p>
          </table:table-cell>
          <table:table-cell table:style-name="ce79" table:formula="of:=[$ToteMNachKw.L7]-[$ToteMNachKw.L6]" office:value-type="float" office:value="0" calcext:value-type="float">
            <text:p>0</text:p>
          </table:table-cell>
          <table:table-cell table:formula="of:=[$ToteMNachKw.M7]-[$ToteMNachKw.M6]" office:value-type="float" office:value="2" calcext:value-type="float">
            <text:p>2</text:p>
          </table:table-cell>
          <table:table-cell table:style-name="ce79" table:formula="of:=SUM([.B7:.M7])" office:value-type="float" office:value="681" calcext:value-type="float">
            <text:p>681</text:p>
          </table:table-cell>
          <table:table-cell table:style-name="ce81" office:value-type="date" office:date-value="2020-04-12" calcext:value-type="date">
            <text:p>So, 12. 04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16" calcext:value-type="float">
            <text:p>16</text:p>
          </table:table-cell>
          <table:table-cell table:style-name="ce79" table:formula="of:=[$ToteMNachKw.B8]-[$ToteMNachKw.B7]" office:value-type="float" office:value="0" calcext:value-type="float">
            <text:p>0</text:p>
          </table:table-cell>
          <table:table-cell table:style-name="ce79" table:formula="of:=[$ToteMNachKw.C8]-[$ToteMNachKw.C7]" office:value-type="float" office:value="0" calcext:value-type="float">
            <text:p>0</text:p>
          </table:table-cell>
          <table:table-cell table:style-name="ce79" table:formula="of:=[$ToteMNachKw.D8]-[$ToteMNachKw.D7]" office:value-type="float" office:value="0" calcext:value-type="float">
            <text:p>0</text:p>
          </table:table-cell>
          <table:table-cell table:style-name="ce79" table:formula="of:=[$ToteMNachKw.E8]-[$ToteMNachKw.E7]" office:value-type="float" office:value="0" calcext:value-type="float">
            <text:p>0</text:p>
          </table:table-cell>
          <table:table-cell table:style-name="ce79" table:formula="of:=[$ToteMNachKw.F8]-[$ToteMNachKw.F7]" office:value-type="float" office:value="0" calcext:value-type="float">
            <text:p>0</text:p>
          </table:table-cell>
          <table:table-cell table:formula="of:=[$ToteMNachKw.G8]-[$ToteMNachKw.G7]" office:value-type="float" office:value="54" calcext:value-type="float">
            <text:p>54</text:p>
          </table:table-cell>
          <table:table-cell table:formula="of:=[$ToteMNachKw.H8]-[$ToteMNachKw.H7]" office:value-type="float" office:value="120" calcext:value-type="float">
            <text:p>120</text:p>
          </table:table-cell>
          <table:table-cell table:formula="of:=[$ToteMNachKw.I8]-[$ToteMNachKw.I7]" office:value-type="float" office:value="270" calcext:value-type="float">
            <text:p>270</text:p>
          </table:table-cell>
          <table:table-cell table:formula="of:=[$ToteMNachKw.J8]-[$ToteMNachKw.J7]" office:value-type="float" office:value="408" calcext:value-type="float">
            <text:p>408</text:p>
          </table:table-cell>
          <table:table-cell table:formula="of:=[$ToteMNachKw.K8]-[$ToteMNachKw.K7]" office:value-type="float" office:value="115" calcext:value-type="float">
            <text:p>115</text:p>
          </table:table-cell>
          <table:table-cell table:style-name="ce79" table:formula="of:=[$ToteMNachKw.L8]-[$ToteMNachKw.L7]" office:value-type="float" office:value="0" calcext:value-type="float">
            <text:p>0</text:p>
          </table:table-cell>
          <table:table-cell table:formula="of:=[$ToteMNachKw.M8]-[$ToteMNachKw.M7]" office:value-type="float" office:value="-2" calcext:value-type="float">
            <text:p>-2</text:p>
          </table:table-cell>
          <table:table-cell table:style-name="ce79" table:formula="of:=SUM([.B8:.M8])" office:value-type="float" office:value="965" calcext:value-type="float">
            <text:p>965</text:p>
          </table:table-cell>
          <table:table-cell table:style-name="ce81" office:value-type="date" office:date-value="2020-04-19" calcext:value-type="date">
            <text:p>So, 19. 04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17" calcext:value-type="float">
            <text:p>17</text:p>
          </table:table-cell>
          <table:table-cell table:style-name="ce82" table:formula="of:=[$ToteMNachKw.B9]-[$ToteMNachKw.B8]" office:value-type="float" office:value="0" calcext:value-type="float">
            <text:p>0</text:p>
          </table:table-cell>
          <table:table-cell table:style-name="ce82" table:formula="of:=[$ToteMNachKw.C9]-[$ToteMNachKw.C8]" office:value-type="float" office:value="1" calcext:value-type="float">
            <text:p>1</text:p>
          </table:table-cell>
          <table:table-cell table:style-name="ce82" table:formula="of:=[$ToteMNachKw.D9]-[$ToteMNachKw.D8]" office:value-type="float" office:value="3" calcext:value-type="float">
            <text:p>3</text:p>
          </table:table-cell>
          <table:table-cell table:style-name="ce82" table:formula="of:=[$ToteMNachKw.E9]-[$ToteMNachKw.E8]" office:value-type="float" office:value="5" calcext:value-type="float">
            <text:p>5</text:p>
          </table:table-cell>
          <table:table-cell table:style-name="ce82" table:formula="of:=[$ToteMNachKw.F9]-[$ToteMNachKw.F8]" office:value-type="float" office:value="35" calcext:value-type="float">
            <text:p>35</text:p>
          </table:table-cell>
          <table:table-cell table:style-name="ce82" table:formula="of:=[$ToteMNachKw.G9]-[$ToteMNachKw.G8]" office:value-type="float" office:value="-14" calcext:value-type="float">
            <text:p>-14</text:p>
          </table:table-cell>
          <table:table-cell table:style-name="ce82" table:formula="of:=[$ToteMNachKw.H9]-[$ToteMNachKw.H8]" office:value-type="float" office:value="90" calcext:value-type="float">
            <text:p>90</text:p>
          </table:table-cell>
          <table:table-cell table:style-name="ce82" table:formula="of:=[$ToteMNachKw.I9]-[$ToteMNachKw.I8]" office:value-type="float" office:value="202" calcext:value-type="float">
            <text:p>202</text:p>
          </table:table-cell>
          <table:table-cell table:style-name="ce82" table:formula="of:=[$ToteMNachKw.J9]-[$ToteMNachKw.J8]" office:value-type="float" office:value="302" calcext:value-type="float">
            <text:p>302</text:p>
          </table:table-cell>
          <table:table-cell table:style-name="ce82" table:formula="of:=[$ToteMNachKw.K9]-[$ToteMNachKw.K8]" office:value-type="float" office:value="76" calcext:value-type="float">
            <text:p>76</text:p>
          </table:table-cell>
          <table:table-cell table:style-name="ce82" table:formula="of:=[$ToteMNachKw.L9]-[$ToteMNachKw.L8]" office:value-type="float" office:value="3" calcext:value-type="float">
            <text:p>3</text:p>
          </table:table-cell>
          <table:table-cell table:style-name="ce82" table:formula="of:=[$ToteMNachKw.M9]-[$ToteMNachKw.M8]" office:value-type="float" office:value="3" calcext:value-type="float">
            <text:p>3</text:p>
          </table:table-cell>
          <table:table-cell table:formula="of:=SUM([.B9:.M9])" office:value-type="float" office:value="706" calcext:value-type="float">
            <text:p>706</text:p>
          </table:table-cell>
          <table:table-cell table:style-name="ce81" office:value-type="date" office:date-value="2020-04-26" calcext:value-type="date">
            <text:p>So, 26. 04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18" calcext:value-type="float">
            <text:p>18</text:p>
          </table:table-cell>
          <table:table-cell table:style-name="ce82" table:formula="of:=[$ToteMNachKw.B10]-[$ToteMNachKw.B9]" office:value-type="float" office:value="0" calcext:value-type="float">
            <text:p>0</text:p>
          </table:table-cell>
          <table:table-cell table:style-name="ce82" table:formula="of:=[$ToteMNachKw.C10]-[$ToteMNachKw.C9]" office:value-type="float" office:value="0" calcext:value-type="float">
            <text:p>0</text:p>
          </table:table-cell>
          <table:table-cell table:style-name="ce82" table:formula="of:=[$ToteMNachKw.D10]-[$ToteMNachKw.D9]" office:value-type="float" office:value="1" calcext:value-type="float">
            <text:p>1</text:p>
          </table:table-cell>
          <table:table-cell table:style-name="ce82" table:formula="of:=[$ToteMNachKw.E10]-[$ToteMNachKw.E9]" office:value-type="float" office:value="4" calcext:value-type="float">
            <text:p>4</text:p>
          </table:table-cell>
          <table:table-cell table:style-name="ce82" table:formula="of:=[$ToteMNachKw.F10]-[$ToteMNachKw.F9]" office:value-type="float" office:value="2" calcext:value-type="float">
            <text:p>2</text:p>
          </table:table-cell>
          <table:table-cell table:style-name="ce82" table:formula="of:=[$ToteMNachKw.G10]-[$ToteMNachKw.G9]" office:value-type="float" office:value="30" calcext:value-type="float">
            <text:p>30</text:p>
          </table:table-cell>
          <table:table-cell table:style-name="ce82" table:formula="of:=[$ToteMNachKw.H10]-[$ToteMNachKw.H9]" office:value-type="float" office:value="60" calcext:value-type="float">
            <text:p>60</text:p>
          </table:table-cell>
          <table:table-cell table:style-name="ce82" table:formula="of:=[$ToteMNachKw.I10]-[$ToteMNachKw.I9]" office:value-type="float" office:value="118" calcext:value-type="float">
            <text:p>118</text:p>
          </table:table-cell>
          <table:table-cell table:style-name="ce82" table:formula="of:=[$ToteMNachKw.J10]-[$ToteMNachKw.J9]" office:value-type="float" office:value="210" calcext:value-type="float">
            <text:p>210</text:p>
          </table:table-cell>
          <table:table-cell table:style-name="ce82" table:formula="of:=[$ToteMNachKw.K10]-[$ToteMNachKw.K9]" office:value-type="float" office:value="61" calcext:value-type="float">
            <text:p>61</text:p>
          </table:table-cell>
          <table:table-cell table:style-name="ce82" table:formula="of:=[$ToteMNachKw.L10]-[$ToteMNachKw.L9]" office:value-type="float" office:value="1" calcext:value-type="float">
            <text:p>1</text:p>
          </table:table-cell>
          <table:table-cell table:style-name="ce82" table:formula="of:=[$ToteMNachKw.M10]-[$ToteMNachKw.M9]" office:value-type="float" office:value="4" calcext:value-type="float">
            <text:p>4</text:p>
          </table:table-cell>
          <table:table-cell table:formula="of:=SUM([.B10:.M10])" office:value-type="float" office:value="491" calcext:value-type="float">
            <text:p>491</text:p>
          </table:table-cell>
          <table:table-cell table:style-name="ce81" office:value-type="date" office:date-value="2020-05-03" calcext:value-type="date">
            <text:p>So, 03. 05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19" calcext:value-type="float">
            <text:p>19</text:p>
          </table:table-cell>
          <table:table-cell table:style-name="ce82" table:formula="of:=[$ToteMNachKw.B11]-[$ToteMNachKw.B10]" office:value-type="float" office:value="0" calcext:value-type="float">
            <text:p>0</text:p>
          </table:table-cell>
          <table:table-cell table:style-name="ce82" table:formula="of:=[$ToteMNachKw.C11]-[$ToteMNachKw.C10]" office:value-type="float" office:value="1" calcext:value-type="float">
            <text:p>1</text:p>
          </table:table-cell>
          <table:table-cell table:style-name="ce82" table:formula="of:=[$ToteMNachKw.D11]-[$ToteMNachKw.D10]" office:value-type="float" office:value="1" calcext:value-type="float">
            <text:p>1</text:p>
          </table:table-cell>
          <table:table-cell table:style-name="ce82" table:formula="of:=[$ToteMNachKw.E11]-[$ToteMNachKw.E10]" office:value-type="float" office:value="3" calcext:value-type="float">
            <text:p>3</text:p>
          </table:table-cell>
          <table:table-cell table:style-name="ce82" table:formula="of:=[$ToteMNachKw.F11]-[$ToteMNachKw.F10]" office:value-type="float" office:value="2" calcext:value-type="float">
            <text:p>2</text:p>
          </table:table-cell>
          <table:table-cell table:style-name="ce82" table:formula="of:=[$ToteMNachKw.G11]-[$ToteMNachKw.G10]" office:value-type="float" office:value="19" calcext:value-type="float">
            <text:p>19</text:p>
          </table:table-cell>
          <table:table-cell table:style-name="ce82" table:formula="of:=[$ToteMNachKw.H11]-[$ToteMNachKw.H10]" office:value-type="float" office:value="56" calcext:value-type="float">
            <text:p>56</text:p>
          </table:table-cell>
          <table:table-cell table:style-name="ce82" table:formula="of:=[$ToteMNachKw.I11]-[$ToteMNachKw.I10]" office:value-type="float" office:value="94" calcext:value-type="float">
            <text:p>94</text:p>
          </table:table-cell>
          <table:table-cell table:style-name="ce82" table:formula="of:=[$ToteMNachKw.J11]-[$ToteMNachKw.J10]" office:value-type="float" office:value="164" calcext:value-type="float">
            <text:p>164</text:p>
          </table:table-cell>
          <table:table-cell table:style-name="ce82" table:formula="of:=[$ToteMNachKw.K11]-[$ToteMNachKw.K10]" office:value-type="float" office:value="42" calcext:value-type="float">
            <text:p>42</text:p>
          </table:table-cell>
          <table:table-cell table:style-name="ce82" table:formula="of:=[$ToteMNachKw.L11]-[$ToteMNachKw.L10]" office:value-type="float" office:value="1" calcext:value-type="float">
            <text:p>1</text:p>
          </table:table-cell>
          <table:table-cell table:style-name="ce82" table:formula="of:=[$ToteMNachKw.M11]-[$ToteMNachKw.M10]" office:value-type="float" office:value="-5" calcext:value-type="float">
            <text:p>-5</text:p>
          </table:table-cell>
          <table:table-cell table:formula="of:=SUM([.B11:.M11])" office:value-type="float" office:value="378" calcext:value-type="float">
            <text:p>378</text:p>
          </table:table-cell>
          <table:table-cell table:style-name="ce81" office:value-type="date" office:date-value="2020-05-10" calcext:value-type="date">
            <text:p>So, 10. 05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20" calcext:value-type="float">
            <text:p>20</text:p>
          </table:table-cell>
          <table:table-cell table:style-name="ce82" table:formula="of:=[$ToteMNachKw.B12]-[$ToteMNachKw.B11]" office:value-type="float" office:value="0" calcext:value-type="float">
            <text:p>0</text:p>
          </table:table-cell>
          <table:table-cell table:style-name="ce82" table:formula="of:=[$ToteMNachKw.C12]-[$ToteMNachKw.C11]" office:value-type="float" office:value="0" calcext:value-type="float">
            <text:p>0</text:p>
          </table:table-cell>
          <table:table-cell table:style-name="ce82" table:formula="of:=[$ToteMNachKw.D12]-[$ToteMNachKw.D11]" office:value-type="float" office:value="1" calcext:value-type="float">
            <text:p>1</text:p>
          </table:table-cell>
          <table:table-cell table:style-name="ce82" table:formula="of:=[$ToteMNachKw.E12]-[$ToteMNachKw.E11]" office:value-type="float" office:value="1" calcext:value-type="float">
            <text:p>1</text:p>
          </table:table-cell>
          <table:table-cell table:style-name="ce82" table:formula="of:=[$ToteMNachKw.F12]-[$ToteMNachKw.F11]" office:value-type="float" office:value="2" calcext:value-type="float">
            <text:p>2</text:p>
          </table:table-cell>
          <table:table-cell table:style-name="ce82" table:formula="of:=[$ToteMNachKw.G12]-[$ToteMNachKw.G11]" office:value-type="float" office:value="17" calcext:value-type="float">
            <text:p>17</text:p>
          </table:table-cell>
          <table:table-cell table:style-name="ce82" table:formula="of:=[$ToteMNachKw.H12]-[$ToteMNachKw.H11]" office:value-type="float" office:value="39" calcext:value-type="float">
            <text:p>39</text:p>
          </table:table-cell>
          <table:table-cell table:style-name="ce82" table:formula="of:=[$ToteMNachKw.I12]-[$ToteMNachKw.I11]" office:value-type="float" office:value="71" calcext:value-type="float">
            <text:p>71</text:p>
          </table:table-cell>
          <table:table-cell table:style-name="ce82" table:formula="of:=[$ToteMNachKw.J12]-[$ToteMNachKw.J11]" office:value-type="float" office:value="104" calcext:value-type="float">
            <text:p>104</text:p>
          </table:table-cell>
          <table:table-cell table:style-name="ce82" table:formula="of:=[$ToteMNachKw.K12]-[$ToteMNachKw.K11]" office:value-type="float" office:value="35" calcext:value-type="float">
            <text:p>35</text:p>
          </table:table-cell>
          <table:table-cell table:style-name="ce82" table:formula="of:=[$ToteMNachKw.L12]-[$ToteMNachKw.L11]" office:value-type="float" office:value="0" calcext:value-type="float">
            <text:p>0</text:p>
          </table:table-cell>
          <table:table-cell table:style-name="ce82" table:formula="of:=[$ToteMNachKw.M12]-[$ToteMNachKw.M11]" office:value-type="float" office:value="0" calcext:value-type="float">
            <text:p>0</text:p>
          </table:table-cell>
          <table:table-cell table:formula="of:=SUM([.B12:.M12])" office:value-type="float" office:value="270" calcext:value-type="float">
            <text:p>270</text:p>
          </table:table-cell>
          <table:table-cell table:style-name="ce81" office:value-type="date" office:date-value="2020-05-17" calcext:value-type="date">
            <text:p>So, 17. 05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21" calcext:value-type="float">
            <text:p>21</text:p>
          </table:table-cell>
          <table:table-cell table:style-name="ce82" table:formula="of:=[$ToteMNachKw.B13]-[$ToteMNachKw.B12]" office:value-type="float" office:value="0" calcext:value-type="float">
            <text:p>0</text:p>
          </table:table-cell>
          <table:table-cell table:style-name="ce82" table:formula="of:=[$ToteMNachKw.C13]-[$ToteMNachKw.C12]" office:value-type="float" office:value="0" calcext:value-type="float">
            <text:p>0</text:p>
          </table:table-cell>
          <table:table-cell table:style-name="ce82" table:formula="of:=[$ToteMNachKw.D13]-[$ToteMNachKw.D12]" office:value-type="float" office:value="0" calcext:value-type="float">
            <text:p>0</text:p>
          </table:table-cell>
          <table:table-cell table:style-name="ce82" table:formula="of:=[$ToteMNachKw.E13]-[$ToteMNachKw.E12]" office:value-type="float" office:value="1" calcext:value-type="float">
            <text:p>1</text:p>
          </table:table-cell>
          <table:table-cell table:style-name="ce82" table:formula="of:=[$ToteMNachKw.F13]-[$ToteMNachKw.F12]" office:value-type="float" office:value="4" calcext:value-type="float">
            <text:p>4</text:p>
          </table:table-cell>
          <table:table-cell table:style-name="ce82" table:formula="of:=[$ToteMNachKw.G13]-[$ToteMNachKw.G12]" office:value-type="float" office:value="8" calcext:value-type="float">
            <text:p>8</text:p>
          </table:table-cell>
          <table:table-cell table:style-name="ce82" table:formula="of:=[$ToteMNachKw.H13]-[$ToteMNachKw.H12]" office:value-type="float" office:value="24" calcext:value-type="float">
            <text:p>24</text:p>
          </table:table-cell>
          <table:table-cell table:style-name="ce82" table:formula="of:=[$ToteMNachKw.I13]-[$ToteMNachKw.I12]" office:value-type="float" office:value="49" calcext:value-type="float">
            <text:p>49</text:p>
          </table:table-cell>
          <table:table-cell table:style-name="ce82" table:formula="of:=[$ToteMNachKw.J13]-[$ToteMNachKw.J12]" office:value-type="float" office:value="74" calcext:value-type="float">
            <text:p>74</text:p>
          </table:table-cell>
          <table:table-cell table:style-name="ce82" table:formula="of:=[$ToteMNachKw.K13]-[$ToteMNachKw.K12]" office:value-type="float" office:value="10" calcext:value-type="float">
            <text:p>10</text:p>
          </table:table-cell>
          <table:table-cell table:style-name="ce82" table:formula="of:=[$ToteMNachKw.L13]-[$ToteMNachKw.L12]" office:value-type="float" office:value="0" calcext:value-type="float">
            <text:p>0</text:p>
          </table:table-cell>
          <table:table-cell table:style-name="ce82" table:formula="of:=[$ToteMNachKw.M13]-[$ToteMNachKw.M12]" office:value-type="float" office:value="0" calcext:value-type="float">
            <text:p>0</text:p>
          </table:table-cell>
          <table:table-cell table:formula="of:=SUM([.B13:.M13])" office:value-type="float" office:value="170" calcext:value-type="float">
            <text:p>170</text:p>
          </table:table-cell>
          <table:table-cell table:style-name="ce81" office:value-type="date" office:date-value="2020-05-24" calcext:value-type="date">
            <text:p>So, 24. 05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22" calcext:value-type="float">
            <text:p>22</text:p>
          </table:table-cell>
          <table:table-cell table:style-name="ce82" table:formula="of:=[$ToteMNachKw.B14]-[$ToteMNachKw.B13]" office:value-type="float" office:value="0" calcext:value-type="float">
            <text:p>0</text:p>
          </table:table-cell>
          <table:table-cell table:style-name="ce82" table:formula="of:=[$ToteMNachKw.C14]-[$ToteMNachKw.C13]" office:value-type="float" office:value="0" calcext:value-type="float">
            <text:p>0</text:p>
          </table:table-cell>
          <table:table-cell table:style-name="ce82" table:formula="of:=[$ToteMNachKw.D14]-[$ToteMNachKw.D13]" office:value-type="float" office:value="0" calcext:value-type="float">
            <text:p>0</text:p>
          </table:table-cell>
          <table:table-cell table:style-name="ce82" table:formula="of:=[$ToteMNachKw.E14]-[$ToteMNachKw.E13]" office:value-type="float" office:value="0" calcext:value-type="float">
            <text:p>0</text:p>
          </table:table-cell>
          <table:table-cell table:style-name="ce82" table:formula="of:=[$ToteMNachKw.F14]-[$ToteMNachKw.F13]" office:value-type="float" office:value="4" calcext:value-type="float">
            <text:p>4</text:p>
          </table:table-cell>
          <table:table-cell table:style-name="ce82" table:formula="of:=[$ToteMNachKw.G14]-[$ToteMNachKw.G13]" office:value-type="float" office:value="7" calcext:value-type="float">
            <text:p>7</text:p>
          </table:table-cell>
          <table:table-cell table:style-name="ce82" table:formula="of:=[$ToteMNachKw.H14]-[$ToteMNachKw.H13]" office:value-type="float" office:value="26" calcext:value-type="float">
            <text:p>26</text:p>
          </table:table-cell>
          <table:table-cell table:style-name="ce82" table:formula="of:=[$ToteMNachKw.I14]-[$ToteMNachKw.I13]" office:value-type="float" office:value="38" calcext:value-type="float">
            <text:p>38</text:p>
          </table:table-cell>
          <table:table-cell table:style-name="ce82" table:formula="of:=[$ToteMNachKw.J14]-[$ToteMNachKw.J13]" office:value-type="float" office:value="52" calcext:value-type="float">
            <text:p>52</text:p>
          </table:table-cell>
          <table:table-cell table:style-name="ce82" table:formula="of:=[$ToteMNachKw.K14]-[$ToteMNachKw.K13]" office:value-type="float" office:value="46" calcext:value-type="float">
            <text:p>46</text:p>
          </table:table-cell>
          <table:table-cell table:style-name="ce82" table:formula="of:=[$ToteMNachKw.L14]-[$ToteMNachKw.L13]" office:value-type="float" office:value="0" calcext:value-type="float">
            <text:p>0</text:p>
          </table:table-cell>
          <table:table-cell table:style-name="ce82" table:formula="of:=[$ToteMNachKw.M14]-[$ToteMNachKw.M13]" office:value-type="float" office:value="0" calcext:value-type="float">
            <text:p>0</text:p>
          </table:table-cell>
          <table:table-cell table:formula="of:=SUM([.B14:.M14])" office:value-type="float" office:value="173" calcext:value-type="float">
            <text:p>173</text:p>
          </table:table-cell>
          <table:table-cell table:style-name="ce81" office:value-type="date" office:date-value="2020-05-31" calcext:value-type="date">
            <text:p>So, 31. 05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23" calcext:value-type="float">
            <text:p>23</text:p>
          </table:table-cell>
          <table:table-cell table:style-name="ce82" table:formula="of:=[$ToteMNachKw.B15]-[$ToteMNachKw.B14]" office:value-type="float" office:value="0" calcext:value-type="float">
            <text:p>0</text:p>
          </table:table-cell>
          <table:table-cell table:style-name="ce82" table:formula="of:=[$ToteMNachKw.C15]-[$ToteMNachKw.C14]" office:value-type="float" office:value="0" calcext:value-type="float">
            <text:p>0</text:p>
          </table:table-cell>
          <table:table-cell table:style-name="ce82" table:formula="of:=[$ToteMNachKw.D15]-[$ToteMNachKw.D14]" office:value-type="float" office:value="0" calcext:value-type="float">
            <text:p>0</text:p>
          </table:table-cell>
          <table:table-cell table:style-name="ce82" table:formula="of:=[$ToteMNachKw.E15]-[$ToteMNachKw.E14]" office:value-type="float" office:value="1" calcext:value-type="float">
            <text:p>1</text:p>
          </table:table-cell>
          <table:table-cell table:style-name="ce82" table:formula="of:=[$ToteMNachKw.F15]-[$ToteMNachKw.F14]" office:value-type="float" office:value="0" calcext:value-type="float">
            <text:p>0</text:p>
          </table:table-cell>
          <table:table-cell table:style-name="ce82" table:formula="of:=[$ToteMNachKw.G15]-[$ToteMNachKw.G14]" office:value-type="float" office:value="4" calcext:value-type="float">
            <text:p>4</text:p>
          </table:table-cell>
          <table:table-cell table:style-name="ce82" table:formula="of:=[$ToteMNachKw.H15]-[$ToteMNachKw.H14]" office:value-type="float" office:value="14" calcext:value-type="float">
            <text:p>14</text:p>
          </table:table-cell>
          <table:table-cell table:style-name="ce82" table:formula="of:=[$ToteMNachKw.I15]-[$ToteMNachKw.I14]" office:value-type="float" office:value="26" calcext:value-type="float">
            <text:p>26</text:p>
          </table:table-cell>
          <table:table-cell table:style-name="ce82" table:formula="of:=[$ToteMNachKw.J15]-[$ToteMNachKw.J14]" office:value-type="float" office:value="32" calcext:value-type="float">
            <text:p>32</text:p>
          </table:table-cell>
          <table:table-cell table:style-name="ce82" table:formula="of:=[$ToteMNachKw.K15]-[$ToteMNachKw.K14]" office:value-type="float" office:value="-24" calcext:value-type="float">
            <text:p>-24</text:p>
          </table:table-cell>
          <table:table-cell table:style-name="ce82" table:formula="of:=[$ToteMNachKw.L15]-[$ToteMNachKw.L14]" office:value-type="float" office:value="1" calcext:value-type="float">
            <text:p>1</text:p>
          </table:table-cell>
          <table:table-cell table:style-name="ce82" table:formula="of:=[$ToteMNachKw.M15]-[$ToteMNachKw.M14]" office:value-type="float" office:value="0" calcext:value-type="float">
            <text:p>0</text:p>
          </table:table-cell>
          <table:table-cell table:formula="of:=SUM([.B15:.M15])" office:value-type="float" office:value="54" calcext:value-type="float">
            <text:p>54</text:p>
          </table:table-cell>
          <table:table-cell table:style-name="ce81" office:value-type="date" office:date-value="2020-06-07" calcext:value-type="date">
            <text:p>So, 07. 06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24" calcext:value-type="float">
            <text:p>24</text:p>
          </table:table-cell>
          <table:table-cell table:style-name="ce82" table:formula="of:=[$ToteMNachKw.B16]-[$ToteMNachKw.B15]" office:value-type="float" office:value="0" calcext:value-type="float">
            <text:p>0</text:p>
          </table:table-cell>
          <table:table-cell table:style-name="ce82" table:formula="of:=[$ToteMNachKw.C16]-[$ToteMNachKw.C15]" office:value-type="float" office:value="0" calcext:value-type="float">
            <text:p>0</text:p>
          </table:table-cell>
          <table:table-cell table:style-name="ce82" table:formula="of:=[$ToteMNachKw.D16]-[$ToteMNachKw.D15]" office:value-type="float" office:value="0" calcext:value-type="float">
            <text:p>0</text:p>
          </table:table-cell>
          <table:table-cell table:style-name="ce82" table:formula="of:=[$ToteMNachKw.E16]-[$ToteMNachKw.E15]" office:value-type="float" office:value="2" calcext:value-type="float">
            <text:p>2</text:p>
          </table:table-cell>
          <table:table-cell table:style-name="ce82" table:formula="of:=[$ToteMNachKw.F16]-[$ToteMNachKw.F15]" office:value-type="float" office:value="0" calcext:value-type="float">
            <text:p>0</text:p>
          </table:table-cell>
          <table:table-cell table:style-name="ce82" table:formula="of:=[$ToteMNachKw.G16]-[$ToteMNachKw.G15]" office:value-type="float" office:value="3" calcext:value-type="float">
            <text:p>3</text:p>
          </table:table-cell>
          <table:table-cell table:style-name="ce82" table:formula="of:=[$ToteMNachKw.H16]-[$ToteMNachKw.H15]" office:value-type="float" office:value="9" calcext:value-type="float">
            <text:p>9</text:p>
          </table:table-cell>
          <table:table-cell table:style-name="ce82" table:formula="of:=[$ToteMNachKw.I16]-[$ToteMNachKw.I15]" office:value-type="float" office:value="16" calcext:value-type="float">
            <text:p>16</text:p>
          </table:table-cell>
          <table:table-cell table:style-name="ce82" table:formula="of:=[$ToteMNachKw.J16]-[$ToteMNachKw.J15]" office:value-type="float" office:value="30" calcext:value-type="float">
            <text:p>30</text:p>
          </table:table-cell>
          <table:table-cell table:style-name="ce82" table:formula="of:=[$ToteMNachKw.K16]-[$ToteMNachKw.K15]" office:value-type="float" office:value="9" calcext:value-type="float">
            <text:p>9</text:p>
          </table:table-cell>
          <table:table-cell table:style-name="ce82" table:formula="of:=[$ToteMNachKw.L16]-[$ToteMNachKw.L15]" office:value-type="float" office:value="0" calcext:value-type="float">
            <text:p>0</text:p>
          </table:table-cell>
          <table:table-cell table:style-name="ce82" table:formula="of:=[$ToteMNachKw.M16]-[$ToteMNachKw.M15]" office:value-type="float" office:value="-1" calcext:value-type="float">
            <text:p>-1</text:p>
          </table:table-cell>
          <table:table-cell table:formula="of:=SUM([.B16:.M16])" office:value-type="float" office:value="68" calcext:value-type="float">
            <text:p>68</text:p>
          </table:table-cell>
          <table:table-cell table:style-name="ce81" office:value-type="date" office:date-value="2020-06-14" calcext:value-type="date">
            <text:p>So, 14. 06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25" calcext:value-type="float">
            <text:p>25</text:p>
          </table:table-cell>
          <table:table-cell table:style-name="ce82" table:formula="of:=[$ToteMNachKw.B17]-[$ToteMNachKw.B16]" office:value-type="float" office:value="0" calcext:value-type="float">
            <text:p>0</text:p>
          </table:table-cell>
          <table:table-cell table:style-name="ce82" table:formula="of:=[$ToteMNachKw.C17]-[$ToteMNachKw.C16]" office:value-type="float" office:value="0" calcext:value-type="float">
            <text:p>0</text:p>
          </table:table-cell>
          <table:table-cell table:style-name="ce82" table:formula="of:=[$ToteMNachKw.D17]-[$ToteMNachKw.D16]" office:value-type="float" office:value="0" calcext:value-type="float">
            <text:p>0</text:p>
          </table:table-cell>
          <table:table-cell table:style-name="ce82" table:formula="of:=[$ToteMNachKw.E17]-[$ToteMNachKw.E16]" office:value-type="float" office:value="0" calcext:value-type="float">
            <text:p>0</text:p>
          </table:table-cell>
          <table:table-cell table:style-name="ce82" table:formula="of:=[$ToteMNachKw.F17]-[$ToteMNachKw.F16]" office:value-type="float" office:value="0" calcext:value-type="float">
            <text:p>0</text:p>
          </table:table-cell>
          <table:table-cell table:style-name="ce82" table:formula="of:=[$ToteMNachKw.G17]-[$ToteMNachKw.G16]" office:value-type="float" office:value="3" calcext:value-type="float">
            <text:p>3</text:p>
          </table:table-cell>
          <table:table-cell table:style-name="ce82" table:formula="of:=[$ToteMNachKw.H17]-[$ToteMNachKw.H16]" office:value-type="float" office:value="10" calcext:value-type="float">
            <text:p>10</text:p>
          </table:table-cell>
          <table:table-cell table:style-name="ce82" table:formula="of:=[$ToteMNachKw.I17]-[$ToteMNachKw.I16]" office:value-type="float" office:value="17" calcext:value-type="float">
            <text:p>17</text:p>
          </table:table-cell>
          <table:table-cell table:style-name="ce82" table:formula="of:=[$ToteMNachKw.J17]-[$ToteMNachKw.J16]" office:value-type="float" office:value="20" calcext:value-type="float">
            <text:p>20</text:p>
          </table:table-cell>
          <table:table-cell table:style-name="ce82" table:formula="of:=[$ToteMNachKw.K17]-[$ToteMNachKw.K16]" office:value-type="float" office:value="0" calcext:value-type="float">
            <text:p>0</text:p>
          </table:table-cell>
          <table:table-cell table:style-name="ce82" table:formula="of:=[$ToteMNachKw.L17]-[$ToteMNachKw.L16]" office:value-type="float" office:value="0" calcext:value-type="float">
            <text:p>0</text:p>
          </table:table-cell>
          <table:table-cell table:style-name="ce82" table:formula="of:=[$ToteMNachKw.M17]-[$ToteMNachKw.M16]" office:value-type="float" office:value="0" calcext:value-type="float">
            <text:p>0</text:p>
          </table:table-cell>
          <table:table-cell table:formula="of:=SUM([.B17:.M17])" office:value-type="float" office:value="50" calcext:value-type="float">
            <text:p>50</text:p>
          </table:table-cell>
          <table:table-cell table:style-name="ce81" office:value-type="date" office:date-value="2020-06-21" calcext:value-type="date">
            <text:p>So, 21. 06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26" calcext:value-type="float">
            <text:p>26</text:p>
          </table:table-cell>
          <table:table-cell table:style-name="ce82" table:formula="of:=[$ToteMNachKw.B18]-[$ToteMNachKw.B17]" office:value-type="float" office:value="0" calcext:value-type="float">
            <text:p>0</text:p>
          </table:table-cell>
          <table:table-cell table:style-name="ce82" table:formula="of:=[$ToteMNachKw.C18]-[$ToteMNachKw.C17]" office:value-type="float" office:value="0" calcext:value-type="float">
            <text:p>0</text:p>
          </table:table-cell>
          <table:table-cell table:style-name="ce82" table:formula="of:=[$ToteMNachKw.D18]-[$ToteMNachKw.D17]" office:value-type="float" office:value="0" calcext:value-type="float">
            <text:p>0</text:p>
          </table:table-cell>
          <table:table-cell table:style-name="ce82" table:formula="of:=[$ToteMNachKw.E18]-[$ToteMNachKw.E17]" office:value-type="float" office:value="0" calcext:value-type="float">
            <text:p>0</text:p>
          </table:table-cell>
          <table:table-cell table:style-name="ce82" table:formula="of:=[$ToteMNachKw.F18]-[$ToteMNachKw.F17]" office:value-type="float" office:value="1" calcext:value-type="float">
            <text:p>1</text:p>
          </table:table-cell>
          <table:table-cell table:style-name="ce82" table:formula="of:=[$ToteMNachKw.G18]-[$ToteMNachKw.G17]" office:value-type="float" office:value="5" calcext:value-type="float">
            <text:p>5</text:p>
          </table:table-cell>
          <table:table-cell table:style-name="ce82" table:formula="of:=[$ToteMNachKw.H18]-[$ToteMNachKw.H17]" office:value-type="float" office:value="6" calcext:value-type="float">
            <text:p>6</text:p>
          </table:table-cell>
          <table:table-cell table:style-name="ce82" table:formula="of:=[$ToteMNachKw.I18]-[$ToteMNachKw.I17]" office:value-type="float" office:value="13" calcext:value-type="float">
            <text:p>13</text:p>
          </table:table-cell>
          <table:table-cell table:style-name="ce82" table:formula="of:=[$ToteMNachKw.J18]-[$ToteMNachKw.J17]" office:value-type="float" office:value="9" calcext:value-type="float">
            <text:p>9</text:p>
          </table:table-cell>
          <table:table-cell table:style-name="ce82" table:formula="of:=[$ToteMNachKw.K18]-[$ToteMNachKw.K17]" office:value-type="float" office:value="7" calcext:value-type="float">
            <text:p>7</text:p>
          </table:table-cell>
          <table:table-cell table:style-name="ce82" table:formula="of:=[$ToteMNachKw.L18]-[$ToteMNachKw.L17]" office:value-type="float" office:value="0" calcext:value-type="float">
            <text:p>0</text:p>
          </table:table-cell>
          <table:table-cell table:style-name="ce82" table:formula="of:=[$ToteMNachKw.M18]-[$ToteMNachKw.M17]" office:value-type="float" office:value="2" calcext:value-type="float">
            <text:p>2</text:p>
          </table:table-cell>
          <table:table-cell table:formula="of:=SUM([.B18:.M18])" office:value-type="float" office:value="43" calcext:value-type="float">
            <text:p>43</text:p>
          </table:table-cell>
          <table:table-cell table:style-name="ce81" office:value-type="date" office:date-value="2020-06-28" calcext:value-type="date">
            <text:p>So, 28. 06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27" calcext:value-type="float">
            <text:p>27</text:p>
          </table:table-cell>
          <table:table-cell table:style-name="ce82" table:formula="of:=[$ToteMNachKw.B19]-[$ToteMNachKw.B18]" office:value-type="float" office:value="0" calcext:value-type="float">
            <text:p>0</text:p>
          </table:table-cell>
          <table:table-cell table:style-name="ce82" table:formula="of:=[$ToteMNachKw.C19]-[$ToteMNachKw.C18]" office:value-type="float" office:value="0" calcext:value-type="float">
            <text:p>0</text:p>
          </table:table-cell>
          <table:table-cell table:style-name="ce82" table:formula="of:=[$ToteMNachKw.D19]-[$ToteMNachKw.D18]" office:value-type="float" office:value="0" calcext:value-type="float">
            <text:p>0</text:p>
          </table:table-cell>
          <table:table-cell table:style-name="ce82" table:formula="of:=[$ToteMNachKw.E19]-[$ToteMNachKw.E18]" office:value-type="float" office:value="0" calcext:value-type="float">
            <text:p>0</text:p>
          </table:table-cell>
          <table:table-cell table:style-name="ce82" table:formula="of:=[$ToteMNachKw.F19]-[$ToteMNachKw.F18]" office:value-type="float" office:value="3" calcext:value-type="float">
            <text:p>3</text:p>
          </table:table-cell>
          <table:table-cell table:style-name="ce82" table:formula="of:=[$ToteMNachKw.G19]-[$ToteMNachKw.G18]" office:value-type="float" office:value="1" calcext:value-type="float">
            <text:p>1</text:p>
          </table:table-cell>
          <table:table-cell table:style-name="ce82" table:formula="of:=[$ToteMNachKw.H19]-[$ToteMNachKw.H18]" office:value-type="float" office:value="5" calcext:value-type="float">
            <text:p>5</text:p>
          </table:table-cell>
          <table:table-cell table:style-name="ce82" table:formula="of:=[$ToteMNachKw.I19]-[$ToteMNachKw.I18]" office:value-type="float" office:value="8" calcext:value-type="float">
            <text:p>8</text:p>
          </table:table-cell>
          <table:table-cell table:style-name="ce82" table:formula="of:=[$ToteMNachKw.J19]-[$ToteMNachKw.J18]" office:value-type="float" office:value="7" calcext:value-type="float">
            <text:p>7</text:p>
          </table:table-cell>
          <table:table-cell table:style-name="ce82" table:formula="of:=[$ToteMNachKw.K19]-[$ToteMNachKw.K18]" office:value-type="float" office:value="2" calcext:value-type="float">
            <text:p>2</text:p>
          </table:table-cell>
          <table:table-cell table:style-name="ce82" table:formula="of:=[$ToteMNachKw.L19]-[$ToteMNachKw.L18]" office:value-type="float" office:value="1" calcext:value-type="float">
            <text:p>1</text:p>
          </table:table-cell>
          <table:table-cell table:style-name="ce82" table:formula="of:=[$ToteMNachKw.M19]-[$ToteMNachKw.M18]" office:value-type="float" office:value="-1" calcext:value-type="float">
            <text:p>-1</text:p>
          </table:table-cell>
          <table:table-cell table:formula="of:=SUM([.B19:.M19])" office:value-type="float" office:value="26" calcext:value-type="float">
            <text:p>26</text:p>
          </table:table-cell>
          <table:table-cell table:style-name="ce81" office:value-type="date" office:date-value="2020-07-05" calcext:value-type="date">
            <text:p>So, 05. 07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28" calcext:value-type="float">
            <text:p>28</text:p>
          </table:table-cell>
          <table:table-cell table:style-name="ce82" table:formula="of:=[$ToteMNachKw.B20]-[$ToteMNachKw.B19]" office:value-type="float" office:value="0" calcext:value-type="float">
            <text:p>0</text:p>
          </table:table-cell>
          <table:table-cell table:style-name="ce82" table:formula="of:=[$ToteMNachKw.C20]-[$ToteMNachKw.C19]" office:value-type="float" office:value="0" calcext:value-type="float">
            <text:p>0</text:p>
          </table:table-cell>
          <table:table-cell table:style-name="ce82" table:formula="of:=[$ToteMNachKw.D20]-[$ToteMNachKw.D19]" office:value-type="float" office:value="0" calcext:value-type="float">
            <text:p>0</text:p>
          </table:table-cell>
          <table:table-cell table:style-name="ce82" table:formula="of:=[$ToteMNachKw.E20]-[$ToteMNachKw.E19]" office:value-type="float" office:value="0" calcext:value-type="float">
            <text:p>0</text:p>
          </table:table-cell>
          <table:table-cell table:style-name="ce82" table:formula="of:=[$ToteMNachKw.F20]-[$ToteMNachKw.F19]" office:value-type="float" office:value="1" calcext:value-type="float">
            <text:p>1</text:p>
          </table:table-cell>
          <table:table-cell table:style-name="ce82" table:formula="of:=[$ToteMNachKw.G20]-[$ToteMNachKw.G19]" office:value-type="float" office:value="2" calcext:value-type="float">
            <text:p>2</text:p>
          </table:table-cell>
          <table:table-cell table:style-name="ce82" table:formula="of:=[$ToteMNachKw.H20]-[$ToteMNachKw.H19]" office:value-type="float" office:value="7" calcext:value-type="float">
            <text:p>7</text:p>
          </table:table-cell>
          <table:table-cell table:style-name="ce82" table:formula="of:=[$ToteMNachKw.I20]-[$ToteMNachKw.I19]" office:value-type="float" office:value="6" calcext:value-type="float">
            <text:p>6</text:p>
          </table:table-cell>
          <table:table-cell table:style-name="ce82" table:formula="of:=[$ToteMNachKw.J20]-[$ToteMNachKw.J19]" office:value-type="float" office:value="3" calcext:value-type="float">
            <text:p>3</text:p>
          </table:table-cell>
          <table:table-cell table:style-name="ce82" table:formula="of:=[$ToteMNachKw.K20]-[$ToteMNachKw.K19]" office:value-type="float" office:value="3" calcext:value-type="float">
            <text:p>3</text:p>
          </table:table-cell>
          <table:table-cell table:style-name="ce82" table:formula="of:=[$ToteMNachKw.L20]-[$ToteMNachKw.L19]" office:value-type="float" office:value="0" calcext:value-type="float">
            <text:p>0</text:p>
          </table:table-cell>
          <table:table-cell table:style-name="ce82" table:formula="of:=[$ToteMNachKw.M20]-[$ToteMNachKw.M19]" office:value-type="float" office:value="0" calcext:value-type="float">
            <text:p>0</text:p>
          </table:table-cell>
          <table:table-cell table:formula="of:=SUM([.B20:.M20])" office:value-type="float" office:value="22" calcext:value-type="float">
            <text:p>22</text:p>
          </table:table-cell>
          <table:table-cell table:style-name="ce81" office:value-type="date" office:date-value="2020-07-12" calcext:value-type="date">
            <text:p>So, 12. 07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29" calcext:value-type="float">
            <text:p>29</text:p>
          </table:table-cell>
          <table:table-cell table:style-name="ce82" table:formula="of:=[$ToteMNachKw.B21]-[$ToteMNachKw.B20]" office:value-type="float" office:value="0" calcext:value-type="float">
            <text:p>0</text:p>
          </table:table-cell>
          <table:table-cell table:style-name="ce82" table:formula="of:=[$ToteMNachKw.C21]-[$ToteMNachKw.C20]" office:value-type="float" office:value="0" calcext:value-type="float">
            <text:p>0</text:p>
          </table:table-cell>
          <table:table-cell table:style-name="ce82" table:formula="of:=[$ToteMNachKw.D21]-[$ToteMNachKw.D20]" office:value-type="float" office:value="0" calcext:value-type="float">
            <text:p>0</text:p>
          </table:table-cell>
          <table:table-cell table:style-name="ce82" table:formula="of:=[$ToteMNachKw.E21]-[$ToteMNachKw.E20]" office:value-type="float" office:value="0" calcext:value-type="float">
            <text:p>0</text:p>
          </table:table-cell>
          <table:table-cell table:style-name="ce82" table:formula="of:=[$ToteMNachKw.F21]-[$ToteMNachKw.F20]" office:value-type="float" office:value="0" calcext:value-type="float">
            <text:p>0</text:p>
          </table:table-cell>
          <table:table-cell table:style-name="ce82" table:formula="of:=[$ToteMNachKw.G21]-[$ToteMNachKw.G20]" office:value-type="float" office:value="1" calcext:value-type="float">
            <text:p>1</text:p>
          </table:table-cell>
          <table:table-cell table:style-name="ce82" table:formula="of:=[$ToteMNachKw.H21]-[$ToteMNachKw.H20]" office:value-type="float" office:value="3" calcext:value-type="float">
            <text:p>3</text:p>
          </table:table-cell>
          <table:table-cell table:style-name="ce82" table:formula="of:=[$ToteMNachKw.I21]-[$ToteMNachKw.I20]" office:value-type="float" office:value="6" calcext:value-type="float">
            <text:p>6</text:p>
          </table:table-cell>
          <table:table-cell table:style-name="ce82" table:formula="of:=[$ToteMNachKw.J21]-[$ToteMNachKw.J20]" office:value-type="float" office:value="5" calcext:value-type="float">
            <text:p>5</text:p>
          </table:table-cell>
          <table:table-cell table:style-name="ce82" table:formula="of:=[$ToteMNachKw.K21]-[$ToteMNachKw.K20]" office:value-type="float" office:value="0" calcext:value-type="float">
            <text:p>0</text:p>
          </table:table-cell>
          <table:table-cell table:style-name="ce82" table:formula="of:=[$ToteMNachKw.L21]-[$ToteMNachKw.L20]" office:value-type="float" office:value="-1" calcext:value-type="float">
            <text:p>-1</text:p>
          </table:table-cell>
          <table:table-cell table:style-name="ce82" table:formula="of:=[$ToteMNachKw.M21]-[$ToteMNachKw.M20]" office:value-type="float" office:value="0" calcext:value-type="float">
            <text:p>0</text:p>
          </table:table-cell>
          <table:table-cell table:formula="of:=SUM([.B21:.M21])" office:value-type="float" office:value="14" calcext:value-type="float">
            <text:p>14</text:p>
          </table:table-cell>
          <table:table-cell table:style-name="ce81" office:value-type="date" office:date-value="2020-07-19" calcext:value-type="date">
            <text:p>So, 19. 07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30" calcext:value-type="float">
            <text:p>30</text:p>
          </table:table-cell>
          <table:table-cell table:style-name="ce82" table:formula="of:=[$ToteMNachKw.B22]-[$ToteMNachKw.B21]" office:value-type="float" office:value="0" calcext:value-type="float">
            <text:p>0</text:p>
          </table:table-cell>
          <table:table-cell table:style-name="ce82" table:formula="of:=[$ToteMNachKw.C22]-[$ToteMNachKw.C21]" office:value-type="float" office:value="0" calcext:value-type="float">
            <text:p>0</text:p>
          </table:table-cell>
          <table:table-cell table:style-name="ce82" table:formula="of:=[$ToteMNachKw.D22]-[$ToteMNachKw.D21]" office:value-type="float" office:value="0" calcext:value-type="float">
            <text:p>0</text:p>
          </table:table-cell>
          <table:table-cell table:style-name="ce82" table:formula="of:=[$ToteMNachKw.E22]-[$ToteMNachKw.E21]" office:value-type="float" office:value="0" calcext:value-type="float">
            <text:p>0</text:p>
          </table:table-cell>
          <table:table-cell table:style-name="ce82" table:formula="of:=[$ToteMNachKw.F22]-[$ToteMNachKw.F21]" office:value-type="float" office:value="2" calcext:value-type="float">
            <text:p>2</text:p>
          </table:table-cell>
          <table:table-cell table:style-name="ce82" table:formula="of:=[$ToteMNachKw.G22]-[$ToteMNachKw.G21]" office:value-type="float" office:value="3" calcext:value-type="float">
            <text:p>3</text:p>
          </table:table-cell>
          <table:table-cell table:style-name="ce82" table:formula="of:=[$ToteMNachKw.H22]-[$ToteMNachKw.H21]" office:value-type="float" office:value="2" calcext:value-type="float">
            <text:p>2</text:p>
          </table:table-cell>
          <table:table-cell table:style-name="ce82" table:formula="of:=[$ToteMNachKw.I22]-[$ToteMNachKw.I21]" office:value-type="float" office:value="3" calcext:value-type="float">
            <text:p>3</text:p>
          </table:table-cell>
          <table:table-cell table:style-name="ce82" table:formula="of:=[$ToteMNachKw.J22]-[$ToteMNachKw.J21]" office:value-type="float" office:value="5" calcext:value-type="float">
            <text:p>5</text:p>
          </table:table-cell>
          <table:table-cell table:style-name="ce82" table:formula="of:=[$ToteMNachKw.K22]-[$ToteMNachKw.K21]" office:value-type="float" office:value="3" calcext:value-type="float">
            <text:p>3</text:p>
          </table:table-cell>
          <table:table-cell table:style-name="ce82" table:formula="of:=[$ToteMNachKw.L22]-[$ToteMNachKw.L21]" office:value-type="float" office:value="0" calcext:value-type="float">
            <text:p>0</text:p>
          </table:table-cell>
          <table:table-cell table:style-name="ce82" table:formula="of:=[$ToteMNachKw.M22]-[$ToteMNachKw.M21]" office:value-type="float" office:value="0" calcext:value-type="float">
            <text:p>0</text:p>
          </table:table-cell>
          <table:table-cell table:formula="of:=SUM([.B22:.M22])" office:value-type="float" office:value="18" calcext:value-type="float">
            <text:p>18</text:p>
          </table:table-cell>
          <table:table-cell table:style-name="ce81" office:value-type="date" office:date-value="2020-07-26" calcext:value-type="date">
            <text:p>So, 26. 07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31" calcext:value-type="float">
            <text:p>31</text:p>
          </table:table-cell>
          <table:table-cell table:style-name="ce82" table:formula="of:=[$ToteMNachKw.B23]-[$ToteMNachKw.B22]" office:value-type="float" office:value="0" calcext:value-type="float">
            <text:p>0</text:p>
          </table:table-cell>
          <table:table-cell table:style-name="ce82" table:formula="of:=[$ToteMNachKw.C23]-[$ToteMNachKw.C22]" office:value-type="float" office:value="0" calcext:value-type="float">
            <text:p>0</text:p>
          </table:table-cell>
          <table:table-cell table:style-name="ce82" table:formula="of:=[$ToteMNachKw.D23]-[$ToteMNachKw.D22]" office:value-type="float" office:value="0" calcext:value-type="float">
            <text:p>0</text:p>
          </table:table-cell>
          <table:table-cell table:style-name="ce82" table:formula="of:=[$ToteMNachKw.E23]-[$ToteMNachKw.E22]" office:value-type="float" office:value="0" calcext:value-type="float">
            <text:p>0</text:p>
          </table:table-cell>
          <table:table-cell table:style-name="ce82" table:formula="of:=[$ToteMNachKw.F23]-[$ToteMNachKw.F22]" office:value-type="float" office:value="1" calcext:value-type="float">
            <text:p>1</text:p>
          </table:table-cell>
          <table:table-cell table:style-name="ce82" table:formula="of:=[$ToteMNachKw.G23]-[$ToteMNachKw.G22]" office:value-type="float" office:value="0" calcext:value-type="float">
            <text:p>0</text:p>
          </table:table-cell>
          <table:table-cell table:style-name="ce82" table:formula="of:=[$ToteMNachKw.H23]-[$ToteMNachKw.H22]" office:value-type="float" office:value="3" calcext:value-type="float">
            <text:p>3</text:p>
          </table:table-cell>
          <table:table-cell table:style-name="ce82" table:formula="of:=[$ToteMNachKw.I23]-[$ToteMNachKw.I22]" office:value-type="float" office:value="5" calcext:value-type="float">
            <text:p>5</text:p>
          </table:table-cell>
          <table:table-cell table:style-name="ce82" table:formula="of:=[$ToteMNachKw.J23]-[$ToteMNachKw.J22]" office:value-type="float" office:value="6" calcext:value-type="float">
            <text:p>6</text:p>
          </table:table-cell>
          <table:table-cell table:style-name="ce82" table:formula="of:=[$ToteMNachKw.K23]-[$ToteMNachKw.K22]" office:value-type="float" office:value="3" calcext:value-type="float">
            <text:p>3</text:p>
          </table:table-cell>
          <table:table-cell table:style-name="ce82" table:formula="of:=[$ToteMNachKw.L23]-[$ToteMNachKw.L22]" office:value-type="float" office:value="0" calcext:value-type="float">
            <text:p>0</text:p>
          </table:table-cell>
          <table:table-cell table:style-name="ce82" table:formula="of:=[$ToteMNachKw.M23]-[$ToteMNachKw.M22]" office:value-type="float" office:value="0" calcext:value-type="float">
            <text:p>0</text:p>
          </table:table-cell>
          <table:table-cell table:formula="of:=SUM([.B23:.M23])" office:value-type="float" office:value="18" calcext:value-type="float">
            <text:p>18</text:p>
          </table:table-cell>
          <table:table-cell table:style-name="ce81" office:value-type="date" office:date-value="2020-08-02" calcext:value-type="date">
            <text:p>So, 02. 08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32" calcext:value-type="float">
            <text:p>32</text:p>
          </table:table-cell>
          <table:table-cell table:style-name="ce82" table:formula="of:=[$ToteMNachKw.B24]-[$ToteMNachKw.B23]" office:value-type="float" office:value="0" calcext:value-type="float">
            <text:p>0</text:p>
          </table:table-cell>
          <table:table-cell table:style-name="ce82" table:formula="of:=[$ToteMNachKw.C24]-[$ToteMNachKw.C23]" office:value-type="float" office:value="0" calcext:value-type="float">
            <text:p>0</text:p>
          </table:table-cell>
          <table:table-cell table:style-name="ce82" table:formula="of:=[$ToteMNachKw.D24]-[$ToteMNachKw.D23]" office:value-type="float" office:value="1" calcext:value-type="float">
            <text:p>1</text:p>
          </table:table-cell>
          <table:table-cell table:style-name="ce82" table:formula="of:=[$ToteMNachKw.E24]-[$ToteMNachKw.E23]" office:value-type="float" office:value="0" calcext:value-type="float">
            <text:p>0</text:p>
          </table:table-cell>
          <table:table-cell table:style-name="ce82" table:formula="of:=[$ToteMNachKw.F24]-[$ToteMNachKw.F23]" office:value-type="float" office:value="0" calcext:value-type="float">
            <text:p>0</text:p>
          </table:table-cell>
          <table:table-cell table:style-name="ce82" table:formula="of:=[$ToteMNachKw.G24]-[$ToteMNachKw.G23]" office:value-type="float" office:value="1" calcext:value-type="float">
            <text:p>1</text:p>
          </table:table-cell>
          <table:table-cell table:style-name="ce82" table:formula="of:=[$ToteMNachKw.H24]-[$ToteMNachKw.H23]" office:value-type="float" office:value="6" calcext:value-type="float">
            <text:p>6</text:p>
          </table:table-cell>
          <table:table-cell table:style-name="ce82" table:formula="of:=[$ToteMNachKw.I24]-[$ToteMNachKw.I23]" office:value-type="float" office:value="6" calcext:value-type="float">
            <text:p>6</text:p>
          </table:table-cell>
          <table:table-cell table:style-name="ce82" table:formula="of:=[$ToteMNachKw.J24]-[$ToteMNachKw.J23]" office:value-type="float" office:value="16" calcext:value-type="float">
            <text:p>16</text:p>
          </table:table-cell>
          <table:table-cell table:style-name="ce82" table:formula="of:=[$ToteMNachKw.K24]-[$ToteMNachKw.K23]" office:value-type="float" office:value="5" calcext:value-type="float">
            <text:p>5</text:p>
          </table:table-cell>
          <table:table-cell table:style-name="ce82" table:formula="of:=[$ToteMNachKw.L24]-[$ToteMNachKw.L23]" office:value-type="float" office:value="0" calcext:value-type="float">
            <text:p>0</text:p>
          </table:table-cell>
          <table:table-cell table:style-name="ce82" table:formula="of:=[$ToteMNachKw.M24]-[$ToteMNachKw.M23]" office:value-type="float" office:value="-1" calcext:value-type="float">
            <text:p>-1</text:p>
          </table:table-cell>
          <table:table-cell table:formula="of:=SUM([.B24:.M24])" office:value-type="float" office:value="34" calcext:value-type="float">
            <text:p>34</text:p>
          </table:table-cell>
          <table:table-cell table:style-name="ce81" office:value-type="date" office:date-value="2020-08-09" calcext:value-type="date">
            <text:p>So, 09. 08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33" calcext:value-type="float">
            <text:p>33</text:p>
          </table:table-cell>
          <table:table-cell table:style-name="ce82" table:formula="of:=[$ToteMNachKw.B25]-[$ToteMNachKw.B24]" office:value-type="float" office:value="0" calcext:value-type="float">
            <text:p>0</text:p>
          </table:table-cell>
          <table:table-cell table:style-name="ce82" table:formula="of:=[$ToteMNachKw.C25]-[$ToteMNachKw.C24]" office:value-type="float" office:value="0" calcext:value-type="float">
            <text:p>0</text:p>
          </table:table-cell>
          <table:table-cell table:style-name="ce82" table:formula="of:=[$ToteMNachKw.D25]-[$ToteMNachKw.D24]" office:value-type="float" office:value="0" calcext:value-type="float">
            <text:p>0</text:p>
          </table:table-cell>
          <table:table-cell table:style-name="ce82" table:formula="of:=[$ToteMNachKw.E25]-[$ToteMNachKw.E24]" office:value-type="float" office:value="0" calcext:value-type="float">
            <text:p>0</text:p>
          </table:table-cell>
          <table:table-cell table:style-name="ce82" table:formula="of:=[$ToteMNachKw.F25]-[$ToteMNachKw.F24]" office:value-type="float" office:value="0" calcext:value-type="float">
            <text:p>0</text:p>
          </table:table-cell>
          <table:table-cell table:style-name="ce82" table:formula="of:=[$ToteMNachKw.G25]-[$ToteMNachKw.G24]" office:value-type="float" office:value="1" calcext:value-type="float">
            <text:p>1</text:p>
          </table:table-cell>
          <table:table-cell table:style-name="ce82" table:formula="of:=[$ToteMNachKw.H25]-[$ToteMNachKw.H24]" office:value-type="float" office:value="2" calcext:value-type="float">
            <text:p>2</text:p>
          </table:table-cell>
          <table:table-cell table:style-name="ce82" table:formula="of:=[$ToteMNachKw.I25]-[$ToteMNachKw.I24]" office:value-type="float" office:value="9" calcext:value-type="float">
            <text:p>9</text:p>
          </table:table-cell>
          <table:table-cell table:style-name="ce82" table:formula="of:=[$ToteMNachKw.J25]-[$ToteMNachKw.J24]" office:value-type="float" office:value="8" calcext:value-type="float">
            <text:p>8</text:p>
          </table:table-cell>
          <table:table-cell table:style-name="ce82" table:formula="of:=[$ToteMNachKw.K25]-[$ToteMNachKw.K24]" office:value-type="float" office:value="2" calcext:value-type="float">
            <text:p>2</text:p>
          </table:table-cell>
          <table:table-cell table:style-name="ce82" table:formula="of:=[$ToteMNachKw.L25]-[$ToteMNachKw.L24]" office:value-type="float" office:value="0" calcext:value-type="float">
            <text:p>0</text:p>
          </table:table-cell>
          <table:table-cell table:style-name="ce82" table:formula="of:=[$ToteMNachKw.M25]-[$ToteMNachKw.M24]" office:value-type="float" office:value="0" calcext:value-type="float">
            <text:p>0</text:p>
          </table:table-cell>
          <table:table-cell table:formula="of:=SUM([.B25:.M25])" office:value-type="float" office:value="22" calcext:value-type="float">
            <text:p>22</text:p>
          </table:table-cell>
          <table:table-cell table:style-name="ce81" office:value-type="date" office:date-value="2020-08-16" calcext:value-type="date">
            <text:p>So, 16. 08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34" calcext:value-type="float">
            <text:p>34</text:p>
          </table:table-cell>
          <table:table-cell table:style-name="ce82" table:formula="of:=[$ToteMNachKw.B26]-[$ToteMNachKw.B25]" office:value-type="float" office:value="0" calcext:value-type="float">
            <text:p>0</text:p>
          </table:table-cell>
          <table:table-cell table:style-name="ce82" table:formula="of:=[$ToteMNachKw.C26]-[$ToteMNachKw.C25]" office:value-type="float" office:value="0" calcext:value-type="float">
            <text:p>0</text:p>
          </table:table-cell>
          <table:table-cell table:style-name="ce82" table:formula="of:=[$ToteMNachKw.D26]-[$ToteMNachKw.D25]" office:value-type="float" office:value="0" calcext:value-type="float">
            <text:p>0</text:p>
          </table:table-cell>
          <table:table-cell table:style-name="ce82" table:formula="of:=[$ToteMNachKw.E26]-[$ToteMNachKw.E25]" office:value-type="float" office:value="0" calcext:value-type="float">
            <text:p>0</text:p>
          </table:table-cell>
          <table:table-cell table:style-name="ce82" table:formula="of:=[$ToteMNachKw.F26]-[$ToteMNachKw.F25]" office:value-type="float" office:value="2" calcext:value-type="float">
            <text:p>2</text:p>
          </table:table-cell>
          <table:table-cell table:style-name="ce82" table:formula="of:=[$ToteMNachKw.G26]-[$ToteMNachKw.G25]" office:value-type="float" office:value="1" calcext:value-type="float">
            <text:p>1</text:p>
          </table:table-cell>
          <table:table-cell table:style-name="ce82" table:formula="of:=[$ToteMNachKw.H26]-[$ToteMNachKw.H25]" office:value-type="float" office:value="2" calcext:value-type="float">
            <text:p>2</text:p>
          </table:table-cell>
          <table:table-cell table:style-name="ce82" table:formula="of:=[$ToteMNachKw.I26]-[$ToteMNachKw.I25]" office:value-type="float" office:value="1" calcext:value-type="float">
            <text:p>1</text:p>
          </table:table-cell>
          <table:table-cell table:style-name="ce82" table:formula="of:=[$ToteMNachKw.J26]-[$ToteMNachKw.J25]" office:value-type="float" office:value="9" calcext:value-type="float">
            <text:p>9</text:p>
          </table:table-cell>
          <table:table-cell table:style-name="ce82" table:formula="of:=[$ToteMNachKw.K26]-[$ToteMNachKw.K25]" office:value-type="float" office:value="5" calcext:value-type="float">
            <text:p>5</text:p>
          </table:table-cell>
          <table:table-cell table:style-name="ce82" table:formula="of:=[$ToteMNachKw.L26]-[$ToteMNachKw.L25]" office:value-type="float" office:value="0" calcext:value-type="float">
            <text:p>0</text:p>
          </table:table-cell>
          <table:table-cell table:style-name="ce82" table:formula="of:=[$ToteMNachKw.M26]-[$ToteMNachKw.M25]" office:value-type="float" office:value="0" calcext:value-type="float">
            <text:p>0</text:p>
          </table:table-cell>
          <table:table-cell table:formula="of:=SUM([.B26:.M26])" office:value-type="float" office:value="20" calcext:value-type="float">
            <text:p>20</text:p>
          </table:table-cell>
          <table:table-cell table:style-name="ce81" office:value-type="date" office:date-value="2020-08-23" calcext:value-type="date">
            <text:p>So, 23. 08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35" calcext:value-type="float">
            <text:p>35</text:p>
          </table:table-cell>
          <table:table-cell table:style-name="ce82" table:formula="of:=[$ToteMNachKw.B27]-[$ToteMNachKw.B26]" office:value-type="float" office:value="0" calcext:value-type="float">
            <text:p>0</text:p>
          </table:table-cell>
          <table:table-cell table:style-name="ce82" table:formula="of:=[$ToteMNachKw.C27]-[$ToteMNachKw.C26]" office:value-type="float" office:value="0" calcext:value-type="float">
            <text:p>0</text:p>
          </table:table-cell>
          <table:table-cell table:style-name="ce82" table:formula="of:=[$ToteMNachKw.D27]-[$ToteMNachKw.D26]" office:value-type="float" office:value="0" calcext:value-type="float">
            <text:p>0</text:p>
          </table:table-cell>
          <table:table-cell table:style-name="ce82" table:formula="of:=[$ToteMNachKw.E27]-[$ToteMNachKw.E26]" office:value-type="float" office:value="1" calcext:value-type="float">
            <text:p>1</text:p>
          </table:table-cell>
          <table:table-cell table:style-name="ce82" table:formula="of:=[$ToteMNachKw.F27]-[$ToteMNachKw.F26]" office:value-type="float" office:value="0" calcext:value-type="float">
            <text:p>0</text:p>
          </table:table-cell>
          <table:table-cell table:style-name="ce82" table:formula="of:=[$ToteMNachKw.G27]-[$ToteMNachKw.G26]" office:value-type="float" office:value="2" calcext:value-type="float">
            <text:p>2</text:p>
          </table:table-cell>
          <table:table-cell table:style-name="ce82" table:formula="of:=[$ToteMNachKw.H27]-[$ToteMNachKw.H26]" office:value-type="float" office:value="4" calcext:value-type="float">
            <text:p>4</text:p>
          </table:table-cell>
          <table:table-cell table:style-name="ce82" table:formula="of:=[$ToteMNachKw.I27]-[$ToteMNachKw.I26]" office:value-type="float" office:value="6" calcext:value-type="float">
            <text:p>6</text:p>
          </table:table-cell>
          <table:table-cell table:style-name="ce82" table:formula="of:=[$ToteMNachKw.J27]-[$ToteMNachKw.J26]" office:value-type="float" office:value="2" calcext:value-type="float">
            <text:p>2</text:p>
          </table:table-cell>
          <table:table-cell table:style-name="ce82" table:formula="of:=[$ToteMNachKw.K27]-[$ToteMNachKw.K26]" office:value-type="float" office:value="2" calcext:value-type="float">
            <text:p>2</text:p>
          </table:table-cell>
          <table:table-cell table:style-name="ce82" table:formula="of:=[$ToteMNachKw.L27]-[$ToteMNachKw.L26]" office:value-type="float" office:value="0" calcext:value-type="float">
            <text:p>0</text:p>
          </table:table-cell>
          <table:table-cell table:style-name="ce82" table:formula="of:=[$ToteMNachKw.M27]-[$ToteMNachKw.M26]" office:value-type="float" office:value="0" calcext:value-type="float">
            <text:p>0</text:p>
          </table:table-cell>
          <table:table-cell table:formula="of:=SUM([.B27:.M27])" office:value-type="float" office:value="17" calcext:value-type="float">
            <text:p>17</text:p>
          </table:table-cell>
          <table:table-cell table:style-name="ce81" office:value-type="date" office:date-value="2020-08-30" calcext:value-type="date">
            <text:p>So, 30. 08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36" calcext:value-type="float">
            <text:p>36</text:p>
          </table:table-cell>
          <table:table-cell table:style-name="ce82" table:formula="of:=[$ToteMNachKw.B28]-[$ToteMNachKw.B27]" office:value-type="float" office:value="0" calcext:value-type="float">
            <text:p>0</text:p>
          </table:table-cell>
          <table:table-cell table:style-name="ce82" table:formula="of:=[$ToteMNachKw.C28]-[$ToteMNachKw.C27]" office:value-type="float" office:value="-1" calcext:value-type="float">
            <text:p>-1</text:p>
          </table:table-cell>
          <table:table-cell table:style-name="ce82" table:formula="of:=[$ToteMNachKw.D28]-[$ToteMNachKw.D27]" office:value-type="float" office:value="0" calcext:value-type="float">
            <text:p>0</text:p>
          </table:table-cell>
          <table:table-cell table:style-name="ce82" table:formula="of:=[$ToteMNachKw.E28]-[$ToteMNachKw.E27]" office:value-type="float" office:value="0" calcext:value-type="float">
            <text:p>0</text:p>
          </table:table-cell>
          <table:table-cell table:style-name="ce82" table:formula="of:=[$ToteMNachKw.F28]-[$ToteMNachKw.F27]" office:value-type="float" office:value="0" calcext:value-type="float">
            <text:p>0</text:p>
          </table:table-cell>
          <table:table-cell table:style-name="ce82" table:formula="of:=[$ToteMNachKw.G28]-[$ToteMNachKw.G27]" office:value-type="float" office:value="3" calcext:value-type="float">
            <text:p>3</text:p>
          </table:table-cell>
          <table:table-cell table:style-name="ce82" table:formula="of:=[$ToteMNachKw.H28]-[$ToteMNachKw.H27]" office:value-type="float" office:value="6" calcext:value-type="float">
            <text:p>6</text:p>
          </table:table-cell>
          <table:table-cell table:style-name="ce82" table:formula="of:=[$ToteMNachKw.I28]-[$ToteMNachKw.I27]" office:value-type="float" office:value="7" calcext:value-type="float">
            <text:p>7</text:p>
          </table:table-cell>
          <table:table-cell table:style-name="ce82" table:formula="of:=[$ToteMNachKw.J28]-[$ToteMNachKw.J27]" office:value-type="float" office:value="2" calcext:value-type="float">
            <text:p>2</text:p>
          </table:table-cell>
          <table:table-cell table:style-name="ce82" table:formula="of:=[$ToteMNachKw.K28]-[$ToteMNachKw.K27]" office:value-type="float" office:value="0" calcext:value-type="float">
            <text:p>0</text:p>
          </table:table-cell>
          <table:table-cell table:style-name="ce82" table:formula="of:=[$ToteMNachKw.L28]-[$ToteMNachKw.L27]" office:value-type="float" office:value="0" calcext:value-type="float">
            <text:p>0</text:p>
          </table:table-cell>
          <table:table-cell table:style-name="ce82" table:formula="of:=[$ToteMNachKw.M28]-[$ToteMNachKw.M27]" office:value-type="float" office:value="0" calcext:value-type="float">
            <text:p>0</text:p>
          </table:table-cell>
          <table:table-cell table:formula="of:=SUM([.B28:.M28])" office:value-type="float" office:value="17" calcext:value-type="float">
            <text:p>17</text:p>
          </table:table-cell>
          <table:table-cell table:style-name="ce81" office:value-type="date" office:date-value="2020-09-06" calcext:value-type="date">
            <text:p>So, 06. 09 20</text:p>
          </table:table-cell>
          <table:table-cell table:number-columns-repeated="9"/>
          <table:table-cell table:style-name="ce77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82" table:formula="of:=[$ToteMNachKw.B29]-[$ToteMNachKw.B28]" office:value-type="float" office:value="0" calcext:value-type="float">
            <text:p>0</text:p>
          </table:table-cell>
          <table:table-cell table:style-name="ce82" table:formula="of:=[$ToteMNachKw.C29]-[$ToteMNachKw.C28]" office:value-type="float" office:value="0" calcext:value-type="float">
            <text:p>0</text:p>
          </table:table-cell>
          <table:table-cell table:style-name="ce82" table:formula="of:=[$ToteMNachKw.D29]-[$ToteMNachKw.D28]" office:value-type="float" office:value="0" calcext:value-type="float">
            <text:p>0</text:p>
          </table:table-cell>
          <table:table-cell table:style-name="ce82" table:formula="of:=[$ToteMNachKw.E29]-[$ToteMNachKw.E28]" office:value-type="float" office:value="0" calcext:value-type="float">
            <text:p>0</text:p>
          </table:table-cell>
          <table:table-cell table:style-name="ce82" table:formula="of:=[$ToteMNachKw.F29]-[$ToteMNachKw.F28]" office:value-type="float" office:value="0" calcext:value-type="float">
            <text:p>0</text:p>
          </table:table-cell>
          <table:table-cell table:style-name="ce82" table:formula="of:=[$ToteMNachKw.G29]-[$ToteMNachKw.G28]" office:value-type="float" office:value="1" calcext:value-type="float">
            <text:p>1</text:p>
          </table:table-cell>
          <table:table-cell table:style-name="ce82" table:formula="of:=[$ToteMNachKw.H29]-[$ToteMNachKw.H28]" office:value-type="float" office:value="0" calcext:value-type="float">
            <text:p>0</text:p>
          </table:table-cell>
          <table:table-cell table:style-name="ce82" table:formula="of:=[$ToteMNachKw.I29]-[$ToteMNachKw.I28]" office:value-type="float" office:value="9" calcext:value-type="float">
            <text:p>9</text:p>
          </table:table-cell>
          <table:table-cell table:style-name="ce82" table:formula="of:=[$ToteMNachKw.J29]-[$ToteMNachKw.J28]" office:value-type="float" office:value="2" calcext:value-type="float">
            <text:p>2</text:p>
          </table:table-cell>
          <table:table-cell table:style-name="ce82" table:formula="of:=[$ToteMNachKw.K29]-[$ToteMNachKw.K28]" office:value-type="float" office:value="1" calcext:value-type="float">
            <text:p>1</text:p>
          </table:table-cell>
          <table:table-cell table:style-name="ce82" table:formula="of:=[$ToteMNachKw.L29]-[$ToteMNachKw.L28]" office:value-type="float" office:value="0" calcext:value-type="float">
            <text:p>0</text:p>
          </table:table-cell>
          <table:table-cell table:style-name="ce82" table:formula="of:=[$ToteMNachKw.M29]-[$ToteMNachKw.M28]" office:value-type="float" office:value="0" calcext:value-type="float">
            <text:p>0</text:p>
          </table:table-cell>
          <table:table-cell table:formula="of:=SUM([.B29:.M29])" office:value-type="float" office:value="13" calcext:value-type="float">
            <text:p>13</text:p>
          </table:table-cell>
          <table:table-cell table:style-name="ce81" office:value-type="date" office:date-value="2020-09-13" calcext:value-type="date">
            <text:p>So, 13. 09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38" calcext:value-type="float">
            <text:p>38</text:p>
          </table:table-cell>
          <table:table-cell table:style-name="ce82" table:formula="of:=[$ToteMNachKw.B30]-[$ToteMNachKw.B29]" office:value-type="float" office:value="0" calcext:value-type="float">
            <text:p>0</text:p>
          </table:table-cell>
          <table:table-cell table:style-name="ce82" table:formula="of:=[$ToteMNachKw.C30]-[$ToteMNachKw.C29]" office:value-type="float" office:value="0" calcext:value-type="float">
            <text:p>0</text:p>
          </table:table-cell>
          <table:table-cell table:style-name="ce82" table:formula="of:=[$ToteMNachKw.D30]-[$ToteMNachKw.D29]" office:value-type="float" office:value="0" calcext:value-type="float">
            <text:p>0</text:p>
          </table:table-cell>
          <table:table-cell table:style-name="ce82" table:formula="of:=[$ToteMNachKw.E30]-[$ToteMNachKw.E29]" office:value-type="float" office:value="0" calcext:value-type="float">
            <text:p>0</text:p>
          </table:table-cell>
          <table:table-cell table:style-name="ce82" table:formula="of:=[$ToteMNachKw.F30]-[$ToteMNachKw.F29]" office:value-type="float" office:value="0" calcext:value-type="float">
            <text:p>0</text:p>
          </table:table-cell>
          <table:table-cell table:style-name="ce82" table:formula="of:=[$ToteMNachKw.G30]-[$ToteMNachKw.G29]" office:value-type="float" office:value="4" calcext:value-type="float">
            <text:p>4</text:p>
          </table:table-cell>
          <table:table-cell table:style-name="ce82" table:formula="of:=[$ToteMNachKw.H30]-[$ToteMNachKw.H29]" office:value-type="float" office:value="3" calcext:value-type="float">
            <text:p>3</text:p>
          </table:table-cell>
          <table:table-cell table:style-name="ce82" table:formula="of:=[$ToteMNachKw.I30]-[$ToteMNachKw.I29]" office:value-type="float" office:value="5" calcext:value-type="float">
            <text:p>5</text:p>
          </table:table-cell>
          <table:table-cell table:style-name="ce82" table:formula="of:=[$ToteMNachKw.J30]-[$ToteMNachKw.J29]" office:value-type="float" office:value="14" calcext:value-type="float">
            <text:p>14</text:p>
          </table:table-cell>
          <table:table-cell table:style-name="ce82" table:formula="of:=[$ToteMNachKw.K30]-[$ToteMNachKw.K29]" office:value-type="float" office:value="3" calcext:value-type="float">
            <text:p>3</text:p>
          </table:table-cell>
          <table:table-cell table:style-name="ce82" table:formula="of:=[$ToteMNachKw.L30]-[$ToteMNachKw.L29]" office:value-type="float" office:value="0" calcext:value-type="float">
            <text:p>0</text:p>
          </table:table-cell>
          <table:table-cell table:style-name="ce82" table:formula="of:=[$ToteMNachKw.M30]-[$ToteMNachKw.M29]" office:value-type="float" office:value="0" calcext:value-type="float">
            <text:p>0</text:p>
          </table:table-cell>
          <table:table-cell table:formula="of:=SUM([.B30:.M30])" office:value-type="float" office:value="29" calcext:value-type="float">
            <text:p>29</text:p>
          </table:table-cell>
          <table:table-cell table:style-name="ce81" office:value-type="date" office:date-value="2020-09-20" calcext:value-type="date">
            <text:p>So, 20. 09 20</text:p>
          </table:table-cell>
          <table:table-cell table:number-columns-repeated="10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82" table:formula="of:=[$ToteMNachKw.B31]-[$ToteMNachKw.B30]" office:value-type="float" office:value="0" calcext:value-type="float">
            <text:p>0</text:p>
          </table:table-cell>
          <table:table-cell table:style-name="ce82" table:formula="of:=[$ToteMNachKw.C31]-[$ToteMNachKw.C30]" office:value-type="float" office:value="0" calcext:value-type="float">
            <text:p>0</text:p>
          </table:table-cell>
          <table:table-cell table:style-name="ce82" table:formula="of:=[$ToteMNachKw.D31]-[$ToteMNachKw.D30]" office:value-type="float" office:value="0" calcext:value-type="float">
            <text:p>0</text:p>
          </table:table-cell>
          <table:table-cell table:style-name="ce82" table:formula="of:=[$ToteMNachKw.E31]-[$ToteMNachKw.E30]" office:value-type="float" office:value="0" calcext:value-type="float">
            <text:p>0</text:p>
          </table:table-cell>
          <table:table-cell table:style-name="ce82" table:formula="of:=[$ToteMNachKw.F31]-[$ToteMNachKw.F30]" office:value-type="float" office:value="1" calcext:value-type="float">
            <text:p>1</text:p>
          </table:table-cell>
          <table:table-cell table:style-name="ce82" table:formula="of:=[$ToteMNachKw.G31]-[$ToteMNachKw.G30]" office:value-type="float" office:value="2" calcext:value-type="float">
            <text:p>2</text:p>
          </table:table-cell>
          <table:table-cell table:style-name="ce82" table:formula="of:=[$ToteMNachKw.H31]-[$ToteMNachKw.H30]" office:value-type="float" office:value="9" calcext:value-type="float">
            <text:p>9</text:p>
          </table:table-cell>
          <table:table-cell table:style-name="ce82" table:formula="of:=[$ToteMNachKw.I31]-[$ToteMNachKw.I30]" office:value-type="float" office:value="8" calcext:value-type="float">
            <text:p>8</text:p>
          </table:table-cell>
          <table:table-cell table:style-name="ce82" table:formula="of:=[$ToteMNachKw.J31]-[$ToteMNachKw.J30]" office:value-type="float" office:value="15" calcext:value-type="float">
            <text:p>15</text:p>
          </table:table-cell>
          <table:table-cell table:style-name="ce82" table:formula="of:=[$ToteMNachKw.K31]-[$ToteMNachKw.K30]" office:value-type="float" office:value="6" calcext:value-type="float">
            <text:p>6</text:p>
          </table:table-cell>
          <table:table-cell table:style-name="ce82" table:formula="of:=[$ToteMNachKw.L31]-[$ToteMNachKw.L30]" office:value-type="float" office:value="0" calcext:value-type="float">
            <text:p>0</text:p>
          </table:table-cell>
          <table:table-cell table:style-name="ce82" table:formula="of:=[$ToteMNachKw.M31]-[$ToteMNachKw.M30]" office:value-type="float" office:value="0" calcext:value-type="float">
            <text:p>0</text:p>
          </table:table-cell>
          <table:table-cell table:formula="of:=SUM([.B31:.M31])" office:value-type="float" office:value="41" calcext:value-type="float">
            <text:p>41</text:p>
          </table:table-cell>
          <table:table-cell table:style-name="ce81" office:value-type="date" office:date-value="2020-09-27" calcext:value-type="date">
            <text:p>So, 27. 09 20</text:p>
          </table:table-cell>
          <table:table-cell table:number-columns-repeated="10"/>
        </table:table-row>
        <table:table-row table:style-name="ro3">
          <table:table-cell table:style-name="ce78" office:value-type="float" office:value="40" calcext:value-type="float">
            <text:p>40</text:p>
          </table:table-cell>
          <table:table-cell table:style-name="ce82" table:formula="of:=[$ToteMNachKw.B32]-[$ToteMNachKw.B31]" office:value-type="float" office:value="0" calcext:value-type="float">
            <text:p>0</text:p>
          </table:table-cell>
          <table:table-cell table:style-name="ce82" table:formula="of:=[$ToteMNachKw.C32]-[$ToteMNachKw.C31]" office:value-type="float" office:value="0" calcext:value-type="float">
            <text:p>0</text:p>
          </table:table-cell>
          <table:table-cell table:style-name="ce82" table:formula="of:=[$ToteMNachKw.D32]-[$ToteMNachKw.D31]" office:value-type="float" office:value="0" calcext:value-type="float">
            <text:p>0</text:p>
          </table:table-cell>
          <table:table-cell table:style-name="ce82" table:formula="of:=[$ToteMNachKw.E32]-[$ToteMNachKw.E31]" office:value-type="float" office:value="0" calcext:value-type="float">
            <text:p>0</text:p>
          </table:table-cell>
          <table:table-cell table:style-name="ce82" table:formula="of:=[$ToteMNachKw.F32]-[$ToteMNachKw.F31]" office:value-type="float" office:value="0" calcext:value-type="float">
            <text:p>0</text:p>
          </table:table-cell>
          <table:table-cell table:style-name="ce82" table:formula="of:=[$ToteMNachKw.G32]-[$ToteMNachKw.G31]" office:value-type="float" office:value="8" calcext:value-type="float">
            <text:p>8</text:p>
          </table:table-cell>
          <table:table-cell table:style-name="ce82" table:formula="of:=[$ToteMNachKw.H32]-[$ToteMNachKw.H31]" office:value-type="float" office:value="1" calcext:value-type="float">
            <text:p>1</text:p>
          </table:table-cell>
          <table:table-cell table:style-name="ce82" table:formula="of:=[$ToteMNachKw.I32]-[$ToteMNachKw.I31]" office:value-type="float" office:value="7" calcext:value-type="float">
            <text:p>7</text:p>
          </table:table-cell>
          <table:table-cell table:style-name="ce82" table:formula="of:=[$ToteMNachKw.J32]-[$ToteMNachKw.J31]" office:value-type="float" office:value="21" calcext:value-type="float">
            <text:p>21</text:p>
          </table:table-cell>
          <table:table-cell table:style-name="ce82" table:formula="of:=[$ToteMNachKw.K32]-[$ToteMNachKw.K31]" office:value-type="float" office:value="5" calcext:value-type="float">
            <text:p>5</text:p>
          </table:table-cell>
          <table:table-cell table:style-name="ce82" table:formula="of:=[$ToteMNachKw.L32]-[$ToteMNachKw.L31]" office:value-type="float" office:value="1" calcext:value-type="float">
            <text:p>1</text:p>
          </table:table-cell>
          <table:table-cell table:style-name="ce82" table:formula="of:=[$ToteMNachKw.M32]-[$ToteMNachKw.M31]" office:value-type="float" office:value="0" calcext:value-type="float">
            <text:p>0</text:p>
          </table:table-cell>
          <table:table-cell table:formula="of:=SUM([.B32:.M32])" office:value-type="float" office:value="43" calcext:value-type="float">
            <text:p>43</text:p>
          </table:table-cell>
          <table:table-cell table:style-name="ce81" office:value-type="date" office:date-value="2020-10-04" calcext:value-type="date">
            <text:p>So, 04. 10 20</text:p>
          </table:table-cell>
          <table:table-cell table:number-columns-repeated="10"/>
        </table:table-row>
        <table:table-row table:style-name="ro3" table:number-rows-repeated="1048543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ToteWProKw" table:style-name="ta2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0" table:number-columns-repeated="2" table:default-cell-style-name="Default"/>
        <table:table-column table:style-name="co22" table:number-columns-repeated="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80"/>
        <table:table-column table:style-name="co15" table:number-columns-repeated="4" table:default-cell-style-name="ce77"/>
        <table:table-column table:style-name="co14" table:number-columns-repeated="5" table:default-cell-style-name="ce77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Kw Ende</text:p>
          </table:table-cell>
          <table:table-cell table:style-name="ce76" table:number-columns-repeated="9"/>
          <table:table-cell/>
        </table:table-row>
        <table:table-row table:style-name="ro3">
          <table:table-cell table:style-name="ce78" office:value-type="float" office:value="10" calcext:value-type="float">
            <text:p>10</text:p>
          </table:table-cell>
          <table:table-cell table:number-columns-repeated="12" table:style-name="ce79" office:value-type="float" office:value="0" calcext:value-type="float">
            <text:p>0</text:p>
          </table:table-cell>
          <table:table-cell table:formula="of:=SUM([.B2:.L2])" office:value-type="float" office:value="0" calcext:value-type="float">
            <text:p>0</text:p>
          </table:table-cell>
          <table:table-cell table:style-name="ce81" office:value-type="date" office:date-value="2020-03-08" calcext:value-type="date">
            <text:p>So, 08. 03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11" calcext:value-type="float">
            <text:p>11</text:p>
          </table:table-cell>
          <table:table-cell table:style-name="ce79" table:formula="of:=[$ToteWNachKw.B3]-[$ToteWNachKw.B2]" office:value-type="float" office:value="0" calcext:value-type="float">
            <text:p>0</text:p>
          </table:table-cell>
          <table:table-cell table:style-name="ce79" table:formula="of:=[$ToteWNachKw.C3]-[$ToteWNachKw.C2]" office:value-type="float" office:value="0" calcext:value-type="float">
            <text:p>0</text:p>
          </table:table-cell>
          <table:table-cell table:style-name="ce79" table:formula="of:=[$ToteWNachKw.D3]-[$ToteWNachKw.D2]" office:value-type="float" office:value="0" calcext:value-type="float">
            <text:p>0</text:p>
          </table:table-cell>
          <table:table-cell table:style-name="ce79" table:formula="of:=[$ToteWNachKw.E3]-[$ToteWNachKw.E2]" office:value-type="float" office:value="0" calcext:value-type="float">
            <text:p>0</text:p>
          </table:table-cell>
          <table:table-cell table:style-name="ce79" table:formula="of:=[$ToteWNachKw.F3]-[$ToteWNachKw.F2]" office:value-type="float" office:value="0" calcext:value-type="float">
            <text:p>0</text:p>
          </table:table-cell>
          <table:table-cell table:style-name="ce79" table:formula="of:=[$ToteWNachKw.G3]-[$ToteWNachKw.G2]" office:value-type="float" office:value="0" calcext:value-type="float">
            <text:p>0</text:p>
          </table:table-cell>
          <table:table-cell table:style-name="ce79" table:formula="of:=[$ToteWNachKw.H3]-[$ToteWNachKw.H2]" office:value-type="float" office:value="0" calcext:value-type="float">
            <text:p>0</text:p>
          </table:table-cell>
          <table:table-cell table:style-name="ce79" table:formula="of:=[$ToteWNachKw.I3]-[$ToteWNachKw.I2]" office:value-type="float" office:value="0" calcext:value-type="float">
            <text:p>0</text:p>
          </table:table-cell>
          <table:table-cell table:style-name="ce79" table:formula="of:=[$ToteWNachKw.J3]-[$ToteWNachKw.J2]" office:value-type="float" office:value="0" calcext:value-type="float">
            <text:p>0</text:p>
          </table:table-cell>
          <table:table-cell table:style-name="ce79" table:formula="of:=[$ToteWNachKw.K3]-[$ToteWNachKw.K2]" office:value-type="float" office:value="0" calcext:value-type="float">
            <text:p>0</text:p>
          </table:table-cell>
          <table:table-cell table:style-name="ce79" table:formula="of:=[$ToteWNachKw.L3]-[$ToteWNachKw.L2]" office:value-type="float" office:value="0" calcext:value-type="float">
            <text:p>0</text:p>
          </table:table-cell>
          <table:table-cell table:style-name="ce79" table:formula="of:=[$ToteWNachKw.M3]-[$ToteWNachKw.M2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81" office:value-type="date" office:date-value="2020-03-15" calcext:value-type="date">
            <text:p>So, 15. 03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12" calcext:value-type="float">
            <text:p>12</text:p>
          </table:table-cell>
          <table:table-cell table:style-name="ce79" table:formula="of:=[$ToteWNachKw.B4]-[$ToteWNachKw.B3]" office:value-type="float" office:value="0" calcext:value-type="float">
            <text:p>0</text:p>
          </table:table-cell>
          <table:table-cell table:style-name="ce79" table:formula="of:=[$ToteWNachKw.C4]-[$ToteWNachKw.C3]" office:value-type="float" office:value="0" calcext:value-type="float">
            <text:p>0</text:p>
          </table:table-cell>
          <table:table-cell table:style-name="ce79" table:formula="of:=[$ToteWNachKw.D4]-[$ToteWNachKw.D3]" office:value-type="float" office:value="0" calcext:value-type="float">
            <text:p>0</text:p>
          </table:table-cell>
          <table:table-cell table:style-name="ce79" table:formula="of:=[$ToteWNachKw.E4]-[$ToteWNachKw.E3]" office:value-type="float" office:value="0" calcext:value-type="float">
            <text:p>0</text:p>
          </table:table-cell>
          <table:table-cell table:style-name="ce79" table:formula="of:=[$ToteWNachKw.F4]-[$ToteWNachKw.F3]" office:value-type="float" office:value="0" calcext:value-type="float">
            <text:p>0</text:p>
          </table:table-cell>
          <table:table-cell table:style-name="ce79" table:formula="of:=[$ToteWNachKw.G4]-[$ToteWNachKw.G3]" office:value-type="float" office:value="0" calcext:value-type="float">
            <text:p>0</text:p>
          </table:table-cell>
          <table:table-cell table:style-name="ce79" table:formula="of:=[$ToteWNachKw.H4]-[$ToteWNachKw.H3]" office:value-type="float" office:value="0" calcext:value-type="float">
            <text:p>0</text:p>
          </table:table-cell>
          <table:table-cell table:style-name="ce79" table:formula="of:=[$ToteWNachKw.I4]-[$ToteWNachKw.I3]" office:value-type="float" office:value="0" calcext:value-type="float">
            <text:p>0</text:p>
          </table:table-cell>
          <table:table-cell table:style-name="ce79" table:formula="of:=[$ToteWNachKw.J4]-[$ToteWNachKw.J3]" office:value-type="float" office:value="0" calcext:value-type="float">
            <text:p>0</text:p>
          </table:table-cell>
          <table:table-cell table:style-name="ce79" table:formula="of:=[$ToteWNachKw.K4]-[$ToteWNachKw.K3]" office:value-type="float" office:value="0" calcext:value-type="float">
            <text:p>0</text:p>
          </table:table-cell>
          <table:table-cell table:style-name="ce79" table:formula="of:=[$ToteWNachKw.L4]-[$ToteWNachKw.L3]" office:value-type="float" office:value="0" calcext:value-type="float">
            <text:p>0</text:p>
          </table:table-cell>
          <table:table-cell table:style-name="ce79" table:formula="of:=[$ToteWNachKw.M4]-[$ToteWNachKw.M3]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style-name="ce81" office:value-type="date" office:date-value="2020-03-22" calcext:value-type="date">
            <text:p>So, 22. 03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13" calcext:value-type="float">
            <text:p>13</text:p>
          </table:table-cell>
          <table:table-cell table:formula="of:=[$ToteWNachKw.B5]-[$ToteWNachKw.B4]" office:value-type="float" office:value="0" calcext:value-type="float">
            <text:p>0</text:p>
          </table:table-cell>
          <table:table-cell table:formula="of:=[$ToteWNachKw.C5]-[$ToteWNachKw.C4]" office:value-type="float" office:value="0" calcext:value-type="float">
            <text:p>0</text:p>
          </table:table-cell>
          <table:table-cell table:formula="of:=[$ToteWNachKw.D5]-[$ToteWNachKw.D4]" office:value-type="float" office:value="1" calcext:value-type="float">
            <text:p>1</text:p>
          </table:table-cell>
          <table:table-cell table:formula="of:=[$ToteWNachKw.E5]-[$ToteWNachKw.E4]" office:value-type="float" office:value="0" calcext:value-type="float">
            <text:p>0</text:p>
          </table:table-cell>
          <table:table-cell table:formula="of:=[$ToteWNachKw.F5]-[$ToteWNachKw.F4]" office:value-type="float" office:value="1" calcext:value-type="float">
            <text:p>1</text:p>
          </table:table-cell>
          <table:table-cell table:formula="of:=[$ToteWNachKw.G5]-[$ToteWNachKw.G4]" office:value-type="float" office:value="3" calcext:value-type="float">
            <text:p>3</text:p>
          </table:table-cell>
          <table:table-cell table:formula="of:=[$ToteWNachKw.H5]-[$ToteWNachKw.H4]" office:value-type="float" office:value="6" calcext:value-type="float">
            <text:p>6</text:p>
          </table:table-cell>
          <table:table-cell table:formula="of:=[$ToteWNachKw.I5]-[$ToteWNachKw.I4]" office:value-type="float" office:value="20" calcext:value-type="float">
            <text:p>20</text:p>
          </table:table-cell>
          <table:table-cell table:formula="of:=[$ToteWNachKw.J5]-[$ToteWNachKw.J4]" office:value-type="float" office:value="81" calcext:value-type="float">
            <text:p>81</text:p>
          </table:table-cell>
          <table:table-cell table:formula="of:=[$ToteWNachKw.K5]-[$ToteWNachKw.K4]" office:value-type="float" office:value="20" calcext:value-type="float">
            <text:p>20</text:p>
          </table:table-cell>
          <table:table-cell table:style-name="ce79" table:formula="of:=[$ToteWNachKw.L5]-[$ToteWNachKw.L4]" office:value-type="float" office:value="0" calcext:value-type="float">
            <text:p>0</text:p>
          </table:table-cell>
          <table:table-cell table:formula="of:=[$ToteWNachKw.M5]-[$ToteWNachKw.M4]" office:value-type="float" office:value="0" calcext:value-type="float">
            <text:p>0</text:p>
          </table:table-cell>
          <table:table-cell table:formula="of:=SUM([.B5:.M5])" office:value-type="float" office:value="132" calcext:value-type="float">
            <text:p>132</text:p>
          </table:table-cell>
          <table:table-cell table:style-name="ce81" office:value-type="date" office:date-value="2020-03-29" calcext:value-type="date">
            <text:p>So, 29. 03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14" calcext:value-type="float">
            <text:p>14</text:p>
          </table:table-cell>
          <table:table-cell table:style-name="ce79" table:formula="of:=[$ToteWNachKw.B6]-[$ToteWNachKw.B5]" office:value-type="float" office:value="0" calcext:value-type="float">
            <text:p>0</text:p>
          </table:table-cell>
          <table:table-cell table:style-name="ce79" table:formula="of:=[$ToteWNachKw.C6]-[$ToteWNachKw.C5]" office:value-type="float" office:value="0" calcext:value-type="float">
            <text:p>0</text:p>
          </table:table-cell>
          <table:table-cell table:style-name="ce79" table:formula="of:=[$ToteWNachKw.D6]-[$ToteWNachKw.D5]" office:value-type="float" office:value="-1" calcext:value-type="float">
            <text:p>-1</text:p>
          </table:table-cell>
          <table:table-cell table:style-name="ce79" table:formula="of:=[$ToteWNachKw.E6]-[$ToteWNachKw.E5]" office:value-type="float" office:value="0" calcext:value-type="float">
            <text:p>0</text:p>
          </table:table-cell>
          <table:table-cell table:style-name="ce79" table:formula="of:=[$ToteWNachKw.F6]-[$ToteWNachKw.F5]" office:value-type="float" office:value="-1" calcext:value-type="float">
            <text:p>-1</text:p>
          </table:table-cell>
          <table:table-cell table:formula="of:=[$ToteWNachKw.G6]-[$ToteWNachKw.G5]" office:value-type="float" office:value="11" calcext:value-type="float">
            <text:p>11</text:p>
          </table:table-cell>
          <table:table-cell table:formula="of:=[$ToteWNachKw.H6]-[$ToteWNachKw.H5]" office:value-type="float" office:value="29" calcext:value-type="float">
            <text:p>29</text:p>
          </table:table-cell>
          <table:table-cell table:formula="of:=[$ToteWNachKw.I6]-[$ToteWNachKw.I5]" office:value-type="float" office:value="67" calcext:value-type="float">
            <text:p>67</text:p>
          </table:table-cell>
          <table:table-cell table:formula="of:=[$ToteWNachKw.J6]-[$ToteWNachKw.J5]" office:value-type="float" office:value="194" calcext:value-type="float">
            <text:p>194</text:p>
          </table:table-cell>
          <table:table-cell table:formula="of:=[$ToteWNachKw.K6]-[$ToteWNachKw.K5]" office:value-type="float" office:value="87" calcext:value-type="float">
            <text:p>87</text:p>
          </table:table-cell>
          <table:table-cell table:style-name="ce79" table:formula="of:=[$ToteWNachKw.L6]-[$ToteWNachKw.L5]" office:value-type="float" office:value="0" calcext:value-type="float">
            <text:p>0</text:p>
          </table:table-cell>
          <table:table-cell table:formula="of:=[$ToteWNachKw.M6]-[$ToteWNachKw.M5]" office:value-type="float" office:value="0" calcext:value-type="float">
            <text:p>0</text:p>
          </table:table-cell>
          <table:table-cell table:formula="of:=SUM([.B6:.M6])" office:value-type="float" office:value="386" calcext:value-type="float">
            <text:p>386</text:p>
          </table:table-cell>
          <table:table-cell table:style-name="ce81" office:value-type="date" office:date-value="2020-04-05" calcext:value-type="date">
            <text:p>So, 05. 04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15" calcext:value-type="float">
            <text:p>15</text:p>
          </table:table-cell>
          <table:table-cell table:style-name="ce79" table:formula="of:=[$ToteWNachKw.B7]-[$ToteWNachKw.B6]" office:value-type="float" office:value="0" calcext:value-type="float">
            <text:p>0</text:p>
          </table:table-cell>
          <table:table-cell table:style-name="ce79" table:formula="of:=[$ToteWNachKw.C7]-[$ToteWNachKw.C6]" office:value-type="float" office:value="0" calcext:value-type="float">
            <text:p>0</text:p>
          </table:table-cell>
          <table:table-cell table:style-name="ce79" table:formula="of:=[$ToteWNachKw.D7]-[$ToteWNachKw.D6]" office:value-type="float" office:value="0" calcext:value-type="float">
            <text:p>0</text:p>
          </table:table-cell>
          <table:table-cell table:style-name="ce79" table:formula="of:=[$ToteWNachKw.E7]-[$ToteWNachKw.E6]" office:value-type="float" office:value="0" calcext:value-type="float">
            <text:p>0</text:p>
          </table:table-cell>
          <table:table-cell table:style-name="ce79" table:formula="of:=[$ToteWNachKw.F7]-[$ToteWNachKw.F6]" office:value-type="float" office:value="0" calcext:value-type="float">
            <text:p>0</text:p>
          </table:table-cell>
          <table:table-cell table:formula="of:=[$ToteWNachKw.G7]-[$ToteWNachKw.G6]" office:value-type="float" office:value="17" calcext:value-type="float">
            <text:p>17</text:p>
          </table:table-cell>
          <table:table-cell table:formula="of:=[$ToteWNachKw.H7]-[$ToteWNachKw.H6]" office:value-type="float" office:value="27" calcext:value-type="float">
            <text:p>27</text:p>
          </table:table-cell>
          <table:table-cell table:formula="of:=[$ToteWNachKw.I7]-[$ToteWNachKw.I6]" office:value-type="float" office:value="109" calcext:value-type="float">
            <text:p>109</text:p>
          </table:table-cell>
          <table:table-cell table:formula="of:=[$ToteWNachKw.J7]-[$ToteWNachKw.J6]" office:value-type="float" office:value="255" calcext:value-type="float">
            <text:p>255</text:p>
          </table:table-cell>
          <table:table-cell table:formula="of:=[$ToteWNachKw.K7]-[$ToteWNachKw.K6]" office:value-type="float" office:value="150" calcext:value-type="float">
            <text:p>150</text:p>
          </table:table-cell>
          <table:table-cell table:style-name="ce79" table:formula="of:=[$ToteWNachKw.L7]-[$ToteWNachKw.L6]" office:value-type="float" office:value="0" calcext:value-type="float">
            <text:p>0</text:p>
          </table:table-cell>
          <table:table-cell table:formula="of:=[$ToteWNachKw.M7]-[$ToteWNachKw.M6]" office:value-type="float" office:value="0" calcext:value-type="float">
            <text:p>0</text:p>
          </table:table-cell>
          <table:table-cell table:formula="of:=SUM([.B7:.M7])" office:value-type="float" office:value="558" calcext:value-type="float">
            <text:p>558</text:p>
          </table:table-cell>
          <table:table-cell table:style-name="ce81" office:value-type="date" office:date-value="2020-04-12" calcext:value-type="date">
            <text:p>So, 12. 04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16" calcext:value-type="float">
            <text:p>16</text:p>
          </table:table-cell>
          <table:table-cell table:style-name="ce79" table:formula="of:=[$ToteWNachKw.B8]-[$ToteWNachKw.B7]" office:value-type="float" office:value="0" calcext:value-type="float">
            <text:p>0</text:p>
          </table:table-cell>
          <table:table-cell table:style-name="ce79" table:formula="of:=[$ToteWNachKw.C8]-[$ToteWNachKw.C7]" office:value-type="float" office:value="0" calcext:value-type="float">
            <text:p>0</text:p>
          </table:table-cell>
          <table:table-cell table:style-name="ce79" table:formula="of:=[$ToteWNachKw.D8]-[$ToteWNachKw.D7]" office:value-type="float" office:value="0" calcext:value-type="float">
            <text:p>0</text:p>
          </table:table-cell>
          <table:table-cell table:style-name="ce79" table:formula="of:=[$ToteWNachKw.E8]-[$ToteWNachKw.E7]" office:value-type="float" office:value="0" calcext:value-type="float">
            <text:p>0</text:p>
          </table:table-cell>
          <table:table-cell table:style-name="ce79" table:formula="of:=[$ToteWNachKw.F8]-[$ToteWNachKw.F7]" office:value-type="float" office:value="0" calcext:value-type="float">
            <text:p>0</text:p>
          </table:table-cell>
          <table:table-cell table:formula="of:=[$ToteWNachKw.G8]-[$ToteWNachKw.G7]" office:value-type="float" office:value="19" calcext:value-type="float">
            <text:p>19</text:p>
          </table:table-cell>
          <table:table-cell table:formula="of:=[$ToteWNachKw.H8]-[$ToteWNachKw.H7]" office:value-type="float" office:value="40" calcext:value-type="float">
            <text:p>40</text:p>
          </table:table-cell>
          <table:table-cell table:formula="of:=[$ToteWNachKw.I8]-[$ToteWNachKw.I7]" office:value-type="float" office:value="116" calcext:value-type="float">
            <text:p>116</text:p>
          </table:table-cell>
          <table:table-cell table:formula="of:=[$ToteWNachKw.J8]-[$ToteWNachKw.J7]" office:value-type="float" office:value="373" calcext:value-type="float">
            <text:p>373</text:p>
          </table:table-cell>
          <table:table-cell table:formula="of:=[$ToteWNachKw.K8]-[$ToteWNachKw.K7]" office:value-type="float" office:value="218" calcext:value-type="float">
            <text:p>218</text:p>
          </table:table-cell>
          <table:table-cell table:style-name="ce79" table:formula="of:=[$ToteWNachKw.L8]-[$ToteWNachKw.L7]" office:value-type="float" office:value="0" calcext:value-type="float">
            <text:p>0</text:p>
          </table:table-cell>
          <table:table-cell table:formula="of:=[$ToteWNachKw.M8]-[$ToteWNachKw.M7]" office:value-type="float" office:value="0" calcext:value-type="float">
            <text:p>0</text:p>
          </table:table-cell>
          <table:table-cell table:formula="of:=SUM([.B8:.M8])" office:value-type="float" office:value="766" calcext:value-type="float">
            <text:p>766</text:p>
          </table:table-cell>
          <table:table-cell table:style-name="ce81" office:value-type="date" office:date-value="2020-04-19" calcext:value-type="date">
            <text:p>So, 19. 04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17" calcext:value-type="float">
            <text:p>17</text:p>
          </table:table-cell>
          <table:table-cell table:style-name="ce82" table:formula="of:=[$ToteWNachKw.B9]-[$ToteWNachKw.B8]" office:value-type="float" office:value="1" calcext:value-type="float">
            <text:p>1</text:p>
          </table:table-cell>
          <table:table-cell table:style-name="ce82" table:formula="of:=[$ToteWNachKw.C9]-[$ToteWNachKw.C8]" office:value-type="float" office:value="0" calcext:value-type="float">
            <text:p>0</text:p>
          </table:table-cell>
          <table:table-cell table:style-name="ce82" table:formula="of:=[$ToteWNachKw.D9]-[$ToteWNachKw.D8]" office:value-type="float" office:value="2" calcext:value-type="float">
            <text:p>2</text:p>
          </table:table-cell>
          <table:table-cell table:style-name="ce82" table:formula="of:=[$ToteWNachKw.E9]-[$ToteWNachKw.E8]" office:value-type="float" office:value="4" calcext:value-type="float">
            <text:p>4</text:p>
          </table:table-cell>
          <table:table-cell table:style-name="ce82" table:formula="of:=[$ToteWNachKw.F9]-[$ToteWNachKw.F8]" office:value-type="float" office:value="9" calcext:value-type="float">
            <text:p>9</text:p>
          </table:table-cell>
          <table:table-cell table:style-name="ce82" table:formula="of:=[$ToteWNachKw.G9]-[$ToteWNachKw.G8]" office:value-type="float" office:value="-49" calcext:value-type="float">
            <text:p>-49</text:p>
          </table:table-cell>
          <table:table-cell table:style-name="ce82" table:formula="of:=[$ToteWNachKw.H9]-[$ToteWNachKw.H8]" office:value-type="float" office:value="27" calcext:value-type="float">
            <text:p>27</text:p>
          </table:table-cell>
          <table:table-cell table:style-name="ce82" table:formula="of:=[$ToteWNachKw.I9]-[$ToteWNachKw.I8]" office:value-type="float" office:value="102" calcext:value-type="float">
            <text:p>102</text:p>
          </table:table-cell>
          <table:table-cell table:style-name="ce82" table:formula="of:=[$ToteWNachKw.J9]-[$ToteWNachKw.J8]" office:value-type="float" office:value="303" calcext:value-type="float">
            <text:p>303</text:p>
          </table:table-cell>
          <table:table-cell table:style-name="ce82" table:formula="of:=[$ToteWNachKw.K9]-[$ToteWNachKw.K8]" office:value-type="float" office:value="168" calcext:value-type="float">
            <text:p>168</text:p>
          </table:table-cell>
          <table:table-cell table:style-name="ce82" table:formula="of:=[$ToteWNachKw.L9]-[$ToteWNachKw.L8]" office:value-type="float" office:value="32" calcext:value-type="float">
            <text:p>32</text:p>
          </table:table-cell>
          <table:table-cell table:style-name="ce82" table:formula="of:=[$ToteWNachKw.M9]-[$ToteWNachKw.M8]" office:value-type="float" office:value="0" calcext:value-type="float">
            <text:p>0</text:p>
          </table:table-cell>
          <table:table-cell table:formula="of:=SUM([.B9:.M9])" office:value-type="float" office:value="599" calcext:value-type="float">
            <text:p>599</text:p>
          </table:table-cell>
          <table:table-cell table:style-name="ce81" office:value-type="date" office:date-value="2020-04-26" calcext:value-type="date">
            <text:p>So, 26. 04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18" calcext:value-type="float">
            <text:p>18</text:p>
          </table:table-cell>
          <table:table-cell table:style-name="ce82" table:formula="of:=[$ToteWNachKw.B10]-[$ToteWNachKw.B9]" office:value-type="float" office:value="0" calcext:value-type="float">
            <text:p>0</text:p>
          </table:table-cell>
          <table:table-cell table:style-name="ce82" table:formula="of:=[$ToteWNachKw.C10]-[$ToteWNachKw.C9]" office:value-type="float" office:value="0" calcext:value-type="float">
            <text:p>0</text:p>
          </table:table-cell>
          <table:table-cell table:style-name="ce82" table:formula="of:=[$ToteWNachKw.D10]-[$ToteWNachKw.D9]" office:value-type="float" office:value="0" calcext:value-type="float">
            <text:p>0</text:p>
          </table:table-cell>
          <table:table-cell table:style-name="ce82" table:formula="of:=[$ToteWNachKw.E10]-[$ToteWNachKw.E9]" office:value-type="float" office:value="1" calcext:value-type="float">
            <text:p>1</text:p>
          </table:table-cell>
          <table:table-cell table:style-name="ce82" table:formula="of:=[$ToteWNachKw.F10]-[$ToteWNachKw.F9]" office:value-type="float" office:value="2" calcext:value-type="float">
            <text:p>2</text:p>
          </table:table-cell>
          <table:table-cell table:style-name="ce82" table:formula="of:=[$ToteWNachKw.G10]-[$ToteWNachKw.G9]" office:value-type="float" office:value="53" calcext:value-type="float">
            <text:p>53</text:p>
          </table:table-cell>
          <table:table-cell table:style-name="ce82" table:formula="of:=[$ToteWNachKw.H10]-[$ToteWNachKw.H9]" office:value-type="float" office:value="23" calcext:value-type="float">
            <text:p>23</text:p>
          </table:table-cell>
          <table:table-cell table:style-name="ce82" table:formula="of:=[$ToteWNachKw.I10]-[$ToteWNachKw.I9]" office:value-type="float" office:value="70" calcext:value-type="float">
            <text:p>70</text:p>
          </table:table-cell>
          <table:table-cell table:style-name="ce82" table:formula="of:=[$ToteWNachKw.J10]-[$ToteWNachKw.J9]" office:value-type="float" office:value="221" calcext:value-type="float">
            <text:p>221</text:p>
          </table:table-cell>
          <table:table-cell table:style-name="ce82" table:formula="of:=[$ToteWNachKw.K10]-[$ToteWNachKw.K9]" office:value-type="float" office:value="116" calcext:value-type="float">
            <text:p>116</text:p>
          </table:table-cell>
          <table:table-cell table:style-name="ce82" table:formula="of:=[$ToteWNachKw.L10]-[$ToteWNachKw.L9]" office:value-type="float" office:value="5" calcext:value-type="float">
            <text:p>5</text:p>
          </table:table-cell>
          <table:table-cell table:style-name="ce82" table:formula="of:=[$ToteWNachKw.M10]-[$ToteWNachKw.M9]" office:value-type="float" office:value="0" calcext:value-type="float">
            <text:p>0</text:p>
          </table:table-cell>
          <table:table-cell table:formula="of:=SUM([.B10:.M10])" office:value-type="float" office:value="491" calcext:value-type="float">
            <text:p>491</text:p>
          </table:table-cell>
          <table:table-cell table:style-name="ce81" office:value-type="date" office:date-value="2020-05-03" calcext:value-type="date">
            <text:p>So, 03. 05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19" calcext:value-type="float">
            <text:p>19</text:p>
          </table:table-cell>
          <table:table-cell table:style-name="ce82" table:formula="of:=[$ToteWNachKw.B11]-[$ToteWNachKw.B10]" office:value-type="float" office:value="0" calcext:value-type="float">
            <text:p>0</text:p>
          </table:table-cell>
          <table:table-cell table:style-name="ce82" table:formula="of:=[$ToteWNachKw.C11]-[$ToteWNachKw.C10]" office:value-type="float" office:value="0" calcext:value-type="float">
            <text:p>0</text:p>
          </table:table-cell>
          <table:table-cell table:style-name="ce82" table:formula="of:=[$ToteWNachKw.D11]-[$ToteWNachKw.D10]" office:value-type="float" office:value="0" calcext:value-type="float">
            <text:p>0</text:p>
          </table:table-cell>
          <table:table-cell table:style-name="ce82" table:formula="of:=[$ToteWNachKw.E11]-[$ToteWNachKw.E10]" office:value-type="float" office:value="1" calcext:value-type="float">
            <text:p>1</text:p>
          </table:table-cell>
          <table:table-cell table:style-name="ce82" table:formula="of:=[$ToteWNachKw.F11]-[$ToteWNachKw.F10]" office:value-type="float" office:value="2" calcext:value-type="float">
            <text:p>2</text:p>
          </table:table-cell>
          <table:table-cell table:style-name="ce82" table:formula="of:=[$ToteWNachKw.G11]-[$ToteWNachKw.G10]" office:value-type="float" office:value="7" calcext:value-type="float">
            <text:p>7</text:p>
          </table:table-cell>
          <table:table-cell table:style-name="ce82" table:formula="of:=[$ToteWNachKw.H11]-[$ToteWNachKw.H10]" office:value-type="float" office:value="24" calcext:value-type="float">
            <text:p>24</text:p>
          </table:table-cell>
          <table:table-cell table:style-name="ce82" table:formula="of:=[$ToteWNachKw.I11]-[$ToteWNachKw.I10]" office:value-type="float" office:value="54" calcext:value-type="float">
            <text:p>54</text:p>
          </table:table-cell>
          <table:table-cell table:style-name="ce82" table:formula="of:=[$ToteWNachKw.J11]-[$ToteWNachKw.J10]" office:value-type="float" office:value="155" calcext:value-type="float">
            <text:p>155</text:p>
          </table:table-cell>
          <table:table-cell table:style-name="ce82" table:formula="of:=[$ToteWNachKw.K11]-[$ToteWNachKw.K10]" office:value-type="float" office:value="101" calcext:value-type="float">
            <text:p>101</text:p>
          </table:table-cell>
          <table:table-cell table:style-name="ce82" table:formula="of:=[$ToteWNachKw.L11]-[$ToteWNachKw.L10]" office:value-type="float" office:value="4" calcext:value-type="float">
            <text:p>4</text:p>
          </table:table-cell>
          <table:table-cell table:style-name="ce82" table:formula="of:=[$ToteWNachKw.M11]-[$ToteWNachKw.M10]" office:value-type="float" office:value="0" calcext:value-type="float">
            <text:p>0</text:p>
          </table:table-cell>
          <table:table-cell table:formula="of:=SUM([.B11:.M11])" office:value-type="float" office:value="348" calcext:value-type="float">
            <text:p>348</text:p>
          </table:table-cell>
          <table:table-cell table:style-name="ce81" office:value-type="date" office:date-value="2020-05-10" calcext:value-type="date">
            <text:p>So, 10. 05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20" calcext:value-type="float">
            <text:p>20</text:p>
          </table:table-cell>
          <table:table-cell table:style-name="ce82" table:formula="of:=[$ToteWNachKw.B12]-[$ToteWNachKw.B11]" office:value-type="float" office:value="0" calcext:value-type="float">
            <text:p>0</text:p>
          </table:table-cell>
          <table:table-cell table:style-name="ce82" table:formula="of:=[$ToteWNachKw.C12]-[$ToteWNachKw.C11]" office:value-type="float" office:value="0" calcext:value-type="float">
            <text:p>0</text:p>
          </table:table-cell>
          <table:table-cell table:style-name="ce82" table:formula="of:=[$ToteWNachKw.D12]-[$ToteWNachKw.D11]" office:value-type="float" office:value="0" calcext:value-type="float">
            <text:p>0</text:p>
          </table:table-cell>
          <table:table-cell table:style-name="ce82" table:formula="of:=[$ToteWNachKw.E12]-[$ToteWNachKw.E11]" office:value-type="float" office:value="0" calcext:value-type="float">
            <text:p>0</text:p>
          </table:table-cell>
          <table:table-cell table:style-name="ce82" table:formula="of:=[$ToteWNachKw.F12]-[$ToteWNachKw.F11]" office:value-type="float" office:value="2" calcext:value-type="float">
            <text:p>2</text:p>
          </table:table-cell>
          <table:table-cell table:style-name="ce82" table:formula="of:=[$ToteWNachKw.G12]-[$ToteWNachKw.G11]" office:value-type="float" office:value="6" calcext:value-type="float">
            <text:p>6</text:p>
          </table:table-cell>
          <table:table-cell table:style-name="ce82" table:formula="of:=[$ToteWNachKw.H12]-[$ToteWNachKw.H11]" office:value-type="float" office:value="12" calcext:value-type="float">
            <text:p>12</text:p>
          </table:table-cell>
          <table:table-cell table:style-name="ce82" table:formula="of:=[$ToteWNachKw.I12]-[$ToteWNachKw.I11]" office:value-type="float" office:value="41" calcext:value-type="float">
            <text:p>41</text:p>
          </table:table-cell>
          <table:table-cell table:style-name="ce82" table:formula="of:=[$ToteWNachKw.J12]-[$ToteWNachKw.J11]" office:value-type="float" office:value="107" calcext:value-type="float">
            <text:p>107</text:p>
          </table:table-cell>
          <table:table-cell table:style-name="ce82" table:formula="of:=[$ToteWNachKw.K12]-[$ToteWNachKw.K11]" office:value-type="float" office:value="76" calcext:value-type="float">
            <text:p>76</text:p>
          </table:table-cell>
          <table:table-cell table:style-name="ce82" table:formula="of:=[$ToteWNachKw.L12]-[$ToteWNachKw.L11]" office:value-type="float" office:value="4" calcext:value-type="float">
            <text:p>4</text:p>
          </table:table-cell>
          <table:table-cell table:style-name="ce82" table:formula="of:=[$ToteWNachKw.M12]-[$ToteWNachKw.M11]" office:value-type="float" office:value="0" calcext:value-type="float">
            <text:p>0</text:p>
          </table:table-cell>
          <table:table-cell table:formula="of:=SUM([.B12:.M12])" office:value-type="float" office:value="248" calcext:value-type="float">
            <text:p>248</text:p>
          </table:table-cell>
          <table:table-cell table:style-name="ce81" office:value-type="date" office:date-value="2020-05-17" calcext:value-type="date">
            <text:p>So, 17. 05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21" calcext:value-type="float">
            <text:p>21</text:p>
          </table:table-cell>
          <table:table-cell table:style-name="ce82" table:formula="of:=[$ToteWNachKw.B13]-[$ToteWNachKw.B12]" office:value-type="float" office:value="0" calcext:value-type="float">
            <text:p>0</text:p>
          </table:table-cell>
          <table:table-cell table:style-name="ce82" table:formula="of:=[$ToteWNachKw.C13]-[$ToteWNachKw.C12]" office:value-type="float" office:value="0" calcext:value-type="float">
            <text:p>0</text:p>
          </table:table-cell>
          <table:table-cell table:style-name="ce82" table:formula="of:=[$ToteWNachKw.D13]-[$ToteWNachKw.D12]" office:value-type="float" office:value="0" calcext:value-type="float">
            <text:p>0</text:p>
          </table:table-cell>
          <table:table-cell table:style-name="ce82" table:formula="of:=[$ToteWNachKw.E13]-[$ToteWNachKw.E12]" office:value-type="float" office:value="0" calcext:value-type="float">
            <text:p>0</text:p>
          </table:table-cell>
          <table:table-cell table:style-name="ce82" table:formula="of:=[$ToteWNachKw.F13]-[$ToteWNachKw.F12]" office:value-type="float" office:value="2" calcext:value-type="float">
            <text:p>2</text:p>
          </table:table-cell>
          <table:table-cell table:style-name="ce82" table:formula="of:=[$ToteWNachKw.G13]-[$ToteWNachKw.G12]" office:value-type="float" office:value="5" calcext:value-type="float">
            <text:p>5</text:p>
          </table:table-cell>
          <table:table-cell table:style-name="ce82" table:formula="of:=[$ToteWNachKw.H13]-[$ToteWNachKw.H12]" office:value-type="float" office:value="14" calcext:value-type="float">
            <text:p>14</text:p>
          </table:table-cell>
          <table:table-cell table:style-name="ce82" table:formula="of:=[$ToteWNachKw.I13]-[$ToteWNachKw.I12]" office:value-type="float" office:value="23" calcext:value-type="float">
            <text:p>23</text:p>
          </table:table-cell>
          <table:table-cell table:style-name="ce82" table:formula="of:=[$ToteWNachKw.J13]-[$ToteWNachKw.J12]" office:value-type="float" office:value="64" calcext:value-type="float">
            <text:p>64</text:p>
          </table:table-cell>
          <table:table-cell table:style-name="ce82" table:formula="of:=[$ToteWNachKw.K13]-[$ToteWNachKw.K12]" office:value-type="float" office:value="44" calcext:value-type="float">
            <text:p>44</text:p>
          </table:table-cell>
          <table:table-cell table:style-name="ce82" table:formula="of:=[$ToteWNachKw.L13]-[$ToteWNachKw.L12]" office:value-type="float" office:value="0" calcext:value-type="float">
            <text:p>0</text:p>
          </table:table-cell>
          <table:table-cell table:style-name="ce82" table:formula="of:=[$ToteWNachKw.M13]-[$ToteWNachKw.M12]" office:value-type="float" office:value="0" calcext:value-type="float">
            <text:p>0</text:p>
          </table:table-cell>
          <table:table-cell table:formula="of:=SUM([.B13:.M13])" office:value-type="float" office:value="152" calcext:value-type="float">
            <text:p>152</text:p>
          </table:table-cell>
          <table:table-cell table:style-name="ce81" office:value-type="date" office:date-value="2020-05-24" calcext:value-type="date">
            <text:p>So, 24. 05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22" calcext:value-type="float">
            <text:p>22</text:p>
          </table:table-cell>
          <table:table-cell table:style-name="ce82" table:formula="of:=[$ToteWNachKw.B14]-[$ToteWNachKw.B13]" office:value-type="float" office:value="0" calcext:value-type="float">
            <text:p>0</text:p>
          </table:table-cell>
          <table:table-cell table:style-name="ce82" table:formula="of:=[$ToteWNachKw.C14]-[$ToteWNachKw.C13]" office:value-type="float" office:value="0" calcext:value-type="float">
            <text:p>0</text:p>
          </table:table-cell>
          <table:table-cell table:style-name="ce82" table:formula="of:=[$ToteWNachKw.D14]-[$ToteWNachKw.D13]" office:value-type="float" office:value="0" calcext:value-type="float">
            <text:p>0</text:p>
          </table:table-cell>
          <table:table-cell table:style-name="ce82" table:formula="of:=[$ToteWNachKw.E14]-[$ToteWNachKw.E13]" office:value-type="float" office:value="0" calcext:value-type="float">
            <text:p>0</text:p>
          </table:table-cell>
          <table:table-cell table:style-name="ce82" table:formula="of:=[$ToteWNachKw.F14]-[$ToteWNachKw.F13]" office:value-type="float" office:value="1" calcext:value-type="float">
            <text:p>1</text:p>
          </table:table-cell>
          <table:table-cell table:style-name="ce82" table:formula="of:=[$ToteWNachKw.G14]-[$ToteWNachKw.G13]" office:value-type="float" office:value="0" calcext:value-type="float">
            <text:p>0</text:p>
          </table:table-cell>
          <table:table-cell table:style-name="ce82" table:formula="of:=[$ToteWNachKw.H14]-[$ToteWNachKw.H13]" office:value-type="float" office:value="9" calcext:value-type="float">
            <text:p>9</text:p>
          </table:table-cell>
          <table:table-cell table:style-name="ce82" table:formula="of:=[$ToteWNachKw.I14]-[$ToteWNachKw.I13]" office:value-type="float" office:value="16" calcext:value-type="float">
            <text:p>16</text:p>
          </table:table-cell>
          <table:table-cell table:style-name="ce82" table:formula="of:=[$ToteWNachKw.J14]-[$ToteWNachKw.J13]" office:value-type="float" office:value="55" calcext:value-type="float">
            <text:p>55</text:p>
          </table:table-cell>
          <table:table-cell table:style-name="ce82" table:formula="of:=[$ToteWNachKw.K14]-[$ToteWNachKw.K13]" office:value-type="float" office:value="0" calcext:value-type="float">
            <text:p>0</text:p>
          </table:table-cell>
          <table:table-cell table:style-name="ce82" table:formula="of:=[$ToteWNachKw.L14]-[$ToteWNachKw.L13]" office:value-type="float" office:value="0" calcext:value-type="float">
            <text:p>0</text:p>
          </table:table-cell>
          <table:table-cell table:style-name="ce82" table:formula="of:=[$ToteWNachKw.M14]-[$ToteWNachKw.M13]" office:value-type="float" office:value="0" calcext:value-type="float">
            <text:p>0</text:p>
          </table:table-cell>
          <table:table-cell table:formula="of:=SUM([.B14:.M14])" office:value-type="float" office:value="81" calcext:value-type="float">
            <text:p>81</text:p>
          </table:table-cell>
          <table:table-cell table:style-name="ce81" office:value-type="date" office:date-value="2020-05-31" calcext:value-type="date">
            <text:p>So, 31. 05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23" calcext:value-type="float">
            <text:p>23</text:p>
          </table:table-cell>
          <table:table-cell table:style-name="ce82" table:formula="of:=[$ToteWNachKw.B15]-[$ToteWNachKw.B14]" office:value-type="float" office:value="0" calcext:value-type="float">
            <text:p>0</text:p>
          </table:table-cell>
          <table:table-cell table:style-name="ce82" table:formula="of:=[$ToteWNachKw.C15]-[$ToteWNachKw.C14]" office:value-type="float" office:value="0" calcext:value-type="float">
            <text:p>0</text:p>
          </table:table-cell>
          <table:table-cell table:style-name="ce82" table:formula="of:=[$ToteWNachKw.D15]-[$ToteWNachKw.D14]" office:value-type="float" office:value="1" calcext:value-type="float">
            <text:p>1</text:p>
          </table:table-cell>
          <table:table-cell table:style-name="ce82" table:formula="of:=[$ToteWNachKw.E15]-[$ToteWNachKw.E14]" office:value-type="float" office:value="0" calcext:value-type="float">
            <text:p>0</text:p>
          </table:table-cell>
          <table:table-cell table:style-name="ce82" table:formula="of:=[$ToteWNachKw.F15]-[$ToteWNachKw.F14]" office:value-type="float" office:value="1" calcext:value-type="float">
            <text:p>1</text:p>
          </table:table-cell>
          <table:table-cell table:style-name="ce82" table:formula="of:=[$ToteWNachKw.G15]-[$ToteWNachKw.G14]" office:value-type="float" office:value="4" calcext:value-type="float">
            <text:p>4</text:p>
          </table:table-cell>
          <table:table-cell table:style-name="ce82" table:formula="of:=[$ToteWNachKw.H15]-[$ToteWNachKw.H14]" office:value-type="float" office:value="0" calcext:value-type="float">
            <text:p>0</text:p>
          </table:table-cell>
          <table:table-cell table:style-name="ce82" table:formula="of:=[$ToteWNachKw.I15]-[$ToteWNachKw.I14]" office:value-type="float" office:value="18" calcext:value-type="float">
            <text:p>18</text:p>
          </table:table-cell>
          <table:table-cell table:style-name="ce82" table:formula="of:=[$ToteWNachKw.J15]-[$ToteWNachKw.J14]" office:value-type="float" office:value="31" calcext:value-type="float">
            <text:p>31</text:p>
          </table:table-cell>
          <table:table-cell table:style-name="ce82" table:formula="of:=[$ToteWNachKw.K15]-[$ToteWNachKw.K14]" office:value-type="float" office:value="54" calcext:value-type="float">
            <text:p>54</text:p>
          </table:table-cell>
          <table:table-cell table:style-name="ce82" table:formula="of:=[$ToteWNachKw.L15]-[$ToteWNachKw.L14]" office:value-type="float" office:value="0" calcext:value-type="float">
            <text:p>0</text:p>
          </table:table-cell>
          <table:table-cell table:style-name="ce82" table:formula="of:=[$ToteWNachKw.M15]-[$ToteWNachKw.M14]" office:value-type="float" office:value="0" calcext:value-type="float">
            <text:p>0</text:p>
          </table:table-cell>
          <table:table-cell table:formula="of:=SUM([.B15:.M15])" office:value-type="float" office:value="109" calcext:value-type="float">
            <text:p>109</text:p>
          </table:table-cell>
          <table:table-cell table:style-name="ce81" office:value-type="date" office:date-value="2020-06-07" calcext:value-type="date">
            <text:p>So, 07. 06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24" calcext:value-type="float">
            <text:p>24</text:p>
          </table:table-cell>
          <table:table-cell table:style-name="ce82" table:formula="of:=[$ToteWNachKw.B16]-[$ToteWNachKw.B15]" office:value-type="float" office:value="0" calcext:value-type="float">
            <text:p>0</text:p>
          </table:table-cell>
          <table:table-cell table:style-name="ce82" table:formula="of:=[$ToteWNachKw.C16]-[$ToteWNachKw.C15]" office:value-type="float" office:value="0" calcext:value-type="float">
            <text:p>0</text:p>
          </table:table-cell>
          <table:table-cell table:style-name="ce82" table:formula="of:=[$ToteWNachKw.D16]-[$ToteWNachKw.D15]" office:value-type="float" office:value="0" calcext:value-type="float">
            <text:p>0</text:p>
          </table:table-cell>
          <table:table-cell table:style-name="ce82" table:formula="of:=[$ToteWNachKw.E16]-[$ToteWNachKw.E15]" office:value-type="float" office:value="0" calcext:value-type="float">
            <text:p>0</text:p>
          </table:table-cell>
          <table:table-cell table:style-name="ce82" table:formula="of:=[$ToteWNachKw.F16]-[$ToteWNachKw.F15]" office:value-type="float" office:value="1" calcext:value-type="float">
            <text:p>1</text:p>
          </table:table-cell>
          <table:table-cell table:style-name="ce82" table:formula="of:=[$ToteWNachKw.G16]-[$ToteWNachKw.G15]" office:value-type="float" office:value="5" calcext:value-type="float">
            <text:p>5</text:p>
          </table:table-cell>
          <table:table-cell table:style-name="ce82" table:formula="of:=[$ToteWNachKw.H16]-[$ToteWNachKw.H15]" office:value-type="float" office:value="6" calcext:value-type="float">
            <text:p>6</text:p>
          </table:table-cell>
          <table:table-cell table:style-name="ce82" table:formula="of:=[$ToteWNachKw.I16]-[$ToteWNachKw.I15]" office:value-type="float" office:value="15" calcext:value-type="float">
            <text:p>15</text:p>
          </table:table-cell>
          <table:table-cell table:style-name="ce82" table:formula="of:=[$ToteWNachKw.J16]-[$ToteWNachKw.J15]" office:value-type="float" office:value="16" calcext:value-type="float">
            <text:p>16</text:p>
          </table:table-cell>
          <table:table-cell table:style-name="ce82" table:formula="of:=[$ToteWNachKw.K16]-[$ToteWNachKw.K15]" office:value-type="float" office:value="6" calcext:value-type="float">
            <text:p>6</text:p>
          </table:table-cell>
          <table:table-cell table:style-name="ce82" table:formula="of:=[$ToteWNachKw.L16]-[$ToteWNachKw.L15]" office:value-type="float" office:value="0" calcext:value-type="float">
            <text:p>0</text:p>
          </table:table-cell>
          <table:table-cell table:style-name="ce82" table:formula="of:=[$ToteWNachKw.M16]-[$ToteWNachKw.M15]" office:value-type="float" office:value="0" calcext:value-type="float">
            <text:p>0</text:p>
          </table:table-cell>
          <table:table-cell table:formula="of:=SUM([.B16:.M16])" office:value-type="float" office:value="49" calcext:value-type="float">
            <text:p>49</text:p>
          </table:table-cell>
          <table:table-cell table:style-name="ce81" office:value-type="date" office:date-value="2020-06-14" calcext:value-type="date">
            <text:p>So, 14. 06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25" calcext:value-type="float">
            <text:p>25</text:p>
          </table:table-cell>
          <table:table-cell table:style-name="ce82" table:formula="of:=[$ToteWNachKw.B17]-[$ToteWNachKw.B16]" office:value-type="float" office:value="0" calcext:value-type="float">
            <text:p>0</text:p>
          </table:table-cell>
          <table:table-cell table:style-name="ce82" table:formula="of:=[$ToteWNachKw.C17]-[$ToteWNachKw.C16]" office:value-type="float" office:value="0" calcext:value-type="float">
            <text:p>0</text:p>
          </table:table-cell>
          <table:table-cell table:style-name="ce82" table:formula="of:=[$ToteWNachKw.D17]-[$ToteWNachKw.D16]" office:value-type="float" office:value="0" calcext:value-type="float">
            <text:p>0</text:p>
          </table:table-cell>
          <table:table-cell table:style-name="ce82" table:formula="of:=[$ToteWNachKw.E17]-[$ToteWNachKw.E16]" office:value-type="float" office:value="0" calcext:value-type="float">
            <text:p>0</text:p>
          </table:table-cell>
          <table:table-cell table:style-name="ce82" table:formula="of:=[$ToteWNachKw.F17]-[$ToteWNachKw.F16]" office:value-type="float" office:value="0" calcext:value-type="float">
            <text:p>0</text:p>
          </table:table-cell>
          <table:table-cell table:style-name="ce82" table:formula="of:=[$ToteWNachKw.G17]-[$ToteWNachKw.G16]" office:value-type="float" office:value="2" calcext:value-type="float">
            <text:p>2</text:p>
          </table:table-cell>
          <table:table-cell table:style-name="ce82" table:formula="of:=[$ToteWNachKw.H17]-[$ToteWNachKw.H16]" office:value-type="float" office:value="4" calcext:value-type="float">
            <text:p>4</text:p>
          </table:table-cell>
          <table:table-cell table:style-name="ce82" table:formula="of:=[$ToteWNachKw.I17]-[$ToteWNachKw.I16]" office:value-type="float" office:value="4" calcext:value-type="float">
            <text:p>4</text:p>
          </table:table-cell>
          <table:table-cell table:style-name="ce82" table:formula="of:=[$ToteWNachKw.J17]-[$ToteWNachKw.J16]" office:value-type="float" office:value="11" calcext:value-type="float">
            <text:p>11</text:p>
          </table:table-cell>
          <table:table-cell table:style-name="ce82" table:formula="of:=[$ToteWNachKw.K17]-[$ToteWNachKw.K16]" office:value-type="float" office:value="22" calcext:value-type="float">
            <text:p>22</text:p>
          </table:table-cell>
          <table:table-cell table:style-name="ce82" table:formula="of:=[$ToteWNachKw.L17]-[$ToteWNachKw.L16]" office:value-type="float" office:value="0" calcext:value-type="float">
            <text:p>0</text:p>
          </table:table-cell>
          <table:table-cell table:style-name="ce82" table:formula="of:=[$ToteWNachKw.M17]-[$ToteWNachKw.M16]" office:value-type="float" office:value="0" calcext:value-type="float">
            <text:p>0</text:p>
          </table:table-cell>
          <table:table-cell table:formula="of:=SUM([.B17:.M17])" office:value-type="float" office:value="43" calcext:value-type="float">
            <text:p>43</text:p>
          </table:table-cell>
          <table:table-cell table:style-name="ce81" office:value-type="date" office:date-value="2020-06-21" calcext:value-type="date">
            <text:p>So, 21. 06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26" calcext:value-type="float">
            <text:p>26</text:p>
          </table:table-cell>
          <table:table-cell table:style-name="ce82" table:formula="of:=[$ToteWNachKw.B18]-[$ToteWNachKw.B17]" office:value-type="float" office:value="0" calcext:value-type="float">
            <text:p>0</text:p>
          </table:table-cell>
          <table:table-cell table:style-name="ce82" table:formula="of:=[$ToteWNachKw.C18]-[$ToteWNachKw.C17]" office:value-type="float" office:value="0" calcext:value-type="float">
            <text:p>0</text:p>
          </table:table-cell>
          <table:table-cell table:style-name="ce82" table:formula="of:=[$ToteWNachKw.D18]-[$ToteWNachKw.D17]" office:value-type="float" office:value="0" calcext:value-type="float">
            <text:p>0</text:p>
          </table:table-cell>
          <table:table-cell table:style-name="ce82" table:formula="of:=[$ToteWNachKw.E18]-[$ToteWNachKw.E17]" office:value-type="float" office:value="0" calcext:value-type="float">
            <text:p>0</text:p>
          </table:table-cell>
          <table:table-cell table:style-name="ce82" table:formula="of:=[$ToteWNachKw.F18]-[$ToteWNachKw.F17]" office:value-type="float" office:value="2" calcext:value-type="float">
            <text:p>2</text:p>
          </table:table-cell>
          <table:table-cell table:style-name="ce82" table:formula="of:=[$ToteWNachKw.G18]-[$ToteWNachKw.G17]" office:value-type="float" office:value="1" calcext:value-type="float">
            <text:p>1</text:p>
          </table:table-cell>
          <table:table-cell table:style-name="ce82" table:formula="of:=[$ToteWNachKw.H18]-[$ToteWNachKw.H17]" office:value-type="float" office:value="3" calcext:value-type="float">
            <text:p>3</text:p>
          </table:table-cell>
          <table:table-cell table:style-name="ce82" table:formula="of:=[$ToteWNachKw.I18]-[$ToteWNachKw.I17]" office:value-type="float" office:value="4" calcext:value-type="float">
            <text:p>4</text:p>
          </table:table-cell>
          <table:table-cell table:style-name="ce82" table:formula="of:=[$ToteWNachKw.J18]-[$ToteWNachKw.J17]" office:value-type="float" office:value="18" calcext:value-type="float">
            <text:p>18</text:p>
          </table:table-cell>
          <table:table-cell table:style-name="ce82" table:formula="of:=[$ToteWNachKw.K18]-[$ToteWNachKw.K17]" office:value-type="float" office:value="6" calcext:value-type="float">
            <text:p>6</text:p>
          </table:table-cell>
          <table:table-cell table:style-name="ce82" table:formula="of:=[$ToteWNachKw.L18]-[$ToteWNachKw.L17]" office:value-type="float" office:value="0" calcext:value-type="float">
            <text:p>0</text:p>
          </table:table-cell>
          <table:table-cell table:style-name="ce82" table:formula="of:=[$ToteWNachKw.M18]-[$ToteWNachKw.M17]" office:value-type="float" office:value="0" calcext:value-type="float">
            <text:p>0</text:p>
          </table:table-cell>
          <table:table-cell table:formula="of:=SUM([.B18:.M18])" office:value-type="float" office:value="34" calcext:value-type="float">
            <text:p>34</text:p>
          </table:table-cell>
          <table:table-cell table:style-name="ce81" office:value-type="date" office:date-value="2020-06-28" calcext:value-type="date">
            <text:p>So, 28. 06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27" calcext:value-type="float">
            <text:p>27</text:p>
          </table:table-cell>
          <table:table-cell table:style-name="ce82" table:formula="of:=[$ToteWNachKw.B19]-[$ToteWNachKw.B18]" office:value-type="float" office:value="0" calcext:value-type="float">
            <text:p>0</text:p>
          </table:table-cell>
          <table:table-cell table:style-name="ce82" table:formula="of:=[$ToteWNachKw.C19]-[$ToteWNachKw.C18]" office:value-type="float" office:value="0" calcext:value-type="float">
            <text:p>0</text:p>
          </table:table-cell>
          <table:table-cell table:style-name="ce82" table:formula="of:=[$ToteWNachKw.D19]-[$ToteWNachKw.D18]" office:value-type="float" office:value="0" calcext:value-type="float">
            <text:p>0</text:p>
          </table:table-cell>
          <table:table-cell table:style-name="ce82" table:formula="of:=[$ToteWNachKw.E19]-[$ToteWNachKw.E18]" office:value-type="float" office:value="0" calcext:value-type="float">
            <text:p>0</text:p>
          </table:table-cell>
          <table:table-cell table:style-name="ce82" table:formula="of:=[$ToteWNachKw.F19]-[$ToteWNachKw.F18]" office:value-type="float" office:value="0" calcext:value-type="float">
            <text:p>0</text:p>
          </table:table-cell>
          <table:table-cell table:style-name="ce82" table:formula="of:=[$ToteWNachKw.G19]-[$ToteWNachKw.G18]" office:value-type="float" office:value="1" calcext:value-type="float">
            <text:p>1</text:p>
          </table:table-cell>
          <table:table-cell table:style-name="ce82" table:formula="of:=[$ToteWNachKw.H19]-[$ToteWNachKw.H18]" office:value-type="float" office:value="3" calcext:value-type="float">
            <text:p>3</text:p>
          </table:table-cell>
          <table:table-cell table:style-name="ce82" table:formula="of:=[$ToteWNachKw.I19]-[$ToteWNachKw.I18]" office:value-type="float" office:value="5" calcext:value-type="float">
            <text:p>5</text:p>
          </table:table-cell>
          <table:table-cell table:style-name="ce82" table:formula="of:=[$ToteWNachKw.J19]-[$ToteWNachKw.J18]" office:value-type="float" office:value="13" calcext:value-type="float">
            <text:p>13</text:p>
          </table:table-cell>
          <table:table-cell table:style-name="ce82" table:formula="of:=[$ToteWNachKw.K19]-[$ToteWNachKw.K18]" office:value-type="float" office:value="8" calcext:value-type="float">
            <text:p>8</text:p>
          </table:table-cell>
          <table:table-cell table:style-name="ce82" table:formula="of:=[$ToteWNachKw.L19]-[$ToteWNachKw.L18]" office:value-type="float" office:value="-1" calcext:value-type="float">
            <text:p>-1</text:p>
          </table:table-cell>
          <table:table-cell table:style-name="ce82" table:formula="of:=[$ToteWNachKw.M19]-[$ToteWNachKw.M18]" office:value-type="float" office:value="0" calcext:value-type="float">
            <text:p>0</text:p>
          </table:table-cell>
          <table:table-cell table:formula="of:=SUM([.B19:.M19])" office:value-type="float" office:value="29" calcext:value-type="float">
            <text:p>29</text:p>
          </table:table-cell>
          <table:table-cell table:style-name="ce81" office:value-type="date" office:date-value="2020-07-05" calcext:value-type="date">
            <text:p>So, 05. 07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28" calcext:value-type="float">
            <text:p>28</text:p>
          </table:table-cell>
          <table:table-cell table:style-name="ce82" table:formula="of:=[$ToteWNachKw.B20]-[$ToteWNachKw.B19]" office:value-type="float" office:value="0" calcext:value-type="float">
            <text:p>0</text:p>
          </table:table-cell>
          <table:table-cell table:style-name="ce82" table:formula="of:=[$ToteWNachKw.C20]-[$ToteWNachKw.C19]" office:value-type="float" office:value="0" calcext:value-type="float">
            <text:p>0</text:p>
          </table:table-cell>
          <table:table-cell table:style-name="ce82" table:formula="of:=[$ToteWNachKw.D20]-[$ToteWNachKw.D19]" office:value-type="float" office:value="0" calcext:value-type="float">
            <text:p>0</text:p>
          </table:table-cell>
          <table:table-cell table:style-name="ce82" table:formula="of:=[$ToteWNachKw.E20]-[$ToteWNachKw.E19]" office:value-type="float" office:value="0" calcext:value-type="float">
            <text:p>0</text:p>
          </table:table-cell>
          <table:table-cell table:style-name="ce82" table:formula="of:=[$ToteWNachKw.F20]-[$ToteWNachKw.F19]" office:value-type="float" office:value="0" calcext:value-type="float">
            <text:p>0</text:p>
          </table:table-cell>
          <table:table-cell table:style-name="ce82" table:formula="of:=[$ToteWNachKw.G20]-[$ToteWNachKw.G19]" office:value-type="float" office:value="0" calcext:value-type="float">
            <text:p>0</text:p>
          </table:table-cell>
          <table:table-cell table:style-name="ce82" table:formula="of:=[$ToteWNachKw.H20]-[$ToteWNachKw.H19]" office:value-type="float" office:value="4" calcext:value-type="float">
            <text:p>4</text:p>
          </table:table-cell>
          <table:table-cell table:style-name="ce82" table:formula="of:=[$ToteWNachKw.I20]-[$ToteWNachKw.I19]" office:value-type="float" office:value="5" calcext:value-type="float">
            <text:p>5</text:p>
          </table:table-cell>
          <table:table-cell table:style-name="ce82" table:formula="of:=[$ToteWNachKw.J20]-[$ToteWNachKw.J19]" office:value-type="float" office:value="8" calcext:value-type="float">
            <text:p>8</text:p>
          </table:table-cell>
          <table:table-cell table:style-name="ce82" table:formula="of:=[$ToteWNachKw.K20]-[$ToteWNachKw.K19]" office:value-type="float" office:value="9" calcext:value-type="float">
            <text:p>9</text:p>
          </table:table-cell>
          <table:table-cell table:style-name="ce82" table:formula="of:=[$ToteWNachKw.L20]-[$ToteWNachKw.L19]" office:value-type="float" office:value="0" calcext:value-type="float">
            <text:p>0</text:p>
          </table:table-cell>
          <table:table-cell table:style-name="ce82" table:formula="of:=[$ToteWNachKw.M20]-[$ToteWNachKw.M19]" office:value-type="float" office:value="0" calcext:value-type="float">
            <text:p>0</text:p>
          </table:table-cell>
          <table:table-cell table:formula="of:=SUM([.B20:.M20])" office:value-type="float" office:value="26" calcext:value-type="float">
            <text:p>26</text:p>
          </table:table-cell>
          <table:table-cell table:style-name="ce81" office:value-type="date" office:date-value="2020-07-12" calcext:value-type="date">
            <text:p>So, 12. 07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29" calcext:value-type="float">
            <text:p>29</text:p>
          </table:table-cell>
          <table:table-cell table:style-name="ce82" table:formula="of:=[$ToteWNachKw.B21]-[$ToteWNachKw.B20]" office:value-type="float" office:value="0" calcext:value-type="float">
            <text:p>0</text:p>
          </table:table-cell>
          <table:table-cell table:style-name="ce82" table:formula="of:=[$ToteWNachKw.C21]-[$ToteWNachKw.C20]" office:value-type="float" office:value="0" calcext:value-type="float">
            <text:p>0</text:p>
          </table:table-cell>
          <table:table-cell table:style-name="ce82" table:formula="of:=[$ToteWNachKw.D21]-[$ToteWNachKw.D20]" office:value-type="float" office:value="0" calcext:value-type="float">
            <text:p>0</text:p>
          </table:table-cell>
          <table:table-cell table:style-name="ce82" table:formula="of:=[$ToteWNachKw.E21]-[$ToteWNachKw.E20]" office:value-type="float" office:value="0" calcext:value-type="float">
            <text:p>0</text:p>
          </table:table-cell>
          <table:table-cell table:style-name="ce82" table:formula="of:=[$ToteWNachKw.F21]-[$ToteWNachKw.F20]" office:value-type="float" office:value="0" calcext:value-type="float">
            <text:p>0</text:p>
          </table:table-cell>
          <table:table-cell table:style-name="ce82" table:formula="of:=[$ToteWNachKw.G21]-[$ToteWNachKw.G20]" office:value-type="float" office:value="0" calcext:value-type="float">
            <text:p>0</text:p>
          </table:table-cell>
          <table:table-cell table:style-name="ce82" table:formula="of:=[$ToteWNachKw.H21]-[$ToteWNachKw.H20]" office:value-type="float" office:value="1" calcext:value-type="float">
            <text:p>1</text:p>
          </table:table-cell>
          <table:table-cell table:style-name="ce82" table:formula="of:=[$ToteWNachKw.I21]-[$ToteWNachKw.I20]" office:value-type="float" office:value="2" calcext:value-type="float">
            <text:p>2</text:p>
          </table:table-cell>
          <table:table-cell table:style-name="ce82" table:formula="of:=[$ToteWNachKw.J21]-[$ToteWNachKw.J20]" office:value-type="float" office:value="3" calcext:value-type="float">
            <text:p>3</text:p>
          </table:table-cell>
          <table:table-cell table:style-name="ce82" table:formula="of:=[$ToteWNachKw.K21]-[$ToteWNachKw.K20]" office:value-type="float" office:value="2" calcext:value-type="float">
            <text:p>2</text:p>
          </table:table-cell>
          <table:table-cell table:style-name="ce82" table:formula="of:=[$ToteWNachKw.L21]-[$ToteWNachKw.L20]" office:value-type="float" office:value="0" calcext:value-type="float">
            <text:p>0</text:p>
          </table:table-cell>
          <table:table-cell table:style-name="ce82" table:formula="of:=[$ToteWNachKw.M21]-[$ToteWNachKw.M20]" office:value-type="float" office:value="0" calcext:value-type="float">
            <text:p>0</text:p>
          </table:table-cell>
          <table:table-cell table:formula="of:=SUM([.B21:.M21])" office:value-type="float" office:value="8" calcext:value-type="float">
            <text:p>8</text:p>
          </table:table-cell>
          <table:table-cell table:style-name="ce81" office:value-type="date" office:date-value="2020-07-19" calcext:value-type="date">
            <text:p>So, 19. 07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30" calcext:value-type="float">
            <text:p>30</text:p>
          </table:table-cell>
          <table:table-cell table:style-name="ce82" table:formula="of:=[$ToteWNachKw.B22]-[$ToteWNachKw.B21]" office:value-type="float" office:value="0" calcext:value-type="float">
            <text:p>0</text:p>
          </table:table-cell>
          <table:table-cell table:style-name="ce82" table:formula="of:=[$ToteWNachKw.C22]-[$ToteWNachKw.C21]" office:value-type="float" office:value="0" calcext:value-type="float">
            <text:p>0</text:p>
          </table:table-cell>
          <table:table-cell table:style-name="ce82" table:formula="of:=[$ToteWNachKw.D22]-[$ToteWNachKw.D21]" office:value-type="float" office:value="0" calcext:value-type="float">
            <text:p>0</text:p>
          </table:table-cell>
          <table:table-cell table:style-name="ce82" table:formula="of:=[$ToteWNachKw.E22]-[$ToteWNachKw.E21]" office:value-type="float" office:value="0" calcext:value-type="float">
            <text:p>0</text:p>
          </table:table-cell>
          <table:table-cell table:style-name="ce82" table:formula="of:=[$ToteWNachKw.F22]-[$ToteWNachKw.F21]" office:value-type="float" office:value="0" calcext:value-type="float">
            <text:p>0</text:p>
          </table:table-cell>
          <table:table-cell table:style-name="ce82" table:formula="of:=[$ToteWNachKw.G22]-[$ToteWNachKw.G21]" office:value-type="float" office:value="1" calcext:value-type="float">
            <text:p>1</text:p>
          </table:table-cell>
          <table:table-cell table:style-name="ce82" table:formula="of:=[$ToteWNachKw.H22]-[$ToteWNachKw.H21]" office:value-type="float" office:value="1" calcext:value-type="float">
            <text:p>1</text:p>
          </table:table-cell>
          <table:table-cell table:style-name="ce82" table:formula="of:=[$ToteWNachKw.I22]-[$ToteWNachKw.I21]" office:value-type="float" office:value="-1" calcext:value-type="float">
            <text:p>-1</text:p>
          </table:table-cell>
          <table:table-cell table:style-name="ce82" table:formula="of:=[$ToteWNachKw.J22]-[$ToteWNachKw.J21]" office:value-type="float" office:value="9" calcext:value-type="float">
            <text:p>9</text:p>
          </table:table-cell>
          <table:table-cell table:style-name="ce82" table:formula="of:=[$ToteWNachKw.K22]-[$ToteWNachKw.K21]" office:value-type="float" office:value="4" calcext:value-type="float">
            <text:p>4</text:p>
          </table:table-cell>
          <table:table-cell table:style-name="ce82" table:formula="of:=[$ToteWNachKw.L22]-[$ToteWNachKw.L21]" office:value-type="float" office:value="0" calcext:value-type="float">
            <text:p>0</text:p>
          </table:table-cell>
          <table:table-cell table:style-name="ce82" table:formula="of:=[$ToteWNachKw.M22]-[$ToteWNachKw.M21]" office:value-type="float" office:value="0" calcext:value-type="float">
            <text:p>0</text:p>
          </table:table-cell>
          <table:table-cell table:formula="of:=SUM([.B22:.M22])" office:value-type="float" office:value="14" calcext:value-type="float">
            <text:p>14</text:p>
          </table:table-cell>
          <table:table-cell table:style-name="ce81" office:value-type="date" office:date-value="2020-07-26" calcext:value-type="date">
            <text:p>So, 26. 07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31" calcext:value-type="float">
            <text:p>31</text:p>
          </table:table-cell>
          <table:table-cell table:style-name="ce82" table:formula="of:=[$ToteWNachKw.B23]-[$ToteWNachKw.B22]" office:value-type="float" office:value="0" calcext:value-type="float">
            <text:p>0</text:p>
          </table:table-cell>
          <table:table-cell table:style-name="ce82" table:formula="of:=[$ToteWNachKw.C23]-[$ToteWNachKw.C22]" office:value-type="float" office:value="0" calcext:value-type="float">
            <text:p>0</text:p>
          </table:table-cell>
          <table:table-cell table:style-name="ce82" table:formula="of:=[$ToteWNachKw.D23]-[$ToteWNachKw.D22]" office:value-type="float" office:value="0" calcext:value-type="float">
            <text:p>0</text:p>
          </table:table-cell>
          <table:table-cell table:style-name="ce82" table:formula="of:=[$ToteWNachKw.E23]-[$ToteWNachKw.E22]" office:value-type="float" office:value="0" calcext:value-type="float">
            <text:p>0</text:p>
          </table:table-cell>
          <table:table-cell table:style-name="ce82" table:formula="of:=[$ToteWNachKw.F23]-[$ToteWNachKw.F22]" office:value-type="float" office:value="0" calcext:value-type="float">
            <text:p>0</text:p>
          </table:table-cell>
          <table:table-cell table:style-name="ce82" table:formula="of:=[$ToteWNachKw.G23]-[$ToteWNachKw.G22]" office:value-type="float" office:value="1" calcext:value-type="float">
            <text:p>1</text:p>
          </table:table-cell>
          <table:table-cell table:style-name="ce82" table:formula="of:=[$ToteWNachKw.H23]-[$ToteWNachKw.H22]" office:value-type="float" office:value="2" calcext:value-type="float">
            <text:p>2</text:p>
          </table:table-cell>
          <table:table-cell table:style-name="ce82" table:formula="of:=[$ToteWNachKw.I23]-[$ToteWNachKw.I22]" office:value-type="float" office:value="2" calcext:value-type="float">
            <text:p>2</text:p>
          </table:table-cell>
          <table:table-cell table:style-name="ce82" table:formula="of:=[$ToteWNachKw.J23]-[$ToteWNachKw.J22]" office:value-type="float" office:value="4" calcext:value-type="float">
            <text:p>4</text:p>
          </table:table-cell>
          <table:table-cell table:style-name="ce82" table:formula="of:=[$ToteWNachKw.K23]-[$ToteWNachKw.K22]" office:value-type="float" office:value="3" calcext:value-type="float">
            <text:p>3</text:p>
          </table:table-cell>
          <table:table-cell table:style-name="ce82" table:formula="of:=[$ToteWNachKw.L23]-[$ToteWNachKw.L22]" office:value-type="float" office:value="0" calcext:value-type="float">
            <text:p>0</text:p>
          </table:table-cell>
          <table:table-cell table:style-name="ce82" table:formula="of:=[$ToteWNachKw.M23]-[$ToteWNachKw.M22]" office:value-type="float" office:value="0" calcext:value-type="float">
            <text:p>0</text:p>
          </table:table-cell>
          <table:table-cell table:formula="of:=SUM([.B23:.M23])" office:value-type="float" office:value="12" calcext:value-type="float">
            <text:p>12</text:p>
          </table:table-cell>
          <table:table-cell table:style-name="ce81" office:value-type="date" office:date-value="2020-08-02" calcext:value-type="date">
            <text:p>So, 02. 08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32" calcext:value-type="float">
            <text:p>32</text:p>
          </table:table-cell>
          <table:table-cell table:style-name="ce82" table:formula="of:=[$ToteWNachKw.B24]-[$ToteWNachKw.B23]" office:value-type="float" office:value="0" calcext:value-type="float">
            <text:p>0</text:p>
          </table:table-cell>
          <table:table-cell table:style-name="ce82" table:formula="of:=[$ToteWNachKw.C24]-[$ToteWNachKw.C23]" office:value-type="float" office:value="0" calcext:value-type="float">
            <text:p>0</text:p>
          </table:table-cell>
          <table:table-cell table:style-name="ce82" table:formula="of:=[$ToteWNachKw.D24]-[$ToteWNachKw.D23]" office:value-type="float" office:value="0" calcext:value-type="float">
            <text:p>0</text:p>
          </table:table-cell>
          <table:table-cell table:style-name="ce82" table:formula="of:=[$ToteWNachKw.E24]-[$ToteWNachKw.E23]" office:value-type="float" office:value="0" calcext:value-type="float">
            <text:p>0</text:p>
          </table:table-cell>
          <table:table-cell table:style-name="ce82" table:formula="of:=[$ToteWNachKw.F24]-[$ToteWNachKw.F23]" office:value-type="float" office:value="0" calcext:value-type="float">
            <text:p>0</text:p>
          </table:table-cell>
          <table:table-cell table:style-name="ce82" table:formula="of:=[$ToteWNachKw.G24]-[$ToteWNachKw.G23]" office:value-type="float" office:value="0" calcext:value-type="float">
            <text:p>0</text:p>
          </table:table-cell>
          <table:table-cell table:style-name="ce82" table:formula="of:=[$ToteWNachKw.H24]-[$ToteWNachKw.H23]" office:value-type="float" office:value="0" calcext:value-type="float">
            <text:p>0</text:p>
          </table:table-cell>
          <table:table-cell table:style-name="ce82" table:formula="of:=[$ToteWNachKw.I24]-[$ToteWNachKw.I23]" office:value-type="float" office:value="4" calcext:value-type="float">
            <text:p>4</text:p>
          </table:table-cell>
          <table:table-cell table:style-name="ce82" table:formula="of:=[$ToteWNachKw.J24]-[$ToteWNachKw.J23]" office:value-type="float" office:value="7" calcext:value-type="float">
            <text:p>7</text:p>
          </table:table-cell>
          <table:table-cell table:style-name="ce82" table:formula="of:=[$ToteWNachKw.K24]-[$ToteWNachKw.K23]" office:value-type="float" office:value="4" calcext:value-type="float">
            <text:p>4</text:p>
          </table:table-cell>
          <table:table-cell table:style-name="ce82" table:formula="of:=[$ToteWNachKw.L24]-[$ToteWNachKw.L23]" office:value-type="float" office:value="0" calcext:value-type="float">
            <text:p>0</text:p>
          </table:table-cell>
          <table:table-cell table:style-name="ce82" table:formula="of:=[$ToteWNachKw.M24]-[$ToteWNachKw.M23]" office:value-type="float" office:value="0" calcext:value-type="float">
            <text:p>0</text:p>
          </table:table-cell>
          <table:table-cell table:formula="of:=SUM([.B24:.M24])" office:value-type="float" office:value="15" calcext:value-type="float">
            <text:p>15</text:p>
          </table:table-cell>
          <table:table-cell table:style-name="ce81" office:value-type="date" office:date-value="2020-08-09" calcext:value-type="date">
            <text:p>So, 09. 08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33" calcext:value-type="float">
            <text:p>33</text:p>
          </table:table-cell>
          <table:table-cell table:style-name="ce82" table:formula="of:=[$ToteWNachKw.B25]-[$ToteWNachKw.B24]" office:value-type="float" office:value="0" calcext:value-type="float">
            <text:p>0</text:p>
          </table:table-cell>
          <table:table-cell table:style-name="ce82" table:formula="of:=[$ToteWNachKw.C25]-[$ToteWNachKw.C24]" office:value-type="float" office:value="0" calcext:value-type="float">
            <text:p>0</text:p>
          </table:table-cell>
          <table:table-cell table:style-name="ce82" table:formula="of:=[$ToteWNachKw.D25]-[$ToteWNachKw.D24]" office:value-type="float" office:value="0" calcext:value-type="float">
            <text:p>0</text:p>
          </table:table-cell>
          <table:table-cell table:style-name="ce82" table:formula="of:=[$ToteWNachKw.E25]-[$ToteWNachKw.E24]" office:value-type="float" office:value="0" calcext:value-type="float">
            <text:p>0</text:p>
          </table:table-cell>
          <table:table-cell table:style-name="ce82" table:formula="of:=[$ToteWNachKw.F25]-[$ToteWNachKw.F24]" office:value-type="float" office:value="0" calcext:value-type="float">
            <text:p>0</text:p>
          </table:table-cell>
          <table:table-cell table:style-name="ce82" table:formula="of:=[$ToteWNachKw.G25]-[$ToteWNachKw.G24]" office:value-type="float" office:value="1" calcext:value-type="float">
            <text:p>1</text:p>
          </table:table-cell>
          <table:table-cell table:style-name="ce82" table:formula="of:=[$ToteWNachKw.H25]-[$ToteWNachKw.H24]" office:value-type="float" office:value="0" calcext:value-type="float">
            <text:p>0</text:p>
          </table:table-cell>
          <table:table-cell table:style-name="ce82" table:formula="of:=[$ToteWNachKw.I25]-[$ToteWNachKw.I24]" office:value-type="float" office:value="1" calcext:value-type="float">
            <text:p>1</text:p>
          </table:table-cell>
          <table:table-cell table:style-name="ce82" table:formula="of:=[$ToteWNachKw.J25]-[$ToteWNachKw.J24]" office:value-type="float" office:value="9" calcext:value-type="float">
            <text:p>9</text:p>
          </table:table-cell>
          <table:table-cell table:style-name="ce82" table:formula="of:=[$ToteWNachKw.K25]-[$ToteWNachKw.K24]" office:value-type="float" office:value="2" calcext:value-type="float">
            <text:p>2</text:p>
          </table:table-cell>
          <table:table-cell table:style-name="ce82" table:formula="of:=[$ToteWNachKw.L25]-[$ToteWNachKw.L24]" office:value-type="float" office:value="0" calcext:value-type="float">
            <text:p>0</text:p>
          </table:table-cell>
          <table:table-cell table:style-name="ce82" table:formula="of:=[$ToteWNachKw.M25]-[$ToteWNachKw.M24]" office:value-type="float" office:value="0" calcext:value-type="float">
            <text:p>0</text:p>
          </table:table-cell>
          <table:table-cell table:formula="of:=SUM([.B25:.M25])" office:value-type="float" office:value="13" calcext:value-type="float">
            <text:p>13</text:p>
          </table:table-cell>
          <table:table-cell table:style-name="ce81" office:value-type="date" office:date-value="2020-08-16" calcext:value-type="date">
            <text:p>So, 16. 08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34" calcext:value-type="float">
            <text:p>34</text:p>
          </table:table-cell>
          <table:table-cell table:style-name="ce82" table:formula="of:=[$ToteWNachKw.B26]-[$ToteWNachKw.B25]" office:value-type="float" office:value="0" calcext:value-type="float">
            <text:p>0</text:p>
          </table:table-cell>
          <table:table-cell table:style-name="ce82" table:formula="of:=[$ToteWNachKw.C26]-[$ToteWNachKw.C25]" office:value-type="float" office:value="0" calcext:value-type="float">
            <text:p>0</text:p>
          </table:table-cell>
          <table:table-cell table:style-name="ce82" table:formula="of:=[$ToteWNachKw.D26]-[$ToteWNachKw.D25]" office:value-type="float" office:value="0" calcext:value-type="float">
            <text:p>0</text:p>
          </table:table-cell>
          <table:table-cell table:style-name="ce82" table:formula="of:=[$ToteWNachKw.E26]-[$ToteWNachKw.E25]" office:value-type="float" office:value="0" calcext:value-type="float">
            <text:p>0</text:p>
          </table:table-cell>
          <table:table-cell table:style-name="ce82" table:formula="of:=[$ToteWNachKw.F26]-[$ToteWNachKw.F25]" office:value-type="float" office:value="0" calcext:value-type="float">
            <text:p>0</text:p>
          </table:table-cell>
          <table:table-cell table:style-name="ce82" table:formula="of:=[$ToteWNachKw.G26]-[$ToteWNachKw.G25]" office:value-type="float" office:value="1" calcext:value-type="float">
            <text:p>1</text:p>
          </table:table-cell>
          <table:table-cell table:style-name="ce82" table:formula="of:=[$ToteWNachKw.H26]-[$ToteWNachKw.H25]" office:value-type="float" office:value="0" calcext:value-type="float">
            <text:p>0</text:p>
          </table:table-cell>
          <table:table-cell table:style-name="ce82" table:formula="of:=[$ToteWNachKw.I26]-[$ToteWNachKw.I25]" office:value-type="float" office:value="3" calcext:value-type="float">
            <text:p>3</text:p>
          </table:table-cell>
          <table:table-cell table:style-name="ce82" table:formula="of:=[$ToteWNachKw.J26]-[$ToteWNachKw.J25]" office:value-type="float" office:value="10" calcext:value-type="float">
            <text:p>10</text:p>
          </table:table-cell>
          <table:table-cell table:style-name="ce82" table:formula="of:=[$ToteWNachKw.K26]-[$ToteWNachKw.K25]" office:value-type="float" office:value="4" calcext:value-type="float">
            <text:p>4</text:p>
          </table:table-cell>
          <table:table-cell table:style-name="ce82" table:formula="of:=[$ToteWNachKw.L26]-[$ToteWNachKw.L25]" office:value-type="float" office:value="2" calcext:value-type="float">
            <text:p>2</text:p>
          </table:table-cell>
          <table:table-cell table:style-name="ce82" table:formula="of:=[$ToteWNachKw.M26]-[$ToteWNachKw.M25]" office:value-type="float" office:value="0" calcext:value-type="float">
            <text:p>0</text:p>
          </table:table-cell>
          <table:table-cell table:formula="of:=SUM([.B26:.M26])" office:value-type="float" office:value="20" calcext:value-type="float">
            <text:p>20</text:p>
          </table:table-cell>
          <table:table-cell table:style-name="ce81" office:value-type="date" office:date-value="2020-08-23" calcext:value-type="date">
            <text:p>So, 23. 08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35" calcext:value-type="float">
            <text:p>35</text:p>
          </table:table-cell>
          <table:table-cell table:style-name="ce82" table:formula="of:=[$ToteWNachKw.B27]-[$ToteWNachKw.B26]" office:value-type="float" office:value="0" calcext:value-type="float">
            <text:p>0</text:p>
          </table:table-cell>
          <table:table-cell table:style-name="ce82" table:formula="of:=[$ToteWNachKw.C27]-[$ToteWNachKw.C26]" office:value-type="float" office:value="0" calcext:value-type="float">
            <text:p>0</text:p>
          </table:table-cell>
          <table:table-cell table:style-name="ce82" table:formula="of:=[$ToteWNachKw.D27]-[$ToteWNachKw.D26]" office:value-type="float" office:value="0" calcext:value-type="float">
            <text:p>0</text:p>
          </table:table-cell>
          <table:table-cell table:style-name="ce82" table:formula="of:=[$ToteWNachKw.E27]-[$ToteWNachKw.E26]" office:value-type="float" office:value="0" calcext:value-type="float">
            <text:p>0</text:p>
          </table:table-cell>
          <table:table-cell table:style-name="ce82" table:formula="of:=[$ToteWNachKw.F27]-[$ToteWNachKw.F26]" office:value-type="float" office:value="0" calcext:value-type="float">
            <text:p>0</text:p>
          </table:table-cell>
          <table:table-cell table:style-name="ce82" table:formula="of:=[$ToteWNachKw.G27]-[$ToteWNachKw.G26]" office:value-type="float" office:value="1" calcext:value-type="float">
            <text:p>1</text:p>
          </table:table-cell>
          <table:table-cell table:style-name="ce82" table:formula="of:=[$ToteWNachKw.H27]-[$ToteWNachKw.H26]" office:value-type="float" office:value="2" calcext:value-type="float">
            <text:p>2</text:p>
          </table:table-cell>
          <table:table-cell table:style-name="ce82" table:formula="of:=[$ToteWNachKw.I27]-[$ToteWNachKw.I26]" office:value-type="float" office:value="0" calcext:value-type="float">
            <text:p>0</text:p>
          </table:table-cell>
          <table:table-cell table:style-name="ce82" table:formula="of:=[$ToteWNachKw.J27]-[$ToteWNachKw.J26]" office:value-type="float" office:value="5" calcext:value-type="float">
            <text:p>5</text:p>
          </table:table-cell>
          <table:table-cell table:style-name="ce82" table:formula="of:=[$ToteWNachKw.K27]-[$ToteWNachKw.K26]" office:value-type="float" office:value="1" calcext:value-type="float">
            <text:p>1</text:p>
          </table:table-cell>
          <table:table-cell table:style-name="ce82" table:formula="of:=[$ToteWNachKw.L27]-[$ToteWNachKw.L26]" office:value-type="float" office:value="0" calcext:value-type="float">
            <text:p>0</text:p>
          </table:table-cell>
          <table:table-cell table:style-name="ce82" table:formula="of:=[$ToteWNachKw.M27]-[$ToteWNachKw.M26]" office:value-type="float" office:value="0" calcext:value-type="float">
            <text:p>0</text:p>
          </table:table-cell>
          <table:table-cell table:formula="of:=SUM([.B27:.M27])" office:value-type="float" office:value="9" calcext:value-type="float">
            <text:p>9</text:p>
          </table:table-cell>
          <table:table-cell table:style-name="ce81" office:value-type="date" office:date-value="2020-08-30" calcext:value-type="date">
            <text:p>So, 30. 08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36" calcext:value-type="float">
            <text:p>36</text:p>
          </table:table-cell>
          <table:table-cell table:style-name="ce82" table:formula="of:=[$ToteWNachKw.B28]-[$ToteWNachKw.B27]" office:value-type="float" office:value="0" calcext:value-type="float">
            <text:p>0</text:p>
          </table:table-cell>
          <table:table-cell table:style-name="ce82" table:formula="of:=[$ToteWNachKw.C28]-[$ToteWNachKw.C27]" office:value-type="float" office:value="0" calcext:value-type="float">
            <text:p>0</text:p>
          </table:table-cell>
          <table:table-cell table:style-name="ce82" table:formula="of:=[$ToteWNachKw.D28]-[$ToteWNachKw.D27]" office:value-type="float" office:value="0" calcext:value-type="float">
            <text:p>0</text:p>
          </table:table-cell>
          <table:table-cell table:style-name="ce82" table:formula="of:=[$ToteWNachKw.E28]-[$ToteWNachKw.E27]" office:value-type="float" office:value="0" calcext:value-type="float">
            <text:p>0</text:p>
          </table:table-cell>
          <table:table-cell table:style-name="ce82" table:formula="of:=[$ToteWNachKw.F28]-[$ToteWNachKw.F27]" office:value-type="float" office:value="0" calcext:value-type="float">
            <text:p>0</text:p>
          </table:table-cell>
          <table:table-cell table:style-name="ce82" table:formula="of:=[$ToteWNachKw.G28]-[$ToteWNachKw.G27]" office:value-type="float" office:value="1" calcext:value-type="float">
            <text:p>1</text:p>
          </table:table-cell>
          <table:table-cell table:style-name="ce82" table:formula="of:=[$ToteWNachKw.H28]-[$ToteWNachKw.H27]" office:value-type="float" office:value="2" calcext:value-type="float">
            <text:p>2</text:p>
          </table:table-cell>
          <table:table-cell table:style-name="ce82" table:formula="of:=[$ToteWNachKw.I28]-[$ToteWNachKw.I27]" office:value-type="float" office:value="1" calcext:value-type="float">
            <text:p>1</text:p>
          </table:table-cell>
          <table:table-cell table:style-name="ce82" table:formula="of:=[$ToteWNachKw.J28]-[$ToteWNachKw.J27]" office:value-type="float" office:value="5" calcext:value-type="float">
            <text:p>5</text:p>
          </table:table-cell>
          <table:table-cell table:style-name="ce82" table:formula="of:=[$ToteWNachKw.K28]-[$ToteWNachKw.K27]" office:value-type="float" office:value="1" calcext:value-type="float">
            <text:p>1</text:p>
          </table:table-cell>
          <table:table-cell table:style-name="ce82" table:formula="of:=[$ToteWNachKw.L28]-[$ToteWNachKw.L27]" office:value-type="float" office:value="0" calcext:value-type="float">
            <text:p>0</text:p>
          </table:table-cell>
          <table:table-cell table:style-name="ce82" table:formula="of:=[$ToteWNachKw.M28]-[$ToteWNachKw.M27]" office:value-type="float" office:value="0" calcext:value-type="float">
            <text:p>0</text:p>
          </table:table-cell>
          <table:table-cell table:formula="of:=SUM([.B28:.M28])" office:value-type="float" office:value="10" calcext:value-type="float">
            <text:p>10</text:p>
          </table:table-cell>
          <table:table-cell table:style-name="ce81" office:value-type="date" office:date-value="2020-09-06" calcext:value-type="date">
            <text:p>So, 06. 09 20</text:p>
          </table:table-cell>
          <table:table-cell table:number-columns-repeated="9"/>
          <table:table-cell table:style-name="ce77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82" table:formula="of:=[$ToteWNachKw.B29]-[$ToteWNachKw.B28]" office:value-type="float" office:value="0" calcext:value-type="float">
            <text:p>0</text:p>
          </table:table-cell>
          <table:table-cell table:style-name="ce82" table:formula="of:=[$ToteWNachKw.C29]-[$ToteWNachKw.C28]" office:value-type="float" office:value="0" calcext:value-type="float">
            <text:p>0</text:p>
          </table:table-cell>
          <table:table-cell table:style-name="ce82" table:formula="of:=[$ToteWNachKw.D29]-[$ToteWNachKw.D28]" office:value-type="float" office:value="0" calcext:value-type="float">
            <text:p>0</text:p>
          </table:table-cell>
          <table:table-cell table:style-name="ce82" table:formula="of:=[$ToteWNachKw.E29]-[$ToteWNachKw.E28]" office:value-type="float" office:value="1" calcext:value-type="float">
            <text:p>1</text:p>
          </table:table-cell>
          <table:table-cell table:style-name="ce82" table:formula="of:=[$ToteWNachKw.F29]-[$ToteWNachKw.F28]" office:value-type="float" office:value="1" calcext:value-type="float">
            <text:p>1</text:p>
          </table:table-cell>
          <table:table-cell table:style-name="ce82" table:formula="of:=[$ToteWNachKw.G29]-[$ToteWNachKw.G28]" office:value-type="float" office:value="1" calcext:value-type="float">
            <text:p>1</text:p>
          </table:table-cell>
          <table:table-cell table:style-name="ce82" table:formula="of:=[$ToteWNachKw.H29]-[$ToteWNachKw.H28]" office:value-type="float" office:value="1" calcext:value-type="float">
            <text:p>1</text:p>
          </table:table-cell>
          <table:table-cell table:style-name="ce82" table:formula="of:=[$ToteWNachKw.I29]-[$ToteWNachKw.I28]" office:value-type="float" office:value="2" calcext:value-type="float">
            <text:p>2</text:p>
          </table:table-cell>
          <table:table-cell table:style-name="ce82" table:formula="of:=[$ToteWNachKw.J29]-[$ToteWNachKw.J28]" office:value-type="float" office:value="4" calcext:value-type="float">
            <text:p>4</text:p>
          </table:table-cell>
          <table:table-cell table:style-name="ce82" table:formula="of:=[$ToteWNachKw.K29]-[$ToteWNachKw.K28]" office:value-type="float" office:value="1" calcext:value-type="float">
            <text:p>1</text:p>
          </table:table-cell>
          <table:table-cell table:style-name="ce82" table:formula="of:=[$ToteWNachKw.L29]-[$ToteWNachKw.L28]" office:value-type="float" office:value="0" calcext:value-type="float">
            <text:p>0</text:p>
          </table:table-cell>
          <table:table-cell table:style-name="ce82" table:formula="of:=[$ToteWNachKw.M29]-[$ToteWNachKw.M28]" office:value-type="float" office:value="0" calcext:value-type="float">
            <text:p>0</text:p>
          </table:table-cell>
          <table:table-cell table:formula="of:=SUM([.B29:.M29])" office:value-type="float" office:value="11" calcext:value-type="float">
            <text:p>11</text:p>
          </table:table-cell>
          <table:table-cell table:style-name="ce81" office:value-type="date" office:date-value="2020-09-13" calcext:value-type="date">
            <text:p>So, 13. 09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38" calcext:value-type="float">
            <text:p>38</text:p>
          </table:table-cell>
          <table:table-cell table:style-name="ce82" table:formula="of:=[$ToteWNachKw.B30]-[$ToteWNachKw.B29]" office:value-type="float" office:value="0" calcext:value-type="float">
            <text:p>0</text:p>
          </table:table-cell>
          <table:table-cell table:style-name="ce82" table:formula="of:=[$ToteWNachKw.C30]-[$ToteWNachKw.C29]" office:value-type="float" office:value="0" calcext:value-type="float">
            <text:p>0</text:p>
          </table:table-cell>
          <table:table-cell table:style-name="ce82" table:formula="of:=[$ToteWNachKw.D30]-[$ToteWNachKw.D29]" office:value-type="float" office:value="0" calcext:value-type="float">
            <text:p>0</text:p>
          </table:table-cell>
          <table:table-cell table:style-name="ce82" table:formula="of:=[$ToteWNachKw.E30]-[$ToteWNachKw.E29]" office:value-type="float" office:value="1" calcext:value-type="float">
            <text:p>1</text:p>
          </table:table-cell>
          <table:table-cell table:style-name="ce82" table:formula="of:=[$ToteWNachKw.F30]-[$ToteWNachKw.F29]" office:value-type="float" office:value="0" calcext:value-type="float">
            <text:p>0</text:p>
          </table:table-cell>
          <table:table-cell table:style-name="ce82" table:formula="of:=[$ToteWNachKw.G30]-[$ToteWNachKw.G29]" office:value-type="float" office:value="2" calcext:value-type="float">
            <text:p>2</text:p>
          </table:table-cell>
          <table:table-cell table:style-name="ce82" table:formula="of:=[$ToteWNachKw.H30]-[$ToteWNachKw.H29]" office:value-type="float" office:value="1" calcext:value-type="float">
            <text:p>1</text:p>
          </table:table-cell>
          <table:table-cell table:style-name="ce82" table:formula="of:=[$ToteWNachKw.I30]-[$ToteWNachKw.I29]" office:value-type="float" office:value="7" calcext:value-type="float">
            <text:p>7</text:p>
          </table:table-cell>
          <table:table-cell table:style-name="ce82" table:formula="of:=[$ToteWNachKw.J30]-[$ToteWNachKw.J29]" office:value-type="float" office:value="3" calcext:value-type="float">
            <text:p>3</text:p>
          </table:table-cell>
          <table:table-cell table:style-name="ce82" table:formula="of:=[$ToteWNachKw.K30]-[$ToteWNachKw.K29]" office:value-type="float" office:value="4" calcext:value-type="float">
            <text:p>4</text:p>
          </table:table-cell>
          <table:table-cell table:style-name="ce82" table:formula="of:=[$ToteWNachKw.L30]-[$ToteWNachKw.L29]" office:value-type="float" office:value="0" calcext:value-type="float">
            <text:p>0</text:p>
          </table:table-cell>
          <table:table-cell table:style-name="ce82" table:formula="of:=[$ToteWNachKw.M30]-[$ToteWNachKw.M29]" office:value-type="float" office:value="0" calcext:value-type="float">
            <text:p>0</text:p>
          </table:table-cell>
          <table:table-cell table:formula="of:=SUM([.B30:.M30])" office:value-type="float" office:value="18" calcext:value-type="float">
            <text:p>18</text:p>
          </table:table-cell>
          <table:table-cell table:style-name="ce81" office:value-type="date" office:date-value="2020-09-20" calcext:value-type="date">
            <text:p>So, 20. 09 20</text:p>
          </table:table-cell>
          <table:table-cell table:number-columns-repeated="10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82" table:formula="of:=[$ToteWNachKw.B31]-[$ToteWNachKw.B30]" office:value-type="float" office:value="0" calcext:value-type="float">
            <text:p>0</text:p>
          </table:table-cell>
          <table:table-cell table:style-name="ce82" table:formula="of:=[$ToteWNachKw.C31]-[$ToteWNachKw.C30]" office:value-type="float" office:value="0" calcext:value-type="float">
            <text:p>0</text:p>
          </table:table-cell>
          <table:table-cell table:style-name="ce82" table:formula="of:=[$ToteWNachKw.D31]-[$ToteWNachKw.D30]" office:value-type="float" office:value="0" calcext:value-type="float">
            <text:p>0</text:p>
          </table:table-cell>
          <table:table-cell table:style-name="ce82" table:formula="of:=[$ToteWNachKw.E31]-[$ToteWNachKw.E30]" office:value-type="float" office:value="0" calcext:value-type="float">
            <text:p>0</text:p>
          </table:table-cell>
          <table:table-cell table:style-name="ce82" table:formula="of:=[$ToteWNachKw.F31]-[$ToteWNachKw.F30]" office:value-type="float" office:value="0" calcext:value-type="float">
            <text:p>0</text:p>
          </table:table-cell>
          <table:table-cell table:style-name="ce82" table:formula="of:=[$ToteWNachKw.G31]-[$ToteWNachKw.G30]" office:value-type="float" office:value="0" calcext:value-type="float">
            <text:p>0</text:p>
          </table:table-cell>
          <table:table-cell table:style-name="ce82" table:formula="of:=[$ToteWNachKw.H31]-[$ToteWNachKw.H30]" office:value-type="float" office:value="0" calcext:value-type="float">
            <text:p>0</text:p>
          </table:table-cell>
          <table:table-cell table:style-name="ce82" table:formula="of:=[$ToteWNachKw.I31]-[$ToteWNachKw.I30]" office:value-type="float" office:value="10" calcext:value-type="float">
            <text:p>10</text:p>
          </table:table-cell>
          <table:table-cell table:style-name="ce82" table:formula="of:=[$ToteWNachKw.J31]-[$ToteWNachKw.J30]" office:value-type="float" office:value="12" calcext:value-type="float">
            <text:p>12</text:p>
          </table:table-cell>
          <table:table-cell table:style-name="ce82" table:formula="of:=[$ToteWNachKw.K31]-[$ToteWNachKw.K30]" office:value-type="float" office:value="11" calcext:value-type="float">
            <text:p>11</text:p>
          </table:table-cell>
          <table:table-cell table:style-name="ce82" table:formula="of:=[$ToteWNachKw.L31]-[$ToteWNachKw.L30]" office:value-type="float" office:value="0" calcext:value-type="float">
            <text:p>0</text:p>
          </table:table-cell>
          <table:table-cell table:style-name="ce82" table:formula="of:=[$ToteWNachKw.M31]-[$ToteWNachKw.M30]" office:value-type="float" office:value="0" calcext:value-type="float">
            <text:p>0</text:p>
          </table:table-cell>
          <table:table-cell table:formula="of:=SUM([.B31:.M31])" office:value-type="float" office:value="33" calcext:value-type="float">
            <text:p>33</text:p>
          </table:table-cell>
          <table:table-cell table:style-name="ce81" office:value-type="date" office:date-value="2020-09-27" calcext:value-type="date">
            <text:p>So, 27. 09 20</text:p>
          </table:table-cell>
          <table:table-cell table:number-columns-repeated="10"/>
        </table:table-row>
        <table:table-row table:style-name="ro3">
          <table:table-cell table:style-name="ce78" office:value-type="float" office:value="40" calcext:value-type="float">
            <text:p>40</text:p>
          </table:table-cell>
          <table:table-cell table:style-name="ce82" table:formula="of:=[$ToteWNachKw.B32]-[$ToteWNachKw.B31]" office:value-type="float" office:value="0" calcext:value-type="float">
            <text:p>0</text:p>
          </table:table-cell>
          <table:table-cell table:style-name="ce82" table:formula="of:=[$ToteWNachKw.C32]-[$ToteWNachKw.C31]" office:value-type="float" office:value="0" calcext:value-type="float">
            <text:p>0</text:p>
          </table:table-cell>
          <table:table-cell table:style-name="ce82" table:formula="of:=[$ToteWNachKw.D32]-[$ToteWNachKw.D31]" office:value-type="float" office:value="0" calcext:value-type="float">
            <text:p>0</text:p>
          </table:table-cell>
          <table:table-cell table:style-name="ce82" table:formula="of:=[$ToteWNachKw.E32]-[$ToteWNachKw.E31]" office:value-type="float" office:value="1" calcext:value-type="float">
            <text:p>1</text:p>
          </table:table-cell>
          <table:table-cell table:style-name="ce82" table:formula="of:=[$ToteWNachKw.F32]-[$ToteWNachKw.F31]" office:value-type="float" office:value="1" calcext:value-type="float">
            <text:p>1</text:p>
          </table:table-cell>
          <table:table-cell table:style-name="ce82" table:formula="of:=[$ToteWNachKw.G32]-[$ToteWNachKw.G31]" office:value-type="float" office:value="1" calcext:value-type="float">
            <text:p>1</text:p>
          </table:table-cell>
          <table:table-cell table:style-name="ce82" table:formula="of:=[$ToteWNachKw.H32]-[$ToteWNachKw.H31]" office:value-type="float" office:value="0" calcext:value-type="float">
            <text:p>0</text:p>
          </table:table-cell>
          <table:table-cell table:style-name="ce82" table:formula="of:=[$ToteWNachKw.I32]-[$ToteWNachKw.I31]" office:value-type="float" office:value="4" calcext:value-type="float">
            <text:p>4</text:p>
          </table:table-cell>
          <table:table-cell table:style-name="ce82" table:formula="of:=[$ToteWNachKw.J32]-[$ToteWNachKw.J31]" office:value-type="float" office:value="19" calcext:value-type="float">
            <text:p>19</text:p>
          </table:table-cell>
          <table:table-cell table:style-name="ce82" table:formula="of:=[$ToteWNachKw.K32]-[$ToteWNachKw.K31]" office:value-type="float" office:value="7" calcext:value-type="float">
            <text:p>7</text:p>
          </table:table-cell>
          <table:table-cell table:style-name="ce82" table:formula="of:=[$ToteWNachKw.L32]-[$ToteWNachKw.L31]" office:value-type="float" office:value="0" calcext:value-type="float">
            <text:p>0</text:p>
          </table:table-cell>
          <table:table-cell table:style-name="ce82" table:formula="of:=[$ToteWNachKw.M32]-[$ToteWNachKw.M31]" office:value-type="float" office:value="0" calcext:value-type="float">
            <text:p>0</text:p>
          </table:table-cell>
          <table:table-cell table:formula="of:=SUM([.B32:.M32])" office:value-type="float" office:value="33" calcext:value-type="float">
            <text:p>33</text:p>
          </table:table-cell>
          <table:table-cell table:style-name="ce81" office:value-type="date" office:date-value="2020-10-04" calcext:value-type="date">
            <text:p>So, 04. 10 20</text:p>
          </table:table-cell>
          <table:table-cell table:number-columns-repeated="10"/>
        </table:table-row>
        <table:table-row table:style-name="ro3" table:number-rows-repeated="1048543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ToteProKw" table:style-name="ta2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0" table:number-columns-repeated="2" table:default-cell-style-name="Default"/>
        <table:table-column table:style-name="co22" table:number-columns-repeated="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80"/>
        <table:table-column table:style-name="co15" table:number-columns-repeated="4" table:default-cell-style-name="ce77"/>
        <table:table-column table:style-name="co14" table:number-columns-repeated="5" table:default-cell-style-name="ce77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Kw Ende</text:p>
          </table:table-cell>
          <table:table-cell table:style-name="ce76" table:number-columns-repeated="9"/>
          <table:table-cell/>
        </table:table-row>
        <table:table-row table:style-name="ro3">
          <table:table-cell table:style-name="ce78" office:value-type="float" office:value="10" calcext:value-type="float">
            <text:p>10</text:p>
          </table:table-cell>
          <table:table-cell table:style-name="ce79" table:formula="of:=[$ToteMProKw.B2]+[$ToteWProKw.B2]" office:value-type="float" office:value="0" calcext:value-type="float">
            <text:p>0</text:p>
          </table:table-cell>
          <table:table-cell table:style-name="ce79" table:formula="of:=[$ToteMProKw.C2]+[$ToteWProKw.C2]" office:value-type="float" office:value="0" calcext:value-type="float">
            <text:p>0</text:p>
          </table:table-cell>
          <table:table-cell table:style-name="ce79" table:formula="of:=[$ToteMProKw.D2]+[$ToteWProKw.D2]" office:value-type="float" office:value="0" calcext:value-type="float">
            <text:p>0</text:p>
          </table:table-cell>
          <table:table-cell table:style-name="ce79" table:formula="of:=[$ToteMProKw.E2]+[$ToteWProKw.E2]" office:value-type="float" office:value="0" calcext:value-type="float">
            <text:p>0</text:p>
          </table:table-cell>
          <table:table-cell table:style-name="ce79" table:formula="of:=[$ToteMProKw.F2]+[$ToteWProKw.F2]" office:value-type="float" office:value="0" calcext:value-type="float">
            <text:p>0</text:p>
          </table:table-cell>
          <table:table-cell table:style-name="ce79" table:formula="of:=[$ToteMProKw.G2]+[$ToteWProKw.G2]" office:value-type="float" office:value="0" calcext:value-type="float">
            <text:p>0</text:p>
          </table:table-cell>
          <table:table-cell table:style-name="ce79" table:formula="of:=[$ToteMProKw.H2]+[$ToteWProKw.H2]" office:value-type="float" office:value="0" calcext:value-type="float">
            <text:p>0</text:p>
          </table:table-cell>
          <table:table-cell table:style-name="ce79" table:formula="of:=[$ToteMProKw.I2]+[$ToteWProKw.I2]" office:value-type="float" office:value="0" calcext:value-type="float">
            <text:p>0</text:p>
          </table:table-cell>
          <table:table-cell table:style-name="ce79" table:formula="of:=[$ToteMProKw.J2]+[$ToteWProKw.J2]" office:value-type="float" office:value="0" calcext:value-type="float">
            <text:p>0</text:p>
          </table:table-cell>
          <table:table-cell table:style-name="ce79" table:formula="of:=[$ToteMProKw.K2]+[$ToteWProKw.K2]" office:value-type="float" office:value="0" calcext:value-type="float">
            <text:p>0</text:p>
          </table:table-cell>
          <table:table-cell table:style-name="ce79" table:formula="of:=[$ToteMProKw.L2]+[$ToteWProKw.L2]" office:value-type="float" office:value="0" calcext:value-type="float">
            <text:p>0</text:p>
          </table:table-cell>
          <table:table-cell table:style-name="ce79" table:formula="of:=[$ToteMProKw.M2]+[$ToteWProKw.M2]" office:value-type="float" office:value="0" calcext:value-type="float">
            <text:p>0</text:p>
          </table:table-cell>
          <table:table-cell table:formula="of:=SUM([.B2:.M2])" office:value-type="float" office:value="0" calcext:value-type="float">
            <text:p>0</text:p>
          </table:table-cell>
          <table:table-cell table:style-name="ce81" office:value-type="date" office:date-value="2020-03-08" calcext:value-type="date">
            <text:p>So, 08. 03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11" calcext:value-type="float">
            <text:p>11</text:p>
          </table:table-cell>
          <table:table-cell table:style-name="ce79" table:formula="of:=[$ToteMProKw.B3]+[$ToteWProKw.B3]" office:value-type="float" office:value="0" calcext:value-type="float">
            <text:p>0</text:p>
          </table:table-cell>
          <table:table-cell table:style-name="ce79" table:formula="of:=[$ToteMProKw.C3]+[$ToteWProKw.C3]" office:value-type="float" office:value="0" calcext:value-type="float">
            <text:p>0</text:p>
          </table:table-cell>
          <table:table-cell table:style-name="ce79" table:formula="of:=[$ToteMProKw.D3]+[$ToteWProKw.D3]" office:value-type="float" office:value="0" calcext:value-type="float">
            <text:p>0</text:p>
          </table:table-cell>
          <table:table-cell table:style-name="ce79" table:formula="of:=[$ToteMProKw.E3]+[$ToteWProKw.E3]" office:value-type="float" office:value="0" calcext:value-type="float">
            <text:p>0</text:p>
          </table:table-cell>
          <table:table-cell table:style-name="ce79" table:formula="of:=[$ToteMProKw.F3]+[$ToteWProKw.F3]" office:value-type="float" office:value="0" calcext:value-type="float">
            <text:p>0</text:p>
          </table:table-cell>
          <table:table-cell table:style-name="ce79" table:formula="of:=[$ToteMProKw.G3]+[$ToteWProKw.G3]" office:value-type="float" office:value="0" calcext:value-type="float">
            <text:p>0</text:p>
          </table:table-cell>
          <table:table-cell table:style-name="ce79" table:formula="of:=[$ToteMProKw.H3]+[$ToteWProKw.H3]" office:value-type="float" office:value="0" calcext:value-type="float">
            <text:p>0</text:p>
          </table:table-cell>
          <table:table-cell table:style-name="ce79" table:formula="of:=[$ToteMProKw.I3]+[$ToteWProKw.I3]" office:value-type="float" office:value="0" calcext:value-type="float">
            <text:p>0</text:p>
          </table:table-cell>
          <table:table-cell table:style-name="ce79" table:formula="of:=[$ToteMProKw.J3]+[$ToteWProKw.J3]" office:value-type="float" office:value="0" calcext:value-type="float">
            <text:p>0</text:p>
          </table:table-cell>
          <table:table-cell table:style-name="ce79" table:formula="of:=[$ToteMProKw.K3]+[$ToteWProKw.K3]" office:value-type="float" office:value="0" calcext:value-type="float">
            <text:p>0</text:p>
          </table:table-cell>
          <table:table-cell table:style-name="ce79" table:formula="of:=[$ToteMProKw.L3]+[$ToteWProKw.L3]" office:value-type="float" office:value="0" calcext:value-type="float">
            <text:p>0</text:p>
          </table:table-cell>
          <table:table-cell table:style-name="ce79" table:formula="of:=[$ToteMProKw.M3]+[$ToteWProKw.M3]" office:value-type="float" office:value="0" calcext:value-type="float">
            <text:p>0</text:p>
          </table:table-cell>
          <table:table-cell table:formula="of:=SUM([.B3:.M3])" office:value-type="float" office:value="0" calcext:value-type="float">
            <text:p>0</text:p>
          </table:table-cell>
          <table:table-cell table:style-name="ce81" office:value-type="date" office:date-value="2020-03-15" calcext:value-type="date">
            <text:p>So, 15. 03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12" calcext:value-type="float">
            <text:p>12</text:p>
          </table:table-cell>
          <table:table-cell table:style-name="ce79" table:formula="of:=[$ToteMProKw.B4]+[$ToteWProKw.B4]" office:value-type="float" office:value="0" calcext:value-type="float">
            <text:p>0</text:p>
          </table:table-cell>
          <table:table-cell table:style-name="ce79" table:formula="of:=[$ToteMProKw.C4]+[$ToteWProKw.C4]" office:value-type="float" office:value="0" calcext:value-type="float">
            <text:p>0</text:p>
          </table:table-cell>
          <table:table-cell table:style-name="ce79" table:formula="of:=[$ToteMProKw.D4]+[$ToteWProKw.D4]" office:value-type="float" office:value="0" calcext:value-type="float">
            <text:p>0</text:p>
          </table:table-cell>
          <table:table-cell table:style-name="ce79" table:formula="of:=[$ToteMProKw.E4]+[$ToteWProKw.E4]" office:value-type="float" office:value="0" calcext:value-type="float">
            <text:p>0</text:p>
          </table:table-cell>
          <table:table-cell table:style-name="ce79" table:formula="of:=[$ToteMProKw.F4]+[$ToteWProKw.F4]" office:value-type="float" office:value="0" calcext:value-type="float">
            <text:p>0</text:p>
          </table:table-cell>
          <table:table-cell table:style-name="ce79" table:formula="of:=[$ToteMProKw.G4]+[$ToteWProKw.G4]" office:value-type="float" office:value="0" calcext:value-type="float">
            <text:p>0</text:p>
          </table:table-cell>
          <table:table-cell table:style-name="ce79" table:formula="of:=[$ToteMProKw.H4]+[$ToteWProKw.H4]" office:value-type="float" office:value="0" calcext:value-type="float">
            <text:p>0</text:p>
          </table:table-cell>
          <table:table-cell table:style-name="ce79" table:formula="of:=[$ToteMProKw.I4]+[$ToteWProKw.I4]" office:value-type="float" office:value="0" calcext:value-type="float">
            <text:p>0</text:p>
          </table:table-cell>
          <table:table-cell table:style-name="ce79" table:formula="of:=[$ToteMProKw.J4]+[$ToteWProKw.J4]" office:value-type="float" office:value="0" calcext:value-type="float">
            <text:p>0</text:p>
          </table:table-cell>
          <table:table-cell table:style-name="ce79" table:formula="of:=[$ToteMProKw.K4]+[$ToteWProKw.K4]" office:value-type="float" office:value="0" calcext:value-type="float">
            <text:p>0</text:p>
          </table:table-cell>
          <table:table-cell table:style-name="ce79" table:formula="of:=[$ToteMProKw.L4]+[$ToteWProKw.L4]" office:value-type="float" office:value="0" calcext:value-type="float">
            <text:p>0</text:p>
          </table:table-cell>
          <table:table-cell table:style-name="ce79" table:formula="of:=[$ToteMProKw.M4]+[$ToteWProKw.M4]" office:value-type="float" office:value="0" calcext:value-type="float">
            <text:p>0</text:p>
          </table:table-cell>
          <table:table-cell table:formula="of:=SUM([.B4:.M4])" office:value-type="float" office:value="0" calcext:value-type="float">
            <text:p>0</text:p>
          </table:table-cell>
          <table:table-cell table:style-name="ce81" office:value-type="date" office:date-value="2020-03-22" calcext:value-type="date">
            <text:p>So, 22. 03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13" calcext:value-type="float">
            <text:p>13</text:p>
          </table:table-cell>
          <table:table-cell table:style-name="ce79" table:formula="of:=[$ToteMProKw.B5]+[$ToteWProKw.B5]" office:value-type="float" office:value="0" calcext:value-type="float">
            <text:p>0</text:p>
          </table:table-cell>
          <table:table-cell table:style-name="ce79" table:formula="of:=[$ToteMProKw.C5]+[$ToteWProKw.C5]" office:value-type="float" office:value="0" calcext:value-type="float">
            <text:p>0</text:p>
          </table:table-cell>
          <table:table-cell table:style-name="ce79" table:formula="of:=[$ToteMProKw.D5]+[$ToteWProKw.D5]" office:value-type="float" office:value="1" calcext:value-type="float">
            <text:p>1</text:p>
          </table:table-cell>
          <table:table-cell table:style-name="ce79" table:formula="of:=[$ToteMProKw.E5]+[$ToteWProKw.E5]" office:value-type="float" office:value="0" calcext:value-type="float">
            <text:p>0</text:p>
          </table:table-cell>
          <table:table-cell table:style-name="ce79" table:formula="of:=[$ToteMProKw.F5]+[$ToteWProKw.F5]" office:value-type="float" office:value="5" calcext:value-type="float">
            <text:p>5</text:p>
          </table:table-cell>
          <table:table-cell table:style-name="ce79" table:formula="of:=[$ToteMProKw.G5]+[$ToteWProKw.G5]" office:value-type="float" office:value="15" calcext:value-type="float">
            <text:p>15</text:p>
          </table:table-cell>
          <table:table-cell table:style-name="ce79" table:formula="of:=[$ToteMProKw.H5]+[$ToteWProKw.H5]" office:value-type="float" office:value="26" calcext:value-type="float">
            <text:p>26</text:p>
          </table:table-cell>
          <table:table-cell table:style-name="ce79" table:formula="of:=[$ToteMProKw.I5]+[$ToteWProKw.I5]" office:value-type="float" office:value="89" calcext:value-type="float">
            <text:p>89</text:p>
          </table:table-cell>
          <table:table-cell table:style-name="ce79" table:formula="of:=[$ToteMProKw.J5]+[$ToteWProKw.J5]" office:value-type="float" office:value="207" calcext:value-type="float">
            <text:p>207</text:p>
          </table:table-cell>
          <table:table-cell table:style-name="ce79" table:formula="of:=[$ToteMProKw.K5]+[$ToteWProKw.K5]" office:value-type="float" office:value="44" calcext:value-type="float">
            <text:p>44</text:p>
          </table:table-cell>
          <table:table-cell table:style-name="ce79" table:formula="of:=[$ToteMProKw.L5]+[$ToteWProKw.L5]" office:value-type="float" office:value="0" calcext:value-type="float">
            <text:p>0</text:p>
          </table:table-cell>
          <table:table-cell table:style-name="ce79" table:formula="of:=[$ToteMProKw.M5]+[$ToteWProKw.M5]" office:value-type="float" office:value="2" calcext:value-type="float">
            <text:p>2</text:p>
          </table:table-cell>
          <table:table-cell table:formula="of:=SUM([.B5:.M5])" office:value-type="float" office:value="389" calcext:value-type="float">
            <text:p>389</text:p>
          </table:table-cell>
          <table:table-cell table:style-name="ce81" office:value-type="date" office:date-value="2020-03-29" calcext:value-type="date">
            <text:p>So, 29. 03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14" calcext:value-type="float">
            <text:p>14</text:p>
          </table:table-cell>
          <table:table-cell table:style-name="ce79" table:formula="of:=[$ToteMProKw.B6]+[$ToteWProKw.B6]" office:value-type="float" office:value="0" calcext:value-type="float">
            <text:p>0</text:p>
          </table:table-cell>
          <table:table-cell table:style-name="ce79" table:formula="of:=[$ToteMProKw.C6]+[$ToteWProKw.C6]" office:value-type="float" office:value="0" calcext:value-type="float">
            <text:p>0</text:p>
          </table:table-cell>
          <table:table-cell table:style-name="ce79" table:formula="of:=[$ToteMProKw.D6]+[$ToteWProKw.D6]" office:value-type="float" office:value="-1" calcext:value-type="float">
            <text:p>-1</text:p>
          </table:table-cell>
          <table:table-cell table:style-name="ce79" table:formula="of:=[$ToteMProKw.E6]+[$ToteWProKw.E6]" office:value-type="float" office:value="0" calcext:value-type="float">
            <text:p>0</text:p>
          </table:table-cell>
          <table:table-cell table:style-name="ce79" table:formula="of:=[$ToteMProKw.F6]+[$ToteWProKw.F6]" office:value-type="float" office:value="-5" calcext:value-type="float">
            <text:p>-5</text:p>
          </table:table-cell>
          <table:table-cell table:style-name="ce79" table:formula="of:=[$ToteMProKw.G6]+[$ToteWProKw.G6]" office:value-type="float" office:value="57" calcext:value-type="float">
            <text:p>57</text:p>
          </table:table-cell>
          <table:table-cell table:style-name="ce79" table:formula="of:=[$ToteMProKw.H6]+[$ToteWProKw.H6]" office:value-type="float" office:value="98" calcext:value-type="float">
            <text:p>98</text:p>
          </table:table-cell>
          <table:table-cell table:style-name="ce79" table:formula="of:=[$ToteMProKw.I6]+[$ToteWProKw.I6]" office:value-type="float" office:value="255" calcext:value-type="float">
            <text:p>255</text:p>
          </table:table-cell>
          <table:table-cell table:style-name="ce79" table:formula="of:=[$ToteMProKw.J6]+[$ToteWProKw.J6]" office:value-type="float" office:value="488" calcext:value-type="float">
            <text:p>488</text:p>
          </table:table-cell>
          <table:table-cell table:style-name="ce79" table:formula="of:=[$ToteMProKw.K6]+[$ToteWProKw.K6]" office:value-type="float" office:value="152" calcext:value-type="float">
            <text:p>152</text:p>
          </table:table-cell>
          <table:table-cell table:style-name="ce79" table:formula="of:=[$ToteMProKw.L6]+[$ToteWProKw.L6]" office:value-type="float" office:value="0" calcext:value-type="float">
            <text:p>0</text:p>
          </table:table-cell>
          <table:table-cell table:style-name="ce79" table:formula="of:=[$ToteMProKw.M6]+[$ToteWProKw.M6]" office:value-type="float" office:value="1" calcext:value-type="float">
            <text:p>1</text:p>
          </table:table-cell>
          <table:table-cell table:formula="of:=SUM([.B6:.M6])" office:value-type="float" office:value="1045" calcext:value-type="float">
            <text:p>1045</text:p>
          </table:table-cell>
          <table:table-cell table:style-name="ce81" office:value-type="date" office:date-value="2020-04-05" calcext:value-type="date">
            <text:p>So, 05. 04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15" calcext:value-type="float">
            <text:p>15</text:p>
          </table:table-cell>
          <table:table-cell table:style-name="ce79" table:formula="of:=[$ToteMProKw.B7]+[$ToteWProKw.B7]" office:value-type="float" office:value="0" calcext:value-type="float">
            <text:p>0</text:p>
          </table:table-cell>
          <table:table-cell table:style-name="ce79" table:formula="of:=[$ToteMProKw.C7]+[$ToteWProKw.C7]" office:value-type="float" office:value="0" calcext:value-type="float">
            <text:p>0</text:p>
          </table:table-cell>
          <table:table-cell table:style-name="ce79" table:formula="of:=[$ToteMProKw.D7]+[$ToteWProKw.D7]" office:value-type="float" office:value="0" calcext:value-type="float">
            <text:p>0</text:p>
          </table:table-cell>
          <table:table-cell table:style-name="ce79" table:formula="of:=[$ToteMProKw.E7]+[$ToteWProKw.E7]" office:value-type="float" office:value="0" calcext:value-type="float">
            <text:p>0</text:p>
          </table:table-cell>
          <table:table-cell table:style-name="ce79" table:formula="of:=[$ToteMProKw.F7]+[$ToteWProKw.F7]" office:value-type="float" office:value="0" calcext:value-type="float">
            <text:p>0</text:p>
          </table:table-cell>
          <table:table-cell table:style-name="ce79" table:formula="of:=[$ToteMProKw.G7]+[$ToteWProKw.G7]" office:value-type="float" office:value="56" calcext:value-type="float">
            <text:p>56</text:p>
          </table:table-cell>
          <table:table-cell table:style-name="ce79" table:formula="of:=[$ToteMProKw.H7]+[$ToteWProKw.H7]" office:value-type="float" office:value="114" calcext:value-type="float">
            <text:p>114</text:p>
          </table:table-cell>
          <table:table-cell table:style-name="ce79" table:formula="of:=[$ToteMProKw.I7]+[$ToteWProKw.I7]" office:value-type="float" office:value="297" calcext:value-type="float">
            <text:p>297</text:p>
          </table:table-cell>
          <table:table-cell table:style-name="ce79" table:formula="of:=[$ToteMProKw.J7]+[$ToteWProKw.J7]" office:value-type="float" office:value="524" calcext:value-type="float">
            <text:p>524</text:p>
          </table:table-cell>
          <table:table-cell table:style-name="ce79" table:formula="of:=[$ToteMProKw.K7]+[$ToteWProKw.K7]" office:value-type="float" office:value="246" calcext:value-type="float">
            <text:p>246</text:p>
          </table:table-cell>
          <table:table-cell table:style-name="ce79" table:formula="of:=[$ToteMProKw.L7]+[$ToteWProKw.L7]" office:value-type="float" office:value="0" calcext:value-type="float">
            <text:p>0</text:p>
          </table:table-cell>
          <table:table-cell table:style-name="ce79" table:formula="of:=[$ToteMProKw.M7]+[$ToteWProKw.M7]" office:value-type="float" office:value="2" calcext:value-type="float">
            <text:p>2</text:p>
          </table:table-cell>
          <table:table-cell table:formula="of:=SUM([.B7:.M7])" office:value-type="float" office:value="1239" calcext:value-type="float">
            <text:p>1239</text:p>
          </table:table-cell>
          <table:table-cell table:style-name="ce81" office:value-type="date" office:date-value="2020-04-12" calcext:value-type="date">
            <text:p>So, 12. 04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16" calcext:value-type="float">
            <text:p>16</text:p>
          </table:table-cell>
          <table:table-cell table:style-name="ce79" table:formula="of:=[$ToteMProKw.B8]+[$ToteWProKw.B8]" office:value-type="float" office:value="0" calcext:value-type="float">
            <text:p>0</text:p>
          </table:table-cell>
          <table:table-cell table:style-name="ce79" table:formula="of:=[$ToteMProKw.C8]+[$ToteWProKw.C8]" office:value-type="float" office:value="0" calcext:value-type="float">
            <text:p>0</text:p>
          </table:table-cell>
          <table:table-cell table:style-name="ce79" table:formula="of:=[$ToteMProKw.D8]+[$ToteWProKw.D8]" office:value-type="float" office:value="0" calcext:value-type="float">
            <text:p>0</text:p>
          </table:table-cell>
          <table:table-cell table:style-name="ce79" table:formula="of:=[$ToteMProKw.E8]+[$ToteWProKw.E8]" office:value-type="float" office:value="0" calcext:value-type="float">
            <text:p>0</text:p>
          </table:table-cell>
          <table:table-cell table:style-name="ce79" table:formula="of:=[$ToteMProKw.F8]+[$ToteWProKw.F8]" office:value-type="float" office:value="0" calcext:value-type="float">
            <text:p>0</text:p>
          </table:table-cell>
          <table:table-cell table:style-name="ce79" table:formula="of:=[$ToteMProKw.G8]+[$ToteWProKw.G8]" office:value-type="float" office:value="73" calcext:value-type="float">
            <text:p>73</text:p>
          </table:table-cell>
          <table:table-cell table:style-name="ce79" table:formula="of:=[$ToteMProKw.H8]+[$ToteWProKw.H8]" office:value-type="float" office:value="160" calcext:value-type="float">
            <text:p>160</text:p>
          </table:table-cell>
          <table:table-cell table:style-name="ce79" table:formula="of:=[$ToteMProKw.I8]+[$ToteWProKw.I8]" office:value-type="float" office:value="386" calcext:value-type="float">
            <text:p>386</text:p>
          </table:table-cell>
          <table:table-cell table:style-name="ce79" table:formula="of:=[$ToteMProKw.J8]+[$ToteWProKw.J8]" office:value-type="float" office:value="781" calcext:value-type="float">
            <text:p>781</text:p>
          </table:table-cell>
          <table:table-cell table:style-name="ce79" table:formula="of:=[$ToteMProKw.K8]+[$ToteWProKw.K8]" office:value-type="float" office:value="333" calcext:value-type="float">
            <text:p>333</text:p>
          </table:table-cell>
          <table:table-cell table:style-name="ce79" table:formula="of:=[$ToteMProKw.L8]+[$ToteWProKw.L8]" office:value-type="float" office:value="0" calcext:value-type="float">
            <text:p>0</text:p>
          </table:table-cell>
          <table:table-cell table:style-name="ce79" table:formula="of:=[$ToteMProKw.M8]+[$ToteWProKw.M8]" office:value-type="float" office:value="-2" calcext:value-type="float">
            <text:p>-2</text:p>
          </table:table-cell>
          <table:table-cell table:formula="of:=SUM([.B8:.M8])" office:value-type="float" office:value="1731" calcext:value-type="float">
            <text:p>1731</text:p>
          </table:table-cell>
          <table:table-cell table:style-name="ce81" office:value-type="date" office:date-value="2020-04-19" calcext:value-type="date">
            <text:p>So, 19. 04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17" calcext:value-type="float">
            <text:p>17</text:p>
          </table:table-cell>
          <table:table-cell table:style-name="ce79" table:formula="of:=[$ToteMProKw.B9]+[$ToteWProKw.B9]" office:value-type="float" office:value="1" calcext:value-type="float">
            <text:p>1</text:p>
          </table:table-cell>
          <table:table-cell table:style-name="ce79" table:formula="of:=[$ToteMProKw.C9]+[$ToteWProKw.C9]" office:value-type="float" office:value="1" calcext:value-type="float">
            <text:p>1</text:p>
          </table:table-cell>
          <table:table-cell table:style-name="ce79" table:formula="of:=[$ToteMProKw.D9]+[$ToteWProKw.D9]" office:value-type="float" office:value="5" calcext:value-type="float">
            <text:p>5</text:p>
          </table:table-cell>
          <table:table-cell table:style-name="ce79" table:formula="of:=[$ToteMProKw.E9]+[$ToteWProKw.E9]" office:value-type="float" office:value="9" calcext:value-type="float">
            <text:p>9</text:p>
          </table:table-cell>
          <table:table-cell table:style-name="ce79" table:formula="of:=[$ToteMProKw.F9]+[$ToteWProKw.F9]" office:value-type="float" office:value="44" calcext:value-type="float">
            <text:p>44</text:p>
          </table:table-cell>
          <table:table-cell table:style-name="ce79" table:formula="of:=[$ToteMProKw.G9]+[$ToteWProKw.G9]" office:value-type="float" office:value="-63" calcext:value-type="float">
            <text:p>-63</text:p>
          </table:table-cell>
          <table:table-cell table:style-name="ce79" table:formula="of:=[$ToteMProKw.H9]+[$ToteWProKw.H9]" office:value-type="float" office:value="117" calcext:value-type="float">
            <text:p>117</text:p>
          </table:table-cell>
          <table:table-cell table:style-name="ce79" table:formula="of:=[$ToteMProKw.I9]+[$ToteWProKw.I9]" office:value-type="float" office:value="304" calcext:value-type="float">
            <text:p>304</text:p>
          </table:table-cell>
          <table:table-cell table:style-name="ce79" table:formula="of:=[$ToteMProKw.J9]+[$ToteWProKw.J9]" office:value-type="float" office:value="605" calcext:value-type="float">
            <text:p>605</text:p>
          </table:table-cell>
          <table:table-cell table:style-name="ce79" table:formula="of:=[$ToteMProKw.K9]+[$ToteWProKw.K9]" office:value-type="float" office:value="244" calcext:value-type="float">
            <text:p>244</text:p>
          </table:table-cell>
          <table:table-cell table:style-name="ce79" table:formula="of:=[$ToteMProKw.L9]+[$ToteWProKw.L9]" office:value-type="float" office:value="35" calcext:value-type="float">
            <text:p>35</text:p>
          </table:table-cell>
          <table:table-cell table:style-name="ce79" table:formula="of:=[$ToteMProKw.M9]+[$ToteWProKw.M9]" office:value-type="float" office:value="3" calcext:value-type="float">
            <text:p>3</text:p>
          </table:table-cell>
          <table:table-cell table:formula="of:=SUM([.B9:.M9])" office:value-type="float" office:value="1305" calcext:value-type="float">
            <text:p>1305</text:p>
          </table:table-cell>
          <table:table-cell table:style-name="ce81" office:value-type="date" office:date-value="2020-04-26" calcext:value-type="date">
            <text:p>So, 26. 04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18" calcext:value-type="float">
            <text:p>18</text:p>
          </table:table-cell>
          <table:table-cell table:style-name="ce79" table:formula="of:=[$ToteMProKw.B10]+[$ToteWProKw.B10]" office:value-type="float" office:value="0" calcext:value-type="float">
            <text:p>0</text:p>
          </table:table-cell>
          <table:table-cell table:style-name="ce79" table:formula="of:=[$ToteMProKw.C10]+[$ToteWProKw.C10]" office:value-type="float" office:value="0" calcext:value-type="float">
            <text:p>0</text:p>
          </table:table-cell>
          <table:table-cell table:style-name="ce79" table:formula="of:=[$ToteMProKw.D10]+[$ToteWProKw.D10]" office:value-type="float" office:value="1" calcext:value-type="float">
            <text:p>1</text:p>
          </table:table-cell>
          <table:table-cell table:style-name="ce79" table:formula="of:=[$ToteMProKw.E10]+[$ToteWProKw.E10]" office:value-type="float" office:value="5" calcext:value-type="float">
            <text:p>5</text:p>
          </table:table-cell>
          <table:table-cell table:style-name="ce79" table:formula="of:=[$ToteMProKw.F10]+[$ToteWProKw.F10]" office:value-type="float" office:value="4" calcext:value-type="float">
            <text:p>4</text:p>
          </table:table-cell>
          <table:table-cell table:style-name="ce79" table:formula="of:=[$ToteMProKw.G10]+[$ToteWProKw.G10]" office:value-type="float" office:value="83" calcext:value-type="float">
            <text:p>83</text:p>
          </table:table-cell>
          <table:table-cell table:style-name="ce79" table:formula="of:=[$ToteMProKw.H10]+[$ToteWProKw.H10]" office:value-type="float" office:value="83" calcext:value-type="float">
            <text:p>83</text:p>
          </table:table-cell>
          <table:table-cell table:style-name="ce79" table:formula="of:=[$ToteMProKw.I10]+[$ToteWProKw.I10]" office:value-type="float" office:value="188" calcext:value-type="float">
            <text:p>188</text:p>
          </table:table-cell>
          <table:table-cell table:style-name="ce79" table:formula="of:=[$ToteMProKw.J10]+[$ToteWProKw.J10]" office:value-type="float" office:value="431" calcext:value-type="float">
            <text:p>431</text:p>
          </table:table-cell>
          <table:table-cell table:style-name="ce79" table:formula="of:=[$ToteMProKw.K10]+[$ToteWProKw.K10]" office:value-type="float" office:value="177" calcext:value-type="float">
            <text:p>177</text:p>
          </table:table-cell>
          <table:table-cell table:style-name="ce79" table:formula="of:=[$ToteMProKw.L10]+[$ToteWProKw.L10]" office:value-type="float" office:value="6" calcext:value-type="float">
            <text:p>6</text:p>
          </table:table-cell>
          <table:table-cell table:style-name="ce79" table:formula="of:=[$ToteMProKw.M10]+[$ToteWProKw.M10]" office:value-type="float" office:value="4" calcext:value-type="float">
            <text:p>4</text:p>
          </table:table-cell>
          <table:table-cell table:formula="of:=SUM([.B10:.M10])" office:value-type="float" office:value="982" calcext:value-type="float">
            <text:p>982</text:p>
          </table:table-cell>
          <table:table-cell table:style-name="ce81" office:value-type="date" office:date-value="2020-05-03" calcext:value-type="date">
            <text:p>So, 03. 05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19" calcext:value-type="float">
            <text:p>19</text:p>
          </table:table-cell>
          <table:table-cell table:style-name="ce79" table:formula="of:=[$ToteMProKw.B11]+[$ToteWProKw.B11]" office:value-type="float" office:value="0" calcext:value-type="float">
            <text:p>0</text:p>
          </table:table-cell>
          <table:table-cell table:style-name="ce79" table:formula="of:=[$ToteMProKw.C11]+[$ToteWProKw.C11]" office:value-type="float" office:value="1" calcext:value-type="float">
            <text:p>1</text:p>
          </table:table-cell>
          <table:table-cell table:style-name="ce79" table:formula="of:=[$ToteMProKw.D11]+[$ToteWProKw.D11]" office:value-type="float" office:value="1" calcext:value-type="float">
            <text:p>1</text:p>
          </table:table-cell>
          <table:table-cell table:style-name="ce79" table:formula="of:=[$ToteMProKw.E11]+[$ToteWProKw.E11]" office:value-type="float" office:value="4" calcext:value-type="float">
            <text:p>4</text:p>
          </table:table-cell>
          <table:table-cell table:style-name="ce79" table:formula="of:=[$ToteMProKw.F11]+[$ToteWProKw.F11]" office:value-type="float" office:value="4" calcext:value-type="float">
            <text:p>4</text:p>
          </table:table-cell>
          <table:table-cell table:style-name="ce79" table:formula="of:=[$ToteMProKw.G11]+[$ToteWProKw.G11]" office:value-type="float" office:value="26" calcext:value-type="float">
            <text:p>26</text:p>
          </table:table-cell>
          <table:table-cell table:style-name="ce79" table:formula="of:=[$ToteMProKw.H11]+[$ToteWProKw.H11]" office:value-type="float" office:value="80" calcext:value-type="float">
            <text:p>80</text:p>
          </table:table-cell>
          <table:table-cell table:style-name="ce79" table:formula="of:=[$ToteMProKw.I11]+[$ToteWProKw.I11]" office:value-type="float" office:value="148" calcext:value-type="float">
            <text:p>148</text:p>
          </table:table-cell>
          <table:table-cell table:style-name="ce79" table:formula="of:=[$ToteMProKw.J11]+[$ToteWProKw.J11]" office:value-type="float" office:value="319" calcext:value-type="float">
            <text:p>319</text:p>
          </table:table-cell>
          <table:table-cell table:style-name="ce79" table:formula="of:=[$ToteMProKw.K11]+[$ToteWProKw.K11]" office:value-type="float" office:value="143" calcext:value-type="float">
            <text:p>143</text:p>
          </table:table-cell>
          <table:table-cell table:style-name="ce79" table:formula="of:=[$ToteMProKw.L11]+[$ToteWProKw.L11]" office:value-type="float" office:value="5" calcext:value-type="float">
            <text:p>5</text:p>
          </table:table-cell>
          <table:table-cell table:style-name="ce79" table:formula="of:=[$ToteMProKw.M11]+[$ToteWProKw.M11]" office:value-type="float" office:value="-5" calcext:value-type="float">
            <text:p>-5</text:p>
          </table:table-cell>
          <table:table-cell table:formula="of:=SUM([.B11:.M11])" office:value-type="float" office:value="726" calcext:value-type="float">
            <text:p>726</text:p>
          </table:table-cell>
          <table:table-cell table:style-name="ce81" office:value-type="date" office:date-value="2020-05-10" calcext:value-type="date">
            <text:p>So, 10. 05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20" calcext:value-type="float">
            <text:p>20</text:p>
          </table:table-cell>
          <table:table-cell table:style-name="ce79" table:formula="of:=[$ToteMProKw.B12]+[$ToteWProKw.B12]" office:value-type="float" office:value="0" calcext:value-type="float">
            <text:p>0</text:p>
          </table:table-cell>
          <table:table-cell table:style-name="ce79" table:formula="of:=[$ToteMProKw.C12]+[$ToteWProKw.C12]" office:value-type="float" office:value="0" calcext:value-type="float">
            <text:p>0</text:p>
          </table:table-cell>
          <table:table-cell table:style-name="ce79" table:formula="of:=[$ToteMProKw.D12]+[$ToteWProKw.D12]" office:value-type="float" office:value="1" calcext:value-type="float">
            <text:p>1</text:p>
          </table:table-cell>
          <table:table-cell table:style-name="ce79" table:formula="of:=[$ToteMProKw.E12]+[$ToteWProKw.E12]" office:value-type="float" office:value="1" calcext:value-type="float">
            <text:p>1</text:p>
          </table:table-cell>
          <table:table-cell table:style-name="ce79" table:formula="of:=[$ToteMProKw.F12]+[$ToteWProKw.F12]" office:value-type="float" office:value="4" calcext:value-type="float">
            <text:p>4</text:p>
          </table:table-cell>
          <table:table-cell table:style-name="ce79" table:formula="of:=[$ToteMProKw.G12]+[$ToteWProKw.G12]" office:value-type="float" office:value="23" calcext:value-type="float">
            <text:p>23</text:p>
          </table:table-cell>
          <table:table-cell table:style-name="ce79" table:formula="of:=[$ToteMProKw.H12]+[$ToteWProKw.H12]" office:value-type="float" office:value="51" calcext:value-type="float">
            <text:p>51</text:p>
          </table:table-cell>
          <table:table-cell table:style-name="ce79" table:formula="of:=[$ToteMProKw.I12]+[$ToteWProKw.I12]" office:value-type="float" office:value="112" calcext:value-type="float">
            <text:p>112</text:p>
          </table:table-cell>
          <table:table-cell table:style-name="ce79" table:formula="of:=[$ToteMProKw.J12]+[$ToteWProKw.J12]" office:value-type="float" office:value="211" calcext:value-type="float">
            <text:p>211</text:p>
          </table:table-cell>
          <table:table-cell table:style-name="ce79" table:formula="of:=[$ToteMProKw.K12]+[$ToteWProKw.K12]" office:value-type="float" office:value="111" calcext:value-type="float">
            <text:p>111</text:p>
          </table:table-cell>
          <table:table-cell table:style-name="ce79" table:formula="of:=[$ToteMProKw.L12]+[$ToteWProKw.L12]" office:value-type="float" office:value="4" calcext:value-type="float">
            <text:p>4</text:p>
          </table:table-cell>
          <table:table-cell table:style-name="ce79" table:formula="of:=[$ToteMProKw.M12]+[$ToteWProKw.M12]" office:value-type="float" office:value="0" calcext:value-type="float">
            <text:p>0</text:p>
          </table:table-cell>
          <table:table-cell table:formula="of:=SUM([.B12:.M12])" office:value-type="float" office:value="518" calcext:value-type="float">
            <text:p>518</text:p>
          </table:table-cell>
          <table:table-cell table:style-name="ce81" office:value-type="date" office:date-value="2020-05-17" calcext:value-type="date">
            <text:p>So, 17. 05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21" calcext:value-type="float">
            <text:p>21</text:p>
          </table:table-cell>
          <table:table-cell table:style-name="ce79" table:formula="of:=[$ToteMProKw.B13]+[$ToteWProKw.B13]" office:value-type="float" office:value="0" calcext:value-type="float">
            <text:p>0</text:p>
          </table:table-cell>
          <table:table-cell table:style-name="ce79" table:formula="of:=[$ToteMProKw.C13]+[$ToteWProKw.C13]" office:value-type="float" office:value="0" calcext:value-type="float">
            <text:p>0</text:p>
          </table:table-cell>
          <table:table-cell table:style-name="ce79" table:formula="of:=[$ToteMProKw.D13]+[$ToteWProKw.D13]" office:value-type="float" office:value="0" calcext:value-type="float">
            <text:p>0</text:p>
          </table:table-cell>
          <table:table-cell table:style-name="ce79" table:formula="of:=[$ToteMProKw.E13]+[$ToteWProKw.E13]" office:value-type="float" office:value="1" calcext:value-type="float">
            <text:p>1</text:p>
          </table:table-cell>
          <table:table-cell table:style-name="ce79" table:formula="of:=[$ToteMProKw.F13]+[$ToteWProKw.F13]" office:value-type="float" office:value="6" calcext:value-type="float">
            <text:p>6</text:p>
          </table:table-cell>
          <table:table-cell table:style-name="ce79" table:formula="of:=[$ToteMProKw.G13]+[$ToteWProKw.G13]" office:value-type="float" office:value="13" calcext:value-type="float">
            <text:p>13</text:p>
          </table:table-cell>
          <table:table-cell table:style-name="ce79" table:formula="of:=[$ToteMProKw.H13]+[$ToteWProKw.H13]" office:value-type="float" office:value="38" calcext:value-type="float">
            <text:p>38</text:p>
          </table:table-cell>
          <table:table-cell table:style-name="ce79" table:formula="of:=[$ToteMProKw.I13]+[$ToteWProKw.I13]" office:value-type="float" office:value="72" calcext:value-type="float">
            <text:p>72</text:p>
          </table:table-cell>
          <table:table-cell table:style-name="ce79" table:formula="of:=[$ToteMProKw.J13]+[$ToteWProKw.J13]" office:value-type="float" office:value="138" calcext:value-type="float">
            <text:p>138</text:p>
          </table:table-cell>
          <table:table-cell table:style-name="ce79" table:formula="of:=[$ToteMProKw.K13]+[$ToteWProKw.K13]" office:value-type="float" office:value="54" calcext:value-type="float">
            <text:p>54</text:p>
          </table:table-cell>
          <table:table-cell table:style-name="ce79" table:formula="of:=[$ToteMProKw.L13]+[$ToteWProKw.L13]" office:value-type="float" office:value="0" calcext:value-type="float">
            <text:p>0</text:p>
          </table:table-cell>
          <table:table-cell table:style-name="ce79" table:formula="of:=[$ToteMProKw.M13]+[$ToteWProKw.M13]" office:value-type="float" office:value="0" calcext:value-type="float">
            <text:p>0</text:p>
          </table:table-cell>
          <table:table-cell table:formula="of:=SUM([.B13:.M13])" office:value-type="float" office:value="322" calcext:value-type="float">
            <text:p>322</text:p>
          </table:table-cell>
          <table:table-cell table:style-name="ce81" office:value-type="date" office:date-value="2020-05-24" calcext:value-type="date">
            <text:p>So, 24. 05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22" calcext:value-type="float">
            <text:p>22</text:p>
          </table:table-cell>
          <table:table-cell table:style-name="ce79" table:formula="of:=[$ToteMProKw.B14]+[$ToteWProKw.B14]" office:value-type="float" office:value="0" calcext:value-type="float">
            <text:p>0</text:p>
          </table:table-cell>
          <table:table-cell table:style-name="ce79" table:formula="of:=[$ToteMProKw.C14]+[$ToteWProKw.C14]" office:value-type="float" office:value="0" calcext:value-type="float">
            <text:p>0</text:p>
          </table:table-cell>
          <table:table-cell table:style-name="ce79" table:formula="of:=[$ToteMProKw.D14]+[$ToteWProKw.D14]" office:value-type="float" office:value="0" calcext:value-type="float">
            <text:p>0</text:p>
          </table:table-cell>
          <table:table-cell table:style-name="ce79" table:formula="of:=[$ToteMProKw.E14]+[$ToteWProKw.E14]" office:value-type="float" office:value="0" calcext:value-type="float">
            <text:p>0</text:p>
          </table:table-cell>
          <table:table-cell table:style-name="ce79" table:formula="of:=[$ToteMProKw.F14]+[$ToteWProKw.F14]" office:value-type="float" office:value="5" calcext:value-type="float">
            <text:p>5</text:p>
          </table:table-cell>
          <table:table-cell table:style-name="ce79" table:formula="of:=[$ToteMProKw.G14]+[$ToteWProKw.G14]" office:value-type="float" office:value="7" calcext:value-type="float">
            <text:p>7</text:p>
          </table:table-cell>
          <table:table-cell table:style-name="ce79" table:formula="of:=[$ToteMProKw.H14]+[$ToteWProKw.H14]" office:value-type="float" office:value="35" calcext:value-type="float">
            <text:p>35</text:p>
          </table:table-cell>
          <table:table-cell table:style-name="ce79" table:formula="of:=[$ToteMProKw.I14]+[$ToteWProKw.I14]" office:value-type="float" office:value="54" calcext:value-type="float">
            <text:p>54</text:p>
          </table:table-cell>
          <table:table-cell table:style-name="ce79" table:formula="of:=[$ToteMProKw.J14]+[$ToteWProKw.J14]" office:value-type="float" office:value="107" calcext:value-type="float">
            <text:p>107</text:p>
          </table:table-cell>
          <table:table-cell table:style-name="ce79" table:formula="of:=[$ToteMProKw.K14]+[$ToteWProKw.K14]" office:value-type="float" office:value="46" calcext:value-type="float">
            <text:p>46</text:p>
          </table:table-cell>
          <table:table-cell table:style-name="ce79" table:formula="of:=[$ToteMProKw.L14]+[$ToteWProKw.L14]" office:value-type="float" office:value="0" calcext:value-type="float">
            <text:p>0</text:p>
          </table:table-cell>
          <table:table-cell table:style-name="ce79" table:formula="of:=[$ToteMProKw.M14]+[$ToteWProKw.M14]" office:value-type="float" office:value="0" calcext:value-type="float">
            <text:p>0</text:p>
          </table:table-cell>
          <table:table-cell table:formula="of:=SUM([.B14:.M14])" office:value-type="float" office:value="254" calcext:value-type="float">
            <text:p>254</text:p>
          </table:table-cell>
          <table:table-cell table:style-name="ce81" office:value-type="date" office:date-value="2020-05-31" calcext:value-type="date">
            <text:p>So, 31. 05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23" calcext:value-type="float">
            <text:p>23</text:p>
          </table:table-cell>
          <table:table-cell table:style-name="ce79" table:formula="of:=[$ToteMProKw.B15]+[$ToteWProKw.B15]" office:value-type="float" office:value="0" calcext:value-type="float">
            <text:p>0</text:p>
          </table:table-cell>
          <table:table-cell table:style-name="ce79" table:formula="of:=[$ToteMProKw.C15]+[$ToteWProKw.C15]" office:value-type="float" office:value="0" calcext:value-type="float">
            <text:p>0</text:p>
          </table:table-cell>
          <table:table-cell table:style-name="ce79" table:formula="of:=[$ToteMProKw.D15]+[$ToteWProKw.D15]" office:value-type="float" office:value="1" calcext:value-type="float">
            <text:p>1</text:p>
          </table:table-cell>
          <table:table-cell table:style-name="ce79" table:formula="of:=[$ToteMProKw.E15]+[$ToteWProKw.E15]" office:value-type="float" office:value="1" calcext:value-type="float">
            <text:p>1</text:p>
          </table:table-cell>
          <table:table-cell table:style-name="ce79" table:formula="of:=[$ToteMProKw.F15]+[$ToteWProKw.F15]" office:value-type="float" office:value="1" calcext:value-type="float">
            <text:p>1</text:p>
          </table:table-cell>
          <table:table-cell table:style-name="ce79" table:formula="of:=[$ToteMProKw.G15]+[$ToteWProKw.G15]" office:value-type="float" office:value="8" calcext:value-type="float">
            <text:p>8</text:p>
          </table:table-cell>
          <table:table-cell table:style-name="ce79" table:formula="of:=[$ToteMProKw.H15]+[$ToteWProKw.H15]" office:value-type="float" office:value="14" calcext:value-type="float">
            <text:p>14</text:p>
          </table:table-cell>
          <table:table-cell table:style-name="ce79" table:formula="of:=[$ToteMProKw.I15]+[$ToteWProKw.I15]" office:value-type="float" office:value="44" calcext:value-type="float">
            <text:p>44</text:p>
          </table:table-cell>
          <table:table-cell table:style-name="ce79" table:formula="of:=[$ToteMProKw.J15]+[$ToteWProKw.J15]" office:value-type="float" office:value="63" calcext:value-type="float">
            <text:p>63</text:p>
          </table:table-cell>
          <table:table-cell table:style-name="ce79" table:formula="of:=[$ToteMProKw.K15]+[$ToteWProKw.K15]" office:value-type="float" office:value="30" calcext:value-type="float">
            <text:p>30</text:p>
          </table:table-cell>
          <table:table-cell table:style-name="ce79" table:formula="of:=[$ToteMProKw.L15]+[$ToteWProKw.L15]" office:value-type="float" office:value="1" calcext:value-type="float">
            <text:p>1</text:p>
          </table:table-cell>
          <table:table-cell table:style-name="ce79" table:formula="of:=[$ToteMProKw.M15]+[$ToteWProKw.M15]" office:value-type="float" office:value="0" calcext:value-type="float">
            <text:p>0</text:p>
          </table:table-cell>
          <table:table-cell table:formula="of:=SUM([.B15:.M15])" office:value-type="float" office:value="163" calcext:value-type="float">
            <text:p>163</text:p>
          </table:table-cell>
          <table:table-cell table:style-name="ce81" office:value-type="date" office:date-value="2020-06-07" calcext:value-type="date">
            <text:p>So, 07. 06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24" calcext:value-type="float">
            <text:p>24</text:p>
          </table:table-cell>
          <table:table-cell table:style-name="ce79" table:formula="of:=[$ToteMProKw.B16]+[$ToteWProKw.B16]" office:value-type="float" office:value="0" calcext:value-type="float">
            <text:p>0</text:p>
          </table:table-cell>
          <table:table-cell table:style-name="ce79" table:formula="of:=[$ToteMProKw.C16]+[$ToteWProKw.C16]" office:value-type="float" office:value="0" calcext:value-type="float">
            <text:p>0</text:p>
          </table:table-cell>
          <table:table-cell table:style-name="ce79" table:formula="of:=[$ToteMProKw.D16]+[$ToteWProKw.D16]" office:value-type="float" office:value="0" calcext:value-type="float">
            <text:p>0</text:p>
          </table:table-cell>
          <table:table-cell table:style-name="ce79" table:formula="of:=[$ToteMProKw.E16]+[$ToteWProKw.E16]" office:value-type="float" office:value="2" calcext:value-type="float">
            <text:p>2</text:p>
          </table:table-cell>
          <table:table-cell table:style-name="ce79" table:formula="of:=[$ToteMProKw.F16]+[$ToteWProKw.F16]" office:value-type="float" office:value="1" calcext:value-type="float">
            <text:p>1</text:p>
          </table:table-cell>
          <table:table-cell table:style-name="ce79" table:formula="of:=[$ToteMProKw.G16]+[$ToteWProKw.G16]" office:value-type="float" office:value="8" calcext:value-type="float">
            <text:p>8</text:p>
          </table:table-cell>
          <table:table-cell table:style-name="ce79" table:formula="of:=[$ToteMProKw.H16]+[$ToteWProKw.H16]" office:value-type="float" office:value="15" calcext:value-type="float">
            <text:p>15</text:p>
          </table:table-cell>
          <table:table-cell table:style-name="ce79" table:formula="of:=[$ToteMProKw.I16]+[$ToteWProKw.I16]" office:value-type="float" office:value="31" calcext:value-type="float">
            <text:p>31</text:p>
          </table:table-cell>
          <table:table-cell table:style-name="ce79" table:formula="of:=[$ToteMProKw.J16]+[$ToteWProKw.J16]" office:value-type="float" office:value="46" calcext:value-type="float">
            <text:p>46</text:p>
          </table:table-cell>
          <table:table-cell table:style-name="ce79" table:formula="of:=[$ToteMProKw.K16]+[$ToteWProKw.K16]" office:value-type="float" office:value="15" calcext:value-type="float">
            <text:p>15</text:p>
          </table:table-cell>
          <table:table-cell table:style-name="ce79" table:formula="of:=[$ToteMProKw.L16]+[$ToteWProKw.L16]" office:value-type="float" office:value="0" calcext:value-type="float">
            <text:p>0</text:p>
          </table:table-cell>
          <table:table-cell table:style-name="ce79" table:formula="of:=[$ToteMProKw.M16]+[$ToteWProKw.M16]" office:value-type="float" office:value="-1" calcext:value-type="float">
            <text:p>-1</text:p>
          </table:table-cell>
          <table:table-cell table:formula="of:=SUM([.B16:.M16])" office:value-type="float" office:value="117" calcext:value-type="float">
            <text:p>117</text:p>
          </table:table-cell>
          <table:table-cell table:style-name="ce81" office:value-type="date" office:date-value="2020-06-14" calcext:value-type="date">
            <text:p>So, 14. 06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25" calcext:value-type="float">
            <text:p>25</text:p>
          </table:table-cell>
          <table:table-cell table:style-name="ce79" table:formula="of:=[$ToteMProKw.B17]+[$ToteWProKw.B17]" office:value-type="float" office:value="0" calcext:value-type="float">
            <text:p>0</text:p>
          </table:table-cell>
          <table:table-cell table:style-name="ce79" table:formula="of:=[$ToteMProKw.C17]+[$ToteWProKw.C17]" office:value-type="float" office:value="0" calcext:value-type="float">
            <text:p>0</text:p>
          </table:table-cell>
          <table:table-cell table:style-name="ce79" table:formula="of:=[$ToteMProKw.D17]+[$ToteWProKw.D17]" office:value-type="float" office:value="0" calcext:value-type="float">
            <text:p>0</text:p>
          </table:table-cell>
          <table:table-cell table:style-name="ce79" table:formula="of:=[$ToteMProKw.E17]+[$ToteWProKw.E17]" office:value-type="float" office:value="0" calcext:value-type="float">
            <text:p>0</text:p>
          </table:table-cell>
          <table:table-cell table:style-name="ce79" table:formula="of:=[$ToteMProKw.F17]+[$ToteWProKw.F17]" office:value-type="float" office:value="0" calcext:value-type="float">
            <text:p>0</text:p>
          </table:table-cell>
          <table:table-cell table:style-name="ce79" table:formula="of:=[$ToteMProKw.G17]+[$ToteWProKw.G17]" office:value-type="float" office:value="5" calcext:value-type="float">
            <text:p>5</text:p>
          </table:table-cell>
          <table:table-cell table:style-name="ce79" table:formula="of:=[$ToteMProKw.H17]+[$ToteWProKw.H17]" office:value-type="float" office:value="14" calcext:value-type="float">
            <text:p>14</text:p>
          </table:table-cell>
          <table:table-cell table:style-name="ce79" table:formula="of:=[$ToteMProKw.I17]+[$ToteWProKw.I17]" office:value-type="float" office:value="21" calcext:value-type="float">
            <text:p>21</text:p>
          </table:table-cell>
          <table:table-cell table:style-name="ce79" table:formula="of:=[$ToteMProKw.J17]+[$ToteWProKw.J17]" office:value-type="float" office:value="31" calcext:value-type="float">
            <text:p>31</text:p>
          </table:table-cell>
          <table:table-cell table:style-name="ce79" table:formula="of:=[$ToteMProKw.K17]+[$ToteWProKw.K17]" office:value-type="float" office:value="22" calcext:value-type="float">
            <text:p>22</text:p>
          </table:table-cell>
          <table:table-cell table:style-name="ce79" table:formula="of:=[$ToteMProKw.L17]+[$ToteWProKw.L17]" office:value-type="float" office:value="0" calcext:value-type="float">
            <text:p>0</text:p>
          </table:table-cell>
          <table:table-cell table:style-name="ce79" table:formula="of:=[$ToteMProKw.M17]+[$ToteWProKw.M17]" office:value-type="float" office:value="0" calcext:value-type="float">
            <text:p>0</text:p>
          </table:table-cell>
          <table:table-cell table:formula="of:=SUM([.B17:.M17])" office:value-type="float" office:value="93" calcext:value-type="float">
            <text:p>93</text:p>
          </table:table-cell>
          <table:table-cell table:style-name="ce81" office:value-type="date" office:date-value="2020-06-21" calcext:value-type="date">
            <text:p>So, 21. 06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26" calcext:value-type="float">
            <text:p>26</text:p>
          </table:table-cell>
          <table:table-cell table:style-name="ce79" table:formula="of:=[$ToteMProKw.B18]+[$ToteWProKw.B18]" office:value-type="float" office:value="0" calcext:value-type="float">
            <text:p>0</text:p>
          </table:table-cell>
          <table:table-cell table:style-name="ce79" table:formula="of:=[$ToteMProKw.C18]+[$ToteWProKw.C18]" office:value-type="float" office:value="0" calcext:value-type="float">
            <text:p>0</text:p>
          </table:table-cell>
          <table:table-cell table:style-name="ce79" table:formula="of:=[$ToteMProKw.D18]+[$ToteWProKw.D18]" office:value-type="float" office:value="0" calcext:value-type="float">
            <text:p>0</text:p>
          </table:table-cell>
          <table:table-cell table:style-name="ce79" table:formula="of:=[$ToteMProKw.E18]+[$ToteWProKw.E18]" office:value-type="float" office:value="0" calcext:value-type="float">
            <text:p>0</text:p>
          </table:table-cell>
          <table:table-cell table:style-name="ce79" table:formula="of:=[$ToteMProKw.F18]+[$ToteWProKw.F18]" office:value-type="float" office:value="3" calcext:value-type="float">
            <text:p>3</text:p>
          </table:table-cell>
          <table:table-cell table:style-name="ce79" table:formula="of:=[$ToteMProKw.G18]+[$ToteWProKw.G18]" office:value-type="float" office:value="6" calcext:value-type="float">
            <text:p>6</text:p>
          </table:table-cell>
          <table:table-cell table:style-name="ce79" table:formula="of:=[$ToteMProKw.H18]+[$ToteWProKw.H18]" office:value-type="float" office:value="9" calcext:value-type="float">
            <text:p>9</text:p>
          </table:table-cell>
          <table:table-cell table:style-name="ce79" table:formula="of:=[$ToteMProKw.I18]+[$ToteWProKw.I18]" office:value-type="float" office:value="17" calcext:value-type="float">
            <text:p>17</text:p>
          </table:table-cell>
          <table:table-cell table:style-name="ce79" table:formula="of:=[$ToteMProKw.J18]+[$ToteWProKw.J18]" office:value-type="float" office:value="27" calcext:value-type="float">
            <text:p>27</text:p>
          </table:table-cell>
          <table:table-cell table:style-name="ce79" table:formula="of:=[$ToteMProKw.K18]+[$ToteWProKw.K18]" office:value-type="float" office:value="13" calcext:value-type="float">
            <text:p>13</text:p>
          </table:table-cell>
          <table:table-cell table:style-name="ce79" table:formula="of:=[$ToteMProKw.L18]+[$ToteWProKw.L18]" office:value-type="float" office:value="0" calcext:value-type="float">
            <text:p>0</text:p>
          </table:table-cell>
          <table:table-cell table:style-name="ce79" table:formula="of:=[$ToteMProKw.M18]+[$ToteWProKw.M18]" office:value-type="float" office:value="2" calcext:value-type="float">
            <text:p>2</text:p>
          </table:table-cell>
          <table:table-cell table:formula="of:=SUM([.B18:.M18])" office:value-type="float" office:value="77" calcext:value-type="float">
            <text:p>77</text:p>
          </table:table-cell>
          <table:table-cell table:style-name="ce81" office:value-type="date" office:date-value="2020-06-28" calcext:value-type="date">
            <text:p>So, 28. 06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27" calcext:value-type="float">
            <text:p>27</text:p>
          </table:table-cell>
          <table:table-cell table:style-name="ce79" table:formula="of:=[$ToteMProKw.B19]+[$ToteWProKw.B19]" office:value-type="float" office:value="0" calcext:value-type="float">
            <text:p>0</text:p>
          </table:table-cell>
          <table:table-cell table:style-name="ce79" table:formula="of:=[$ToteMProKw.C19]+[$ToteWProKw.C19]" office:value-type="float" office:value="0" calcext:value-type="float">
            <text:p>0</text:p>
          </table:table-cell>
          <table:table-cell table:style-name="ce79" table:formula="of:=[$ToteMProKw.D19]+[$ToteWProKw.D19]" office:value-type="float" office:value="0" calcext:value-type="float">
            <text:p>0</text:p>
          </table:table-cell>
          <table:table-cell table:style-name="ce79" table:formula="of:=[$ToteMProKw.E19]+[$ToteWProKw.E19]" office:value-type="float" office:value="0" calcext:value-type="float">
            <text:p>0</text:p>
          </table:table-cell>
          <table:table-cell table:style-name="ce79" table:formula="of:=[$ToteMProKw.F19]+[$ToteWProKw.F19]" office:value-type="float" office:value="3" calcext:value-type="float">
            <text:p>3</text:p>
          </table:table-cell>
          <table:table-cell table:style-name="ce79" table:formula="of:=[$ToteMProKw.G19]+[$ToteWProKw.G19]" office:value-type="float" office:value="2" calcext:value-type="float">
            <text:p>2</text:p>
          </table:table-cell>
          <table:table-cell table:style-name="ce79" table:formula="of:=[$ToteMProKw.H19]+[$ToteWProKw.H19]" office:value-type="float" office:value="8" calcext:value-type="float">
            <text:p>8</text:p>
          </table:table-cell>
          <table:table-cell table:style-name="ce79" table:formula="of:=[$ToteMProKw.I19]+[$ToteWProKw.I19]" office:value-type="float" office:value="13" calcext:value-type="float">
            <text:p>13</text:p>
          </table:table-cell>
          <table:table-cell table:style-name="ce79" table:formula="of:=[$ToteMProKw.J19]+[$ToteWProKw.J19]" office:value-type="float" office:value="20" calcext:value-type="float">
            <text:p>20</text:p>
          </table:table-cell>
          <table:table-cell table:style-name="ce79" table:formula="of:=[$ToteMProKw.K19]+[$ToteWProKw.K19]" office:value-type="float" office:value="10" calcext:value-type="float">
            <text:p>10</text:p>
          </table:table-cell>
          <table:table-cell table:style-name="ce79" table:formula="of:=[$ToteMProKw.L19]+[$ToteWProKw.L19]" office:value-type="float" office:value="0" calcext:value-type="float">
            <text:p>0</text:p>
          </table:table-cell>
          <table:table-cell table:style-name="ce79" table:formula="of:=[$ToteMProKw.M19]+[$ToteWProKw.M19]" office:value-type="float" office:value="-1" calcext:value-type="float">
            <text:p>-1</text:p>
          </table:table-cell>
          <table:table-cell table:formula="of:=SUM([.B19:.M19])" office:value-type="float" office:value="55" calcext:value-type="float">
            <text:p>55</text:p>
          </table:table-cell>
          <table:table-cell table:style-name="ce81" office:value-type="date" office:date-value="2020-07-05" calcext:value-type="date">
            <text:p>So, 05. 07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28" calcext:value-type="float">
            <text:p>28</text:p>
          </table:table-cell>
          <table:table-cell table:style-name="ce79" table:formula="of:=[$ToteMProKw.B20]+[$ToteWProKw.B20]" office:value-type="float" office:value="0" calcext:value-type="float">
            <text:p>0</text:p>
          </table:table-cell>
          <table:table-cell table:style-name="ce79" table:formula="of:=[$ToteMProKw.C20]+[$ToteWProKw.C20]" office:value-type="float" office:value="0" calcext:value-type="float">
            <text:p>0</text:p>
          </table:table-cell>
          <table:table-cell table:style-name="ce79" table:formula="of:=[$ToteMProKw.D20]+[$ToteWProKw.D20]" office:value-type="float" office:value="0" calcext:value-type="float">
            <text:p>0</text:p>
          </table:table-cell>
          <table:table-cell table:style-name="ce79" table:formula="of:=[$ToteMProKw.E20]+[$ToteWProKw.E20]" office:value-type="float" office:value="0" calcext:value-type="float">
            <text:p>0</text:p>
          </table:table-cell>
          <table:table-cell table:style-name="ce79" table:formula="of:=[$ToteMProKw.F20]+[$ToteWProKw.F20]" office:value-type="float" office:value="1" calcext:value-type="float">
            <text:p>1</text:p>
          </table:table-cell>
          <table:table-cell table:style-name="ce79" table:formula="of:=[$ToteMProKw.G20]+[$ToteWProKw.G20]" office:value-type="float" office:value="2" calcext:value-type="float">
            <text:p>2</text:p>
          </table:table-cell>
          <table:table-cell table:style-name="ce79" table:formula="of:=[$ToteMProKw.H20]+[$ToteWProKw.H20]" office:value-type="float" office:value="11" calcext:value-type="float">
            <text:p>11</text:p>
          </table:table-cell>
          <table:table-cell table:style-name="ce79" table:formula="of:=[$ToteMProKw.I20]+[$ToteWProKw.I20]" office:value-type="float" office:value="11" calcext:value-type="float">
            <text:p>11</text:p>
          </table:table-cell>
          <table:table-cell table:style-name="ce79" table:formula="of:=[$ToteMProKw.J20]+[$ToteWProKw.J20]" office:value-type="float" office:value="11" calcext:value-type="float">
            <text:p>11</text:p>
          </table:table-cell>
          <table:table-cell table:style-name="ce79" table:formula="of:=[$ToteMProKw.K20]+[$ToteWProKw.K20]" office:value-type="float" office:value="12" calcext:value-type="float">
            <text:p>12</text:p>
          </table:table-cell>
          <table:table-cell table:style-name="ce79" table:formula="of:=[$ToteMProKw.L20]+[$ToteWProKw.L20]" office:value-type="float" office:value="0" calcext:value-type="float">
            <text:p>0</text:p>
          </table:table-cell>
          <table:table-cell table:style-name="ce79" table:formula="of:=[$ToteMProKw.M20]+[$ToteWProKw.M20]" office:value-type="float" office:value="0" calcext:value-type="float">
            <text:p>0</text:p>
          </table:table-cell>
          <table:table-cell table:formula="of:=SUM([.B20:.M20])" office:value-type="float" office:value="48" calcext:value-type="float">
            <text:p>48</text:p>
          </table:table-cell>
          <table:table-cell table:style-name="ce81" office:value-type="date" office:date-value="2020-07-12" calcext:value-type="date">
            <text:p>So, 12. 07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29" calcext:value-type="float">
            <text:p>29</text:p>
          </table:table-cell>
          <table:table-cell table:style-name="ce79" table:formula="of:=[$ToteMProKw.B21]+[$ToteWProKw.B21]" office:value-type="float" office:value="0" calcext:value-type="float">
            <text:p>0</text:p>
          </table:table-cell>
          <table:table-cell table:style-name="ce79" table:formula="of:=[$ToteMProKw.C21]+[$ToteWProKw.C21]" office:value-type="float" office:value="0" calcext:value-type="float">
            <text:p>0</text:p>
          </table:table-cell>
          <table:table-cell table:style-name="ce79" table:formula="of:=[$ToteMProKw.D21]+[$ToteWProKw.D21]" office:value-type="float" office:value="0" calcext:value-type="float">
            <text:p>0</text:p>
          </table:table-cell>
          <table:table-cell table:style-name="ce79" table:formula="of:=[$ToteMProKw.E21]+[$ToteWProKw.E21]" office:value-type="float" office:value="0" calcext:value-type="float">
            <text:p>0</text:p>
          </table:table-cell>
          <table:table-cell table:style-name="ce79" table:formula="of:=[$ToteMProKw.F21]+[$ToteWProKw.F21]" office:value-type="float" office:value="0" calcext:value-type="float">
            <text:p>0</text:p>
          </table:table-cell>
          <table:table-cell table:style-name="ce79" table:formula="of:=[$ToteMProKw.G21]+[$ToteWProKw.G21]" office:value-type="float" office:value="1" calcext:value-type="float">
            <text:p>1</text:p>
          </table:table-cell>
          <table:table-cell table:style-name="ce79" table:formula="of:=[$ToteMProKw.H21]+[$ToteWProKw.H21]" office:value-type="float" office:value="4" calcext:value-type="float">
            <text:p>4</text:p>
          </table:table-cell>
          <table:table-cell table:style-name="ce79" table:formula="of:=[$ToteMProKw.I21]+[$ToteWProKw.I21]" office:value-type="float" office:value="8" calcext:value-type="float">
            <text:p>8</text:p>
          </table:table-cell>
          <table:table-cell table:style-name="ce79" table:formula="of:=[$ToteMProKw.J21]+[$ToteWProKw.J21]" office:value-type="float" office:value="8" calcext:value-type="float">
            <text:p>8</text:p>
          </table:table-cell>
          <table:table-cell table:style-name="ce79" table:formula="of:=[$ToteMProKw.K21]+[$ToteWProKw.K21]" office:value-type="float" office:value="2" calcext:value-type="float">
            <text:p>2</text:p>
          </table:table-cell>
          <table:table-cell table:style-name="ce79" table:formula="of:=[$ToteMProKw.L21]+[$ToteWProKw.L21]" office:value-type="float" office:value="-1" calcext:value-type="float">
            <text:p>-1</text:p>
          </table:table-cell>
          <table:table-cell table:style-name="ce79" table:formula="of:=[$ToteMProKw.M21]+[$ToteWProKw.M21]" office:value-type="float" office:value="0" calcext:value-type="float">
            <text:p>0</text:p>
          </table:table-cell>
          <table:table-cell table:formula="of:=SUM([.B21:.M21])" office:value-type="float" office:value="22" calcext:value-type="float">
            <text:p>22</text:p>
          </table:table-cell>
          <table:table-cell table:style-name="ce81" office:value-type="date" office:date-value="2020-07-19" calcext:value-type="date">
            <text:p>So, 19. 07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30" calcext:value-type="float">
            <text:p>30</text:p>
          </table:table-cell>
          <table:table-cell table:style-name="ce79" table:formula="of:=[$ToteMProKw.B22]+[$ToteWProKw.B22]" office:value-type="float" office:value="0" calcext:value-type="float">
            <text:p>0</text:p>
          </table:table-cell>
          <table:table-cell table:style-name="ce79" table:formula="of:=[$ToteMProKw.C22]+[$ToteWProKw.C22]" office:value-type="float" office:value="0" calcext:value-type="float">
            <text:p>0</text:p>
          </table:table-cell>
          <table:table-cell table:style-name="ce79" table:formula="of:=[$ToteMProKw.D22]+[$ToteWProKw.D22]" office:value-type="float" office:value="0" calcext:value-type="float">
            <text:p>0</text:p>
          </table:table-cell>
          <table:table-cell table:style-name="ce79" table:formula="of:=[$ToteMProKw.E22]+[$ToteWProKw.E22]" office:value-type="float" office:value="0" calcext:value-type="float">
            <text:p>0</text:p>
          </table:table-cell>
          <table:table-cell table:style-name="ce79" table:formula="of:=[$ToteMProKw.F22]+[$ToteWProKw.F22]" office:value-type="float" office:value="2" calcext:value-type="float">
            <text:p>2</text:p>
          </table:table-cell>
          <table:table-cell table:style-name="ce79" table:formula="of:=[$ToteMProKw.G22]+[$ToteWProKw.G22]" office:value-type="float" office:value="4" calcext:value-type="float">
            <text:p>4</text:p>
          </table:table-cell>
          <table:table-cell table:style-name="ce79" table:formula="of:=[$ToteMProKw.H22]+[$ToteWProKw.H22]" office:value-type="float" office:value="3" calcext:value-type="float">
            <text:p>3</text:p>
          </table:table-cell>
          <table:table-cell table:style-name="ce79" table:formula="of:=[$ToteMProKw.I22]+[$ToteWProKw.I22]" office:value-type="float" office:value="2" calcext:value-type="float">
            <text:p>2</text:p>
          </table:table-cell>
          <table:table-cell table:style-name="ce79" table:formula="of:=[$ToteMProKw.J22]+[$ToteWProKw.J22]" office:value-type="float" office:value="14" calcext:value-type="float">
            <text:p>14</text:p>
          </table:table-cell>
          <table:table-cell table:style-name="ce79" table:formula="of:=[$ToteMProKw.K22]+[$ToteWProKw.K22]" office:value-type="float" office:value="7" calcext:value-type="float">
            <text:p>7</text:p>
          </table:table-cell>
          <table:table-cell table:style-name="ce79" table:formula="of:=[$ToteMProKw.L22]+[$ToteWProKw.L22]" office:value-type="float" office:value="0" calcext:value-type="float">
            <text:p>0</text:p>
          </table:table-cell>
          <table:table-cell table:style-name="ce79" table:formula="of:=[$ToteMProKw.M22]+[$ToteWProKw.M22]" office:value-type="float" office:value="0" calcext:value-type="float">
            <text:p>0</text:p>
          </table:table-cell>
          <table:table-cell table:formula="of:=SUM([.B22:.M22])" office:value-type="float" office:value="32" calcext:value-type="float">
            <text:p>32</text:p>
          </table:table-cell>
          <table:table-cell table:style-name="ce81" office:value-type="date" office:date-value="2020-07-26" calcext:value-type="date">
            <text:p>So, 26. 07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31" calcext:value-type="float">
            <text:p>31</text:p>
          </table:table-cell>
          <table:table-cell table:style-name="ce79" table:formula="of:=[$ToteMProKw.B23]+[$ToteWProKw.B23]" office:value-type="float" office:value="0" calcext:value-type="float">
            <text:p>0</text:p>
          </table:table-cell>
          <table:table-cell table:style-name="ce79" table:formula="of:=[$ToteMProKw.C23]+[$ToteWProKw.C23]" office:value-type="float" office:value="0" calcext:value-type="float">
            <text:p>0</text:p>
          </table:table-cell>
          <table:table-cell table:style-name="ce79" table:formula="of:=[$ToteMProKw.D23]+[$ToteWProKw.D23]" office:value-type="float" office:value="0" calcext:value-type="float">
            <text:p>0</text:p>
          </table:table-cell>
          <table:table-cell table:style-name="ce79" table:formula="of:=[$ToteMProKw.E23]+[$ToteWProKw.E23]" office:value-type="float" office:value="0" calcext:value-type="float">
            <text:p>0</text:p>
          </table:table-cell>
          <table:table-cell table:style-name="ce79" table:formula="of:=[$ToteMProKw.F23]+[$ToteWProKw.F23]" office:value-type="float" office:value="1" calcext:value-type="float">
            <text:p>1</text:p>
          </table:table-cell>
          <table:table-cell table:style-name="ce79" table:formula="of:=[$ToteMProKw.G23]+[$ToteWProKw.G23]" office:value-type="float" office:value="1" calcext:value-type="float">
            <text:p>1</text:p>
          </table:table-cell>
          <table:table-cell table:style-name="ce79" table:formula="of:=[$ToteMProKw.H23]+[$ToteWProKw.H23]" office:value-type="float" office:value="5" calcext:value-type="float">
            <text:p>5</text:p>
          </table:table-cell>
          <table:table-cell table:style-name="ce79" table:formula="of:=[$ToteMProKw.I23]+[$ToteWProKw.I23]" office:value-type="float" office:value="7" calcext:value-type="float">
            <text:p>7</text:p>
          </table:table-cell>
          <table:table-cell table:style-name="ce79" table:formula="of:=[$ToteMProKw.J23]+[$ToteWProKw.J23]" office:value-type="float" office:value="10" calcext:value-type="float">
            <text:p>10</text:p>
          </table:table-cell>
          <table:table-cell table:style-name="ce79" table:formula="of:=[$ToteMProKw.K23]+[$ToteWProKw.K23]" office:value-type="float" office:value="6" calcext:value-type="float">
            <text:p>6</text:p>
          </table:table-cell>
          <table:table-cell table:style-name="ce79" table:formula="of:=[$ToteMProKw.L23]+[$ToteWProKw.L23]" office:value-type="float" office:value="0" calcext:value-type="float">
            <text:p>0</text:p>
          </table:table-cell>
          <table:table-cell table:style-name="ce79" table:formula="of:=[$ToteMProKw.M23]+[$ToteWProKw.M23]" office:value-type="float" office:value="0" calcext:value-type="float">
            <text:p>0</text:p>
          </table:table-cell>
          <table:table-cell table:formula="of:=SUM([.B23:.M23])" office:value-type="float" office:value="30" calcext:value-type="float">
            <text:p>30</text:p>
          </table:table-cell>
          <table:table-cell table:style-name="ce81" office:value-type="date" office:date-value="2020-08-02" calcext:value-type="date">
            <text:p>So, 02. 08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32" calcext:value-type="float">
            <text:p>32</text:p>
          </table:table-cell>
          <table:table-cell table:style-name="ce79" table:formula="of:=[$ToteMProKw.B24]+[$ToteWProKw.B24]" office:value-type="float" office:value="0" calcext:value-type="float">
            <text:p>0</text:p>
          </table:table-cell>
          <table:table-cell table:style-name="ce79" table:formula="of:=[$ToteMProKw.C24]+[$ToteWProKw.C24]" office:value-type="float" office:value="0" calcext:value-type="float">
            <text:p>0</text:p>
          </table:table-cell>
          <table:table-cell table:style-name="ce79" table:formula="of:=[$ToteMProKw.D24]+[$ToteWProKw.D24]" office:value-type="float" office:value="1" calcext:value-type="float">
            <text:p>1</text:p>
          </table:table-cell>
          <table:table-cell table:style-name="ce79" table:formula="of:=[$ToteMProKw.E24]+[$ToteWProKw.E24]" office:value-type="float" office:value="0" calcext:value-type="float">
            <text:p>0</text:p>
          </table:table-cell>
          <table:table-cell table:style-name="ce79" table:formula="of:=[$ToteMProKw.F24]+[$ToteWProKw.F24]" office:value-type="float" office:value="0" calcext:value-type="float">
            <text:p>0</text:p>
          </table:table-cell>
          <table:table-cell table:style-name="ce79" table:formula="of:=[$ToteMProKw.G24]+[$ToteWProKw.G24]" office:value-type="float" office:value="1" calcext:value-type="float">
            <text:p>1</text:p>
          </table:table-cell>
          <table:table-cell table:style-name="ce79" table:formula="of:=[$ToteMProKw.H24]+[$ToteWProKw.H24]" office:value-type="float" office:value="6" calcext:value-type="float">
            <text:p>6</text:p>
          </table:table-cell>
          <table:table-cell table:style-name="ce79" table:formula="of:=[$ToteMProKw.I24]+[$ToteWProKw.I24]" office:value-type="float" office:value="10" calcext:value-type="float">
            <text:p>10</text:p>
          </table:table-cell>
          <table:table-cell table:style-name="ce79" table:formula="of:=[$ToteMProKw.J24]+[$ToteWProKw.J24]" office:value-type="float" office:value="23" calcext:value-type="float">
            <text:p>23</text:p>
          </table:table-cell>
          <table:table-cell table:style-name="ce79" table:formula="of:=[$ToteMProKw.K24]+[$ToteWProKw.K24]" office:value-type="float" office:value="9" calcext:value-type="float">
            <text:p>9</text:p>
          </table:table-cell>
          <table:table-cell table:style-name="ce79" table:formula="of:=[$ToteMProKw.L24]+[$ToteWProKw.L24]" office:value-type="float" office:value="0" calcext:value-type="float">
            <text:p>0</text:p>
          </table:table-cell>
          <table:table-cell table:style-name="ce79" table:formula="of:=[$ToteMProKw.M24]+[$ToteWProKw.M24]" office:value-type="float" office:value="-1" calcext:value-type="float">
            <text:p>-1</text:p>
          </table:table-cell>
          <table:table-cell table:formula="of:=SUM([.B24:.M24])" office:value-type="float" office:value="49" calcext:value-type="float">
            <text:p>49</text:p>
          </table:table-cell>
          <table:table-cell table:style-name="ce81" office:value-type="date" office:date-value="2020-08-09" calcext:value-type="date">
            <text:p>So, 09. 08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33" calcext:value-type="float">
            <text:p>33</text:p>
          </table:table-cell>
          <table:table-cell table:style-name="ce79" table:formula="of:=[$ToteMProKw.B25]+[$ToteWProKw.B25]" office:value-type="float" office:value="0" calcext:value-type="float">
            <text:p>0</text:p>
          </table:table-cell>
          <table:table-cell table:style-name="ce79" table:formula="of:=[$ToteMProKw.C25]+[$ToteWProKw.C25]" office:value-type="float" office:value="0" calcext:value-type="float">
            <text:p>0</text:p>
          </table:table-cell>
          <table:table-cell table:style-name="ce79" table:formula="of:=[$ToteMProKw.D25]+[$ToteWProKw.D25]" office:value-type="float" office:value="0" calcext:value-type="float">
            <text:p>0</text:p>
          </table:table-cell>
          <table:table-cell table:style-name="ce79" table:formula="of:=[$ToteMProKw.E25]+[$ToteWProKw.E25]" office:value-type="float" office:value="0" calcext:value-type="float">
            <text:p>0</text:p>
          </table:table-cell>
          <table:table-cell table:style-name="ce79" table:formula="of:=[$ToteMProKw.F25]+[$ToteWProKw.F25]" office:value-type="float" office:value="0" calcext:value-type="float">
            <text:p>0</text:p>
          </table:table-cell>
          <table:table-cell table:style-name="ce79" table:formula="of:=[$ToteMProKw.G25]+[$ToteWProKw.G25]" office:value-type="float" office:value="2" calcext:value-type="float">
            <text:p>2</text:p>
          </table:table-cell>
          <table:table-cell table:style-name="ce79" table:formula="of:=[$ToteMProKw.H25]+[$ToteWProKw.H25]" office:value-type="float" office:value="2" calcext:value-type="float">
            <text:p>2</text:p>
          </table:table-cell>
          <table:table-cell table:style-name="ce79" table:formula="of:=[$ToteMProKw.I25]+[$ToteWProKw.I25]" office:value-type="float" office:value="10" calcext:value-type="float">
            <text:p>10</text:p>
          </table:table-cell>
          <table:table-cell table:style-name="ce79" table:formula="of:=[$ToteMProKw.J25]+[$ToteWProKw.J25]" office:value-type="float" office:value="17" calcext:value-type="float">
            <text:p>17</text:p>
          </table:table-cell>
          <table:table-cell table:style-name="ce79" table:formula="of:=[$ToteMProKw.K25]+[$ToteWProKw.K25]" office:value-type="float" office:value="4" calcext:value-type="float">
            <text:p>4</text:p>
          </table:table-cell>
          <table:table-cell table:style-name="ce79" table:formula="of:=[$ToteMProKw.L25]+[$ToteWProKw.L25]" office:value-type="float" office:value="0" calcext:value-type="float">
            <text:p>0</text:p>
          </table:table-cell>
          <table:table-cell table:style-name="ce79" table:formula="of:=[$ToteMProKw.M25]+[$ToteWProKw.M25]" office:value-type="float" office:value="0" calcext:value-type="float">
            <text:p>0</text:p>
          </table:table-cell>
          <table:table-cell table:formula="of:=SUM([.B25:.M25])" office:value-type="float" office:value="35" calcext:value-type="float">
            <text:p>35</text:p>
          </table:table-cell>
          <table:table-cell table:style-name="ce81" office:value-type="date" office:date-value="2020-08-16" calcext:value-type="date">
            <text:p>So, 16. 08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34" calcext:value-type="float">
            <text:p>34</text:p>
          </table:table-cell>
          <table:table-cell table:style-name="ce79" table:formula="of:=[$ToteMProKw.B26]+[$ToteWProKw.B26]" office:value-type="float" office:value="0" calcext:value-type="float">
            <text:p>0</text:p>
          </table:table-cell>
          <table:table-cell table:style-name="ce79" table:formula="of:=[$ToteMProKw.C26]+[$ToteWProKw.C26]" office:value-type="float" office:value="0" calcext:value-type="float">
            <text:p>0</text:p>
          </table:table-cell>
          <table:table-cell table:style-name="ce79" table:formula="of:=[$ToteMProKw.D26]+[$ToteWProKw.D26]" office:value-type="float" office:value="0" calcext:value-type="float">
            <text:p>0</text:p>
          </table:table-cell>
          <table:table-cell table:style-name="ce79" table:formula="of:=[$ToteMProKw.E26]+[$ToteWProKw.E26]" office:value-type="float" office:value="0" calcext:value-type="float">
            <text:p>0</text:p>
          </table:table-cell>
          <table:table-cell table:style-name="ce79" table:formula="of:=[$ToteMProKw.F26]+[$ToteWProKw.F26]" office:value-type="float" office:value="2" calcext:value-type="float">
            <text:p>2</text:p>
          </table:table-cell>
          <table:table-cell table:style-name="ce79" table:formula="of:=[$ToteMProKw.G26]+[$ToteWProKw.G26]" office:value-type="float" office:value="2" calcext:value-type="float">
            <text:p>2</text:p>
          </table:table-cell>
          <table:table-cell table:style-name="ce79" table:formula="of:=[$ToteMProKw.H26]+[$ToteWProKw.H26]" office:value-type="float" office:value="2" calcext:value-type="float">
            <text:p>2</text:p>
          </table:table-cell>
          <table:table-cell table:style-name="ce79" table:formula="of:=[$ToteMProKw.I26]+[$ToteWProKw.I26]" office:value-type="float" office:value="4" calcext:value-type="float">
            <text:p>4</text:p>
          </table:table-cell>
          <table:table-cell table:style-name="ce79" table:formula="of:=[$ToteMProKw.J26]+[$ToteWProKw.J26]" office:value-type="float" office:value="19" calcext:value-type="float">
            <text:p>19</text:p>
          </table:table-cell>
          <table:table-cell table:style-name="ce79" table:formula="of:=[$ToteMProKw.K26]+[$ToteWProKw.K26]" office:value-type="float" office:value="9" calcext:value-type="float">
            <text:p>9</text:p>
          </table:table-cell>
          <table:table-cell table:style-name="ce79" table:formula="of:=[$ToteMProKw.L26]+[$ToteWProKw.L26]" office:value-type="float" office:value="2" calcext:value-type="float">
            <text:p>2</text:p>
          </table:table-cell>
          <table:table-cell table:style-name="ce79" table:formula="of:=[$ToteMProKw.M26]+[$ToteWProKw.M26]" office:value-type="float" office:value="0" calcext:value-type="float">
            <text:p>0</text:p>
          </table:table-cell>
          <table:table-cell table:formula="of:=SUM([.B26:.M26])" office:value-type="float" office:value="40" calcext:value-type="float">
            <text:p>40</text:p>
          </table:table-cell>
          <table:table-cell table:style-name="ce81" office:value-type="date" office:date-value="2020-08-23" calcext:value-type="date">
            <text:p>So, 23. 08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35" calcext:value-type="float">
            <text:p>35</text:p>
          </table:table-cell>
          <table:table-cell table:style-name="ce79" table:formula="of:=[$ToteMProKw.B27]+[$ToteWProKw.B27]" office:value-type="float" office:value="0" calcext:value-type="float">
            <text:p>0</text:p>
          </table:table-cell>
          <table:table-cell table:style-name="ce79" table:formula="of:=[$ToteMProKw.C27]+[$ToteWProKw.C27]" office:value-type="float" office:value="0" calcext:value-type="float">
            <text:p>0</text:p>
          </table:table-cell>
          <table:table-cell table:style-name="ce79" table:formula="of:=[$ToteMProKw.D27]+[$ToteWProKw.D27]" office:value-type="float" office:value="0" calcext:value-type="float">
            <text:p>0</text:p>
          </table:table-cell>
          <table:table-cell table:style-name="ce79" table:formula="of:=[$ToteMProKw.E27]+[$ToteWProKw.E27]" office:value-type="float" office:value="1" calcext:value-type="float">
            <text:p>1</text:p>
          </table:table-cell>
          <table:table-cell table:style-name="ce79" table:formula="of:=[$ToteMProKw.F27]+[$ToteWProKw.F27]" office:value-type="float" office:value="0" calcext:value-type="float">
            <text:p>0</text:p>
          </table:table-cell>
          <table:table-cell table:style-name="ce79" table:formula="of:=[$ToteMProKw.G27]+[$ToteWProKw.G27]" office:value-type="float" office:value="3" calcext:value-type="float">
            <text:p>3</text:p>
          </table:table-cell>
          <table:table-cell table:style-name="ce79" table:formula="of:=[$ToteMProKw.H27]+[$ToteWProKw.H27]" office:value-type="float" office:value="6" calcext:value-type="float">
            <text:p>6</text:p>
          </table:table-cell>
          <table:table-cell table:style-name="ce79" table:formula="of:=[$ToteMProKw.I27]+[$ToteWProKw.I27]" office:value-type="float" office:value="6" calcext:value-type="float">
            <text:p>6</text:p>
          </table:table-cell>
          <table:table-cell table:style-name="ce79" table:formula="of:=[$ToteMProKw.J27]+[$ToteWProKw.J27]" office:value-type="float" office:value="7" calcext:value-type="float">
            <text:p>7</text:p>
          </table:table-cell>
          <table:table-cell table:style-name="ce79" table:formula="of:=[$ToteMProKw.K27]+[$ToteWProKw.K27]" office:value-type="float" office:value="3" calcext:value-type="float">
            <text:p>3</text:p>
          </table:table-cell>
          <table:table-cell table:style-name="ce79" table:formula="of:=[$ToteMProKw.L27]+[$ToteWProKw.L27]" office:value-type="float" office:value="0" calcext:value-type="float">
            <text:p>0</text:p>
          </table:table-cell>
          <table:table-cell table:style-name="ce79" table:formula="of:=[$ToteMProKw.M27]+[$ToteWProKw.M27]" office:value-type="float" office:value="0" calcext:value-type="float">
            <text:p>0</text:p>
          </table:table-cell>
          <table:table-cell table:formula="of:=SUM([.B27:.M27])" office:value-type="float" office:value="26" calcext:value-type="float">
            <text:p>26</text:p>
          </table:table-cell>
          <table:table-cell table:style-name="ce81" office:value-type="date" office:date-value="2020-08-30" calcext:value-type="date">
            <text:p>So, 30. 08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36" calcext:value-type="float">
            <text:p>36</text:p>
          </table:table-cell>
          <table:table-cell table:style-name="ce79" table:formula="of:=[$ToteMProKw.B28]+[$ToteWProKw.B28]" office:value-type="float" office:value="0" calcext:value-type="float">
            <text:p>0</text:p>
          </table:table-cell>
          <table:table-cell table:style-name="ce79" table:formula="of:=[$ToteMProKw.C28]+[$ToteWProKw.C28]" office:value-type="float" office:value="-1" calcext:value-type="float">
            <text:p>-1</text:p>
          </table:table-cell>
          <table:table-cell table:style-name="ce79" table:formula="of:=[$ToteMProKw.D28]+[$ToteWProKw.D28]" office:value-type="float" office:value="0" calcext:value-type="float">
            <text:p>0</text:p>
          </table:table-cell>
          <table:table-cell table:style-name="ce79" table:formula="of:=[$ToteMProKw.E28]+[$ToteWProKw.E28]" office:value-type="float" office:value="0" calcext:value-type="float">
            <text:p>0</text:p>
          </table:table-cell>
          <table:table-cell table:style-name="ce79" table:formula="of:=[$ToteMProKw.F28]+[$ToteWProKw.F28]" office:value-type="float" office:value="0" calcext:value-type="float">
            <text:p>0</text:p>
          </table:table-cell>
          <table:table-cell table:style-name="ce79" table:formula="of:=[$ToteMProKw.G28]+[$ToteWProKw.G28]" office:value-type="float" office:value="4" calcext:value-type="float">
            <text:p>4</text:p>
          </table:table-cell>
          <table:table-cell table:style-name="ce79" table:formula="of:=[$ToteMProKw.H28]+[$ToteWProKw.H28]" office:value-type="float" office:value="8" calcext:value-type="float">
            <text:p>8</text:p>
          </table:table-cell>
          <table:table-cell table:style-name="ce79" table:formula="of:=[$ToteMProKw.I28]+[$ToteWProKw.I28]" office:value-type="float" office:value="8" calcext:value-type="float">
            <text:p>8</text:p>
          </table:table-cell>
          <table:table-cell table:style-name="ce79" table:formula="of:=[$ToteMProKw.J28]+[$ToteWProKw.J28]" office:value-type="float" office:value="7" calcext:value-type="float">
            <text:p>7</text:p>
          </table:table-cell>
          <table:table-cell table:style-name="ce79" table:formula="of:=[$ToteMProKw.K28]+[$ToteWProKw.K28]" office:value-type="float" office:value="1" calcext:value-type="float">
            <text:p>1</text:p>
          </table:table-cell>
          <table:table-cell table:style-name="ce79" table:formula="of:=[$ToteMProKw.L28]+[$ToteWProKw.L28]" office:value-type="float" office:value="0" calcext:value-type="float">
            <text:p>0</text:p>
          </table:table-cell>
          <table:table-cell table:style-name="ce79" table:formula="of:=[$ToteMProKw.M28]+[$ToteWProKw.M28]" office:value-type="float" office:value="0" calcext:value-type="float">
            <text:p>0</text:p>
          </table:table-cell>
          <table:table-cell table:formula="of:=SUM([.B28:.M28])" office:value-type="float" office:value="27" calcext:value-type="float">
            <text:p>27</text:p>
          </table:table-cell>
          <table:table-cell table:style-name="ce81" office:value-type="date" office:date-value="2020-09-06" calcext:value-type="date">
            <text:p>So, 06. 09 20</text:p>
          </table:table-cell>
          <table:table-cell table:number-columns-repeated="9"/>
          <table:table-cell table:style-name="ce77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79" table:formula="of:=[$ToteMProKw.B29]+[$ToteWProKw.B29]" office:value-type="float" office:value="0" calcext:value-type="float">
            <text:p>0</text:p>
          </table:table-cell>
          <table:table-cell table:style-name="ce79" table:formula="of:=[$ToteMProKw.C29]+[$ToteWProKw.C29]" office:value-type="float" office:value="0" calcext:value-type="float">
            <text:p>0</text:p>
          </table:table-cell>
          <table:table-cell table:style-name="ce79" table:formula="of:=[$ToteMProKw.D29]+[$ToteWProKw.D29]" office:value-type="float" office:value="0" calcext:value-type="float">
            <text:p>0</text:p>
          </table:table-cell>
          <table:table-cell table:style-name="ce79" table:formula="of:=[$ToteMProKw.E29]+[$ToteWProKw.E29]" office:value-type="float" office:value="1" calcext:value-type="float">
            <text:p>1</text:p>
          </table:table-cell>
          <table:table-cell table:style-name="ce79" table:formula="of:=[$ToteMProKw.F29]+[$ToteWProKw.F29]" office:value-type="float" office:value="1" calcext:value-type="float">
            <text:p>1</text:p>
          </table:table-cell>
          <table:table-cell table:style-name="ce79" table:formula="of:=[$ToteMProKw.G29]+[$ToteWProKw.G29]" office:value-type="float" office:value="2" calcext:value-type="float">
            <text:p>2</text:p>
          </table:table-cell>
          <table:table-cell table:style-name="ce79" table:formula="of:=[$ToteMProKw.H29]+[$ToteWProKw.H29]" office:value-type="float" office:value="1" calcext:value-type="float">
            <text:p>1</text:p>
          </table:table-cell>
          <table:table-cell table:style-name="ce79" table:formula="of:=[$ToteMProKw.I29]+[$ToteWProKw.I29]" office:value-type="float" office:value="11" calcext:value-type="float">
            <text:p>11</text:p>
          </table:table-cell>
          <table:table-cell table:style-name="ce79" table:formula="of:=[$ToteMProKw.J29]+[$ToteWProKw.J29]" office:value-type="float" office:value="6" calcext:value-type="float">
            <text:p>6</text:p>
          </table:table-cell>
          <table:table-cell table:style-name="ce79" table:formula="of:=[$ToteMProKw.K29]+[$ToteWProKw.K29]" office:value-type="float" office:value="2" calcext:value-type="float">
            <text:p>2</text:p>
          </table:table-cell>
          <table:table-cell table:style-name="ce79" table:formula="of:=[$ToteMProKw.L29]+[$ToteWProKw.L29]" office:value-type="float" office:value="0" calcext:value-type="float">
            <text:p>0</text:p>
          </table:table-cell>
          <table:table-cell table:style-name="ce79" table:formula="of:=[$ToteMProKw.M29]+[$ToteWProKw.M29]" office:value-type="float" office:value="0" calcext:value-type="float">
            <text:p>0</text:p>
          </table:table-cell>
          <table:table-cell table:formula="of:=SUM([.B29:.M29])" office:value-type="float" office:value="24" calcext:value-type="float">
            <text:p>24</text:p>
          </table:table-cell>
          <table:table-cell table:style-name="ce81" office:value-type="date" office:date-value="2020-09-13" calcext:value-type="date">
            <text:p>So, 13. 09 20</text:p>
          </table:table-cell>
          <table:table-cell table:number-columns-repeated="9"/>
          <table:table-cell table:style-name="ce77"/>
        </table:table-row>
        <table:table-row table:style-name="ro3">
          <table:table-cell table:style-name="ce78" office:value-type="float" office:value="38" calcext:value-type="float">
            <text:p>38</text:p>
          </table:table-cell>
          <table:table-cell table:style-name="ce79" table:formula="of:=[$ToteMProKw.B30]+[$ToteWProKw.B30]" office:value-type="float" office:value="0" calcext:value-type="float">
            <text:p>0</text:p>
          </table:table-cell>
          <table:table-cell table:style-name="ce79" table:formula="of:=[$ToteMProKw.C30]+[$ToteWProKw.C30]" office:value-type="float" office:value="0" calcext:value-type="float">
            <text:p>0</text:p>
          </table:table-cell>
          <table:table-cell table:style-name="ce79" table:formula="of:=[$ToteMProKw.D30]+[$ToteWProKw.D30]" office:value-type="float" office:value="0" calcext:value-type="float">
            <text:p>0</text:p>
          </table:table-cell>
          <table:table-cell table:style-name="ce79" table:formula="of:=[$ToteMProKw.E30]+[$ToteWProKw.E30]" office:value-type="float" office:value="1" calcext:value-type="float">
            <text:p>1</text:p>
          </table:table-cell>
          <table:table-cell table:style-name="ce79" table:formula="of:=[$ToteMProKw.F30]+[$ToteWProKw.F30]" office:value-type="float" office:value="0" calcext:value-type="float">
            <text:p>0</text:p>
          </table:table-cell>
          <table:table-cell table:style-name="ce79" table:formula="of:=[$ToteMProKw.G30]+[$ToteWProKw.G30]" office:value-type="float" office:value="6" calcext:value-type="float">
            <text:p>6</text:p>
          </table:table-cell>
          <table:table-cell table:style-name="ce79" table:formula="of:=[$ToteMProKw.H30]+[$ToteWProKw.H30]" office:value-type="float" office:value="4" calcext:value-type="float">
            <text:p>4</text:p>
          </table:table-cell>
          <table:table-cell table:style-name="ce79" table:formula="of:=[$ToteMProKw.I30]+[$ToteWProKw.I30]" office:value-type="float" office:value="12" calcext:value-type="float">
            <text:p>12</text:p>
          </table:table-cell>
          <table:table-cell table:style-name="ce79" table:formula="of:=[$ToteMProKw.J30]+[$ToteWProKw.J30]" office:value-type="float" office:value="17" calcext:value-type="float">
            <text:p>17</text:p>
          </table:table-cell>
          <table:table-cell table:style-name="ce79" table:formula="of:=[$ToteMProKw.K30]+[$ToteWProKw.K30]" office:value-type="float" office:value="7" calcext:value-type="float">
            <text:p>7</text:p>
          </table:table-cell>
          <table:table-cell table:style-name="ce79" table:formula="of:=[$ToteMProKw.L30]+[$ToteWProKw.L30]" office:value-type="float" office:value="0" calcext:value-type="float">
            <text:p>0</text:p>
          </table:table-cell>
          <table:table-cell table:style-name="ce79" table:formula="of:=[$ToteMProKw.M30]+[$ToteWProKw.M30]" office:value-type="float" office:value="0" calcext:value-type="float">
            <text:p>0</text:p>
          </table:table-cell>
          <table:table-cell table:formula="of:=SUM([.B30:.M30])" office:value-type="float" office:value="47" calcext:value-type="float">
            <text:p>47</text:p>
          </table:table-cell>
          <table:table-cell table:style-name="ce81" office:value-type="date" office:date-value="2020-09-20" calcext:value-type="date">
            <text:p>So, 20. 09 20</text:p>
          </table:table-cell>
          <table:table-cell table:number-columns-repeated="10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79" table:formula="of:=[$ToteMProKw.B31]+[$ToteWProKw.B31]" office:value-type="float" office:value="0" calcext:value-type="float">
            <text:p>0</text:p>
          </table:table-cell>
          <table:table-cell table:style-name="ce79" table:formula="of:=[$ToteMProKw.C31]+[$ToteWProKw.C31]" office:value-type="float" office:value="0" calcext:value-type="float">
            <text:p>0</text:p>
          </table:table-cell>
          <table:table-cell table:style-name="ce79" table:formula="of:=[$ToteMProKw.D31]+[$ToteWProKw.D31]" office:value-type="float" office:value="0" calcext:value-type="float">
            <text:p>0</text:p>
          </table:table-cell>
          <table:table-cell table:style-name="ce79" table:formula="of:=[$ToteMProKw.E31]+[$ToteWProKw.E31]" office:value-type="float" office:value="0" calcext:value-type="float">
            <text:p>0</text:p>
          </table:table-cell>
          <table:table-cell table:style-name="ce79" table:formula="of:=[$ToteMProKw.F31]+[$ToteWProKw.F31]" office:value-type="float" office:value="1" calcext:value-type="float">
            <text:p>1</text:p>
          </table:table-cell>
          <table:table-cell table:style-name="ce79" table:formula="of:=[$ToteMProKw.G31]+[$ToteWProKw.G31]" office:value-type="float" office:value="2" calcext:value-type="float">
            <text:p>2</text:p>
          </table:table-cell>
          <table:table-cell table:style-name="ce79" table:formula="of:=[$ToteMProKw.H31]+[$ToteWProKw.H31]" office:value-type="float" office:value="9" calcext:value-type="float">
            <text:p>9</text:p>
          </table:table-cell>
          <table:table-cell table:style-name="ce79" table:formula="of:=[$ToteMProKw.I31]+[$ToteWProKw.I31]" office:value-type="float" office:value="18" calcext:value-type="float">
            <text:p>18</text:p>
          </table:table-cell>
          <table:table-cell table:style-name="ce79" table:formula="of:=[$ToteMProKw.J31]+[$ToteWProKw.J31]" office:value-type="float" office:value="27" calcext:value-type="float">
            <text:p>27</text:p>
          </table:table-cell>
          <table:table-cell table:style-name="ce79" table:formula="of:=[$ToteMProKw.K31]+[$ToteWProKw.K31]" office:value-type="float" office:value="17" calcext:value-type="float">
            <text:p>17</text:p>
          </table:table-cell>
          <table:table-cell table:style-name="ce79" table:formula="of:=[$ToteMProKw.L31]+[$ToteWProKw.L31]" office:value-type="float" office:value="0" calcext:value-type="float">
            <text:p>0</text:p>
          </table:table-cell>
          <table:table-cell table:style-name="ce79" table:formula="of:=[$ToteMProKw.M31]+[$ToteWProKw.M31]" office:value-type="float" office:value="0" calcext:value-type="float">
            <text:p>0</text:p>
          </table:table-cell>
          <table:table-cell table:formula="of:=SUM([.B31:.M31])" office:value-type="float" office:value="74" calcext:value-type="float">
            <text:p>74</text:p>
          </table:table-cell>
          <table:table-cell table:style-name="ce81" office:value-type="date" office:date-value="2020-09-27" calcext:value-type="date">
            <text:p>So, 27. 09 20</text:p>
          </table:table-cell>
          <table:table-cell table:number-columns-repeated="10"/>
        </table:table-row>
        <table:table-row table:style-name="ro3">
          <table:table-cell table:style-name="ce78" office:value-type="float" office:value="40" calcext:value-type="float">
            <text:p>40</text:p>
          </table:table-cell>
          <table:table-cell table:style-name="ce79" table:formula="of:=[$ToteMProKw.B32]+[$ToteWProKw.B32]" office:value-type="float" office:value="0" calcext:value-type="float">
            <text:p>0</text:p>
          </table:table-cell>
          <table:table-cell table:style-name="ce79" table:formula="of:=[$ToteMProKw.C32]+[$ToteWProKw.C32]" office:value-type="float" office:value="0" calcext:value-type="float">
            <text:p>0</text:p>
          </table:table-cell>
          <table:table-cell table:style-name="ce79" table:formula="of:=[$ToteMProKw.D32]+[$ToteWProKw.D32]" office:value-type="float" office:value="0" calcext:value-type="float">
            <text:p>0</text:p>
          </table:table-cell>
          <table:table-cell table:style-name="ce79" table:formula="of:=[$ToteMProKw.E32]+[$ToteWProKw.E32]" office:value-type="float" office:value="1" calcext:value-type="float">
            <text:p>1</text:p>
          </table:table-cell>
          <table:table-cell table:style-name="ce79" table:formula="of:=[$ToteMProKw.F32]+[$ToteWProKw.F32]" office:value-type="float" office:value="1" calcext:value-type="float">
            <text:p>1</text:p>
          </table:table-cell>
          <table:table-cell table:style-name="ce79" table:formula="of:=[$ToteMProKw.G32]+[$ToteWProKw.G32]" office:value-type="float" office:value="9" calcext:value-type="float">
            <text:p>9</text:p>
          </table:table-cell>
          <table:table-cell table:style-name="ce79" table:formula="of:=[$ToteMProKw.H32]+[$ToteWProKw.H32]" office:value-type="float" office:value="1" calcext:value-type="float">
            <text:p>1</text:p>
          </table:table-cell>
          <table:table-cell table:style-name="ce79" table:formula="of:=[$ToteMProKw.I32]+[$ToteWProKw.I32]" office:value-type="float" office:value="11" calcext:value-type="float">
            <text:p>11</text:p>
          </table:table-cell>
          <table:table-cell table:style-name="ce79" table:formula="of:=[$ToteMProKw.J32]+[$ToteWProKw.J32]" office:value-type="float" office:value="40" calcext:value-type="float">
            <text:p>40</text:p>
          </table:table-cell>
          <table:table-cell table:style-name="ce79" table:formula="of:=[$ToteMProKw.K32]+[$ToteWProKw.K32]" office:value-type="float" office:value="12" calcext:value-type="float">
            <text:p>12</text:p>
          </table:table-cell>
          <table:table-cell table:style-name="ce79" table:formula="of:=[$ToteMProKw.L32]+[$ToteWProKw.L32]" office:value-type="float" office:value="1" calcext:value-type="float">
            <text:p>1</text:p>
          </table:table-cell>
          <table:table-cell table:style-name="ce79" table:formula="of:=[$ToteMProKw.M32]+[$ToteWProKw.M32]" office:value-type="float" office:value="0" calcext:value-type="float">
            <text:p>0</text:p>
          </table:table-cell>
          <table:table-cell table:formula="of:=SUM([.B32:.M32])" office:value-type="float" office:value="76" calcext:value-type="float">
            <text:p>76</text:p>
          </table:table-cell>
          <table:table-cell table:style-name="ce81" office:value-type="date" office:date-value="2020-10-04" calcext:value-type="date">
            <text:p>So, 04. 10 20</text:p>
          </table:table-cell>
          <table:table-cell table:number-columns-repeated="10"/>
        </table:table-row>
        <table:table-row table:style-name="ro3" table:number-rows-repeated="1048543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CFREntwicklung" table:style-name="ta2">
        <table:table-column table:style-name="co29" table:default-cell-style-name="Default"/>
        <table:table-column table:style-name="co30" table:visibility="collapse" table:number-columns-repeated="4" table:default-cell-style-name="ce95"/>
        <table:table-column table:style-name="co30" table:number-columns-repeated="7" table:default-cell-style-name="ce95"/>
        <table:table-column table:style-name="co31" table:default-cell-style-name="ce95"/>
        <table:table-row table:style-name="ro5">
          <table:table-cell table:style-name="ce83" office:value-type="string" calcext:value-type="string" table:number-columns-spanned="13" table:number-rows-spanned="1">
            <text:p>CFR Vergleich Gesamt mit Kw 27-36</text:p>
          </table:table-cell>
          <table:covered-table-cell table:number-columns-repeated="12" table:style-name="ce89"/>
        </table:table-row>
        <table:table-row table:style-name="ro6">
          <table:table-cell table:style-name="ce84" office:value-type="string" calcext:value-type="string">
            <text:p>Alter</text:p>
          </table:table-cell>
          <table:table-cell table:style-name="ce89" office:value-type="string" calcext:value-type="string">
            <text:p>Y0</text:p>
          </table:table-cell>
          <table:table-cell table:style-name="ce89" office:value-type="string" calcext:value-type="string">
            <text:p>Y10</text:p>
          </table:table-cell>
          <table:table-cell table:style-name="ce89" office:value-type="string" calcext:value-type="string">
            <text:p>Y20</text:p>
          </table:table-cell>
          <table:table-cell table:style-name="ce89" office:value-type="string" calcext:value-type="string">
            <text:p>Y30</text:p>
          </table:table-cell>
          <table:table-cell table:style-name="ce89" office:value-type="string" calcext:value-type="string">
            <text:p>Y40</text:p>
          </table:table-cell>
          <table:table-cell table:style-name="ce89" office:value-type="string" calcext:value-type="string">
            <text:p>Y50</text:p>
          </table:table-cell>
          <table:table-cell table:style-name="ce89" office:value-type="string" calcext:value-type="string">
            <text:p>Y60</text:p>
          </table:table-cell>
          <table:table-cell table:style-name="ce89" office:value-type="string" calcext:value-type="string">
            <text:p>Y70</text:p>
          </table:table-cell>
          <table:table-cell table:style-name="ce89" office:value-type="string" calcext:value-type="string">
            <text:p>Y80</text:p>
          </table:table-cell>
          <table:table-cell table:style-name="ce89" office:value-type="string" calcext:value-type="string">
            <text:p>Y90</text:p>
          </table:table-cell>
          <table:table-cell table:style-name="ce89" office:value-type="string" calcext:value-type="string">
            <text:p>Y100</text:p>
          </table:table-cell>
          <table:table-cell table:style-name="ce89" office:value-type="string" calcext:value-type="string">
            <text:p>Summe</text:p>
          </table:table-cell>
        </table:table-row>
        <table:table-row table:style-name="ro6">
          <table:table-cell table:style-name="ce85" office:value-type="string" calcext:value-type="string">
            <text:p>Fälle Kw 27-36</text:p>
          </table:table-cell>
          <table:table-cell table:style-name="ce90" table:formula="of:=SUM([$FaelleWocheAlter.B19:$FaelleWocheAlter.B28])" office:value-type="float" office:value="4411" calcext:value-type="float">
            <text:p>4411</text:p>
          </table:table-cell>
          <table:table-cell table:style-name="ce90" table:formula="of:=SUM([$FaelleWocheAlter.C19:$FaelleWocheAlter.C28])" office:value-type="float" office:value="8034" calcext:value-type="float">
            <text:p>8034</text:p>
          </table:table-cell>
          <table:table-cell table:style-name="ce90" table:formula="of:=SUM([$FaelleWocheAlter.D19:$FaelleWocheAlter.D28])" office:value-type="float" office:value="14466" calcext:value-type="float">
            <text:p>14466</text:p>
          </table:table-cell>
          <table:table-cell table:style-name="ce90" table:formula="of:=SUM([$FaelleWocheAlter.E19:$FaelleWocheAlter.E28])" office:value-type="float" office:value="10246" calcext:value-type="float">
            <text:p>10246</text:p>
          </table:table-cell>
          <table:table-cell table:style-name="ce90" table:formula="of:=SUM([$FaelleWocheAlter.F19:$FaelleWocheAlter.F28])" office:value-type="float" office:value="8814" calcext:value-type="float">
            <text:p>8814</text:p>
          </table:table-cell>
          <table:table-cell table:style-name="ce90" table:formula="of:=SUM([$FaelleWocheAlter.G19:$FaelleWocheAlter.G28])" office:value-type="float" office:value="6504" calcext:value-type="float">
            <text:p>6504</text:p>
          </table:table-cell>
          <table:table-cell table:style-name="ce90" table:formula="of:=SUM([$FaelleWocheAlter.H19:$FaelleWocheAlter.H28])" office:value-type="float" office:value="2707" calcext:value-type="float">
            <text:p>2707</text:p>
          </table:table-cell>
          <table:table-cell table:style-name="ce90" table:formula="of:=SUM([$FaelleWocheAlter.I19:$FaelleWocheAlter.I28])" office:value-type="float" office:value="1356" calcext:value-type="float">
            <text:p>1356</text:p>
          </table:table-cell>
          <table:table-cell table:style-name="ce90" table:formula="of:=SUM([$FaelleWocheAlter.J19:$FaelleWocheAlter.J28])" office:value-type="float" office:value="909" calcext:value-type="float">
            <text:p>909</text:p>
          </table:table-cell>
          <table:table-cell table:style-name="ce90" table:formula="of:=SUM([$FaelleWocheAlter.K19:$FaelleWocheAlter.K28])" office:value-type="float" office:value="238" calcext:value-type="float">
            <text:p>238</text:p>
          </table:table-cell>
          <table:table-cell table:style-name="ce90" table:formula="of:=SUM([$FaelleWocheAlter.L19:$FaelleWocheAlter.L28])" office:value-type="float" office:value="13" calcext:value-type="float">
            <text:p>13</text:p>
          </table:table-cell>
          <table:table-cell table:style-name="ce90" table:formula="of:=SUM([.B3:.L3])" office:value-type="float" office:value="57698" calcext:value-type="float">
            <text:p>57698</text:p>
          </table:table-cell>
        </table:table-row>
        <table:table-row table:style-name="ro6">
          <table:table-cell table:style-name="ce85" office:value-type="string" calcext:value-type="string">
            <text:p>Tote Kw 27-36 erwartet</text:p>
          </table:table-cell>
          <table:table-cell table:style-name="ce91" table:formula="of:=[.B3]*[.B10]" office:value-type="float" office:value="0.480448752859166" calcext:value-type="float">
            <text:p>0</text:p>
          </table:table-cell>
          <table:table-cell table:style-name="ce91" table:formula="of:=[.C3]*[.C10]" office:value-type="float" office:value="0.462654765332566" calcext:value-type="float">
            <text:p>0</text:p>
          </table:table-cell>
          <table:table-cell table:style-name="ce91" table:formula="of:=[.D3]*[.D10]" office:value-type="float" office:value="3.34056900055422" calcext:value-type="float">
            <text:p>3</text:p>
          </table:table-cell>
          <table:table-cell table:style-name="ce91" table:formula="of:=[.E3]*[.E10]" office:value-type="float" office:value="6.73069343353391" calcext:value-type="float">
            <text:p>7</text:p>
          </table:table-cell>
          <table:table-cell table:style-name="ce91" table:formula="of:=[.F3]*[.F10]" office:value-type="float" office:value="19.4816032777164" calcext:value-type="float">
            <text:p>19</text:p>
          </table:table-cell>
          <table:table-cell table:style-name="ce91" table:formula="of:=[.G3]*[.G10]" office:value-type="float" office:value="49.3670480345457" calcext:value-type="float">
            <text:p>49</text:p>
          </table:table-cell>
          <table:table-cell table:style-name="ce96" table:formula="of:=[.H3]*[.H10]" office:value-type="float" office:value="105.878535201582" calcext:value-type="float">
            <text:p>106</text:p>
          </table:table-cell>
          <table:table-cell table:style-name="ce91" table:formula="of:=[.I3]*[.I10]" office:value-type="float" office:value="180.994617868676" calcext:value-type="float">
            <text:p>181</text:p>
          </table:table-cell>
          <table:table-cell table:style-name="ce91" table:formula="of:=[.J3]*[.J10]" office:value-type="float" office:value="225.470974346622" calcext:value-type="float">
            <text:p>225</text:p>
          </table:table-cell>
          <table:table-cell table:style-name="ce91" table:formula="of:=[.K3]*[.K10]" office:value-type="float" office:value="74.08526277104" calcext:value-type="float">
            <text:p>74</text:p>
          </table:table-cell>
          <table:table-cell table:style-name="ce91" table:formula="of:=[.L3]*[.L10]" office:value-type="float" office:value="4.27848101265823" calcext:value-type="float">
            <text:p>4</text:p>
          </table:table-cell>
          <table:table-cell table:style-name="ce91" table:formula="of:=SUM([.B4:.L4])" office:value-type="float" office:value="670.57088846512" calcext:value-type="float">
            <text:p>671</text:p>
          </table:table-cell>
        </table:table-row>
        <table:table-row table:style-name="ro6">
          <table:table-cell table:style-name="ce86" office:value-type="string" calcext:value-type="string">
            <text:p>Tote Kw 27-36 Tatsächlich</text:p>
          </table:table-cell>
          <table:table-cell table:style-name="ce90" table:formula="of:=SUM([$ToteProKw.B19:$ToteProKw.B28])" office:value-type="float" office:value="0" calcext:value-type="float">
            <text:p>0</text:p>
          </table:table-cell>
          <table:table-cell table:style-name="ce90" table:formula="of:=SUM([$ToteProKw.C19:$ToteProKw.C28])" office:value-type="float" office:value="-1" calcext:value-type="float">
            <text:p>-1</text:p>
          </table:table-cell>
          <table:table-cell table:style-name="ce90" table:formula="of:=SUM([$ToteProKw.D19:$ToteProKw.D28])" office:value-type="float" office:value="1" calcext:value-type="float">
            <text:p>1</text:p>
          </table:table-cell>
          <table:table-cell table:style-name="ce90" table:formula="of:=SUM([$ToteProKw.E19:$ToteProKw.E28])" office:value-type="float" office:value="1" calcext:value-type="float">
            <text:p>1</text:p>
          </table:table-cell>
          <table:table-cell table:style-name="ce90" table:formula="of:=SUM([$ToteProKw.F19:$ToteProKw.F28])" office:value-type="float" office:value="9" calcext:value-type="float">
            <text:p>9</text:p>
          </table:table-cell>
          <table:table-cell table:style-name="ce90" table:formula="of:=SUM([$ToteProKw.G19:$ToteProKw.G28])" office:value-type="float" office:value="22" calcext:value-type="float">
            <text:p>22</text:p>
          </table:table-cell>
          <table:table-cell table:style-name="ce90" table:formula="of:=SUM([$ToteProKw.H19:$ToteProKw.H28])" office:value-type="float" office:value="55" calcext:value-type="float">
            <text:p>55</text:p>
          </table:table-cell>
          <table:table-cell table:style-name="ce90" table:formula="of:=SUM([$ToteProKw.I19:$ToteProKw.I28])" office:value-type="float" office:value="79" calcext:value-type="float">
            <text:p>79</text:p>
          </table:table-cell>
          <table:table-cell table:style-name="ce90" table:formula="of:=SUM([$ToteProKw.J19:$ToteProKw.J28])" office:value-type="float" office:value="136" calcext:value-type="float">
            <text:p>136</text:p>
          </table:table-cell>
          <table:table-cell table:style-name="ce97" table:formula="of:=SUM([$ToteProKw.K19:$ToteProKw.K28])" office:value-type="float" office:value="63" calcext:value-type="float">
            <text:p>63</text:p>
          </table:table-cell>
          <table:table-cell table:style-name="ce97" table:formula="of:=SUM([$ToteProKw.L19:$ToteProKw.L28])" office:value-type="float" office:value="1" calcext:value-type="float">
            <text:p>1</text:p>
          </table:table-cell>
          <table:table-cell table:style-name="ce90" table:formula="of:=SUM([.B5:.L5])" office:value-type="float" office:value="366" calcext:value-type="float">
            <text:p>366</text:p>
          </table:table-cell>
        </table:table-row>
        <table:table-row table:style-name="ro6">
          <table:table-cell table:style-name="ce87" office:value-type="string" calcext:value-type="string" table:number-columns-spanned="1" table:number-rows-spanned="2">
            <text:p>CI95%</text:p>
          </table:table-cell>
          <table:table-cell table:style-name="ce91" table:formula="of:=[.B4]-[.B8]" office:value-type="float" office:value="-0.87803970683315" calcext:value-type="float">
            <text:p>-1</text:p>
          </table:table-cell>
          <table:table-cell table:style-name="ce91" table:formula="of:=[.C4]-[.C8]" office:value-type="float" office:value="-0.870473958744165" calcext:value-type="float">
            <text:p>-1</text:p>
          </table:table-cell>
          <table:table-cell table:style-name="ce91" table:formula="of:=[.D4]-[.D8]" office:value-type="float" office:value="-0.241353161492319" calcext:value-type="float">
            <text:p>0</text:p>
          </table:table-cell>
          <table:table-cell table:style-name="ce91" table:formula="of:=[.E4]-[.E8]" office:value-type="float" office:value="1.64742220031962" calcext:value-type="float">
            <text:p>2</text:p>
          </table:table-cell>
          <table:table-cell table:style-name="ce91" table:formula="of:=[.F4]-[.F8]" office:value-type="float" office:value="10.8401273058398" calcext:value-type="float">
            <text:p>11</text:p>
          </table:table-cell>
          <table:table-cell table:style-name="ce91" table:formula="of:=[.G4]-[.G8]" office:value-type="float" office:value="35.6481205706394" calcext:value-type="float">
            <text:p>36</text:p>
          </table:table-cell>
          <table:table-cell table:style-name="ce91" table:formula="of:=[.H4]-[.H8]" office:value-type="float" office:value="86.1090107742714" calcext:value-type="float">
            <text:p>86</text:p>
          </table:table-cell>
          <table:table-cell table:style-name="ce91" table:formula="of:=[.I4]-[.I8]" office:value-type="float" office:value="156.448716493932" calcext:value-type="float">
            <text:p>156</text:p>
          </table:table-cell>
          <table:table-cell table:style-name="ce91" table:formula="of:=[.J4]-[.J8]" office:value-type="float" office:value="199.949960026199" calcext:value-type="float">
            <text:p>200</text:p>
          </table:table-cell>
          <table:table-cell table:style-name="ce91" table:formula="of:=[.K4]-[.K8]" office:value-type="float" office:value="60.0847962776" calcext:value-type="float">
            <text:p>60</text:p>
          </table:table-cell>
          <table:table-cell table:style-name="ce91" table:formula="of:=[.L4]-[.L8]" office:value-type="float" office:value="0.957814481109511" calcext:value-type="float">
            <text:p>1</text:p>
          </table:table-cell>
          <table:table-cell table:style-name="ce91" table:formula="of:=SUM([.B6:.L6])" office:value-type="float" office:value="549.696101302841" calcext:value-type="float">
            <text:p>550</text:p>
          </table:table-cell>
        </table:table-row>
        <table:table-row table:style-name="ro6">
          <table:covered-table-cell table:style-name="ce85"/>
          <table:table-cell table:style-name="ce91" table:formula="of:=[.B4]+[.B8]" office:value-type="float" office:value="1.83893721255148" calcext:value-type="float">
            <text:p>2</text:p>
          </table:table-cell>
          <table:table-cell table:style-name="ce91" table:formula="of:=[.C4]+[.C8]" office:value-type="float" office:value="1.7957834894093" calcext:value-type="float">
            <text:p>2</text:p>
          </table:table-cell>
          <table:table-cell table:style-name="ce91" table:formula="of:=[.D4]+[.D8]" office:value-type="float" office:value="6.92249116260076" calcext:value-type="float">
            <text:p>7</text:p>
          </table:table-cell>
          <table:table-cell table:style-name="ce91" table:formula="of:=[.E4]+[.E8]" office:value-type="float" office:value="11.8139646667482" calcext:value-type="float">
            <text:p>12</text:p>
          </table:table-cell>
          <table:table-cell table:style-name="ce91" table:formula="of:=[.F4]+[.F8]" office:value-type="float" office:value="28.123079249593" calcext:value-type="float">
            <text:p>28</text:p>
          </table:table-cell>
          <table:table-cell table:style-name="ce91" table:formula="of:=[.G4]+[.G8]" office:value-type="float" office:value="63.085975498452" calcext:value-type="float">
            <text:p>63</text:p>
          </table:table-cell>
          <table:table-cell table:style-name="ce91" table:formula="of:=[.H4]+[.H8]" office:value-type="float" office:value="125.648059628892" calcext:value-type="float">
            <text:p>126</text:p>
          </table:table-cell>
          <table:table-cell table:style-name="ce91" table:formula="of:=[.I4]+[.I8]" office:value-type="float" office:value="205.540519243421" calcext:value-type="float">
            <text:p>206</text:p>
          </table:table-cell>
          <table:table-cell table:style-name="ce91" table:formula="of:=[.J4]+[.J8]" office:value-type="float" office:value="250.991988667045" calcext:value-type="float">
            <text:p>251</text:p>
          </table:table-cell>
          <table:table-cell table:style-name="ce91" table:formula="of:=[.K4]+[.K8]" office:value-type="float" office:value="88.08572926448" calcext:value-type="float">
            <text:p>88</text:p>
          </table:table-cell>
          <table:table-cell table:style-name="ce91" table:formula="of:=[.L4]+[.L8]" office:value-type="float" office:value="7.59914754420695" calcext:value-type="float">
            <text:p>8</text:p>
          </table:table-cell>
          <table:table-cell table:style-name="ce91" table:formula="of:=SUM([.B7:.L7])" office:value-type="float" office:value="791.445675627399" calcext:value-type="float">
            <text:p>791</text:p>
          </table:table-cell>
        </table:table-row>
        <table:table-row table:style-name="ro6" table:visibility="collapse">
          <table:table-cell table:style-name="ce85" office:value-type="string" calcext:value-type="string">
            <text:p>SD</text:p>
          </table:table-cell>
          <table:table-cell table:style-name="ce92" table:formula="of:=SQRT([.B10]*(1-[.B10])*[.B3])*1.96" office:value-type="float" office:value="1.35848845969232" calcext:value-type="float">
            <text:p>1,4</text:p>
          </table:table-cell>
          <table:table-cell table:style-name="ce92" table:formula="of:=SQRT([.C10]*(1-[.C10])*[.C3])*1.96" office:value-type="float" office:value="1.33312872407673" calcext:value-type="float">
            <text:p>1,3</text:p>
          </table:table-cell>
          <table:table-cell table:style-name="ce92" table:formula="of:=SQRT([.D10]*(1-[.D10])*[.D3])*1.96" office:value-type="float" office:value="3.58192216204654" calcext:value-type="float">
            <text:p>3,6</text:p>
          </table:table-cell>
          <table:table-cell table:style-name="ce92" table:formula="of:=SQRT([.E10]*(1-[.E10])*[.E3])*1.96" office:value-type="float" office:value="5.08327123321429" calcext:value-type="float">
            <text:p>5,1</text:p>
          </table:table-cell>
          <table:table-cell table:style-name="ce92" table:formula="of:=SQRT([.F10]*(1-[.F10])*[.F3])*1.96" office:value-type="float" office:value="8.64147597187664" calcext:value-type="float">
            <text:p>8,6</text:p>
          </table:table-cell>
          <table:table-cell table:style-name="ce92" table:formula="of:=SQRT([.G10]*(1-[.G10])*[.G3])*1.96" office:value-type="float" office:value="13.7189274639063" calcext:value-type="float">
            <text:p>13,7</text:p>
          </table:table-cell>
          <table:table-cell table:style-name="ce92" table:formula="of:=SQRT([.H10]*(1-[.H10])*[.H3])*1.96" office:value-type="float" office:value="19.7695244273104" calcext:value-type="float">
            <text:p>19,8</text:p>
          </table:table-cell>
          <table:table-cell table:style-name="ce92" table:formula="of:=SQRT([.I10]*(1-[.I10])*[.I3])*1.96" office:value-type="float" office:value="24.5459013747443" calcext:value-type="float">
            <text:p>24,5</text:p>
          </table:table-cell>
          <table:table-cell table:style-name="ce92" table:formula="of:=SQRT([.J10]*(1-[.J10])*[.J3])*1.96" office:value-type="float" office:value="25.5210143204227" calcext:value-type="float">
            <text:p>25,5</text:p>
          </table:table-cell>
          <table:table-cell table:style-name="ce92" table:formula="of:=SQRT([.K10]*(1-[.K10])*[.K3])*1.96" office:value-type="float" office:value="14.00046649344" calcext:value-type="float">
            <text:p>14,0</text:p>
          </table:table-cell>
          <table:table-cell table:style-name="ce92" table:formula="of:=SQRT([.L10]*(1-[.L10])*[.L3])*1.96" office:value-type="float" office:value="3.32066653154872" calcext:value-type="float">
            <text:p>3,3</text:p>
          </table:table-cell>
          <table:table-cell table:style-name="ce91"/>
        </table:table-row>
        <table:table-row table:style-name="ro6">
          <table:table-cell table:style-name="ce85" office:value-type="string" calcext:value-type="string">
            <text:p>CFR Kw 27-36</text:p>
          </table:table-cell>
          <table:table-cell table:style-name="ce93" table:formula="of:=[.B5]/[.B3]" office:value-type="percentage" office:value="0" calcext:value-type="percentage">
            <text:p>0,0%</text:p>
          </table:table-cell>
          <table:table-cell table:style-name="ce93" table:formula="of:=[.C5]/[.C3]" office:value-type="percentage" office:value="-0.000124470998257406" calcext:value-type="percentage">
            <text:p>0,0%</text:p>
          </table:table-cell>
          <table:table-cell table:style-name="ce93" table:formula="of:=[.D5]/[.D3]" office:value-type="percentage" office:value="0.0000691276095672612" calcext:value-type="percentage">
            <text:p>0,0%</text:p>
          </table:table-cell>
          <table:table-cell table:style-name="ce93" table:formula="of:=[.E5]/[.E3]" office:value-type="percentage" office:value="0.0000975990630489947" calcext:value-type="percentage">
            <text:p>0,0%</text:p>
          </table:table-cell>
          <table:table-cell table:style-name="ce93" table:formula="of:=[.F5]/[.F3]" office:value-type="percentage" office:value="0.0010211027910143" calcext:value-type="percentage">
            <text:p>0,1%</text:p>
          </table:table-cell>
          <table:table-cell table:style-name="ce93" table:formula="of:=[.G5]/[.G3]" office:value-type="percentage" office:value="0.00338253382533825" calcext:value-type="percentage">
            <text:p>0,3%</text:p>
          </table:table-cell>
          <table:table-cell table:style-name="ce93" table:formula="of:=[.H5]/[.H3]" office:value-type="percentage" office:value="0.0203176948651644" calcext:value-type="percentage">
            <text:p>2,0%</text:p>
          </table:table-cell>
          <table:table-cell table:style-name="ce93" table:formula="of:=[.I5]/[.I3]" office:value-type="percentage" office:value="0.058259587020649" calcext:value-type="percentage">
            <text:p>5,8%</text:p>
          </table:table-cell>
          <table:table-cell table:style-name="ce93" table:formula="of:=[.J5]/[.J3]" office:value-type="percentage" office:value="0.14961496149615" calcext:value-type="percentage">
            <text:p>15,0%</text:p>
          </table:table-cell>
          <table:table-cell table:style-name="ce93" table:formula="of:=[.K5]/[.K3]" office:value-type="percentage" office:value="0.264705882352941" calcext:value-type="percentage">
            <text:p>26,5%</text:p>
          </table:table-cell>
          <table:table-cell table:style-name="ce93" table:formula="of:=[.L5]/[.L3]" office:value-type="percentage" office:value="0.0769230769230769" calcext:value-type="percentage">
            <text:p>7,7%</text:p>
          </table:table-cell>
          <table:table-cell table:style-name="ce93" table:formula="of:=[.M5]/[.M3]" office:value-type="percentage" office:value="0.00634337412042012" calcext:value-type="percentage">
            <text:p>0,6%</text:p>
          </table:table-cell>
        </table:table-row>
        <table:table-row table:style-name="ro6">
          <table:table-cell table:style-name="ce88" office:value-type="string" calcext:value-type="string">
            <text:p>CFR gesamt</text:p>
          </table:table-cell>
          <table:table-cell table:style-name="ce94" office:value-type="percentage" office:value="0.000108920596884871" calcext:value-type="percentage">
            <text:p>0,0%</text:p>
          </table:table-cell>
          <table:table-cell table:style-name="ce94" office:value-type="percentage" office:value="0.0000575871004894904" calcext:value-type="percentage">
            <text:p>0,0%</text:p>
          </table:table-cell>
          <table:table-cell table:style-name="ce94" office:value-type="percentage" office:value="0.000230925549602808" calcext:value-type="percentage">
            <text:p>0,0%</text:p>
          </table:table-cell>
          <table:table-cell table:style-name="ce94" office:value-type="percentage" office:value="0.000656909372782931" calcext:value-type="percentage">
            <text:p>0,1%</text:p>
          </table:table-cell>
          <table:table-cell table:style-name="ce94" office:value-type="percentage" office:value="0.00221030216447883" calcext:value-type="percentage">
            <text:p>0,2%</text:p>
          </table:table-cell>
          <table:table-cell table:style-name="ce94" office:value-type="percentage" office:value="0.00759025953790678" calcext:value-type="percentage">
            <text:p>0,8%</text:p>
          </table:table-cell>
          <table:table-cell table:style-name="ce94" office:value-type="percentage" office:value="0.0391128685635692" calcext:value-type="percentage">
            <text:p>3,9%</text:p>
          </table:table-cell>
          <table:table-cell table:style-name="ce94" office:value-type="percentage" office:value="0.133476856835307" calcext:value-type="percentage">
            <text:p>13,3%</text:p>
          </table:table-cell>
          <table:table-cell table:style-name="ce94" office:value-type="percentage" office:value="0.248042876068891" calcext:value-type="percentage">
            <text:p>24,8%</text:p>
          </table:table-cell>
          <table:table-cell table:style-name="ce94" office:value-type="percentage" office:value="0.311282616685042" calcext:value-type="percentage">
            <text:p>31,1%</text:p>
          </table:table-cell>
          <table:table-cell table:style-name="ce94" office:value-type="percentage" office:value="0.329113924050633" calcext:value-type="percentage">
            <text:p>32,9%</text:p>
          </table:table-cell>
          <table:table-cell table:style-name="ce94" office:value-type="percentage" office:value="0.0371939155324307" calcext:value-type="percentage">
            <text:p>3,7%</text:p>
          </table:table-cell>
        </table:table-row>
        <table:table-row table:style-name="ro3">
          <table:table-cell table:number-columns-repeated="13"/>
        </table:table-row>
        <table:table-row table:style-name="ro3" table:number-rows-repeated="2">
          <table:table-cell/>
          <table:table-cell table:style-name="Default" table:number-columns-repeated="12"/>
        </table:table-row>
        <table:table-row table:style-name="ro3" table:number-rows-repeated="1048562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oteNachKw" table:style-name="ta2">
        <table:table-column table:style-name="co10" table:default-cell-style-name="ce78"/>
        <table:table-column table:style-name="co10" table:number-columns-repeated="12" table:default-cell-style-name="ce79"/>
        <table:table-column table:style-name="co10" table:default-cell-style-name="Default"/>
        <table:table-column table:style-name="co32" table:default-cell-style-name="ce81"/>
        <table:table-column table:style-name="co10" table:default-cell-style-name="ce76"/>
        <table:table-row table:style-name="ro3">
          <table:table-cell table:style-name="Default" office:value-type="string" calcext:value-type="string">
            <text:p>Kw</text:p>
          </table:table-cell>
          <table:table-cell table:style-name="Default" office:value-type="string" calcext:value-type="string">
            <text:p>Y0</text:p>
          </table:table-cell>
          <table:table-cell table:style-name="Default" office:value-type="string" calcext:value-type="string">
            <text:p>Y10</text:p>
          </table:table-cell>
          <table:table-cell table:style-name="Default" office:value-type="string" calcext:value-type="string">
            <text:p>Y20</text:p>
          </table:table-cell>
          <table:table-cell table:style-name="Default" office:value-type="string" calcext:value-type="string">
            <text:p>Y30</text:p>
          </table:table-cell>
          <table:table-cell table:style-name="Default" office:value-type="string" calcext:value-type="string">
            <text:p>Y40</text:p>
          </table:table-cell>
          <table:table-cell table:style-name="Default" office:value-type="string" calcext:value-type="string">
            <text:p>Y50</text:p>
          </table:table-cell>
          <table:table-cell table:style-name="Default" office:value-type="string" calcext:value-type="string">
            <text:p>Y60</text:p>
          </table:table-cell>
          <table:table-cell table:style-name="Default" office:value-type="string" calcext:value-type="string">
            <text:p>Y70</text:p>
          </table:table-cell>
          <table:table-cell table:style-name="Default" office:value-type="string" calcext:value-type="string">
            <text:p>Y80</text:p>
          </table:table-cell>
          <table:table-cell table:style-name="Default" office:value-type="string" calcext:value-type="string">
            <text:p>Y90</text:p>
          </table:table-cell>
          <table:table-cell table:style-name="Default" office:value-type="string" calcext:value-type="string">
            <text:p>Y100</text:p>
          </table:table-cell>
          <table:table-cell table:style-name="Default"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table:style-name="ce80" office:value-type="string" calcext:value-type="string">
            <text:p>Kw Ende</text:p>
          </table:table-cell>
          <table:table-cell table:style-name="Default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[$ToteMProKw.B2]+[$ToteWProKw.B2]" office:value-type="float" office:value="0" calcext:value-type="float">
            <text:p>0</text:p>
          </table:table-cell>
          <table:table-cell table:formula="of:=[$ToteMProKw.C2]+[$ToteWProKw.C2]" office:value-type="float" office:value="0" calcext:value-type="float">
            <text:p>0</text:p>
          </table:table-cell>
          <table:table-cell table:formula="of:=[$ToteMProKw.D2]+[$ToteWProKw.D2]" office:value-type="float" office:value="0" calcext:value-type="float">
            <text:p>0</text:p>
          </table:table-cell>
          <table:table-cell table:formula="of:=[$ToteMProKw.E2]+[$ToteWProKw.E2]" office:value-type="float" office:value="0" calcext:value-type="float">
            <text:p>0</text:p>
          </table:table-cell>
          <table:table-cell table:formula="of:=[$ToteMProKw.F2]+[$ToteWProKw.F2]" office:value-type="float" office:value="0" calcext:value-type="float">
            <text:p>0</text:p>
          </table:table-cell>
          <table:table-cell table:formula="of:=[$ToteMProKw.G2]+[$ToteWProKw.G2]" office:value-type="float" office:value="0" calcext:value-type="float">
            <text:p>0</text:p>
          </table:table-cell>
          <table:table-cell table:formula="of:=[$ToteMProKw.H2]+[$ToteWProKw.H2]" office:value-type="float" office:value="0" calcext:value-type="float">
            <text:p>0</text:p>
          </table:table-cell>
          <table:table-cell table:formula="of:=[$ToteMProKw.I2]+[$ToteWProKw.I2]" office:value-type="float" office:value="0" calcext:value-type="float">
            <text:p>0</text:p>
          </table:table-cell>
          <table:table-cell table:formula="of:=[$ToteMProKw.J2]+[$ToteWProKw.J2]" office:value-type="float" office:value="0" calcext:value-type="float">
            <text:p>0</text:p>
          </table:table-cell>
          <table:table-cell table:formula="of:=[$ToteMProKw.K2]+[$ToteWProKw.K2]" office:value-type="float" office:value="0" calcext:value-type="float">
            <text:p>0</text:p>
          </table:table-cell>
          <table:table-cell table:formula="of:=[$ToteMProKw.L2]+[$ToteWProKw.L2]" office:value-type="float" office:value="0" calcext:value-type="float">
            <text:p>0</text:p>
          </table:table-cell>
          <table:table-cell table:formula="of:=[$ToteMProKw.M2]+[$ToteWProKw.M2]" office:value-type="float" office:value="0" calcext:value-type="float">
            <text:p>0</text:p>
          </table:table-cell>
          <table:table-cell table:formula="of:=SUM([.B2:.M2])" office:value-type="float" office:value="0" calcext:value-type="float">
            <text:p>0</text:p>
          </table:table-cell>
          <table:table-cell office:value-type="date" office:date-value="2020-03-08" calcext:value-type="date">
            <text:p>So, 08. 03 2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[$ToteMProKw.B3]+[$ToteWProKw.B3]" office:value-type="float" office:value="0" calcext:value-type="float">
            <text:p>0</text:p>
          </table:table-cell>
          <table:table-cell table:formula="of:=[$ToteMProKw.C3]+[$ToteWProKw.C3]" office:value-type="float" office:value="0" calcext:value-type="float">
            <text:p>0</text:p>
          </table:table-cell>
          <table:table-cell table:formula="of:=[$ToteMProKw.D3]+[$ToteWProKw.D3]" office:value-type="float" office:value="0" calcext:value-type="float">
            <text:p>0</text:p>
          </table:table-cell>
          <table:table-cell table:formula="of:=[$ToteMProKw.E3]+[$ToteWProKw.E3]" office:value-type="float" office:value="0" calcext:value-type="float">
            <text:p>0</text:p>
          </table:table-cell>
          <table:table-cell table:formula="of:=[$ToteMProKw.F3]+[$ToteWProKw.F3]" office:value-type="float" office:value="0" calcext:value-type="float">
            <text:p>0</text:p>
          </table:table-cell>
          <table:table-cell table:formula="of:=[$ToteMProKw.G3]+[$ToteWProKw.G3]" office:value-type="float" office:value="0" calcext:value-type="float">
            <text:p>0</text:p>
          </table:table-cell>
          <table:table-cell table:formula="of:=[$ToteMProKw.H3]+[$ToteWProKw.H3]" office:value-type="float" office:value="0" calcext:value-type="float">
            <text:p>0</text:p>
          </table:table-cell>
          <table:table-cell table:formula="of:=[$ToteMProKw.I3]+[$ToteWProKw.I3]" office:value-type="float" office:value="0" calcext:value-type="float">
            <text:p>0</text:p>
          </table:table-cell>
          <table:table-cell table:formula="of:=[$ToteMProKw.J3]+[$ToteWProKw.J3]" office:value-type="float" office:value="0" calcext:value-type="float">
            <text:p>0</text:p>
          </table:table-cell>
          <table:table-cell table:formula="of:=[$ToteMProKw.K3]+[$ToteWProKw.K3]" office:value-type="float" office:value="0" calcext:value-type="float">
            <text:p>0</text:p>
          </table:table-cell>
          <table:table-cell table:formula="of:=[$ToteMProKw.L3]+[$ToteWProKw.L3]" office:value-type="float" office:value="0" calcext:value-type="float">
            <text:p>0</text:p>
          </table:table-cell>
          <table:table-cell table:formula="of:=[$ToteMProKw.M3]+[$ToteWProKw.M3]" office:value-type="float" office:value="0" calcext:value-type="float">
            <text:p>0</text:p>
          </table:table-cell>
          <table:table-cell table:formula="of:=SUM([.B3:.M3])" office:value-type="float" office:value="0" calcext:value-type="float">
            <text:p>0</text:p>
          </table:table-cell>
          <table:table-cell office:value-type="date" office:date-value="2020-03-15" calcext:value-type="date">
            <text:p>So, 15. 03 2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[$ToteMProKw.B4]+[$ToteWProKw.B4]" office:value-type="float" office:value="0" calcext:value-type="float">
            <text:p>0</text:p>
          </table:table-cell>
          <table:table-cell table:formula="of:=[$ToteMProKw.C4]+[$ToteWProKw.C4]" office:value-type="float" office:value="0" calcext:value-type="float">
            <text:p>0</text:p>
          </table:table-cell>
          <table:table-cell table:formula="of:=[$ToteMProKw.D4]+[$ToteWProKw.D4]" office:value-type="float" office:value="0" calcext:value-type="float">
            <text:p>0</text:p>
          </table:table-cell>
          <table:table-cell table:formula="of:=[$ToteMProKw.E4]+[$ToteWProKw.E4]" office:value-type="float" office:value="0" calcext:value-type="float">
            <text:p>0</text:p>
          </table:table-cell>
          <table:table-cell table:formula="of:=[$ToteMProKw.F4]+[$ToteWProKw.F4]" office:value-type="float" office:value="0" calcext:value-type="float">
            <text:p>0</text:p>
          </table:table-cell>
          <table:table-cell table:formula="of:=[$ToteMProKw.G4]+[$ToteWProKw.G4]" office:value-type="float" office:value="0" calcext:value-type="float">
            <text:p>0</text:p>
          </table:table-cell>
          <table:table-cell table:formula="of:=[$ToteMProKw.H4]+[$ToteWProKw.H4]" office:value-type="float" office:value="0" calcext:value-type="float">
            <text:p>0</text:p>
          </table:table-cell>
          <table:table-cell table:formula="of:=[$ToteMProKw.I4]+[$ToteWProKw.I4]" office:value-type="float" office:value="0" calcext:value-type="float">
            <text:p>0</text:p>
          </table:table-cell>
          <table:table-cell table:formula="of:=[$ToteMProKw.J4]+[$ToteWProKw.J4]" office:value-type="float" office:value="0" calcext:value-type="float">
            <text:p>0</text:p>
          </table:table-cell>
          <table:table-cell table:formula="of:=[$ToteMProKw.K4]+[$ToteWProKw.K4]" office:value-type="float" office:value="0" calcext:value-type="float">
            <text:p>0</text:p>
          </table:table-cell>
          <table:table-cell table:formula="of:=[$ToteMProKw.L4]+[$ToteWProKw.L4]" office:value-type="float" office:value="0" calcext:value-type="float">
            <text:p>0</text:p>
          </table:table-cell>
          <table:table-cell table:formula="of:=[$ToteMProKw.M4]+[$ToteWProKw.M4]" office:value-type="float" office:value="0" calcext:value-type="float">
            <text:p>0</text:p>
          </table:table-cell>
          <table:table-cell table:formula="of:=SUM([.B4:.M4])" office:value-type="float" office:value="0" calcext:value-type="float">
            <text:p>0</text:p>
          </table:table-cell>
          <table:table-cell office:value-type="date" office:date-value="2020-03-22" calcext:value-type="date">
            <text:p>So, 22. 03 2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[$ToteMProKw.B5]+[$ToteWProKw.B5]" office:value-type="float" office:value="0" calcext:value-type="float">
            <text:p>0</text:p>
          </table:table-cell>
          <table:table-cell table:formula="of:=[$ToteMProKw.C5]+[$ToteWProKw.C5]" office:value-type="float" office:value="0" calcext:value-type="float">
            <text:p>0</text:p>
          </table:table-cell>
          <table:table-cell table:formula="of:=[$ToteMProKw.D5]+[$ToteWProKw.D5]" office:value-type="float" office:value="1" calcext:value-type="float">
            <text:p>1</text:p>
          </table:table-cell>
          <table:table-cell table:formula="of:=[$ToteMProKw.E5]+[$ToteWProKw.E5]" office:value-type="float" office:value="0" calcext:value-type="float">
            <text:p>0</text:p>
          </table:table-cell>
          <table:table-cell table:formula="of:=[$ToteMProKw.F5]+[$ToteWProKw.F5]" office:value-type="float" office:value="5" calcext:value-type="float">
            <text:p>5</text:p>
          </table:table-cell>
          <table:table-cell table:formula="of:=[$ToteMProKw.G5]+[$ToteWProKw.G5]" office:value-type="float" office:value="15" calcext:value-type="float">
            <text:p>15</text:p>
          </table:table-cell>
          <table:table-cell table:formula="of:=[$ToteMProKw.H5]+[$ToteWProKw.H5]" office:value-type="float" office:value="26" calcext:value-type="float">
            <text:p>26</text:p>
          </table:table-cell>
          <table:table-cell table:formula="of:=[$ToteMProKw.I5]+[$ToteWProKw.I5]" office:value-type="float" office:value="89" calcext:value-type="float">
            <text:p>89</text:p>
          </table:table-cell>
          <table:table-cell table:formula="of:=[$ToteMProKw.J5]+[$ToteWProKw.J5]" office:value-type="float" office:value="207" calcext:value-type="float">
            <text:p>207</text:p>
          </table:table-cell>
          <table:table-cell table:formula="of:=[$ToteMProKw.K5]+[$ToteWProKw.K5]" office:value-type="float" office:value="44" calcext:value-type="float">
            <text:p>44</text:p>
          </table:table-cell>
          <table:table-cell table:formula="of:=[$ToteMProKw.L5]+[$ToteWProKw.L5]" office:value-type="float" office:value="0" calcext:value-type="float">
            <text:p>0</text:p>
          </table:table-cell>
          <table:table-cell table:formula="of:=[$ToteMProKw.M5]+[$ToteWProKw.M5]" office:value-type="float" office:value="2" calcext:value-type="float">
            <text:p>2</text:p>
          </table:table-cell>
          <table:table-cell table:formula="of:=SUM([.B5:.M5])" office:value-type="float" office:value="389" calcext:value-type="float">
            <text:p>389</text:p>
          </table:table-cell>
          <table:table-cell office:value-type="date" office:date-value="2020-03-29" calcext:value-type="date">
            <text:p>So, 29. 03 2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[$ToteMProKw.B6]+[$ToteWProKw.B6]" office:value-type="float" office:value="0" calcext:value-type="float">
            <text:p>0</text:p>
          </table:table-cell>
          <table:table-cell table:formula="of:=[$ToteMProKw.C6]+[$ToteWProKw.C6]" office:value-type="float" office:value="0" calcext:value-type="float">
            <text:p>0</text:p>
          </table:table-cell>
          <table:table-cell table:formula="of:=[$ToteMProKw.D6]+[$ToteWProKw.D6]" office:value-type="float" office:value="-1" calcext:value-type="float">
            <text:p>-1</text:p>
          </table:table-cell>
          <table:table-cell table:formula="of:=[$ToteMProKw.E6]+[$ToteWProKw.E6]" office:value-type="float" office:value="0" calcext:value-type="float">
            <text:p>0</text:p>
          </table:table-cell>
          <table:table-cell table:formula="of:=[$ToteMProKw.F6]+[$ToteWProKw.F6]" office:value-type="float" office:value="-5" calcext:value-type="float">
            <text:p>-5</text:p>
          </table:table-cell>
          <table:table-cell table:formula="of:=[$ToteMProKw.G6]+[$ToteWProKw.G6]" office:value-type="float" office:value="57" calcext:value-type="float">
            <text:p>57</text:p>
          </table:table-cell>
          <table:table-cell table:formula="of:=[$ToteMProKw.H6]+[$ToteWProKw.H6]" office:value-type="float" office:value="98" calcext:value-type="float">
            <text:p>98</text:p>
          </table:table-cell>
          <table:table-cell table:formula="of:=[$ToteMProKw.I6]+[$ToteWProKw.I6]" office:value-type="float" office:value="255" calcext:value-type="float">
            <text:p>255</text:p>
          </table:table-cell>
          <table:table-cell table:formula="of:=[$ToteMProKw.J6]+[$ToteWProKw.J6]" office:value-type="float" office:value="488" calcext:value-type="float">
            <text:p>488</text:p>
          </table:table-cell>
          <table:table-cell table:formula="of:=[$ToteMProKw.K6]+[$ToteWProKw.K6]" office:value-type="float" office:value="152" calcext:value-type="float">
            <text:p>152</text:p>
          </table:table-cell>
          <table:table-cell table:formula="of:=[$ToteMProKw.L6]+[$ToteWProKw.L6]" office:value-type="float" office:value="0" calcext:value-type="float">
            <text:p>0</text:p>
          </table:table-cell>
          <table:table-cell table:formula="of:=[$ToteMProKw.M6]+[$ToteWProKw.M6]" office:value-type="float" office:value="1" calcext:value-type="float">
            <text:p>1</text:p>
          </table:table-cell>
          <table:table-cell table:formula="of:=SUM([.B6:.M6])" office:value-type="float" office:value="1045" calcext:value-type="float">
            <text:p>1045</text:p>
          </table:table-cell>
          <table:table-cell office:value-type="date" office:date-value="2020-04-05" calcext:value-type="date">
            <text:p>So, 05. 04 2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[$ToteMProKw.B7]+[$ToteWProKw.B7]" office:value-type="float" office:value="0" calcext:value-type="float">
            <text:p>0</text:p>
          </table:table-cell>
          <table:table-cell table:formula="of:=[$ToteMProKw.C7]+[$ToteWProKw.C7]" office:value-type="float" office:value="0" calcext:value-type="float">
            <text:p>0</text:p>
          </table:table-cell>
          <table:table-cell table:formula="of:=[$ToteMProKw.D7]+[$ToteWProKw.D7]" office:value-type="float" office:value="0" calcext:value-type="float">
            <text:p>0</text:p>
          </table:table-cell>
          <table:table-cell table:formula="of:=[$ToteMProKw.E7]+[$ToteWProKw.E7]" office:value-type="float" office:value="0" calcext:value-type="float">
            <text:p>0</text:p>
          </table:table-cell>
          <table:table-cell table:formula="of:=[$ToteMProKw.F7]+[$ToteWProKw.F7]" office:value-type="float" office:value="0" calcext:value-type="float">
            <text:p>0</text:p>
          </table:table-cell>
          <table:table-cell table:formula="of:=[$ToteMProKw.G7]+[$ToteWProKw.G7]" office:value-type="float" office:value="56" calcext:value-type="float">
            <text:p>56</text:p>
          </table:table-cell>
          <table:table-cell table:formula="of:=[$ToteMProKw.H7]+[$ToteWProKw.H7]" office:value-type="float" office:value="114" calcext:value-type="float">
            <text:p>114</text:p>
          </table:table-cell>
          <table:table-cell table:formula="of:=[$ToteMProKw.I7]+[$ToteWProKw.I7]" office:value-type="float" office:value="297" calcext:value-type="float">
            <text:p>297</text:p>
          </table:table-cell>
          <table:table-cell table:formula="of:=[$ToteMProKw.J7]+[$ToteWProKw.J7]" office:value-type="float" office:value="524" calcext:value-type="float">
            <text:p>524</text:p>
          </table:table-cell>
          <table:table-cell table:formula="of:=[$ToteMProKw.K7]+[$ToteWProKw.K7]" office:value-type="float" office:value="246" calcext:value-type="float">
            <text:p>246</text:p>
          </table:table-cell>
          <table:table-cell table:formula="of:=[$ToteMProKw.L7]+[$ToteWProKw.L7]" office:value-type="float" office:value="0" calcext:value-type="float">
            <text:p>0</text:p>
          </table:table-cell>
          <table:table-cell table:formula="of:=[$ToteMProKw.M7]+[$ToteWProKw.M7]" office:value-type="float" office:value="2" calcext:value-type="float">
            <text:p>2</text:p>
          </table:table-cell>
          <table:table-cell table:formula="of:=SUM([.B7:.M7])" office:value-type="float" office:value="1239" calcext:value-type="float">
            <text:p>1239</text:p>
          </table:table-cell>
          <table:table-cell office:value-type="date" office:date-value="2020-04-12" calcext:value-type="date">
            <text:p>So, 12. 04 2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[$ToteMProKw.B8]+[$ToteWProKw.B8]" office:value-type="float" office:value="0" calcext:value-type="float">
            <text:p>0</text:p>
          </table:table-cell>
          <table:table-cell table:formula="of:=[$ToteMProKw.C8]+[$ToteWProKw.C8]" office:value-type="float" office:value="0" calcext:value-type="float">
            <text:p>0</text:p>
          </table:table-cell>
          <table:table-cell table:formula="of:=[$ToteMProKw.D8]+[$ToteWProKw.D8]" office:value-type="float" office:value="0" calcext:value-type="float">
            <text:p>0</text:p>
          </table:table-cell>
          <table:table-cell table:formula="of:=[$ToteMProKw.E8]+[$ToteWProKw.E8]" office:value-type="float" office:value="0" calcext:value-type="float">
            <text:p>0</text:p>
          </table:table-cell>
          <table:table-cell table:formula="of:=[$ToteMProKw.F8]+[$ToteWProKw.F8]" office:value-type="float" office:value="0" calcext:value-type="float">
            <text:p>0</text:p>
          </table:table-cell>
          <table:table-cell table:formula="of:=[$ToteMProKw.G8]+[$ToteWProKw.G8]" office:value-type="float" office:value="73" calcext:value-type="float">
            <text:p>73</text:p>
          </table:table-cell>
          <table:table-cell table:formula="of:=[$ToteMProKw.H8]+[$ToteWProKw.H8]" office:value-type="float" office:value="160" calcext:value-type="float">
            <text:p>160</text:p>
          </table:table-cell>
          <table:table-cell table:formula="of:=[$ToteMProKw.I8]+[$ToteWProKw.I8]" office:value-type="float" office:value="386" calcext:value-type="float">
            <text:p>386</text:p>
          </table:table-cell>
          <table:table-cell table:formula="of:=[$ToteMProKw.J8]+[$ToteWProKw.J8]" office:value-type="float" office:value="781" calcext:value-type="float">
            <text:p>781</text:p>
          </table:table-cell>
          <table:table-cell table:formula="of:=[$ToteMProKw.K8]+[$ToteWProKw.K8]" office:value-type="float" office:value="333" calcext:value-type="float">
            <text:p>333</text:p>
          </table:table-cell>
          <table:table-cell table:formula="of:=[$ToteMProKw.L8]+[$ToteWProKw.L8]" office:value-type="float" office:value="0" calcext:value-type="float">
            <text:p>0</text:p>
          </table:table-cell>
          <table:table-cell table:formula="of:=[$ToteMProKw.M8]+[$ToteWProKw.M8]" office:value-type="float" office:value="-2" calcext:value-type="float">
            <text:p>-2</text:p>
          </table:table-cell>
          <table:table-cell table:formula="of:=SUM([.B8:.M8])" office:value-type="float" office:value="1731" calcext:value-type="float">
            <text:p>1731</text:p>
          </table:table-cell>
          <table:table-cell office:value-type="date" office:date-value="2020-04-19" calcext:value-type="date">
            <text:p>So, 19. 04 2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[$ToteMProKw.B9]+[$ToteWProKw.B9]" office:value-type="float" office:value="1" calcext:value-type="float">
            <text:p>1</text:p>
          </table:table-cell>
          <table:table-cell table:formula="of:=[$ToteMProKw.C9]+[$ToteWProKw.C9]" office:value-type="float" office:value="1" calcext:value-type="float">
            <text:p>1</text:p>
          </table:table-cell>
          <table:table-cell table:formula="of:=[$ToteMProKw.D9]+[$ToteWProKw.D9]" office:value-type="float" office:value="5" calcext:value-type="float">
            <text:p>5</text:p>
          </table:table-cell>
          <table:table-cell table:formula="of:=[$ToteMProKw.E9]+[$ToteWProKw.E9]" office:value-type="float" office:value="9" calcext:value-type="float">
            <text:p>9</text:p>
          </table:table-cell>
          <table:table-cell table:formula="of:=[$ToteMProKw.F9]+[$ToteWProKw.F9]" office:value-type="float" office:value="44" calcext:value-type="float">
            <text:p>44</text:p>
          </table:table-cell>
          <table:table-cell table:formula="of:=[$ToteMProKw.G9]+[$ToteWProKw.G9]" office:value-type="float" office:value="-63" calcext:value-type="float">
            <text:p>-63</text:p>
          </table:table-cell>
          <table:table-cell table:formula="of:=[$ToteMProKw.H9]+[$ToteWProKw.H9]" office:value-type="float" office:value="117" calcext:value-type="float">
            <text:p>117</text:p>
          </table:table-cell>
          <table:table-cell table:formula="of:=[$ToteMProKw.I9]+[$ToteWProKw.I9]" office:value-type="float" office:value="304" calcext:value-type="float">
            <text:p>304</text:p>
          </table:table-cell>
          <table:table-cell table:formula="of:=[$ToteMProKw.J9]+[$ToteWProKw.J9]" office:value-type="float" office:value="605" calcext:value-type="float">
            <text:p>605</text:p>
          </table:table-cell>
          <table:table-cell table:formula="of:=[$ToteMProKw.K9]+[$ToteWProKw.K9]" office:value-type="float" office:value="244" calcext:value-type="float">
            <text:p>244</text:p>
          </table:table-cell>
          <table:table-cell table:formula="of:=[$ToteMProKw.L9]+[$ToteWProKw.L9]" office:value-type="float" office:value="35" calcext:value-type="float">
            <text:p>35</text:p>
          </table:table-cell>
          <table:table-cell table:formula="of:=[$ToteMProKw.M9]+[$ToteWProKw.M9]" office:value-type="float" office:value="3" calcext:value-type="float">
            <text:p>3</text:p>
          </table:table-cell>
          <table:table-cell table:formula="of:=SUM([.B9:.M9])" office:value-type="float" office:value="1305" calcext:value-type="float">
            <text:p>1305</text:p>
          </table:table-cell>
          <table:table-cell office:value-type="date" office:date-value="2020-04-26" calcext:value-type="date">
            <text:p>So, 26. 04 2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[$ToteMProKw.B10]+[$ToteWProKw.B10]" office:value-type="float" office:value="0" calcext:value-type="float">
            <text:p>0</text:p>
          </table:table-cell>
          <table:table-cell table:formula="of:=[$ToteMProKw.C10]+[$ToteWProKw.C10]" office:value-type="float" office:value="0" calcext:value-type="float">
            <text:p>0</text:p>
          </table:table-cell>
          <table:table-cell table:formula="of:=[$ToteMProKw.D10]+[$ToteWProKw.D10]" office:value-type="float" office:value="1" calcext:value-type="float">
            <text:p>1</text:p>
          </table:table-cell>
          <table:table-cell table:formula="of:=[$ToteMProKw.E10]+[$ToteWProKw.E10]" office:value-type="float" office:value="5" calcext:value-type="float">
            <text:p>5</text:p>
          </table:table-cell>
          <table:table-cell table:formula="of:=[$ToteMProKw.F10]+[$ToteWProKw.F10]" office:value-type="float" office:value="4" calcext:value-type="float">
            <text:p>4</text:p>
          </table:table-cell>
          <table:table-cell table:formula="of:=[$ToteMProKw.G10]+[$ToteWProKw.G10]" office:value-type="float" office:value="83" calcext:value-type="float">
            <text:p>83</text:p>
          </table:table-cell>
          <table:table-cell table:formula="of:=[$ToteMProKw.H10]+[$ToteWProKw.H10]" office:value-type="float" office:value="83" calcext:value-type="float">
            <text:p>83</text:p>
          </table:table-cell>
          <table:table-cell table:formula="of:=[$ToteMProKw.I10]+[$ToteWProKw.I10]" office:value-type="float" office:value="188" calcext:value-type="float">
            <text:p>188</text:p>
          </table:table-cell>
          <table:table-cell table:formula="of:=[$ToteMProKw.J10]+[$ToteWProKw.J10]" office:value-type="float" office:value="431" calcext:value-type="float">
            <text:p>431</text:p>
          </table:table-cell>
          <table:table-cell table:formula="of:=[$ToteMProKw.K10]+[$ToteWProKw.K10]" office:value-type="float" office:value="177" calcext:value-type="float">
            <text:p>177</text:p>
          </table:table-cell>
          <table:table-cell table:formula="of:=[$ToteMProKw.L10]+[$ToteWProKw.L10]" office:value-type="float" office:value="6" calcext:value-type="float">
            <text:p>6</text:p>
          </table:table-cell>
          <table:table-cell table:formula="of:=[$ToteMProKw.M10]+[$ToteWProKw.M10]" office:value-type="float" office:value="4" calcext:value-type="float">
            <text:p>4</text:p>
          </table:table-cell>
          <table:table-cell table:formula="of:=SUM([.B10:.M10])" office:value-type="float" office:value="982" calcext:value-type="float">
            <text:p>982</text:p>
          </table:table-cell>
          <table:table-cell office:value-type="date" office:date-value="2020-05-03" calcext:value-type="date">
            <text:p>So, 03. 05 2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[$ToteMProKw.B11]+[$ToteWProKw.B11]" office:value-type="float" office:value="0" calcext:value-type="float">
            <text:p>0</text:p>
          </table:table-cell>
          <table:table-cell table:formula="of:=[$ToteMProKw.C11]+[$ToteWProKw.C11]" office:value-type="float" office:value="1" calcext:value-type="float">
            <text:p>1</text:p>
          </table:table-cell>
          <table:table-cell table:formula="of:=[$ToteMProKw.D11]+[$ToteWProKw.D11]" office:value-type="float" office:value="1" calcext:value-type="float">
            <text:p>1</text:p>
          </table:table-cell>
          <table:table-cell table:formula="of:=[$ToteMProKw.E11]+[$ToteWProKw.E11]" office:value-type="float" office:value="4" calcext:value-type="float">
            <text:p>4</text:p>
          </table:table-cell>
          <table:table-cell table:formula="of:=[$ToteMProKw.F11]+[$ToteWProKw.F11]" office:value-type="float" office:value="4" calcext:value-type="float">
            <text:p>4</text:p>
          </table:table-cell>
          <table:table-cell table:formula="of:=[$ToteMProKw.G11]+[$ToteWProKw.G11]" office:value-type="float" office:value="26" calcext:value-type="float">
            <text:p>26</text:p>
          </table:table-cell>
          <table:table-cell table:formula="of:=[$ToteMProKw.H11]+[$ToteWProKw.H11]" office:value-type="float" office:value="80" calcext:value-type="float">
            <text:p>80</text:p>
          </table:table-cell>
          <table:table-cell table:formula="of:=[$ToteMProKw.I11]+[$ToteWProKw.I11]" office:value-type="float" office:value="148" calcext:value-type="float">
            <text:p>148</text:p>
          </table:table-cell>
          <table:table-cell table:formula="of:=[$ToteMProKw.J11]+[$ToteWProKw.J11]" office:value-type="float" office:value="319" calcext:value-type="float">
            <text:p>319</text:p>
          </table:table-cell>
          <table:table-cell table:formula="of:=[$ToteMProKw.K11]+[$ToteWProKw.K11]" office:value-type="float" office:value="143" calcext:value-type="float">
            <text:p>143</text:p>
          </table:table-cell>
          <table:table-cell table:formula="of:=[$ToteMProKw.L11]+[$ToteWProKw.L11]" office:value-type="float" office:value="5" calcext:value-type="float">
            <text:p>5</text:p>
          </table:table-cell>
          <table:table-cell table:formula="of:=[$ToteMProKw.M11]+[$ToteWProKw.M11]" office:value-type="float" office:value="-5" calcext:value-type="float">
            <text:p>-5</text:p>
          </table:table-cell>
          <table:table-cell table:formula="of:=SUM([.B11:.M11])" office:value-type="float" office:value="726" calcext:value-type="float">
            <text:p>726</text:p>
          </table:table-cell>
          <table:table-cell office:value-type="date" office:date-value="2020-05-10" calcext:value-type="date">
            <text:p>So, 10. 05 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[$ToteMProKw.B12]+[$ToteWProKw.B12]" office:value-type="float" office:value="0" calcext:value-type="float">
            <text:p>0</text:p>
          </table:table-cell>
          <table:table-cell table:formula="of:=[$ToteMProKw.C12]+[$ToteWProKw.C12]" office:value-type="float" office:value="0" calcext:value-type="float">
            <text:p>0</text:p>
          </table:table-cell>
          <table:table-cell table:formula="of:=[$ToteMProKw.D12]+[$ToteWProKw.D12]" office:value-type="float" office:value="1" calcext:value-type="float">
            <text:p>1</text:p>
          </table:table-cell>
          <table:table-cell table:formula="of:=[$ToteMProKw.E12]+[$ToteWProKw.E12]" office:value-type="float" office:value="1" calcext:value-type="float">
            <text:p>1</text:p>
          </table:table-cell>
          <table:table-cell table:formula="of:=[$ToteMProKw.F12]+[$ToteWProKw.F12]" office:value-type="float" office:value="4" calcext:value-type="float">
            <text:p>4</text:p>
          </table:table-cell>
          <table:table-cell table:formula="of:=[$ToteMProKw.G12]+[$ToteWProKw.G12]" office:value-type="float" office:value="23" calcext:value-type="float">
            <text:p>23</text:p>
          </table:table-cell>
          <table:table-cell table:formula="of:=[$ToteMProKw.H12]+[$ToteWProKw.H12]" office:value-type="float" office:value="51" calcext:value-type="float">
            <text:p>51</text:p>
          </table:table-cell>
          <table:table-cell table:formula="of:=[$ToteMProKw.I12]+[$ToteWProKw.I12]" office:value-type="float" office:value="112" calcext:value-type="float">
            <text:p>112</text:p>
          </table:table-cell>
          <table:table-cell table:formula="of:=[$ToteMProKw.J12]+[$ToteWProKw.J12]" office:value-type="float" office:value="211" calcext:value-type="float">
            <text:p>211</text:p>
          </table:table-cell>
          <table:table-cell table:formula="of:=[$ToteMProKw.K12]+[$ToteWProKw.K12]" office:value-type="float" office:value="111" calcext:value-type="float">
            <text:p>111</text:p>
          </table:table-cell>
          <table:table-cell table:formula="of:=[$ToteMProKw.L12]+[$ToteWProKw.L12]" office:value-type="float" office:value="4" calcext:value-type="float">
            <text:p>4</text:p>
          </table:table-cell>
          <table:table-cell table:formula="of:=[$ToteMProKw.M12]+[$ToteWProKw.M12]" office:value-type="float" office:value="0" calcext:value-type="float">
            <text:p>0</text:p>
          </table:table-cell>
          <table:table-cell table:formula="of:=SUM([.B12:.M12])" office:value-type="float" office:value="518" calcext:value-type="float">
            <text:p>518</text:p>
          </table:table-cell>
          <table:table-cell office:value-type="date" office:date-value="2020-05-17" calcext:value-type="date">
            <text:p>So, 17. 05 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[$ToteMProKw.B13]+[$ToteWProKw.B13]" office:value-type="float" office:value="0" calcext:value-type="float">
            <text:p>0</text:p>
          </table:table-cell>
          <table:table-cell table:formula="of:=[$ToteMProKw.C13]+[$ToteWProKw.C13]" office:value-type="float" office:value="0" calcext:value-type="float">
            <text:p>0</text:p>
          </table:table-cell>
          <table:table-cell table:formula="of:=[$ToteMProKw.D13]+[$ToteWProKw.D13]" office:value-type="float" office:value="0" calcext:value-type="float">
            <text:p>0</text:p>
          </table:table-cell>
          <table:table-cell table:formula="of:=[$ToteMProKw.E13]+[$ToteWProKw.E13]" office:value-type="float" office:value="1" calcext:value-type="float">
            <text:p>1</text:p>
          </table:table-cell>
          <table:table-cell table:formula="of:=[$ToteMProKw.F13]+[$ToteWProKw.F13]" office:value-type="float" office:value="6" calcext:value-type="float">
            <text:p>6</text:p>
          </table:table-cell>
          <table:table-cell table:formula="of:=[$ToteMProKw.G13]+[$ToteWProKw.G13]" office:value-type="float" office:value="13" calcext:value-type="float">
            <text:p>13</text:p>
          </table:table-cell>
          <table:table-cell table:formula="of:=[$ToteMProKw.H13]+[$ToteWProKw.H13]" office:value-type="float" office:value="38" calcext:value-type="float">
            <text:p>38</text:p>
          </table:table-cell>
          <table:table-cell table:formula="of:=[$ToteMProKw.I13]+[$ToteWProKw.I13]" office:value-type="float" office:value="72" calcext:value-type="float">
            <text:p>72</text:p>
          </table:table-cell>
          <table:table-cell table:formula="of:=[$ToteMProKw.J13]+[$ToteWProKw.J13]" office:value-type="float" office:value="138" calcext:value-type="float">
            <text:p>138</text:p>
          </table:table-cell>
          <table:table-cell table:formula="of:=[$ToteMProKw.K13]+[$ToteWProKw.K13]" office:value-type="float" office:value="54" calcext:value-type="float">
            <text:p>54</text:p>
          </table:table-cell>
          <table:table-cell table:formula="of:=[$ToteMProKw.L13]+[$ToteWProKw.L13]" office:value-type="float" office:value="0" calcext:value-type="float">
            <text:p>0</text:p>
          </table:table-cell>
          <table:table-cell table:formula="of:=[$ToteMProKw.M13]+[$ToteWProKw.M13]" office:value-type="float" office:value="0" calcext:value-type="float">
            <text:p>0</text:p>
          </table:table-cell>
          <table:table-cell table:formula="of:=SUM([.B13:.M13])" office:value-type="float" office:value="322" calcext:value-type="float">
            <text:p>322</text:p>
          </table:table-cell>
          <table:table-cell office:value-type="date" office:date-value="2020-05-24" calcext:value-type="date">
            <text:p>So, 24. 05 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[$ToteMProKw.B14]+[$ToteWProKw.B14]" office:value-type="float" office:value="0" calcext:value-type="float">
            <text:p>0</text:p>
          </table:table-cell>
          <table:table-cell table:formula="of:=[$ToteMProKw.C14]+[$ToteWProKw.C14]" office:value-type="float" office:value="0" calcext:value-type="float">
            <text:p>0</text:p>
          </table:table-cell>
          <table:table-cell table:formula="of:=[$ToteMProKw.D14]+[$ToteWProKw.D14]" office:value-type="float" office:value="0" calcext:value-type="float">
            <text:p>0</text:p>
          </table:table-cell>
          <table:table-cell table:formula="of:=[$ToteMProKw.E14]+[$ToteWProKw.E14]" office:value-type="float" office:value="0" calcext:value-type="float">
            <text:p>0</text:p>
          </table:table-cell>
          <table:table-cell table:formula="of:=[$ToteMProKw.F14]+[$ToteWProKw.F14]" office:value-type="float" office:value="5" calcext:value-type="float">
            <text:p>5</text:p>
          </table:table-cell>
          <table:table-cell table:formula="of:=[$ToteMProKw.G14]+[$ToteWProKw.G14]" office:value-type="float" office:value="7" calcext:value-type="float">
            <text:p>7</text:p>
          </table:table-cell>
          <table:table-cell table:formula="of:=[$ToteMProKw.H14]+[$ToteWProKw.H14]" office:value-type="float" office:value="35" calcext:value-type="float">
            <text:p>35</text:p>
          </table:table-cell>
          <table:table-cell table:formula="of:=[$ToteMProKw.I14]+[$ToteWProKw.I14]" office:value-type="float" office:value="54" calcext:value-type="float">
            <text:p>54</text:p>
          </table:table-cell>
          <table:table-cell table:formula="of:=[$ToteMProKw.J14]+[$ToteWProKw.J14]" office:value-type="float" office:value="107" calcext:value-type="float">
            <text:p>107</text:p>
          </table:table-cell>
          <table:table-cell table:formula="of:=[$ToteMProKw.K14]+[$ToteWProKw.K14]" office:value-type="float" office:value="46" calcext:value-type="float">
            <text:p>46</text:p>
          </table:table-cell>
          <table:table-cell table:formula="of:=[$ToteMProKw.L14]+[$ToteWProKw.L14]" office:value-type="float" office:value="0" calcext:value-type="float">
            <text:p>0</text:p>
          </table:table-cell>
          <table:table-cell table:formula="of:=[$ToteMProKw.M14]+[$ToteWProKw.M14]" office:value-type="float" office:value="0" calcext:value-type="float">
            <text:p>0</text:p>
          </table:table-cell>
          <table:table-cell table:formula="of:=SUM([.B14:.M14])" office:value-type="float" office:value="254" calcext:value-type="float">
            <text:p>254</text:p>
          </table:table-cell>
          <table:table-cell office:value-type="date" office:date-value="2020-05-31" calcext:value-type="date">
            <text:p>So, 31. 05 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[$ToteMProKw.B15]+[$ToteWProKw.B15]" office:value-type="float" office:value="0" calcext:value-type="float">
            <text:p>0</text:p>
          </table:table-cell>
          <table:table-cell table:formula="of:=[$ToteMProKw.C15]+[$ToteWProKw.C15]" office:value-type="float" office:value="0" calcext:value-type="float">
            <text:p>0</text:p>
          </table:table-cell>
          <table:table-cell table:formula="of:=[$ToteMProKw.D15]+[$ToteWProKw.D15]" office:value-type="float" office:value="1" calcext:value-type="float">
            <text:p>1</text:p>
          </table:table-cell>
          <table:table-cell table:formula="of:=[$ToteMProKw.E15]+[$ToteWProKw.E15]" office:value-type="float" office:value="1" calcext:value-type="float">
            <text:p>1</text:p>
          </table:table-cell>
          <table:table-cell table:formula="of:=[$ToteMProKw.F15]+[$ToteWProKw.F15]" office:value-type="float" office:value="1" calcext:value-type="float">
            <text:p>1</text:p>
          </table:table-cell>
          <table:table-cell table:formula="of:=[$ToteMProKw.G15]+[$ToteWProKw.G15]" office:value-type="float" office:value="8" calcext:value-type="float">
            <text:p>8</text:p>
          </table:table-cell>
          <table:table-cell table:formula="of:=[$ToteMProKw.H15]+[$ToteWProKw.H15]" office:value-type="float" office:value="14" calcext:value-type="float">
            <text:p>14</text:p>
          </table:table-cell>
          <table:table-cell table:formula="of:=[$ToteMProKw.I15]+[$ToteWProKw.I15]" office:value-type="float" office:value="44" calcext:value-type="float">
            <text:p>44</text:p>
          </table:table-cell>
          <table:table-cell table:formula="of:=[$ToteMProKw.J15]+[$ToteWProKw.J15]" office:value-type="float" office:value="63" calcext:value-type="float">
            <text:p>63</text:p>
          </table:table-cell>
          <table:table-cell table:formula="of:=[$ToteMProKw.K15]+[$ToteWProKw.K15]" office:value-type="float" office:value="30" calcext:value-type="float">
            <text:p>30</text:p>
          </table:table-cell>
          <table:table-cell table:formula="of:=[$ToteMProKw.L15]+[$ToteWProKw.L15]" office:value-type="float" office:value="1" calcext:value-type="float">
            <text:p>1</text:p>
          </table:table-cell>
          <table:table-cell table:formula="of:=[$ToteMProKw.M15]+[$ToteWProKw.M15]" office:value-type="float" office:value="0" calcext:value-type="float">
            <text:p>0</text:p>
          </table:table-cell>
          <table:table-cell table:formula="of:=SUM([.B15:.M15])" office:value-type="float" office:value="163" calcext:value-type="float">
            <text:p>163</text:p>
          </table:table-cell>
          <table:table-cell office:value-type="date" office:date-value="2020-06-07" calcext:value-type="date">
            <text:p>So, 07. 06 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[$ToteMProKw.B16]+[$ToteWProKw.B16]" office:value-type="float" office:value="0" calcext:value-type="float">
            <text:p>0</text:p>
          </table:table-cell>
          <table:table-cell table:formula="of:=[$ToteMProKw.C16]+[$ToteWProKw.C16]" office:value-type="float" office:value="0" calcext:value-type="float">
            <text:p>0</text:p>
          </table:table-cell>
          <table:table-cell table:formula="of:=[$ToteMProKw.D16]+[$ToteWProKw.D16]" office:value-type="float" office:value="0" calcext:value-type="float">
            <text:p>0</text:p>
          </table:table-cell>
          <table:table-cell table:formula="of:=[$ToteMProKw.E16]+[$ToteWProKw.E16]" office:value-type="float" office:value="2" calcext:value-type="float">
            <text:p>2</text:p>
          </table:table-cell>
          <table:table-cell table:formula="of:=[$ToteMProKw.F16]+[$ToteWProKw.F16]" office:value-type="float" office:value="1" calcext:value-type="float">
            <text:p>1</text:p>
          </table:table-cell>
          <table:table-cell table:formula="of:=[$ToteMProKw.G16]+[$ToteWProKw.G16]" office:value-type="float" office:value="8" calcext:value-type="float">
            <text:p>8</text:p>
          </table:table-cell>
          <table:table-cell table:formula="of:=[$ToteMProKw.H16]+[$ToteWProKw.H16]" office:value-type="float" office:value="15" calcext:value-type="float">
            <text:p>15</text:p>
          </table:table-cell>
          <table:table-cell table:formula="of:=[$ToteMProKw.I16]+[$ToteWProKw.I16]" office:value-type="float" office:value="31" calcext:value-type="float">
            <text:p>31</text:p>
          </table:table-cell>
          <table:table-cell table:formula="of:=[$ToteMProKw.J16]+[$ToteWProKw.J16]" office:value-type="float" office:value="46" calcext:value-type="float">
            <text:p>46</text:p>
          </table:table-cell>
          <table:table-cell table:formula="of:=[$ToteMProKw.K16]+[$ToteWProKw.K16]" office:value-type="float" office:value="15" calcext:value-type="float">
            <text:p>15</text:p>
          </table:table-cell>
          <table:table-cell table:formula="of:=[$ToteMProKw.L16]+[$ToteWProKw.L16]" office:value-type="float" office:value="0" calcext:value-type="float">
            <text:p>0</text:p>
          </table:table-cell>
          <table:table-cell table:formula="of:=[$ToteMProKw.M16]+[$ToteWProKw.M16]" office:value-type="float" office:value="-1" calcext:value-type="float">
            <text:p>-1</text:p>
          </table:table-cell>
          <table:table-cell table:formula="of:=SUM([.B16:.M16])" office:value-type="float" office:value="117" calcext:value-type="float">
            <text:p>117</text:p>
          </table:table-cell>
          <table:table-cell office:value-type="date" office:date-value="2020-06-14" calcext:value-type="date">
            <text:p>So, 14. 06 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[$ToteMProKw.B17]+[$ToteWProKw.B17]" office:value-type="float" office:value="0" calcext:value-type="float">
            <text:p>0</text:p>
          </table:table-cell>
          <table:table-cell table:formula="of:=[$ToteMProKw.C17]+[$ToteWProKw.C17]" office:value-type="float" office:value="0" calcext:value-type="float">
            <text:p>0</text:p>
          </table:table-cell>
          <table:table-cell table:formula="of:=[$ToteMProKw.D17]+[$ToteWProKw.D17]" office:value-type="float" office:value="0" calcext:value-type="float">
            <text:p>0</text:p>
          </table:table-cell>
          <table:table-cell table:formula="of:=[$ToteMProKw.E17]+[$ToteWProKw.E17]" office:value-type="float" office:value="0" calcext:value-type="float">
            <text:p>0</text:p>
          </table:table-cell>
          <table:table-cell table:formula="of:=[$ToteMProKw.F17]+[$ToteWProKw.F17]" office:value-type="float" office:value="0" calcext:value-type="float">
            <text:p>0</text:p>
          </table:table-cell>
          <table:table-cell table:formula="of:=[$ToteMProKw.G17]+[$ToteWProKw.G17]" office:value-type="float" office:value="5" calcext:value-type="float">
            <text:p>5</text:p>
          </table:table-cell>
          <table:table-cell table:formula="of:=[$ToteMProKw.H17]+[$ToteWProKw.H17]" office:value-type="float" office:value="14" calcext:value-type="float">
            <text:p>14</text:p>
          </table:table-cell>
          <table:table-cell table:formula="of:=[$ToteMProKw.I17]+[$ToteWProKw.I17]" office:value-type="float" office:value="21" calcext:value-type="float">
            <text:p>21</text:p>
          </table:table-cell>
          <table:table-cell table:formula="of:=[$ToteMProKw.J17]+[$ToteWProKw.J17]" office:value-type="float" office:value="31" calcext:value-type="float">
            <text:p>31</text:p>
          </table:table-cell>
          <table:table-cell table:formula="of:=[$ToteMProKw.K17]+[$ToteWProKw.K17]" office:value-type="float" office:value="22" calcext:value-type="float">
            <text:p>22</text:p>
          </table:table-cell>
          <table:table-cell table:formula="of:=[$ToteMProKw.L17]+[$ToteWProKw.L17]" office:value-type="float" office:value="0" calcext:value-type="float">
            <text:p>0</text:p>
          </table:table-cell>
          <table:table-cell table:formula="of:=[$ToteMProKw.M17]+[$ToteWProKw.M17]" office:value-type="float" office:value="0" calcext:value-type="float">
            <text:p>0</text:p>
          </table:table-cell>
          <table:table-cell table:formula="of:=SUM([.B17:.M17])" office:value-type="float" office:value="93" calcext:value-type="float">
            <text:p>93</text:p>
          </table:table-cell>
          <table:table-cell office:value-type="date" office:date-value="2020-06-21" calcext:value-type="date">
            <text:p>So, 21. 06 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[$ToteMProKw.B18]+[$ToteWProKw.B18]" office:value-type="float" office:value="0" calcext:value-type="float">
            <text:p>0</text:p>
          </table:table-cell>
          <table:table-cell table:formula="of:=[$ToteMProKw.C18]+[$ToteWProKw.C18]" office:value-type="float" office:value="0" calcext:value-type="float">
            <text:p>0</text:p>
          </table:table-cell>
          <table:table-cell table:formula="of:=[$ToteMProKw.D18]+[$ToteWProKw.D18]" office:value-type="float" office:value="0" calcext:value-type="float">
            <text:p>0</text:p>
          </table:table-cell>
          <table:table-cell table:formula="of:=[$ToteMProKw.E18]+[$ToteWProKw.E18]" office:value-type="float" office:value="0" calcext:value-type="float">
            <text:p>0</text:p>
          </table:table-cell>
          <table:table-cell table:formula="of:=[$ToteMProKw.F18]+[$ToteWProKw.F18]" office:value-type="float" office:value="3" calcext:value-type="float">
            <text:p>3</text:p>
          </table:table-cell>
          <table:table-cell table:formula="of:=[$ToteMProKw.G18]+[$ToteWProKw.G18]" office:value-type="float" office:value="6" calcext:value-type="float">
            <text:p>6</text:p>
          </table:table-cell>
          <table:table-cell table:formula="of:=[$ToteMProKw.H18]+[$ToteWProKw.H18]" office:value-type="float" office:value="9" calcext:value-type="float">
            <text:p>9</text:p>
          </table:table-cell>
          <table:table-cell table:formula="of:=[$ToteMProKw.I18]+[$ToteWProKw.I18]" office:value-type="float" office:value="17" calcext:value-type="float">
            <text:p>17</text:p>
          </table:table-cell>
          <table:table-cell table:formula="of:=[$ToteMProKw.J18]+[$ToteWProKw.J18]" office:value-type="float" office:value="27" calcext:value-type="float">
            <text:p>27</text:p>
          </table:table-cell>
          <table:table-cell table:formula="of:=[$ToteMProKw.K18]+[$ToteWProKw.K18]" office:value-type="float" office:value="13" calcext:value-type="float">
            <text:p>13</text:p>
          </table:table-cell>
          <table:table-cell table:formula="of:=[$ToteMProKw.L18]+[$ToteWProKw.L18]" office:value-type="float" office:value="0" calcext:value-type="float">
            <text:p>0</text:p>
          </table:table-cell>
          <table:table-cell table:formula="of:=[$ToteMProKw.M18]+[$ToteWProKw.M18]" office:value-type="float" office:value="2" calcext:value-type="float">
            <text:p>2</text:p>
          </table:table-cell>
          <table:table-cell table:formula="of:=SUM([.B18:.M18])" office:value-type="float" office:value="77" calcext:value-type="float">
            <text:p>77</text:p>
          </table:table-cell>
          <table:table-cell office:value-type="date" office:date-value="2020-06-28" calcext:value-type="date">
            <text:p>So, 28. 06 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[$ToteMProKw.B19]+[$ToteWProKw.B19]" office:value-type="float" office:value="0" calcext:value-type="float">
            <text:p>0</text:p>
          </table:table-cell>
          <table:table-cell table:formula="of:=[$ToteMProKw.C19]+[$ToteWProKw.C19]" office:value-type="float" office:value="0" calcext:value-type="float">
            <text:p>0</text:p>
          </table:table-cell>
          <table:table-cell table:formula="of:=[$ToteMProKw.D19]+[$ToteWProKw.D19]" office:value-type="float" office:value="0" calcext:value-type="float">
            <text:p>0</text:p>
          </table:table-cell>
          <table:table-cell table:formula="of:=[$ToteMProKw.E19]+[$ToteWProKw.E19]" office:value-type="float" office:value="0" calcext:value-type="float">
            <text:p>0</text:p>
          </table:table-cell>
          <table:table-cell table:formula="of:=[$ToteMProKw.F19]+[$ToteWProKw.F19]" office:value-type="float" office:value="3" calcext:value-type="float">
            <text:p>3</text:p>
          </table:table-cell>
          <table:table-cell table:formula="of:=[$ToteMProKw.G19]+[$ToteWProKw.G19]" office:value-type="float" office:value="2" calcext:value-type="float">
            <text:p>2</text:p>
          </table:table-cell>
          <table:table-cell table:formula="of:=[$ToteMProKw.H19]+[$ToteWProKw.H19]" office:value-type="float" office:value="8" calcext:value-type="float">
            <text:p>8</text:p>
          </table:table-cell>
          <table:table-cell table:formula="of:=[$ToteMProKw.I19]+[$ToteWProKw.I19]" office:value-type="float" office:value="13" calcext:value-type="float">
            <text:p>13</text:p>
          </table:table-cell>
          <table:table-cell table:formula="of:=[$ToteMProKw.J19]+[$ToteWProKw.J19]" office:value-type="float" office:value="20" calcext:value-type="float">
            <text:p>20</text:p>
          </table:table-cell>
          <table:table-cell table:formula="of:=[$ToteMProKw.K19]+[$ToteWProKw.K19]" office:value-type="float" office:value="10" calcext:value-type="float">
            <text:p>10</text:p>
          </table:table-cell>
          <table:table-cell table:formula="of:=[$ToteMProKw.L19]+[$ToteWProKw.L19]" office:value-type="float" office:value="0" calcext:value-type="float">
            <text:p>0</text:p>
          </table:table-cell>
          <table:table-cell table:formula="of:=[$ToteMProKw.M19]+[$ToteWProKw.M19]" office:value-type="float" office:value="-1" calcext:value-type="float">
            <text:p>-1</text:p>
          </table:table-cell>
          <table:table-cell table:formula="of:=SUM([.B19:.M19])" office:value-type="float" office:value="55" calcext:value-type="float">
            <text:p>55</text:p>
          </table:table-cell>
          <table:table-cell office:value-type="date" office:date-value="2020-07-05" calcext:value-type="date">
            <text:p>So, 05. 07 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[$ToteMProKw.B20]+[$ToteWProKw.B20]" office:value-type="float" office:value="0" calcext:value-type="float">
            <text:p>0</text:p>
          </table:table-cell>
          <table:table-cell table:formula="of:=[$ToteMProKw.C20]+[$ToteWProKw.C20]" office:value-type="float" office:value="0" calcext:value-type="float">
            <text:p>0</text:p>
          </table:table-cell>
          <table:table-cell table:formula="of:=[$ToteMProKw.D20]+[$ToteWProKw.D20]" office:value-type="float" office:value="0" calcext:value-type="float">
            <text:p>0</text:p>
          </table:table-cell>
          <table:table-cell table:formula="of:=[$ToteMProKw.E20]+[$ToteWProKw.E20]" office:value-type="float" office:value="0" calcext:value-type="float">
            <text:p>0</text:p>
          </table:table-cell>
          <table:table-cell table:formula="of:=[$ToteMProKw.F20]+[$ToteWProKw.F20]" office:value-type="float" office:value="1" calcext:value-type="float">
            <text:p>1</text:p>
          </table:table-cell>
          <table:table-cell table:formula="of:=[$ToteMProKw.G20]+[$ToteWProKw.G20]" office:value-type="float" office:value="2" calcext:value-type="float">
            <text:p>2</text:p>
          </table:table-cell>
          <table:table-cell table:formula="of:=[$ToteMProKw.H20]+[$ToteWProKw.H20]" office:value-type="float" office:value="11" calcext:value-type="float">
            <text:p>11</text:p>
          </table:table-cell>
          <table:table-cell table:formula="of:=[$ToteMProKw.I20]+[$ToteWProKw.I20]" office:value-type="float" office:value="11" calcext:value-type="float">
            <text:p>11</text:p>
          </table:table-cell>
          <table:table-cell table:formula="of:=[$ToteMProKw.J20]+[$ToteWProKw.J20]" office:value-type="float" office:value="11" calcext:value-type="float">
            <text:p>11</text:p>
          </table:table-cell>
          <table:table-cell table:formula="of:=[$ToteMProKw.K20]+[$ToteWProKw.K20]" office:value-type="float" office:value="12" calcext:value-type="float">
            <text:p>12</text:p>
          </table:table-cell>
          <table:table-cell table:formula="of:=[$ToteMProKw.L20]+[$ToteWProKw.L20]" office:value-type="float" office:value="0" calcext:value-type="float">
            <text:p>0</text:p>
          </table:table-cell>
          <table:table-cell table:formula="of:=[$ToteMProKw.M20]+[$ToteWProKw.M20]" office:value-type="float" office:value="0" calcext:value-type="float">
            <text:p>0</text:p>
          </table:table-cell>
          <table:table-cell table:formula="of:=SUM([.B20:.M20])" office:value-type="float" office:value="48" calcext:value-type="float">
            <text:p>48</text:p>
          </table:table-cell>
          <table:table-cell office:value-type="date" office:date-value="2020-07-12" calcext:value-type="date">
            <text:p>So, 12. 07 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[$ToteMProKw.B21]+[$ToteWProKw.B21]" office:value-type="float" office:value="0" calcext:value-type="float">
            <text:p>0</text:p>
          </table:table-cell>
          <table:table-cell table:formula="of:=[$ToteMProKw.C21]+[$ToteWProKw.C21]" office:value-type="float" office:value="0" calcext:value-type="float">
            <text:p>0</text:p>
          </table:table-cell>
          <table:table-cell table:formula="of:=[$ToteMProKw.D21]+[$ToteWProKw.D21]" office:value-type="float" office:value="0" calcext:value-type="float">
            <text:p>0</text:p>
          </table:table-cell>
          <table:table-cell table:formula="of:=[$ToteMProKw.E21]+[$ToteWProKw.E21]" office:value-type="float" office:value="0" calcext:value-type="float">
            <text:p>0</text:p>
          </table:table-cell>
          <table:table-cell table:formula="of:=[$ToteMProKw.F21]+[$ToteWProKw.F21]" office:value-type="float" office:value="0" calcext:value-type="float">
            <text:p>0</text:p>
          </table:table-cell>
          <table:table-cell table:formula="of:=[$ToteMProKw.G21]+[$ToteWProKw.G21]" office:value-type="float" office:value="1" calcext:value-type="float">
            <text:p>1</text:p>
          </table:table-cell>
          <table:table-cell table:formula="of:=[$ToteMProKw.H21]+[$ToteWProKw.H21]" office:value-type="float" office:value="4" calcext:value-type="float">
            <text:p>4</text:p>
          </table:table-cell>
          <table:table-cell table:formula="of:=[$ToteMProKw.I21]+[$ToteWProKw.I21]" office:value-type="float" office:value="8" calcext:value-type="float">
            <text:p>8</text:p>
          </table:table-cell>
          <table:table-cell table:formula="of:=[$ToteMProKw.J21]+[$ToteWProKw.J21]" office:value-type="float" office:value="8" calcext:value-type="float">
            <text:p>8</text:p>
          </table:table-cell>
          <table:table-cell table:formula="of:=[$ToteMProKw.K21]+[$ToteWProKw.K21]" office:value-type="float" office:value="2" calcext:value-type="float">
            <text:p>2</text:p>
          </table:table-cell>
          <table:table-cell table:formula="of:=[$ToteMProKw.L21]+[$ToteWProKw.L21]" office:value-type="float" office:value="-1" calcext:value-type="float">
            <text:p>-1</text:p>
          </table:table-cell>
          <table:table-cell table:formula="of:=[$ToteMProKw.M21]+[$ToteWProKw.M21]" office:value-type="float" office:value="0" calcext:value-type="float">
            <text:p>0</text:p>
          </table:table-cell>
          <table:table-cell table:formula="of:=SUM([.B21:.M21])" office:value-type="float" office:value="22" calcext:value-type="float">
            <text:p>22</text:p>
          </table:table-cell>
          <table:table-cell office:value-type="date" office:date-value="2020-07-19" calcext:value-type="date">
            <text:p>So, 19. 07 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[$ToteMProKw.B22]+[$ToteWProKw.B22]" office:value-type="float" office:value="0" calcext:value-type="float">
            <text:p>0</text:p>
          </table:table-cell>
          <table:table-cell table:formula="of:=[$ToteMProKw.C22]+[$ToteWProKw.C22]" office:value-type="float" office:value="0" calcext:value-type="float">
            <text:p>0</text:p>
          </table:table-cell>
          <table:table-cell table:formula="of:=[$ToteMProKw.D22]+[$ToteWProKw.D22]" office:value-type="float" office:value="0" calcext:value-type="float">
            <text:p>0</text:p>
          </table:table-cell>
          <table:table-cell table:formula="of:=[$ToteMProKw.E22]+[$ToteWProKw.E22]" office:value-type="float" office:value="0" calcext:value-type="float">
            <text:p>0</text:p>
          </table:table-cell>
          <table:table-cell table:formula="of:=[$ToteMProKw.F22]+[$ToteWProKw.F22]" office:value-type="float" office:value="2" calcext:value-type="float">
            <text:p>2</text:p>
          </table:table-cell>
          <table:table-cell table:formula="of:=[$ToteMProKw.G22]+[$ToteWProKw.G22]" office:value-type="float" office:value="4" calcext:value-type="float">
            <text:p>4</text:p>
          </table:table-cell>
          <table:table-cell table:formula="of:=[$ToteMProKw.H22]+[$ToteWProKw.H22]" office:value-type="float" office:value="3" calcext:value-type="float">
            <text:p>3</text:p>
          </table:table-cell>
          <table:table-cell table:formula="of:=[$ToteMProKw.I22]+[$ToteWProKw.I22]" office:value-type="float" office:value="2" calcext:value-type="float">
            <text:p>2</text:p>
          </table:table-cell>
          <table:table-cell table:formula="of:=[$ToteMProKw.J22]+[$ToteWProKw.J22]" office:value-type="float" office:value="14" calcext:value-type="float">
            <text:p>14</text:p>
          </table:table-cell>
          <table:table-cell table:formula="of:=[$ToteMProKw.K22]+[$ToteWProKw.K22]" office:value-type="float" office:value="7" calcext:value-type="float">
            <text:p>7</text:p>
          </table:table-cell>
          <table:table-cell table:formula="of:=[$ToteMProKw.L22]+[$ToteWProKw.L22]" office:value-type="float" office:value="0" calcext:value-type="float">
            <text:p>0</text:p>
          </table:table-cell>
          <table:table-cell table:formula="of:=[$ToteMProKw.M22]+[$ToteWProKw.M22]" office:value-type="float" office:value="0" calcext:value-type="float">
            <text:p>0</text:p>
          </table:table-cell>
          <table:table-cell table:formula="of:=SUM([.B22:.M22])" office:value-type="float" office:value="32" calcext:value-type="float">
            <text:p>32</text:p>
          </table:table-cell>
          <table:table-cell office:value-type="date" office:date-value="2020-07-26" calcext:value-type="date">
            <text:p>So, 26. 07 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[$ToteMProKw.B23]+[$ToteWProKw.B23]" office:value-type="float" office:value="0" calcext:value-type="float">
            <text:p>0</text:p>
          </table:table-cell>
          <table:table-cell table:formula="of:=[$ToteMProKw.C23]+[$ToteWProKw.C23]" office:value-type="float" office:value="0" calcext:value-type="float">
            <text:p>0</text:p>
          </table:table-cell>
          <table:table-cell table:formula="of:=[$ToteMProKw.D23]+[$ToteWProKw.D23]" office:value-type="float" office:value="0" calcext:value-type="float">
            <text:p>0</text:p>
          </table:table-cell>
          <table:table-cell table:formula="of:=[$ToteMProKw.E23]+[$ToteWProKw.E23]" office:value-type="float" office:value="0" calcext:value-type="float">
            <text:p>0</text:p>
          </table:table-cell>
          <table:table-cell table:formula="of:=[$ToteMProKw.F23]+[$ToteWProKw.F23]" office:value-type="float" office:value="1" calcext:value-type="float">
            <text:p>1</text:p>
          </table:table-cell>
          <table:table-cell table:formula="of:=[$ToteMProKw.G23]+[$ToteWProKw.G23]" office:value-type="float" office:value="1" calcext:value-type="float">
            <text:p>1</text:p>
          </table:table-cell>
          <table:table-cell table:formula="of:=[$ToteMProKw.H23]+[$ToteWProKw.H23]" office:value-type="float" office:value="5" calcext:value-type="float">
            <text:p>5</text:p>
          </table:table-cell>
          <table:table-cell table:formula="of:=[$ToteMProKw.I23]+[$ToteWProKw.I23]" office:value-type="float" office:value="7" calcext:value-type="float">
            <text:p>7</text:p>
          </table:table-cell>
          <table:table-cell table:formula="of:=[$ToteMProKw.J23]+[$ToteWProKw.J23]" office:value-type="float" office:value="10" calcext:value-type="float">
            <text:p>10</text:p>
          </table:table-cell>
          <table:table-cell table:formula="of:=[$ToteMProKw.K23]+[$ToteWProKw.K23]" office:value-type="float" office:value="6" calcext:value-type="float">
            <text:p>6</text:p>
          </table:table-cell>
          <table:table-cell table:formula="of:=[$ToteMProKw.L23]+[$ToteWProKw.L23]" office:value-type="float" office:value="0" calcext:value-type="float">
            <text:p>0</text:p>
          </table:table-cell>
          <table:table-cell table:formula="of:=[$ToteMProKw.M23]+[$ToteWProKw.M23]" office:value-type="float" office:value="0" calcext:value-type="float">
            <text:p>0</text:p>
          </table:table-cell>
          <table:table-cell table:formula="of:=SUM([.B23:.M23])" office:value-type="float" office:value="30" calcext:value-type="float">
            <text:p>30</text:p>
          </table:table-cell>
          <table:table-cell office:value-type="date" office:date-value="2020-08-02" calcext:value-type="date">
            <text:p>So, 02. 08 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[$ToteMProKw.B24]+[$ToteWProKw.B24]" office:value-type="float" office:value="0" calcext:value-type="float">
            <text:p>0</text:p>
          </table:table-cell>
          <table:table-cell table:formula="of:=[$ToteMProKw.C24]+[$ToteWProKw.C24]" office:value-type="float" office:value="0" calcext:value-type="float">
            <text:p>0</text:p>
          </table:table-cell>
          <table:table-cell table:formula="of:=[$ToteMProKw.D24]+[$ToteWProKw.D24]" office:value-type="float" office:value="1" calcext:value-type="float">
            <text:p>1</text:p>
          </table:table-cell>
          <table:table-cell table:formula="of:=[$ToteMProKw.E24]+[$ToteWProKw.E24]" office:value-type="float" office:value="0" calcext:value-type="float">
            <text:p>0</text:p>
          </table:table-cell>
          <table:table-cell table:formula="of:=[$ToteMProKw.F24]+[$ToteWProKw.F24]" office:value-type="float" office:value="0" calcext:value-type="float">
            <text:p>0</text:p>
          </table:table-cell>
          <table:table-cell table:formula="of:=[$ToteMProKw.G24]+[$ToteWProKw.G24]" office:value-type="float" office:value="1" calcext:value-type="float">
            <text:p>1</text:p>
          </table:table-cell>
          <table:table-cell table:formula="of:=[$ToteMProKw.H24]+[$ToteWProKw.H24]" office:value-type="float" office:value="6" calcext:value-type="float">
            <text:p>6</text:p>
          </table:table-cell>
          <table:table-cell table:formula="of:=[$ToteMProKw.I24]+[$ToteWProKw.I24]" office:value-type="float" office:value="10" calcext:value-type="float">
            <text:p>10</text:p>
          </table:table-cell>
          <table:table-cell table:formula="of:=[$ToteMProKw.J24]+[$ToteWProKw.J24]" office:value-type="float" office:value="23" calcext:value-type="float">
            <text:p>23</text:p>
          </table:table-cell>
          <table:table-cell table:formula="of:=[$ToteMProKw.K24]+[$ToteWProKw.K24]" office:value-type="float" office:value="9" calcext:value-type="float">
            <text:p>9</text:p>
          </table:table-cell>
          <table:table-cell table:formula="of:=[$ToteMProKw.L24]+[$ToteWProKw.L24]" office:value-type="float" office:value="0" calcext:value-type="float">
            <text:p>0</text:p>
          </table:table-cell>
          <table:table-cell table:formula="of:=[$ToteMProKw.M24]+[$ToteWProKw.M24]" office:value-type="float" office:value="-1" calcext:value-type="float">
            <text:p>-1</text:p>
          </table:table-cell>
          <table:table-cell table:formula="of:=SUM([.B24:.M24])" office:value-type="float" office:value="49" calcext:value-type="float">
            <text:p>49</text:p>
          </table:table-cell>
          <table:table-cell office:value-type="date" office:date-value="2020-08-09" calcext:value-type="date">
            <text:p>So, 09. 08 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[$ToteMProKw.B25]+[$ToteWProKw.B25]" office:value-type="float" office:value="0" calcext:value-type="float">
            <text:p>0</text:p>
          </table:table-cell>
          <table:table-cell table:formula="of:=[$ToteMProKw.C25]+[$ToteWProKw.C25]" office:value-type="float" office:value="0" calcext:value-type="float">
            <text:p>0</text:p>
          </table:table-cell>
          <table:table-cell table:formula="of:=[$ToteMProKw.D25]+[$ToteWProKw.D25]" office:value-type="float" office:value="0" calcext:value-type="float">
            <text:p>0</text:p>
          </table:table-cell>
          <table:table-cell table:formula="of:=[$ToteMProKw.E25]+[$ToteWProKw.E25]" office:value-type="float" office:value="0" calcext:value-type="float">
            <text:p>0</text:p>
          </table:table-cell>
          <table:table-cell table:formula="of:=[$ToteMProKw.F25]+[$ToteWProKw.F25]" office:value-type="float" office:value="0" calcext:value-type="float">
            <text:p>0</text:p>
          </table:table-cell>
          <table:table-cell table:formula="of:=[$ToteMProKw.G25]+[$ToteWProKw.G25]" office:value-type="float" office:value="2" calcext:value-type="float">
            <text:p>2</text:p>
          </table:table-cell>
          <table:table-cell table:formula="of:=[$ToteMProKw.H25]+[$ToteWProKw.H25]" office:value-type="float" office:value="2" calcext:value-type="float">
            <text:p>2</text:p>
          </table:table-cell>
          <table:table-cell table:formula="of:=[$ToteMProKw.I25]+[$ToteWProKw.I25]" office:value-type="float" office:value="10" calcext:value-type="float">
            <text:p>10</text:p>
          </table:table-cell>
          <table:table-cell table:formula="of:=[$ToteMProKw.J25]+[$ToteWProKw.J25]" office:value-type="float" office:value="17" calcext:value-type="float">
            <text:p>17</text:p>
          </table:table-cell>
          <table:table-cell table:formula="of:=[$ToteMProKw.K25]+[$ToteWProKw.K25]" office:value-type="float" office:value="4" calcext:value-type="float">
            <text:p>4</text:p>
          </table:table-cell>
          <table:table-cell table:formula="of:=[$ToteMProKw.L25]+[$ToteWProKw.L25]" office:value-type="float" office:value="0" calcext:value-type="float">
            <text:p>0</text:p>
          </table:table-cell>
          <table:table-cell table:formula="of:=[$ToteMProKw.M25]+[$ToteWProKw.M25]" office:value-type="float" office:value="0" calcext:value-type="float">
            <text:p>0</text:p>
          </table:table-cell>
          <table:table-cell table:formula="of:=SUM([.B25:.M25])" office:value-type="float" office:value="35" calcext:value-type="float">
            <text:p>35</text:p>
          </table:table-cell>
          <table:table-cell office:value-type="date" office:date-value="2020-08-16" calcext:value-type="date">
            <text:p>So, 16. 08 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[$ToteMProKw.B26]+[$ToteWProKw.B26]" office:value-type="float" office:value="0" calcext:value-type="float">
            <text:p>0</text:p>
          </table:table-cell>
          <table:table-cell table:formula="of:=[$ToteMProKw.C26]+[$ToteWProKw.C26]" office:value-type="float" office:value="0" calcext:value-type="float">
            <text:p>0</text:p>
          </table:table-cell>
          <table:table-cell table:formula="of:=[$ToteMProKw.D26]+[$ToteWProKw.D26]" office:value-type="float" office:value="0" calcext:value-type="float">
            <text:p>0</text:p>
          </table:table-cell>
          <table:table-cell table:formula="of:=[$ToteMProKw.E26]+[$ToteWProKw.E26]" office:value-type="float" office:value="0" calcext:value-type="float">
            <text:p>0</text:p>
          </table:table-cell>
          <table:table-cell table:formula="of:=[$ToteMProKw.F26]+[$ToteWProKw.F26]" office:value-type="float" office:value="2" calcext:value-type="float">
            <text:p>2</text:p>
          </table:table-cell>
          <table:table-cell table:formula="of:=[$ToteMProKw.G26]+[$ToteWProKw.G26]" office:value-type="float" office:value="2" calcext:value-type="float">
            <text:p>2</text:p>
          </table:table-cell>
          <table:table-cell table:formula="of:=[$ToteMProKw.H26]+[$ToteWProKw.H26]" office:value-type="float" office:value="2" calcext:value-type="float">
            <text:p>2</text:p>
          </table:table-cell>
          <table:table-cell table:formula="of:=[$ToteMProKw.I26]+[$ToteWProKw.I26]" office:value-type="float" office:value="4" calcext:value-type="float">
            <text:p>4</text:p>
          </table:table-cell>
          <table:table-cell table:formula="of:=[$ToteMProKw.J26]+[$ToteWProKw.J26]" office:value-type="float" office:value="19" calcext:value-type="float">
            <text:p>19</text:p>
          </table:table-cell>
          <table:table-cell table:formula="of:=[$ToteMProKw.K26]+[$ToteWProKw.K26]" office:value-type="float" office:value="9" calcext:value-type="float">
            <text:p>9</text:p>
          </table:table-cell>
          <table:table-cell table:formula="of:=[$ToteMProKw.L26]+[$ToteWProKw.L26]" office:value-type="float" office:value="2" calcext:value-type="float">
            <text:p>2</text:p>
          </table:table-cell>
          <table:table-cell table:formula="of:=[$ToteMProKw.M26]+[$ToteWProKw.M26]" office:value-type="float" office:value="0" calcext:value-type="float">
            <text:p>0</text:p>
          </table:table-cell>
          <table:table-cell table:formula="of:=SUM([.B26:.M26])" office:value-type="float" office:value="40" calcext:value-type="float">
            <text:p>40</text:p>
          </table:table-cell>
          <table:table-cell office:value-type="date" office:date-value="2020-08-23" calcext:value-type="date">
            <text:p>So, 23. 08 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[$ToteMProKw.B27]+[$ToteWProKw.B27]" office:value-type="float" office:value="0" calcext:value-type="float">
            <text:p>0</text:p>
          </table:table-cell>
          <table:table-cell table:formula="of:=[$ToteMProKw.C27]+[$ToteWProKw.C27]" office:value-type="float" office:value="0" calcext:value-type="float">
            <text:p>0</text:p>
          </table:table-cell>
          <table:table-cell table:formula="of:=[$ToteMProKw.D27]+[$ToteWProKw.D27]" office:value-type="float" office:value="0" calcext:value-type="float">
            <text:p>0</text:p>
          </table:table-cell>
          <table:table-cell table:formula="of:=[$ToteMProKw.E27]+[$ToteWProKw.E27]" office:value-type="float" office:value="1" calcext:value-type="float">
            <text:p>1</text:p>
          </table:table-cell>
          <table:table-cell table:formula="of:=[$ToteMProKw.F27]+[$ToteWProKw.F27]" office:value-type="float" office:value="0" calcext:value-type="float">
            <text:p>0</text:p>
          </table:table-cell>
          <table:table-cell table:formula="of:=[$ToteMProKw.G27]+[$ToteWProKw.G27]" office:value-type="float" office:value="3" calcext:value-type="float">
            <text:p>3</text:p>
          </table:table-cell>
          <table:table-cell table:formula="of:=[$ToteMProKw.H27]+[$ToteWProKw.H27]" office:value-type="float" office:value="6" calcext:value-type="float">
            <text:p>6</text:p>
          </table:table-cell>
          <table:table-cell table:formula="of:=[$ToteMProKw.I27]+[$ToteWProKw.I27]" office:value-type="float" office:value="6" calcext:value-type="float">
            <text:p>6</text:p>
          </table:table-cell>
          <table:table-cell table:formula="of:=[$ToteMProKw.J27]+[$ToteWProKw.J27]" office:value-type="float" office:value="7" calcext:value-type="float">
            <text:p>7</text:p>
          </table:table-cell>
          <table:table-cell table:formula="of:=[$ToteMProKw.K27]+[$ToteWProKw.K27]" office:value-type="float" office:value="3" calcext:value-type="float">
            <text:p>3</text:p>
          </table:table-cell>
          <table:table-cell table:formula="of:=[$ToteMProKw.L27]+[$ToteWProKw.L27]" office:value-type="float" office:value="0" calcext:value-type="float">
            <text:p>0</text:p>
          </table:table-cell>
          <table:table-cell table:formula="of:=[$ToteMProKw.M27]+[$ToteWProKw.M27]" office:value-type="float" office:value="0" calcext:value-type="float">
            <text:p>0</text:p>
          </table:table-cell>
          <table:table-cell table:formula="of:=SUM([.B27:.M27])" office:value-type="float" office:value="26" calcext:value-type="float">
            <text:p>26</text:p>
          </table:table-cell>
          <table:table-cell office:value-type="date" office:date-value="2020-08-30" calcext:value-type="date">
            <text:p>So, 30. 08 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[$ToteMProKw.B28]+[$ToteWProKw.B28]" office:value-type="float" office:value="0" calcext:value-type="float">
            <text:p>0</text:p>
          </table:table-cell>
          <table:table-cell table:formula="of:=[$ToteMProKw.C28]+[$ToteWProKw.C28]" office:value-type="float" office:value="-1" calcext:value-type="float">
            <text:p>-1</text:p>
          </table:table-cell>
          <table:table-cell table:formula="of:=[$ToteMProKw.D28]+[$ToteWProKw.D28]" office:value-type="float" office:value="0" calcext:value-type="float">
            <text:p>0</text:p>
          </table:table-cell>
          <table:table-cell table:formula="of:=[$ToteMProKw.E28]+[$ToteWProKw.E28]" office:value-type="float" office:value="0" calcext:value-type="float">
            <text:p>0</text:p>
          </table:table-cell>
          <table:table-cell table:formula="of:=[$ToteMProKw.F28]+[$ToteWProKw.F28]" office:value-type="float" office:value="0" calcext:value-type="float">
            <text:p>0</text:p>
          </table:table-cell>
          <table:table-cell table:formula="of:=[$ToteMProKw.G28]+[$ToteWProKw.G28]" office:value-type="float" office:value="4" calcext:value-type="float">
            <text:p>4</text:p>
          </table:table-cell>
          <table:table-cell table:formula="of:=[$ToteMProKw.H28]+[$ToteWProKw.H28]" office:value-type="float" office:value="8" calcext:value-type="float">
            <text:p>8</text:p>
          </table:table-cell>
          <table:table-cell table:formula="of:=[$ToteMProKw.I28]+[$ToteWProKw.I28]" office:value-type="float" office:value="8" calcext:value-type="float">
            <text:p>8</text:p>
          </table:table-cell>
          <table:table-cell table:formula="of:=[$ToteMProKw.J28]+[$ToteWProKw.J28]" office:value-type="float" office:value="7" calcext:value-type="float">
            <text:p>7</text:p>
          </table:table-cell>
          <table:table-cell table:formula="of:=[$ToteMProKw.K28]+[$ToteWProKw.K28]" office:value-type="float" office:value="1" calcext:value-type="float">
            <text:p>1</text:p>
          </table:table-cell>
          <table:table-cell table:formula="of:=[$ToteMProKw.L28]+[$ToteWProKw.L28]" office:value-type="float" office:value="0" calcext:value-type="float">
            <text:p>0</text:p>
          </table:table-cell>
          <table:table-cell table:formula="of:=[$ToteMProKw.M28]+[$ToteWProKw.M28]" office:value-type="float" office:value="0" calcext:value-type="float">
            <text:p>0</text:p>
          </table:table-cell>
          <table:table-cell table:formula="of:=SUM([.B28:.M28])" office:value-type="float" office:value="27" calcext:value-type="float">
            <text:p>27</text:p>
          </table:table-cell>
          <table:table-cell office:value-type="date" office:date-value="2020-09-06" calcext:value-type="date">
            <text:p>So, 06. 09 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Default" office:value-type="float" office:value="37" calcext:value-type="float">
            <text:p>37</text:p>
          </table:table-cell>
          <table:table-cell table:formula="of:=[$ToteMProKw.B29]+[$ToteWProKw.B29]" office:value-type="float" office:value="0" calcext:value-type="float">
            <text:p>0</text:p>
          </table:table-cell>
          <table:table-cell table:formula="of:=[$ToteMProKw.C29]+[$ToteWProKw.C29]" office:value-type="float" office:value="0" calcext:value-type="float">
            <text:p>0</text:p>
          </table:table-cell>
          <table:table-cell table:formula="of:=[$ToteMProKw.D29]+[$ToteWProKw.D29]" office:value-type="float" office:value="0" calcext:value-type="float">
            <text:p>0</text:p>
          </table:table-cell>
          <table:table-cell table:formula="of:=[$ToteMProKw.E29]+[$ToteWProKw.E29]" office:value-type="float" office:value="1" calcext:value-type="float">
            <text:p>1</text:p>
          </table:table-cell>
          <table:table-cell table:formula="of:=[$ToteMProKw.F29]+[$ToteWProKw.F29]" office:value-type="float" office:value="1" calcext:value-type="float">
            <text:p>1</text:p>
          </table:table-cell>
          <table:table-cell table:formula="of:=[$ToteMProKw.G29]+[$ToteWProKw.G29]" office:value-type="float" office:value="2" calcext:value-type="float">
            <text:p>2</text:p>
          </table:table-cell>
          <table:table-cell table:formula="of:=[$ToteMProKw.H29]+[$ToteWProKw.H29]" office:value-type="float" office:value="1" calcext:value-type="float">
            <text:p>1</text:p>
          </table:table-cell>
          <table:table-cell table:formula="of:=[$ToteMProKw.I29]+[$ToteWProKw.I29]" office:value-type="float" office:value="11" calcext:value-type="float">
            <text:p>11</text:p>
          </table:table-cell>
          <table:table-cell table:formula="of:=[$ToteMProKw.J29]+[$ToteWProKw.J29]" office:value-type="float" office:value="6" calcext:value-type="float">
            <text:p>6</text:p>
          </table:table-cell>
          <table:table-cell table:formula="of:=[$ToteMProKw.K29]+[$ToteWProKw.K29]" office:value-type="float" office:value="2" calcext:value-type="float">
            <text:p>2</text:p>
          </table:table-cell>
          <table:table-cell table:formula="of:=[$ToteMProKw.L29]+[$ToteWProKw.L29]" office:value-type="float" office:value="0" calcext:value-type="float">
            <text:p>0</text:p>
          </table:table-cell>
          <table:table-cell table:formula="of:=[$ToteMProKw.M29]+[$ToteWProKw.M29]" office:value-type="float" office:value="0" calcext:value-type="float">
            <text:p>0</text:p>
          </table:table-cell>
          <table:table-cell table:formula="of:=SUM([.B29:.M29])" office:value-type="float" office:value="24" calcext:value-type="float">
            <text:p>24</text:p>
          </table:table-cell>
          <table:table-cell office:value-type="date" office:date-value="2020-09-13" calcext:value-type="date">
            <text:p>So, 13. 09 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Default" office:value-type="float" office:value="38" calcext:value-type="float">
            <text:p>38</text:p>
          </table:table-cell>
          <table:table-cell table:formula="of:=[$ToteMProKw.B30]+[$ToteWProKw.B30]" office:value-type="float" office:value="0" calcext:value-type="float">
            <text:p>0</text:p>
          </table:table-cell>
          <table:table-cell table:formula="of:=[$ToteMProKw.C30]+[$ToteWProKw.C30]" office:value-type="float" office:value="0" calcext:value-type="float">
            <text:p>0</text:p>
          </table:table-cell>
          <table:table-cell table:formula="of:=[$ToteMProKw.D30]+[$ToteWProKw.D30]" office:value-type="float" office:value="0" calcext:value-type="float">
            <text:p>0</text:p>
          </table:table-cell>
          <table:table-cell table:formula="of:=[$ToteMProKw.E30]+[$ToteWProKw.E30]" office:value-type="float" office:value="1" calcext:value-type="float">
            <text:p>1</text:p>
          </table:table-cell>
          <table:table-cell table:formula="of:=[$ToteMProKw.F30]+[$ToteWProKw.F30]" office:value-type="float" office:value="0" calcext:value-type="float">
            <text:p>0</text:p>
          </table:table-cell>
          <table:table-cell table:formula="of:=[$ToteMProKw.G30]+[$ToteWProKw.G30]" office:value-type="float" office:value="6" calcext:value-type="float">
            <text:p>6</text:p>
          </table:table-cell>
          <table:table-cell table:formula="of:=[$ToteMProKw.H30]+[$ToteWProKw.H30]" office:value-type="float" office:value="4" calcext:value-type="float">
            <text:p>4</text:p>
          </table:table-cell>
          <table:table-cell table:formula="of:=[$ToteMProKw.I30]+[$ToteWProKw.I30]" office:value-type="float" office:value="12" calcext:value-type="float">
            <text:p>12</text:p>
          </table:table-cell>
          <table:table-cell table:formula="of:=[$ToteMProKw.J30]+[$ToteWProKw.J30]" office:value-type="float" office:value="17" calcext:value-type="float">
            <text:p>17</text:p>
          </table:table-cell>
          <table:table-cell table:formula="of:=[$ToteMProKw.K30]+[$ToteWProKw.K30]" office:value-type="float" office:value="7" calcext:value-type="float">
            <text:p>7</text:p>
          </table:table-cell>
          <table:table-cell table:formula="of:=[$ToteMProKw.L30]+[$ToteWProKw.L30]" office:value-type="float" office:value="0" calcext:value-type="float">
            <text:p>0</text:p>
          </table:table-cell>
          <table:table-cell table:formula="of:=[$ToteMProKw.M30]+[$ToteWProKw.M30]" office:value-type="float" office:value="0" calcext:value-type="float">
            <text:p>0</text:p>
          </table:table-cell>
          <table:table-cell table:formula="of:=SUM([.B30:.M30])" office:value-type="float" office:value="47" calcext:value-type="float">
            <text:p>47</text:p>
          </table:table-cell>
          <table:table-cell office:value-type="date" office:date-value="2020-09-21" calcext:value-type="date">
            <text:p>Mo, 21. 09 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Default" office:value-type="float" office:value="39" calcext:value-type="float">
            <text:p>39</text:p>
          </table:table-cell>
          <table:table-cell table:formula="of:=[$ToteMProKw.B31]+[$ToteWProKw.B31]" office:value-type="float" office:value="0" calcext:value-type="float">
            <text:p>0</text:p>
          </table:table-cell>
          <table:table-cell table:formula="of:=[$ToteMProKw.C31]+[$ToteWProKw.C31]" office:value-type="float" office:value="0" calcext:value-type="float">
            <text:p>0</text:p>
          </table:table-cell>
          <table:table-cell table:formula="of:=[$ToteMProKw.D31]+[$ToteWProKw.D31]" office:value-type="float" office:value="0" calcext:value-type="float">
            <text:p>0</text:p>
          </table:table-cell>
          <table:table-cell table:formula="of:=[$ToteMProKw.E31]+[$ToteWProKw.E31]" office:value-type="float" office:value="0" calcext:value-type="float">
            <text:p>0</text:p>
          </table:table-cell>
          <table:table-cell table:formula="of:=[$ToteMProKw.F31]+[$ToteWProKw.F31]" office:value-type="float" office:value="1" calcext:value-type="float">
            <text:p>1</text:p>
          </table:table-cell>
          <table:table-cell table:formula="of:=[$ToteMProKw.G31]+[$ToteWProKw.G31]" office:value-type="float" office:value="2" calcext:value-type="float">
            <text:p>2</text:p>
          </table:table-cell>
          <table:table-cell table:formula="of:=[$ToteMProKw.H31]+[$ToteWProKw.H31]" office:value-type="float" office:value="9" calcext:value-type="float">
            <text:p>9</text:p>
          </table:table-cell>
          <table:table-cell table:formula="of:=[$ToteMProKw.I31]+[$ToteWProKw.I31]" office:value-type="float" office:value="18" calcext:value-type="float">
            <text:p>18</text:p>
          </table:table-cell>
          <table:table-cell table:formula="of:=[$ToteMProKw.J31]+[$ToteWProKw.J31]" office:value-type="float" office:value="27" calcext:value-type="float">
            <text:p>27</text:p>
          </table:table-cell>
          <table:table-cell table:formula="of:=[$ToteMProKw.K31]+[$ToteWProKw.K31]" office:value-type="float" office:value="17" calcext:value-type="float">
            <text:p>17</text:p>
          </table:table-cell>
          <table:table-cell table:formula="of:=[$ToteMProKw.L31]+[$ToteWProKw.L31]" office:value-type="float" office:value="0" calcext:value-type="float">
            <text:p>0</text:p>
          </table:table-cell>
          <table:table-cell table:formula="of:=[$ToteMProKw.M31]+[$ToteWProKw.M31]" office:value-type="float" office:value="0" calcext:value-type="float">
            <text:p>0</text:p>
          </table:table-cell>
          <table:table-cell table:formula="of:=SUM([.B31:.M31])" office:value-type="float" office:value="74" calcext:value-type="float">
            <text:p>74</text:p>
          </table:table-cell>
          <table:table-cell office:value-type="date" office:date-value="2020-09-28" calcext:value-type="date">
            <text:p>Mo, 28. 09 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Default" office:value-type="float" office:value="40" calcext:value-type="float">
            <text:p>40</text:p>
          </table:table-cell>
          <table:table-cell table:formula="of:=[$ToteMProKw.B32]+[$ToteWProKw.B32]" office:value-type="float" office:value="0" calcext:value-type="float">
            <text:p>0</text:p>
          </table:table-cell>
          <table:table-cell table:formula="of:=[$ToteMProKw.C32]+[$ToteWProKw.C32]" office:value-type="float" office:value="0" calcext:value-type="float">
            <text:p>0</text:p>
          </table:table-cell>
          <table:table-cell table:formula="of:=[$ToteMProKw.D32]+[$ToteWProKw.D32]" office:value-type="float" office:value="0" calcext:value-type="float">
            <text:p>0</text:p>
          </table:table-cell>
          <table:table-cell table:formula="of:=[$ToteMProKw.E32]+[$ToteWProKw.E32]" office:value-type="float" office:value="1" calcext:value-type="float">
            <text:p>1</text:p>
          </table:table-cell>
          <table:table-cell table:formula="of:=[$ToteMProKw.F32]+[$ToteWProKw.F32]" office:value-type="float" office:value="1" calcext:value-type="float">
            <text:p>1</text:p>
          </table:table-cell>
          <table:table-cell table:formula="of:=[$ToteMProKw.G32]+[$ToteWProKw.G32]" office:value-type="float" office:value="9" calcext:value-type="float">
            <text:p>9</text:p>
          </table:table-cell>
          <table:table-cell table:formula="of:=[$ToteMProKw.H32]+[$ToteWProKw.H32]" office:value-type="float" office:value="1" calcext:value-type="float">
            <text:p>1</text:p>
          </table:table-cell>
          <table:table-cell table:formula="of:=[$ToteMProKw.I32]+[$ToteWProKw.I32]" office:value-type="float" office:value="11" calcext:value-type="float">
            <text:p>11</text:p>
          </table:table-cell>
          <table:table-cell table:formula="of:=[$ToteMProKw.J32]+[$ToteWProKw.J32]" office:value-type="float" office:value="40" calcext:value-type="float">
            <text:p>40</text:p>
          </table:table-cell>
          <table:table-cell table:formula="of:=[$ToteMProKw.K32]+[$ToteWProKw.K32]" office:value-type="float" office:value="12" calcext:value-type="float">
            <text:p>12</text:p>
          </table:table-cell>
          <table:table-cell table:formula="of:=[$ToteMProKw.L32]+[$ToteWProKw.L32]" office:value-type="float" office:value="1" calcext:value-type="float">
            <text:p>1</text:p>
          </table:table-cell>
          <table:table-cell table:formula="of:=[$ToteMProKw.M32]+[$ToteWProKw.M32]" office:value-type="float" office:value="0" calcext:value-type="float">
            <text:p>0</text:p>
          </table:table-cell>
          <table:table-cell table:formula="of:=SUM([.B32:.M32])" office:value-type="float" office:value="76" calcext:value-type="float">
            <text:p>76</text:p>
          </table:table-cell>
          <table:table-cell office:value-type="date" office:date-value="2020-10-04" calcext:value-type="date">
            <text:p>So, 04. 10 2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Tabelle12" table:style-name="ta2">
        <office:forms form:automatic-focus="false" form:apply-design-mode="false"/>
        <table:table-column table:style-name="co10" table:default-cell-style-name="Default"/>
        <table:table-column table:style-name="co33" table:default-cell-style-name="Default"/>
        <table:table-column table:style-name="co34" table:number-columns-repeated="4" table:default-cell-style-name="Default"/>
        <table:table-column table:style-name="co35" table:number-columns-repeated="3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11" table:default-cell-style-name="Default"/>
        <table:table-column table:style-name="co40" table:default-cell-style-name="Default"/>
        <table:table-column table:style-name="co41" table:number-columns-repeated="6" table:default-cell-style-name="Default"/>
        <table:table-column table:style-name="co8" table:number-columns-repeated="4" table:default-cell-style-name="Default"/>
        <table:table-column table:style-name="co42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</table:table-row>
        <table:table-row table:style-name="ro3">
          <table:table-cell table:style-name="ce78" office:value-type="float" office:value="0" calcext:value-type="float">
            <text:p>0</text:p>
          </table:table-cell>
          <table:table-cell table:style-name="ce79" table:formula="of:=SUM([$ToteNachKw.B2:.B4])" office:value-type="float" office:value="0" calcext:value-type="float">
            <text:p>0</text:p>
          </table:table-cell>
          <table:table-cell table:style-name="ce79" table:formula="of:=SUM([$ToteNachKw.C2:.C4])" office:value-type="float" office:value="0" calcext:value-type="float">
            <text:p>0</text:p>
          </table:table-cell>
          <table:table-cell table:style-name="ce79" table:formula="of:=SUM([$ToteNachKw.D2:.D4])" office:value-type="float" office:value="0" calcext:value-type="float">
            <text:p>0</text:p>
          </table:table-cell>
          <table:table-cell table:style-name="ce79" table:formula="of:=SUM([$ToteNachKw.E2:.E4])" office:value-type="float" office:value="0" calcext:value-type="float">
            <text:p>0</text:p>
          </table:table-cell>
          <table:table-cell table:style-name="ce79" table:formula="of:=SUM([$ToteNachKw.F2:.F4])" office:value-type="float" office:value="0" calcext:value-type="float">
            <text:p>0</text:p>
          </table:table-cell>
          <table:table-cell table:style-name="ce79" table:formula="of:=SUM([$ToteNachKw.G2:.G4])" office:value-type="float" office:value="0" calcext:value-type="float">
            <text:p>0</text:p>
          </table:table-cell>
          <table:table-cell table:style-name="ce79" table:formula="of:=SUM([$ToteNachKw.H2:.H4])" office:value-type="float" office:value="0" calcext:value-type="float">
            <text:p>0</text:p>
          </table:table-cell>
          <table:table-cell table:style-name="ce79" table:formula="of:=SUM([$ToteNachKw.I2:.I4])" office:value-type="float" office:value="0" calcext:value-type="float">
            <text:p>0</text:p>
          </table:table-cell>
          <table:table-cell table:style-name="ce79" table:formula="of:=SUM([$ToteNachKw.J2:.J4])" office:value-type="float" office:value="0" calcext:value-type="float">
            <text:p>0</text:p>
          </table:table-cell>
          <table:table-cell table:style-name="ce79" table:formula="of:=SUM([$ToteNachKw.K2:.K4])" office:value-type="float" office:value="0" calcext:value-type="float">
            <text:p>0</text:p>
          </table:table-cell>
          <table:table-cell table:style-name="ce79" table:formula="of:=SUM([$ToteNachKw.L2:.L4])" office:value-type="float" office:value="0" calcext:value-type="float">
            <text:p>0</text:p>
          </table:table-cell>
          <table:table-cell table:style-name="ce79" table:formula="of:=SUM([$ToteNachKw.M2:.M4])" office:value-type="float" office:value="0" calcext:value-type="float">
            <text:p>0</text:p>
          </table:table-cell>
          <table:table-cell table:formula="of:=SUM([.B2:.M2])" office:value-type="float" office:value="0" calcext:value-type="float">
            <text:p>0</text:p>
          </table:table-cell>
          <table:table-cell table:style-name="ce78" table:formula="of:=SUM([$FaelleWocheAlter.B2:.B4])" office:value-type="float" office:value="422" calcext:value-type="float">
            <text:p>422</text:p>
          </table:table-cell>
          <table:table-cell table:style-name="ce78" table:formula="of:=SUM([$FaelleWocheAlter.C2:.C4])" office:value-type="float" office:value="1140" calcext:value-type="float">
            <text:p>1.140</text:p>
          </table:table-cell>
          <table:table-cell table:style-name="ce78" table:formula="of:=SUM([$FaelleWocheAlter.D2:.D4])" office:value-type="float" office:value="4464" calcext:value-type="float">
            <text:p>4.464</text:p>
          </table:table-cell>
          <table:table-cell table:style-name="ce78" table:formula="of:=SUM([$FaelleWocheAlter.E2:.E4])" office:value-type="float" office:value="5020" calcext:value-type="float">
            <text:p>5.020</text:p>
          </table:table-cell>
          <table:table-cell table:style-name="ce78" table:formula="of:=SUM([$FaelleWocheAlter.F2:.F4])" office:value-type="float" office:value="5401" calcext:value-type="float">
            <text:p>5.401</text:p>
          </table:table-cell>
          <table:table-cell table:style-name="ce78" table:formula="of:=SUM([$FaelleWocheAlter.G2:.G4])" office:value-type="float" office:value="7630" calcext:value-type="float">
            <text:p>7.630</text:p>
          </table:table-cell>
          <table:table-cell table:style-name="ce78" table:formula="of:=SUM([$FaelleWocheAlter.H2:.H4])" office:value-type="float" office:value="3248" calcext:value-type="float">
            <text:p>3.248</text:p>
          </table:table-cell>
          <table:table-cell table:style-name="ce78" table:formula="of:=SUM([$FaelleWocheAlter.I2:.I4])" office:value-type="float" office:value="1483" calcext:value-type="float">
            <text:p>1.483</text:p>
          </table:table-cell>
          <table:table-cell table:style-name="ce78" table:formula="of:=SUM([$FaelleWocheAlter.J2:.J4])" office:value-type="float" office:value="823" calcext:value-type="float">
            <text:p>823</text:p>
          </table:table-cell>
          <table:table-cell table:style-name="ce78" table:formula="of:=SUM([$FaelleWocheAlter.K2:.K4])" office:value-type="float" office:value="107" calcext:value-type="float">
            <text:p>107</text:p>
          </table:table-cell>
          <table:table-cell table:style-name="ce78" table:formula="of:=SUM([$FaelleWocheAlter.L2:.L4])" office:value-type="float" office:value="4" calcext:value-type="float">
            <text:p>4</text:p>
          </table:table-cell>
          <table:table-cell table:style-name="ce78" table:formula="of:=SUM([.O2:.Y2])" office:value-type="float" office:value="29742" calcext:value-type="float">
            <text:p>29.742</text:p>
          </table:table-cell>
          <table:table-cell table:style-name="ce77" table:number-columns-repeated="11"/>
        </table:table-row>
        <table:table-row table:style-name="ro3">
          <table:table-cell table:style-name="ce78" office:value-type="float" office:value="1" calcext:value-type="float">
            <text:p>1</text:p>
          </table:table-cell>
          <table:table-cell table:style-name="ce79" table:formula="of:=SUM([$ToteNachKw.B5:.B6])" office:value-type="float" office:value="0" calcext:value-type="float">
            <text:p>0</text:p>
          </table:table-cell>
          <table:table-cell table:style-name="ce79" table:formula="of:=SUM([$ToteNachKw.C5:.C6])" office:value-type="float" office:value="0" calcext:value-type="float">
            <text:p>0</text:p>
          </table:table-cell>
          <table:table-cell table:style-name="ce79" table:formula="of:=SUM([$ToteNachKw.D5:.D6])" office:value-type="float" office:value="0" calcext:value-type="float">
            <text:p>0</text:p>
          </table:table-cell>
          <table:table-cell table:style-name="ce79" table:formula="of:=SUM([$ToteNachKw.E5:.E6])" office:value-type="float" office:value="0" calcext:value-type="float">
            <text:p>0</text:p>
          </table:table-cell>
          <table:table-cell table:style-name="ce79" table:formula="of:=SUM([$ToteNachKw.F5:.F6])" office:value-type="float" office:value="0" calcext:value-type="float">
            <text:p>0</text:p>
          </table:table-cell>
          <table:table-cell table:style-name="ce79" table:formula="of:=SUM([$ToteNachKw.G5:.G6])" office:value-type="float" office:value="72" calcext:value-type="float">
            <text:p>72</text:p>
          </table:table-cell>
          <table:table-cell table:style-name="ce79" table:formula="of:=SUM([$ToteNachKw.H5:.H6])" office:value-type="float" office:value="124" calcext:value-type="float">
            <text:p>124</text:p>
          </table:table-cell>
          <table:table-cell table:style-name="ce79" table:formula="of:=SUM([$ToteNachKw.I5:.I6])" office:value-type="float" office:value="344" calcext:value-type="float">
            <text:p>344</text:p>
          </table:table-cell>
          <table:table-cell table:style-name="ce79" table:formula="of:=SUM([$ToteNachKw.J5:.J6])" office:value-type="float" office:value="695" calcext:value-type="float">
            <text:p>695</text:p>
          </table:table-cell>
          <table:table-cell table:style-name="ce79" table:formula="of:=SUM([$ToteNachKw.K5:.K6])" office:value-type="float" office:value="196" calcext:value-type="float">
            <text:p>196</text:p>
          </table:table-cell>
          <table:table-cell table:style-name="ce79" table:formula="of:=SUM([$ToteNachKw.L5:.L6])" office:value-type="float" office:value="0" calcext:value-type="float">
            <text:p>0</text:p>
          </table:table-cell>
          <table:table-cell table:style-name="ce79" table:formula="of:=SUM([$ToteNachKw.M5:.M6])" office:value-type="float" office:value="3" calcext:value-type="float">
            <text:p>3</text:p>
          </table:table-cell>
          <table:table-cell table:formula="of:=SUM([.B3:.M3])" office:value-type="float" office:value="1434" calcext:value-type="float">
            <text:p>1434</text:p>
          </table:table-cell>
          <table:table-cell table:style-name="ce78" table:formula="of:=SUM([$FaelleWocheAlter.B5:.B6])" office:value-type="float" office:value="1068" calcext:value-type="float">
            <text:p>1.068</text:p>
          </table:table-cell>
          <table:table-cell table:style-name="ce78" table:formula="of:=SUM([$FaelleWocheAlter.C5:.C6])" office:value-type="float" office:value="2823" calcext:value-type="float">
            <text:p>2.823</text:p>
          </table:table-cell>
          <table:table-cell table:style-name="ce78" table:formula="of:=SUM([$FaelleWocheAlter.D5:.D6])" office:value-type="float" office:value="9692" calcext:value-type="float">
            <text:p>9.692</text:p>
          </table:table-cell>
          <table:table-cell table:style-name="ce78" table:formula="of:=SUM([$FaelleWocheAlter.E5:.E6])" office:value-type="float" office:value="9639" calcext:value-type="float">
            <text:p>9.639</text:p>
          </table:table-cell>
          <table:table-cell table:style-name="ce78" table:formula="of:=SUM([$FaelleWocheAlter.F5:.F6])" office:value-type="float" office:value="10278" calcext:value-type="float">
            <text:p>10.278</text:p>
          </table:table-cell>
          <table:table-cell table:style-name="ce78" table:formula="of:=SUM([$FaelleWocheAlter.G5:.G6])" office:value-type="float" office:value="14966" calcext:value-type="float">
            <text:p>14.966</text:p>
          </table:table-cell>
          <table:table-cell table:style-name="ce78" table:formula="of:=SUM([$FaelleWocheAlter.H5:.H6])" office:value-type="float" office:value="8649" calcext:value-type="float">
            <text:p>8.649</text:p>
          </table:table-cell>
          <table:table-cell table:style-name="ce78" table:formula="of:=SUM([$FaelleWocheAlter.I5:.I6])" office:value-type="float" office:value="5931" calcext:value-type="float">
            <text:p>5.931</text:p>
          </table:table-cell>
          <table:table-cell table:style-name="ce78" table:formula="of:=SUM([$FaelleWocheAlter.J5:.J6])" office:value-type="float" office:value="5435" calcext:value-type="float">
            <text:p>5.435</text:p>
          </table:table-cell>
          <table:table-cell table:style-name="ce78" table:formula="of:=SUM([$FaelleWocheAlter.K5:.K6])" office:value-type="float" office:value="1552" calcext:value-type="float">
            <text:p>1.552</text:p>
          </table:table-cell>
          <table:table-cell table:style-name="ce78" table:formula="of:=SUM([$FaelleWocheAlter.L5:.L6])" office:value-type="float" office:value="44" calcext:value-type="float">
            <text:p>44</text:p>
          </table:table-cell>
          <table:table-cell table:style-name="ce78" table:formula="of:=SUM([.O3:.Y3])" office:value-type="float" office:value="70077" calcext:value-type="float">
            <text:p>70.077</text:p>
          </table:table-cell>
          <table:table-cell table:style-name="ce77" table:formula="of:=[.B3]/[.O2]" office:value-type="percentage" office:value="0" calcext:value-type="percentage">
            <text:p>0,00 %</text:p>
          </table:table-cell>
          <table:table-cell table:style-name="ce77" table:formula="of:=[.C3]/[.P2]" office:value-type="percentage" office:value="0" calcext:value-type="percentage">
            <text:p>0,00 %</text:p>
          </table:table-cell>
          <table:table-cell table:style-name="ce77" table:formula="of:=[.D3]/[.Q2]" office:value-type="percentage" office:value="0" calcext:value-type="percentage">
            <text:p>0,00 %</text:p>
          </table:table-cell>
          <table:table-cell table:style-name="ce77" table:formula="of:=[.E3]/[.R2]" office:value-type="percentage" office:value="0" calcext:value-type="percentage">
            <text:p>0,00 %</text:p>
          </table:table-cell>
          <table:table-cell table:style-name="ce77" table:formula="of:=[.F3]/[.S2]" office:value-type="percentage" office:value="0" calcext:value-type="percentage">
            <text:p>0,00 %</text:p>
          </table:table-cell>
          <table:table-cell table:style-name="ce77" table:formula="of:=[.G3]/[.T2]" office:value-type="percentage" office:value="0.00943643512450852" calcext:value-type="percentage">
            <text:p>0,94 %</text:p>
          </table:table-cell>
          <table:table-cell table:style-name="ce77" table:formula="of:=[.H3]/[.U2]" office:value-type="percentage" office:value="0.0381773399014778" calcext:value-type="percentage">
            <text:p>3,82 %</text:p>
          </table:table-cell>
          <table:table-cell table:style-name="ce77" table:formula="of:=[.I3]/[.V2]" office:value-type="percentage" office:value="0.231962238705327" calcext:value-type="percentage">
            <text:p>23,20 %</text:p>
          </table:table-cell>
          <table:table-cell table:style-name="ce77" table:formula="of:=[.J3]/[.W2]" office:value-type="percentage" office:value="0.844471445929526" calcext:value-type="percentage">
            <text:p>84,45 %</text:p>
          </table:table-cell>
          <table:table-cell table:style-name="ce77" table:formula="of:=[.K3]/[.X2]" office:value-type="percentage" office:value="1.83177570093458" calcext:value-type="percentage">
            <text:p>183,18 %</text:p>
          </table:table-cell>
          <table:table-cell table:style-name="ce77" table:formula="of:=[.L3]/[.Y2]" office:value-type="percentage" office:value="0" calcext:value-type="percentage">
            <text:p>0,00 %</text:p>
          </table:table-cell>
        </table:table-row>
        <table:table-row table:style-name="ro3">
          <table:table-cell table:style-name="ce78" office:value-type="float" office:value="2" calcext:value-type="float">
            <text:p>2</text:p>
          </table:table-cell>
          <table:table-cell table:style-name="ce79" table:formula="of:=SUM([$ToteNachKw.B7:.B8])" office:value-type="float" office:value="0" calcext:value-type="float">
            <text:p>0</text:p>
          </table:table-cell>
          <table:table-cell table:style-name="ce79" table:formula="of:=SUM([$ToteNachKw.C7:.C8])" office:value-type="float" office:value="0" calcext:value-type="float">
            <text:p>0</text:p>
          </table:table-cell>
          <table:table-cell table:style-name="ce79" table:formula="of:=SUM([$ToteNachKw.D7:.D8])" office:value-type="float" office:value="0" calcext:value-type="float">
            <text:p>0</text:p>
          </table:table-cell>
          <table:table-cell table:style-name="ce79" table:formula="of:=SUM([$ToteNachKw.E7:.E8])" office:value-type="float" office:value="0" calcext:value-type="float">
            <text:p>0</text:p>
          </table:table-cell>
          <table:table-cell table:style-name="ce79" table:formula="of:=SUM([$ToteNachKw.F7:.F8])" office:value-type="float" office:value="0" calcext:value-type="float">
            <text:p>0</text:p>
          </table:table-cell>
          <table:table-cell table:style-name="ce79" table:formula="of:=SUM([$ToteNachKw.G7:.G8])" office:value-type="float" office:value="129" calcext:value-type="float">
            <text:p>129</text:p>
          </table:table-cell>
          <table:table-cell table:style-name="ce79" table:formula="of:=SUM([$ToteNachKw.H7:.H8])" office:value-type="float" office:value="274" calcext:value-type="float">
            <text:p>274</text:p>
          </table:table-cell>
          <table:table-cell table:style-name="ce79" table:formula="of:=SUM([$ToteNachKw.I7:.I8])" office:value-type="float" office:value="683" calcext:value-type="float">
            <text:p>683</text:p>
          </table:table-cell>
          <table:table-cell table:style-name="ce79" table:formula="of:=SUM([$ToteNachKw.J7:.J8])" office:value-type="float" office:value="1305" calcext:value-type="float">
            <text:p>1305</text:p>
          </table:table-cell>
          <table:table-cell table:style-name="ce79" table:formula="of:=SUM([$ToteNachKw.K7:.K8])" office:value-type="float" office:value="579" calcext:value-type="float">
            <text:p>579</text:p>
          </table:table-cell>
          <table:table-cell table:style-name="ce79" table:formula="of:=SUM([$ToteNachKw.L7:.L8])" office:value-type="float" office:value="0" calcext:value-type="float">
            <text:p>0</text:p>
          </table:table-cell>
          <table:table-cell table:style-name="ce79" table:formula="of:=SUM([$ToteNachKw.M7:.M8])" office:value-type="float" office:value="0" calcext:value-type="float">
            <text:p>0</text:p>
          </table:table-cell>
          <table:table-cell table:formula="of:=SUM([.B4:.M4])" office:value-type="float" office:value="2970" calcext:value-type="float">
            <text:p>2970</text:p>
          </table:table-cell>
          <table:table-cell table:style-name="ce78" table:formula="of:=SUM([$FaelleWocheAlter.B7:.B8])" office:value-type="float" office:value="792" calcext:value-type="float">
            <text:p>792</text:p>
          </table:table-cell>
          <table:table-cell table:style-name="ce78" table:formula="of:=SUM([$FaelleWocheAlter.C7:.C8])" office:value-type="float" office:value="1964" calcext:value-type="float">
            <text:p>1.964</text:p>
          </table:table-cell>
          <table:table-cell table:style-name="ce78" table:formula="of:=SUM([$FaelleWocheAlter.D7:.D8])" office:value-type="float" office:value="6187" calcext:value-type="float">
            <text:p>6.187</text:p>
          </table:table-cell>
          <table:table-cell table:style-name="ce78" table:formula="of:=SUM([$FaelleWocheAlter.E7:.E8])" office:value-type="float" office:value="5582" calcext:value-type="float">
            <text:p>5.582</text:p>
          </table:table-cell>
          <table:table-cell table:style-name="ce78" table:formula="of:=SUM([$FaelleWocheAlter.F7:.F8])" office:value-type="float" office:value="5786" calcext:value-type="float">
            <text:p>5.786</text:p>
          </table:table-cell>
          <table:table-cell table:style-name="ce78" table:formula="of:=SUM([$FaelleWocheAlter.G7:.G8])" office:value-type="float" office:value="8336" calcext:value-type="float">
            <text:p>8.336</text:p>
          </table:table-cell>
          <table:table-cell table:style-name="ce78" table:formula="of:=SUM([$FaelleWocheAlter.H7:.H8])" office:value-type="float" office:value="4655" calcext:value-type="float">
            <text:p>4.655</text:p>
          </table:table-cell>
          <table:table-cell table:style-name="ce78" table:formula="of:=SUM([$FaelleWocheAlter.I7:.I8])" office:value-type="float" office:value="3844" calcext:value-type="float">
            <text:p>3.844</text:p>
          </table:table-cell>
          <table:table-cell table:style-name="ce78" table:formula="of:=SUM([$FaelleWocheAlter.J7:.J8])" office:value-type="float" office:value="5249" calcext:value-type="float">
            <text:p>5.249</text:p>
          </table:table-cell>
          <table:table-cell table:style-name="ce78" table:formula="of:=SUM([$FaelleWocheAlter.K7:.K8])" office:value-type="float" office:value="2035" calcext:value-type="float">
            <text:p>2.035</text:p>
          </table:table-cell>
          <table:table-cell table:style-name="ce78" table:formula="of:=SUM([$FaelleWocheAlter.L7:.L8])" office:value-type="float" office:value="57" calcext:value-type="float">
            <text:p>57</text:p>
          </table:table-cell>
          <table:table-cell table:style-name="ce78" table:formula="of:=SUM([.O4:.Y4])" office:value-type="float" office:value="44487" calcext:value-type="float">
            <text:p>44.487</text:p>
          </table:table-cell>
          <table:table-cell table:style-name="ce77" table:formula="of:=[.B4]/[.O3]" office:value-type="percentage" office:value="0" calcext:value-type="percentage">
            <text:p>0,00 %</text:p>
          </table:table-cell>
          <table:table-cell table:style-name="ce77" table:formula="of:=[.C4]/[.P3]" office:value-type="percentage" office:value="0" calcext:value-type="percentage">
            <text:p>0,00 %</text:p>
          </table:table-cell>
          <table:table-cell table:style-name="ce77" table:formula="of:=[.D4]/[.Q3]" office:value-type="percentage" office:value="0" calcext:value-type="percentage">
            <text:p>0,00 %</text:p>
          </table:table-cell>
          <table:table-cell table:style-name="ce77" table:formula="of:=[.E4]/[.R3]" office:value-type="percentage" office:value="0" calcext:value-type="percentage">
            <text:p>0,00 %</text:p>
          </table:table-cell>
          <table:table-cell table:style-name="ce77" table:formula="of:=[.F4]/[.S3]" office:value-type="percentage" office:value="0" calcext:value-type="percentage">
            <text:p>0,00 %</text:p>
          </table:table-cell>
          <table:table-cell table:style-name="ce77" table:formula="of:=[.G4]/[.T3]" office:value-type="percentage" office:value="0.00861953761860216" calcext:value-type="percentage">
            <text:p>0,86 %</text:p>
          </table:table-cell>
          <table:table-cell table:style-name="ce77" table:formula="of:=[.H4]/[.U3]" office:value-type="percentage" office:value="0.0316799630015031" calcext:value-type="percentage">
            <text:p>3,17 %</text:p>
          </table:table-cell>
          <table:table-cell table:style-name="ce77" table:formula="of:=[.I4]/[.V3]" office:value-type="percentage" office:value="0.115157646265385" calcext:value-type="percentage">
            <text:p>11,52 %</text:p>
          </table:table-cell>
          <table:table-cell table:style-name="ce77" table:formula="of:=[.J4]/[.W3]" office:value-type="percentage" office:value="0.240110395584177" calcext:value-type="percentage">
            <text:p>24,01 %</text:p>
          </table:table-cell>
          <table:table-cell table:style-name="ce77" table:formula="of:=[.K4]/[.X3]" office:value-type="percentage" office:value="0.373067010309278" calcext:value-type="percentage">
            <text:p>37,31 %</text:p>
          </table:table-cell>
          <table:table-cell table:style-name="ce77" table:formula="of:=[.L4]/[.Y3]" office:value-type="percentage" office:value="0" calcext:value-type="percentage">
            <text:p>0,00 %</text:p>
          </table:table-cell>
        </table:table-row>
        <table:table-row table:style-name="ro3">
          <table:table-cell table:style-name="ce78" office:value-type="float" office:value="3" calcext:value-type="float">
            <text:p>3</text:p>
          </table:table-cell>
          <table:table-cell table:style-name="ce79" table:formula="of:=SUM([$ToteNachKw.B9:.B10])" office:value-type="float" office:value="1" calcext:value-type="float">
            <text:p>1</text:p>
          </table:table-cell>
          <table:table-cell table:style-name="ce79" table:formula="of:=SUM([$ToteNachKw.C9:.C10])" office:value-type="float" office:value="1" calcext:value-type="float">
            <text:p>1</text:p>
          </table:table-cell>
          <table:table-cell table:style-name="ce79" table:formula="of:=SUM([$ToteNachKw.D9:.D10])" office:value-type="float" office:value="6" calcext:value-type="float">
            <text:p>6</text:p>
          </table:table-cell>
          <table:table-cell table:style-name="ce79" table:formula="of:=SUM([$ToteNachKw.E9:.E10])" office:value-type="float" office:value="14" calcext:value-type="float">
            <text:p>14</text:p>
          </table:table-cell>
          <table:table-cell table:style-name="ce79" table:formula="of:=SUM([$ToteNachKw.F9:.F10])" office:value-type="float" office:value="48" calcext:value-type="float">
            <text:p>48</text:p>
          </table:table-cell>
          <table:table-cell table:style-name="ce79" table:formula="of:=SUM([$ToteNachKw.G9:.G10])" office:value-type="float" office:value="20" calcext:value-type="float">
            <text:p>20</text:p>
          </table:table-cell>
          <table:table-cell table:style-name="ce79" table:formula="of:=SUM([$ToteNachKw.H9:.H10])" office:value-type="float" office:value="200" calcext:value-type="float">
            <text:p>200</text:p>
          </table:table-cell>
          <table:table-cell table:style-name="ce79" table:formula="of:=SUM([$ToteNachKw.I9:.I10])" office:value-type="float" office:value="492" calcext:value-type="float">
            <text:p>492</text:p>
          </table:table-cell>
          <table:table-cell table:style-name="ce79" table:formula="of:=SUM([$ToteNachKw.J9:.J10])" office:value-type="float" office:value="1036" calcext:value-type="float">
            <text:p>1036</text:p>
          </table:table-cell>
          <table:table-cell table:style-name="ce79" table:formula="of:=SUM([$ToteNachKw.K9:.K10])" office:value-type="float" office:value="421" calcext:value-type="float">
            <text:p>421</text:p>
          </table:table-cell>
          <table:table-cell table:style-name="ce79" table:formula="of:=SUM([$ToteNachKw.L9:.L10])" office:value-type="float" office:value="41" calcext:value-type="float">
            <text:p>41</text:p>
          </table:table-cell>
          <table:table-cell table:style-name="ce79" table:formula="of:=SUM([$ToteNachKw.M9:.M10])" office:value-type="float" office:value="7" calcext:value-type="float">
            <text:p>7</text:p>
          </table:table-cell>
          <table:table-cell table:formula="of:=SUM([.B5:.M5])" office:value-type="float" office:value="2287" calcext:value-type="float">
            <text:p>2287</text:p>
          </table:table-cell>
          <table:table-cell table:style-name="ce78" table:formula="of:=SUM([$FaelleWocheAlter.B9:.B10])" office:value-type="float" office:value="587" calcext:value-type="float">
            <text:p>587</text:p>
          </table:table-cell>
          <table:table-cell table:style-name="ce78" table:formula="of:=SUM([$FaelleWocheAlter.C9:.C10])" office:value-type="float" office:value="987" calcext:value-type="float">
            <text:p>987</text:p>
          </table:table-cell>
          <table:table-cell table:style-name="ce78" table:formula="of:=SUM([$FaelleWocheAlter.D9:.D10])" office:value-type="float" office:value="3231" calcext:value-type="float">
            <text:p>3.231</text:p>
          </table:table-cell>
          <table:table-cell table:style-name="ce78" table:formula="of:=SUM([$FaelleWocheAlter.E9:.E10])" office:value-type="float" office:value="2693" calcext:value-type="float">
            <text:p>2.693</text:p>
          </table:table-cell>
          <table:table-cell table:style-name="ce78" table:formula="of:=SUM([$FaelleWocheAlter.F9:.F10])" office:value-type="float" office:value="2412" calcext:value-type="float">
            <text:p>2.412</text:p>
          </table:table-cell>
          <table:table-cell table:style-name="ce78" table:formula="of:=SUM([$FaelleWocheAlter.G9:.G10])" office:value-type="float" office:value="3248" calcext:value-type="float">
            <text:p>3.248</text:p>
          </table:table-cell>
          <table:table-cell table:style-name="ce78" table:formula="of:=SUM([$FaelleWocheAlter.H9:.H10])" office:value-type="float" office:value="1851" calcext:value-type="float">
            <text:p>1.851</text:p>
          </table:table-cell>
          <table:table-cell table:style-name="ce78" table:formula="of:=SUM([$FaelleWocheAlter.I9:.I10])" office:value-type="float" office:value="1633" calcext:value-type="float">
            <text:p>1.633</text:p>
          </table:table-cell>
          <table:table-cell table:style-name="ce78" table:formula="of:=SUM([$FaelleWocheAlter.J9:.J10])" office:value-type="float" office:value="2281" calcext:value-type="float">
            <text:p>2.281</text:p>
          </table:table-cell>
          <table:table-cell table:style-name="ce78" table:formula="of:=SUM([$FaelleWocheAlter.K9:.K10])" office:value-type="float" office:value="842" calcext:value-type="float">
            <text:p>842</text:p>
          </table:table-cell>
          <table:table-cell table:style-name="ce78" table:formula="of:=SUM([$FaelleWocheAlter.L9:.L10])" office:value-type="float" office:value="26" calcext:value-type="float">
            <text:p>26</text:p>
          </table:table-cell>
          <table:table-cell table:style-name="ce78" table:formula="of:=SUM([.O5:.Y5])" office:value-type="float" office:value="19791" calcext:value-type="float">
            <text:p>19.791</text:p>
          </table:table-cell>
          <table:table-cell table:style-name="ce77" table:formula="of:=[.B5]/[.O4]" office:value-type="percentage" office:value="0.00126262626262626" calcext:value-type="percentage">
            <text:p>0,13 %</text:p>
          </table:table-cell>
          <table:table-cell table:style-name="ce77" table:formula="of:=[.C5]/[.P4]" office:value-type="percentage" office:value="0.000509164969450102" calcext:value-type="percentage">
            <text:p>0,05 %</text:p>
          </table:table-cell>
          <table:table-cell table:style-name="ce77" table:formula="of:=[.D5]/[.Q4]" office:value-type="percentage" office:value="0.000969775335380637" calcext:value-type="percentage">
            <text:p>0,10 %</text:p>
          </table:table-cell>
          <table:table-cell table:style-name="ce77" table:formula="of:=[.E5]/[.R4]" office:value-type="percentage" office:value="0.00250806162665711" calcext:value-type="percentage">
            <text:p>0,25 %</text:p>
          </table:table-cell>
          <table:table-cell table:style-name="ce77" table:formula="of:=[.F5]/[.S4]" office:value-type="percentage" office:value="0.00829588662288282" calcext:value-type="percentage">
            <text:p>0,83 %</text:p>
          </table:table-cell>
          <table:table-cell table:style-name="ce77" table:formula="of:=[.G5]/[.T4]" office:value-type="percentage" office:value="0.00239923224568138" calcext:value-type="percentage">
            <text:p>0,24 %</text:p>
          </table:table-cell>
          <table:table-cell table:style-name="ce77" table:formula="of:=[.H5]/[.U4]" office:value-type="percentage" office:value="0.0429645542427497" calcext:value-type="percentage">
            <text:p>4,30 %</text:p>
          </table:table-cell>
          <table:table-cell table:style-name="ce77" table:formula="of:=[.I5]/[.V4]" office:value-type="percentage" office:value="0.127991675338189" calcext:value-type="percentage">
            <text:p>12,80 %</text:p>
          </table:table-cell>
          <table:table-cell table:style-name="ce77" table:formula="of:=[.J5]/[.W4]" office:value-type="percentage" office:value="0.197370927795771" calcext:value-type="percentage">
            <text:p>19,74 %</text:p>
          </table:table-cell>
          <table:table-cell table:style-name="ce77" table:formula="of:=[.K5]/[.X4]" office:value-type="percentage" office:value="0.206879606879607" calcext:value-type="percentage">
            <text:p>20,69 %</text:p>
          </table:table-cell>
          <table:table-cell table:style-name="ce77" table:formula="of:=[.L5]/[.Y4]" office:value-type="percentage" office:value="0.719298245614035" calcext:value-type="percentage">
            <text:p>71,93 %</text:p>
          </table:table-cell>
        </table:table-row>
        <table:table-row table:style-name="ro3">
          <table:table-cell table:style-name="ce78" office:value-type="float" office:value="4" calcext:value-type="float">
            <text:p>4</text:p>
          </table:table-cell>
          <table:table-cell table:style-name="ce79" table:formula="of:=SUM([$ToteNachKw.B11:.B32])" office:value-type="float" office:value="0" calcext:value-type="float">
            <text:p>0</text:p>
          </table:table-cell>
          <table:table-cell table:style-name="ce79" table:formula="of:=SUM([$ToteNachKw.C11:.C32])" office:value-type="float" office:value="0" calcext:value-type="float">
            <text:p>0</text:p>
          </table:table-cell>
          <table:table-cell table:style-name="ce79" table:formula="of:=SUM([$ToteNachKw.D11:.D32])" office:value-type="float" office:value="4" calcext:value-type="float">
            <text:p>4</text:p>
          </table:table-cell>
          <table:table-cell table:style-name="ce79" table:formula="of:=SUM([$ToteNachKw.E11:.E32])" office:value-type="float" office:value="13" calcext:value-type="float">
            <text:p>13</text:p>
          </table:table-cell>
          <table:table-cell table:style-name="ce79" table:formula="of:=SUM([$ToteNachKw.F11:.F32])" office:value-type="float" office:value="36" calcext:value-type="float">
            <text:p>36</text:p>
          </table:table-cell>
          <table:table-cell table:style-name="ce79" table:formula="of:=SUM([$ToteNachKw.G11:.G32])" office:value-type="float" office:value="137" calcext:value-type="float">
            <text:p>137</text:p>
          </table:table-cell>
          <table:table-cell table:style-name="ce79" table:formula="of:=SUM([$ToteNachKw.H11:.H32])" office:value-type="float" office:value="326" calcext:value-type="float">
            <text:p>326</text:p>
          </table:table-cell>
          <table:table-cell table:style-name="ce79" table:formula="of:=SUM([$ToteNachKw.I11:.I32])" office:value-type="float" office:value="630" calcext:value-type="float">
            <text:p>630</text:p>
          </table:table-cell>
          <table:table-cell table:style-name="ce79" table:formula="of:=SUM([$ToteNachKw.J11:.J32])" office:value-type="float" office:value="1168" calcext:value-type="float">
            <text:p>1168</text:p>
          </table:table-cell>
          <table:table-cell table:style-name="ce79" table:formula="of:=SUM([$ToteNachKw.K11:.K32])" office:value-type="float" office:value="535" calcext:value-type="float">
            <text:p>535</text:p>
          </table:table-cell>
          <table:table-cell table:style-name="ce79" table:formula="of:=SUM([$ToteNachKw.L11:.L32])" office:value-type="float" office:value="12" calcext:value-type="float">
            <text:p>12</text:p>
          </table:table-cell>
          <table:table-cell table:style-name="ce79" table:formula="of:=SUM([$ToteNachKw.M11:.M32])" office:value-type="float" office:value="-6" calcext:value-type="float">
            <text:p>-6</text:p>
          </table:table-cell>
          <table:table-cell table:formula="of:=SUM([.B6:.M6])" office:value-type="float" office:value="2855" calcext:value-type="float">
            <text:p>2855</text:p>
          </table:table-cell>
          <table:table-cell table:style-name="ce78" table:formula="of:=SUM([$FaelleWocheAlter.B11:.B32])" office:value-type="float" office:value="8920" calcext:value-type="float">
            <text:p>8.920</text:p>
          </table:table-cell>
          <table:table-cell table:style-name="ce78" table:formula="of:=SUM([$FaelleWocheAlter.C11:.C32])" office:value-type="float" office:value="16884" calcext:value-type="float">
            <text:p>16.884</text:p>
          </table:table-cell>
          <table:table-cell table:style-name="ce78" table:formula="of:=SUM([$FaelleWocheAlter.D11:.D32])" office:value-type="float" office:value="31709" calcext:value-type="float">
            <text:p>31.709</text:p>
          </table:table-cell>
          <table:table-cell table:style-name="ce78" table:formula="of:=SUM([$FaelleWocheAlter.E11:.E32])" office:value-type="float" office:value="23743" calcext:value-type="float">
            <text:p>23.743</text:p>
          </table:table-cell>
          <table:table-cell table:style-name="ce78" table:formula="of:=SUM([$FaelleWocheAlter.F11:.F32])" office:value-type="float" office:value="20230" calcext:value-type="float">
            <text:p>20.230</text:p>
          </table:table-cell>
          <table:table-cell table:style-name="ce78" table:formula="of:=SUM([$FaelleWocheAlter.G11:.G32])" office:value-type="float" office:value="17708" calcext:value-type="float">
            <text:p>17.708</text:p>
          </table:table-cell>
          <table:table-cell table:style-name="ce78" table:formula="of:=SUM([$FaelleWocheAlter.H11:.H32])" office:value-type="float" office:value="8109" calcext:value-type="float">
            <text:p>8.109</text:p>
          </table:table-cell>
          <table:table-cell table:style-name="ce78" table:formula="of:=SUM([$FaelleWocheAlter.I11:.I32])" office:value-type="float" office:value="4744" calcext:value-type="float">
            <text:p>4.744</text:p>
          </table:table-cell>
          <table:table-cell table:style-name="ce78" table:formula="of:=SUM([$FaelleWocheAlter.J11:.J32])" office:value-type="float" office:value="4093" calcext:value-type="float">
            <text:p>4.093</text:p>
          </table:table-cell>
          <table:table-cell table:style-name="ce78" table:formula="of:=SUM([$FaelleWocheAlter.K11:.K32])" office:value-type="float" office:value="1206" calcext:value-type="float">
            <text:p>1.206</text:p>
          </table:table-cell>
          <table:table-cell table:style-name="ce78" table:formula="of:=SUM([$FaelleWocheAlter.L11:.L32])" office:value-type="float" office:value="37" calcext:value-type="float">
            <text:p>37</text:p>
          </table:table-cell>
          <table:table-cell table:style-name="ce78" table:formula="of:=SUM([.O6:.Y6])" office:value-type="float" office:value="137383" calcext:value-type="float">
            <text:p>137.383</text:p>
          </table:table-cell>
          <table:table-cell table:style-name="ce77" table:formula="of:=[.B6]/[.O5]" office:value-type="percentage" office:value="0" calcext:value-type="percentage">
            <text:p>0,00 %</text:p>
          </table:table-cell>
          <table:table-cell table:style-name="ce77" table:formula="of:=[.C6]/[.P5]" office:value-type="percentage" office:value="0" calcext:value-type="percentage">
            <text:p>0,00 %</text:p>
          </table:table-cell>
          <table:table-cell table:style-name="ce77" table:formula="of:=[.D6]/[.Q5]" office:value-type="percentage" office:value="0.00123800680903745" calcext:value-type="percentage">
            <text:p>0,12 %</text:p>
          </table:table-cell>
          <table:table-cell table:style-name="ce77" table:formula="of:=[.E6]/[.R5]" office:value-type="percentage" office:value="0.00482733011511326" calcext:value-type="percentage">
            <text:p>0,48 %</text:p>
          </table:table-cell>
          <table:table-cell table:style-name="ce77" table:formula="of:=[.F6]/[.S5]" office:value-type="percentage" office:value="0.0149253731343284" calcext:value-type="percentage">
            <text:p>1,49 %</text:p>
          </table:table-cell>
          <table:table-cell table:style-name="ce77" table:formula="of:=[.G6]/[.T5]" office:value-type="percentage" office:value="0.042179802955665" calcext:value-type="percentage">
            <text:p>4,22 %</text:p>
          </table:table-cell>
          <table:table-cell table:style-name="ce77" table:formula="of:=[.H6]/[.U5]" office:value-type="percentage" office:value="0.176121015667207" calcext:value-type="percentage">
            <text:p>17,61 %</text:p>
          </table:table-cell>
          <table:table-cell table:style-name="ce77" table:formula="of:=[.I6]/[.V5]" office:value-type="percentage" office:value="0.385793018983466" calcext:value-type="percentage">
            <text:p>38,58 %</text:p>
          </table:table-cell>
          <table:table-cell table:style-name="ce77" table:formula="of:=[.J6]/[.W5]" office:value-type="percentage" office:value="0.512056115738711" calcext:value-type="percentage">
            <text:p>51,21 %</text:p>
          </table:table-cell>
          <table:table-cell table:style-name="ce77" table:formula="of:=[.K6]/[.X5]" office:value-type="percentage" office:value="0.635391923990499" calcext:value-type="percentage">
            <text:p>63,54 %</text:p>
          </table:table-cell>
          <table:table-cell table:style-name="ce77" table:formula="of:=[.L6]/[.Y5]" office:value-type="percentage" office:value="0.461538461538462" calcext:value-type="percentage">
            <text:p>46,15 %</text:p>
          </table:table-cell>
        </table:table-row>
        <table:table-row table:style-name="ro3" table:number-rows-repeated="22">
          <table:table-cell table:style-name="ce78"/>
          <table:table-cell table:style-name="ce79" table:number-columns-repeated="12"/>
          <table:table-cell/>
          <table:table-cell table:style-name="ce81"/>
          <table:table-cell table:style-name="ce76"/>
          <table:table-cell table:number-columns-repeated="21"/>
        </table:table-row>
        <table:table-row table:style-name="ro3" table:number-rows-repeated="4">
          <table:table-cell/>
          <table:table-cell table:style-name="ce79" table:number-columns-repeated="12"/>
          <table:table-cell/>
          <table:table-cell table:style-name="ce81"/>
          <table:table-cell table:style-name="ce76"/>
          <table:table-cell table:number-columns-repeated="21"/>
        </table:table-row>
        <table:table-row table:style-name="ro3" table:number-rows-repeated="1048543">
          <table:table-cell table:number-columns-repeated="37"/>
        </table:table-row>
        <table:table-row table:style-name="ro3"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1" number:min-decimal-places="1" number:min-integer-digits="1"/>
    </number:number-style>
    <number:number-style style:name="N119">
      <number:number number:decimal-places="1" number:min-decimal-places="1" number:min-integer-digits="1" number:grouping="true"/>
    </number:number-style>
    <number:number-style style:name="N120">
      <number:number number:decimal-places="16" number:min-decimal-places="16" number:min-integer-digits="1"/>
    </number:number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date-style style:name="N123">
      <number:day-of-week/>
      <number:text>, </number:text>
      <number:day number:style="long"/>
      <number:text>. </number:text>
      <number:month number:style="long"/>
      <number:text> </number:text>
      <number:year/>
    </number:date-style>
    <number:percentage-style style:name="N124">
      <number:number number:decimal-places="1" number:min-decimal-places="1" number:min-integer-digits="1"/>
      <number:text>%</number:text>
    </number:percentage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/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.00.0000</text:date>, <text:time style:data-style-name="N2" text:time-value="21:05:36.57250167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terbefälle_20_Alter" style:display-name="PageStyle_Sterbefälle Alt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Thomas1Arend</meta:initial-creator>
    <dc:creator>Thomas Arend</dc:creator>
    <meta:creation-date>2020-07-29T08:15:15</meta:creation-date>
    <dc:date>2020-10-10T21:12:15.150115054</dc:date>
    <meta:editing-duration>P2DT10H6M14S</meta:editing-duration>
    <meta:generator>LibreOffice/7.0.1.2$Linux_X86_64 LibreOffice_project/00$Build-2</meta:generator>
    <meta:editing-cycles>100</meta:editing-cycles>
    <meta:document-statistic meta:table-count="12" meta:cell-count="4295" meta:object-count="0"/>
    <meta:user-defined meta:name="AppVersion">16.0300</meta:user-defined>
    <meta:user-defined meta:name="Company">Bundesweh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